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宋体1" svg:font-family="宋体"/>
    <style:font-face style:name="黑体1" svg:font-family="黑体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宋体" svg:font-family="宋体" style:font-pitch="variable"/>
    <style:font-face style:name="微软雅黑1" svg:font-family="微软雅黑" style:font-pitch="variable"/>
    <style:font-face style:name="黑体" svg:font-family="黑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3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solid" svg:stroke-width="0.008cm" svg:stroke-color="#000000" draw:marker-end="Marker_5f_0" draw:marker-end-width="0.275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5" style:family="graphic" style:parent-style-name="standard">
      <style:graphic-properties draw:stroke="none" draw:fill="none" draw:textarea-vertical-align="middle" fo:min-height="0.983cm" fo:min-width="2.54cm" fo:padding-top="0.071cm" fo:padding-bottom="0.071cm" fo:padding-left="0.071cm" fo:padding-right="0.071cm"/>
    </style:style>
    <style:style style:name="gr6" style:family="graphic" style:parent-style-name="standard">
      <style:graphic-properties draw:stroke="none" draw:fill="none" draw:textarea-vertical-align="middle" fo:min-height="0.376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none" draw:textarea-vertical-align="middle" fo:min-height="1.558cm" fo:min-width="2.54cm" fo:padding-top="0.071cm" fo:padding-bottom="0.071cm" fo:padding-left="0.071cm" fo:padding-right="0.071cm"/>
    </style:style>
    <style:style style:name="gr8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/>
    </style:style>
    <style:style style:name="gr9" style:family="graphic" style:parent-style-name="standard">
      <style:graphic-properties draw:stroke="none" draw:fill="none" draw:textarea-vertical-align="middle" fo:min-height="1.458cm" fo:min-width="2.54cm" fo:padding-top="0.071cm" fo:padding-bottom="0.071cm" fo:padding-left="0.071cm" fo:padding-right="0.071cm"/>
    </style:style>
    <style:style style:name="gr10" style:family="graphic" style:parent-style-name="standard">
      <style:graphic-properties draw:stroke="none" draw:fill="none" draw:textarea-vertical-align="middle" fo:min-height="1.058cm" fo:min-width="2.54cm" fo:padding-top="0.071cm" fo:padding-bottom="0.071cm" fo:padding-left="0.071cm" fo:padding-right="0.071cm"/>
    </style:style>
    <style:style style:name="gr11" style:family="graphic" style:parent-style-name="standard">
      <style:graphic-properties draw:stroke="none" draw:fill="none" draw:textarea-vertical-align="middle" fo:min-height="2.158cm" fo:min-width="2.54cm" fo:padding-top="0.071cm" fo:padding-bottom="0.071cm" fo:padding-left="0.071cm" fo:padding-right="0.071cm"/>
    </style:style>
    <style:style style:name="gr12" style:family="graphic" style:parent-style-name="standard">
      <style:graphic-properties draw:stroke="none" draw:fill="none" draw:textarea-vertical-align="middle" fo:min-height="1.758cm" fo:min-width="2.54cm" fo:padding-top="0.071cm" fo:padding-bottom="0.071cm" fo:padding-left="0.071cm" fo:padding-right="0.071cm"/>
    </style:style>
    <style:style style:name="gr13" style:family="graphic" style:parent-style-name="standard">
      <style:graphic-properties draw:stroke="none" draw:fill="solid" draw:fill-color="#92cddc" draw:shadow="hidden"/>
    </style:style>
    <style:style style:name="gr14" style:family="graphic" style:parent-style-name="standard">
      <style:graphic-properties draw:stroke="none" draw:fill="none" draw:textarea-vertical-align="middle" fo:min-height="1.853cm" fo:min-width="2.54cm" fo:padding-top="0.071cm" fo:padding-bottom="0.071cm" fo:padding-left="0.071cm" fo:padding-right="0.071cm"/>
    </style:style>
    <style:style style:name="gr15" style:family="graphic" style:parent-style-name="standard">
      <style:graphic-properties draw:stroke="none" draw:fill="none" draw:textarea-vertical-align="middle" fo:min-height="1.908cm" fo:min-width="2.54cm" fo:padding-top="0.071cm" fo:padding-bottom="0.071cm" fo:padding-left="0.071cm" fo:padding-right="0.071cm"/>
    </style:style>
    <style:style style:name="gr16" style:family="graphic" style:parent-style-name="standard">
      <style:graphic-properties draw:stroke="none" draw:fill="none" draw:textarea-vertical-align="middle" fo:min-height="1.92cm" fo:min-width="2.54cm" fo:padding-top="0.071cm" fo:padding-bottom="0.071cm" fo:padding-left="0.071cm" fo:padding-right="0.071cm"/>
    </style:style>
    <style:style style:name="gr17" style:family="graphic" style:parent-style-name="standard">
      <style:graphic-properties draw:stroke="none" draw:fill="none" draw:textarea-vertical-align="middle" fo:min-height="2.071cm" fo:min-width="2.54cm" fo:padding-top="0.071cm" fo:padding-bottom="0.071cm" fo:padding-left="0.071cm" fo:padding-right="0.071cm"/>
    </style:style>
    <style:style style:name="gr18" style:family="graphic" style:parent-style-name="standard">
      <style:graphic-properties draw:stroke="none" draw:fill="none" draw:textarea-vertical-align="middle" fo:min-height="0.517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none" draw:fill="none" draw:textarea-vertical-align="middle" fo:min-height="0.564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solid" draw:fill-color="#ff0000" draw:shadow="hidden"/>
    </style:style>
    <style:style style:name="gr21" style:family="graphic" style:parent-style-name="standard">
      <style:graphic-properties draw:stroke="none" draw:fill="none" draw:textarea-vertical-align="middle" fo:min-height="2.208cm" fo:min-width="2.54cm" fo:padding-top="0.071cm" fo:padding-bottom="0.071cm" fo:padding-left="0.071cm" fo:padding-right="0.071cm"/>
    </style:style>
    <style:style style:name="gr22" style:family="graphic" style:parent-style-name="standard">
      <style:graphic-properties draw:stroke="none" draw:fill="none" draw:textarea-vertical-align="middle" fo:min-height="1.858cm" fo:min-width="2.54cm" fo:padding-top="0.071cm" fo:padding-bottom="0.071cm" fo:padding-left="0.071cm" fo:padding-right="0.071cm"/>
    </style:style>
    <style:style style:name="gr23" style:family="graphic" style:parent-style-name="standard">
      <style:graphic-properties draw:stroke="none" draw:fill="none" draw:textarea-vertical-align="middle" fo:min-height="1.808cm" fo:min-width="2.54cm" fo:padding-top="0.071cm" fo:padding-bottom="0.071cm" fo:padding-left="0.071cm" fo:padding-right="0.071cm"/>
    </style:style>
    <style:style style:name="gr24" style:family="graphic" style:parent-style-name="standard">
      <style:graphic-properties draw:stroke="none" draw:fill="none" draw:textarea-vertical-align="middle" fo:min-height="1.133cm" fo:min-width="2.54cm" fo:padding-top="0.071cm" fo:padding-bottom="0.071cm" fo:padding-left="0.071cm" fo:padding-right="0.071cm"/>
    </style:style>
    <style:style style:name="gr25" style:family="graphic" style:parent-style-name="standard">
      <style:graphic-properties draw:stroke="none" draw:fill="none" draw:textarea-vertical-align="middle" fo:min-height="0cm" fo:min-width="2.54cm" fo:padding-top="0.141cm" fo:padding-bottom="0.141cm" fo:padding-left="0.141cm" fo:padding-right="0.141cm"/>
    </style:style>
    <style:style style:name="gr26" style:family="graphic" style:parent-style-name="standard">
      <style:graphic-properties draw:stroke="none" draw:fill="none" draw:textarea-vertical-align="middle" fo:min-height="2.163cm" fo:min-width="2.54cm" fo:padding-top="0.071cm" fo:padding-bottom="0.071cm" fo:padding-left="0.071cm" fo:padding-right="0.071cm"/>
    </style:style>
    <style:style style:name="gr27" style:family="graphic" style:parent-style-name="standard">
      <style:graphic-properties draw:stroke="none" draw:fill="none" draw:textarea-vertical-align="middle" fo:min-height="2.558cm" fo:min-width="2.54cm" fo:padding-top="0.071cm" fo:padding-bottom="0.071cm" fo:padding-left="0.071cm" fo:padding-right="0.071cm"/>
    </style:style>
    <style:style style:name="gr28" style:family="graphic" style:parent-style-name="standard">
      <style:graphic-properties draw:stroke="none" draw:fill="none" draw:textarea-vertical-align="middle" fo:min-height="1.208cm" fo:min-width="2.54cm" fo:padding-top="0.071cm" fo:padding-bottom="0.071cm" fo:padding-left="0.071cm" fo:padding-right="0.071cm"/>
    </style:style>
    <style:style style:name="gr29" style:family="graphic" style:parent-style-name="standard">
      <style:graphic-properties draw:stroke="none" draw:fill="none" draw:textarea-vertical-align="middle" fo:min-height="1.583cm" fo:min-width="2.54cm" fo:padding-top="0.071cm" fo:padding-bottom="0.071cm" fo:padding-left="0.071cm" fo:padding-right="0.071cm"/>
    </style:style>
    <style:style style:name="gr30" style:family="graphic" style:parent-style-name="standard">
      <style:graphic-properties draw:stroke="none" draw:fill="none" draw:textarea-vertical-align="middle" fo:min-height="2.308cm" fo:min-width="2.54cm" fo:padding-top="0.071cm" fo:padding-bottom="0.071cm" fo:padding-left="0.071cm" fo:padding-right="0.071cm"/>
    </style:style>
    <style:style style:name="gr31" style:family="graphic" style:parent-style-name="standard">
      <style:graphic-properties draw:stroke="none" draw:fill="none" draw:textarea-vertical-align="middle" fo:min-height="3.487cm" fo:min-width="2.54cm" fo:padding-top="0.071cm" fo:padding-bottom="0.071cm" fo:padding-left="0.071cm" fo:padding-right="0.071cm"/>
    </style:style>
    <style:style style:name="gr32" style:family="graphic" style:parent-style-name="standard">
      <style:graphic-properties draw:stroke="none" draw:fill="none" draw:textarea-vertical-align="middle" fo:min-height="0.752cm" fo:min-width="2.54cm" fo:padding-top="0.141cm" fo:padding-bottom="0.141cm" fo:padding-left="0.141cm" fo:padding-right="0.141cm"/>
    </style:style>
    <style:style style:name="gr33" style:family="graphic" style:parent-style-name="standard">
      <style:graphic-properties draw:stroke="none" draw:fill="none" draw:textarea-vertical-align="middle" fo:min-height="1.283cm" fo:min-width="2.54cm" fo:padding-top="0.071cm" fo:padding-bottom="0.071cm" fo:padding-left="0.071cm" fo:padding-right="0.071cm"/>
    </style:style>
    <style:style style:name="gr34" style:family="graphic" style:parent-style-name="standard">
      <style:graphic-properties draw:stroke="none" draw:fill="none" draw:textarea-vertical-align="middle" fo:min-height="1.246cm" fo:min-width="2.54cm" fo:padding-top="0.071cm" fo:padding-bottom="0.071cm" fo:padding-left="0.071cm" fo:padding-right="0.071cm"/>
    </style:style>
    <style:style style:name="gr35" style:family="graphic" style:parent-style-name="standard">
      <style:graphic-properties draw:stroke="none" draw:fill="none" draw:textarea-vertical-align="middle" fo:min-height="2.58cm" fo:min-width="2.54cm" fo:padding-top="0.071cm" fo:padding-bottom="0.071cm" fo:padding-left="0.071cm" fo:padding-right="0.071cm"/>
    </style:style>
    <style:style style:name="gr36" style:family="graphic" style:parent-style-name="standard">
      <style:graphic-properties draw:stroke="none" draw:fill="none" draw:textarea-vertical-align="middle" fo:min-height="1.478cm" fo:min-width="2.54cm" fo:padding-top="0.071cm" fo:padding-bottom="0.071cm" fo:padding-left="0.071cm" fo:padding-right="0.071cm"/>
    </style:style>
    <style:style style:name="gr37" style:family="graphic" style:parent-style-name="standard">
      <style:graphic-properties draw:stroke="none" draw:fill="none" draw:textarea-vertical-align="middle" fo:min-height="0.423cm" fo:min-width="2.54cm" fo:padding-top="0.141cm" fo:padding-bottom="0.141cm" fo:padding-left="0.141cm" fo:padding-right="0.141cm"/>
    </style:style>
    <style:style style:name="gr38" style:family="graphic" style:parent-style-name="standard">
      <style:graphic-properties draw:stroke="none" draw:fill="solid" draw:fill-color="#ffc000" draw:shadow="hidden"/>
    </style:style>
    <style:style style:name="gr39" style:family="graphic" style:parent-style-name="standard">
      <style:graphic-properties draw:stroke="solid" svg:stroke-width="0.053cm" svg:stroke-color="#000000" svg:stroke-opacity="100%" draw:stroke-linejoin="round" svg:stroke-linecap="round" draw:fill="none" fo:padding-top="0.151cm" fo:padding-bottom="0.151cm" fo:padding-left="0.276cm" fo:padding-right="0.276cm" draw:shadow="hidden"/>
    </style:style>
    <style:style style:name="gr40" style:family="graphic" style:parent-style-name="standard">
      <style:graphic-properties draw:stroke="none" draw:fill="none" draw:textarea-vertical-align="middle" fo:min-height="3.538cm" fo:min-width="2.54cm" fo:padding-top="0.071cm" fo:padding-bottom="0.071cm" fo:padding-left="0.071cm" fo:padding-right="0.071cm"/>
    </style:style>
    <style:style style:name="gr41" style:family="graphic" style:parent-style-name="standard">
      <style:graphic-properties draw:stroke="none" draw:fill="none" draw:textarea-vertical-align="middle" fo:min-height="2.52cm" fo:min-width="2.54cm" fo:padding-top="0.071cm" fo:padding-bottom="0.071cm" fo:padding-left="0.071cm" fo:padding-right="0.071cm"/>
    </style:style>
    <style:style style:name="gr42" style:family="graphic" style:parent-style-name="standard">
      <style:graphic-properties draw:stroke="none" draw:fill="none" draw:textarea-vertical-align="middle" fo:min-height="2.138cm" fo:min-width="2.54cm" fo:padding-top="0.071cm" fo:padding-bottom="0.071cm" fo:padding-left="0.071cm" fo:padding-right="0.071cm"/>
    </style:style>
    <style:style style:name="gr43" style:family="graphic" style:parent-style-name="standard">
      <style:graphic-properties draw:stroke="none" draw:fill="none" draw:textarea-vertical-align="middle" fo:min-height="1.958cm" fo:min-width="2.54cm" fo:padding-top="0.071cm" fo:padding-bottom="0.071cm" fo:padding-left="0.071cm" fo:padding-right="0.071cm"/>
    </style:style>
    <style:style style:name="gr44" style:family="graphic" style:parent-style-name="standard">
      <style:graphic-properties draw:stroke="none" draw:fill="none" draw:textarea-vertical-align="middle" fo:min-height="1.708cm" fo:min-width="2.54cm" fo:padding-top="0.071cm" fo:padding-bottom="0.071cm" fo:padding-left="0.071cm" fo:padding-right="0.071cm"/>
    </style:style>
    <style:style style:name="gr45" style:family="graphic" style:parent-style-name="standard">
      <style:graphic-properties draw:stroke="none" draw:fill="none" draw:textarea-vertical-align="middle" fo:min-height="1.329cm" fo:min-width="2.54cm" fo:padding-top="0.071cm" fo:padding-bottom="0.071cm" fo:padding-left="0.071cm" fo:padding-right="0.071cm"/>
    </style:style>
    <style:style style:name="gr46" style:family="graphic" style:parent-style-name="standard">
      <style:graphic-properties draw:stroke="none" draw:fill="none" draw:textarea-vertical-align="middle" fo:min-height="0.47cm" fo:min-width="2.54cm" fo:padding-top="0.141cm" fo:padding-bottom="0.141cm" fo:padding-left="0.141cm" fo:padding-right="0.141cm"/>
    </style:style>
    <style:style style:name="gr47" style:family="graphic" style:parent-style-name="standard">
      <style:graphic-properties draw:stroke="none" draw:fill="none" draw:textarea-vertical-align="middle" fo:min-height="2.678cm" fo:min-width="2.54cm" fo:padding-top="0.071cm" fo:padding-bottom="0.071cm" fo:padding-left="0.071cm" fo:padding-right="0.071cm"/>
    </style:style>
    <style:style style:name="gr48" style:family="graphic" style:parent-style-name="standard">
      <style:graphic-properties draw:stroke="none" draw:fill="none" draw:textarea-vertical-align="middle" fo:min-height="1.733cm" fo:min-width="2.54cm" fo:padding-top="0.071cm" fo:padding-bottom="0.071cm" fo:padding-left="0.071cm" fo:padding-right="0.071cm"/>
    </style:style>
    <style:style style:name="gr49" style:family="graphic" style:parent-style-name="standard">
      <style:graphic-properties draw:stroke="none" draw:fill="solid" draw:fill-color="#b7dde8" draw:shadow="hidden"/>
    </style:style>
    <style:style style:name="gr50" style:family="graphic" style:parent-style-name="standard">
      <style:graphic-properties draw:stroke="none" draw:fill="none" draw:textarea-vertical-align="middle" fo:min-height="1.621cm" fo:min-width="2.54cm" fo:padding-top="0.071cm" fo:padding-bottom="0.071cm" fo:padding-left="0.071cm" fo:padding-right="0.071cm"/>
    </style:style>
    <style:style style:name="gr51" style:family="graphic" style:parent-style-name="standard">
      <style:graphic-properties draw:stroke="none" draw:fill="none" draw:textarea-vertical-align="middle" fo:min-height="4.172cm" fo:min-width="2.54cm" fo:padding-top="0.071cm" fo:padding-bottom="0.071cm" fo:padding-left="0.071cm" fo:padding-right="0.071cm"/>
    </style:style>
    <style:style style:name="gr52" style:family="graphic" style:parent-style-name="standard">
      <style:graphic-properties draw:stroke="none" draw:fill="none" draw:textarea-vertical-align="middle" fo:min-height="2.333cm" fo:min-width="2.54cm" fo:padding-top="0.071cm" fo:padding-bottom="0.071cm" fo:padding-left="0.071cm" fo:padding-right="0.071cm"/>
    </style:style>
    <style:style style:name="gr53" style:family="graphic" style:parent-style-name="standard">
      <style:graphic-properties draw:stroke="none" draw:fill="none" draw:textarea-vertical-align="middle" fo:min-height="1.658cm" fo:min-width="2.54cm" fo:padding-top="0.071cm" fo:padding-bottom="0.071cm" fo:padding-left="0.071cm" fo:padding-right="0.071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solid" draw:fill-color="#92cddc"/>
    </style:style>
    <style:style style:name="P5" style:family="paragraph">
      <loext:graphic-properties draw:fill="solid" draw:fill-color="#ff0000"/>
    </style:style>
    <style:style style:name="P6" style:family="paragraph">
      <style:paragraph-properties fo:margin-left="0cm" fo:margin-right="0cm" fo:margin-top="0cm" fo:margin-bottom="0cm" fo:line-height="120%" fo:text-align="justify" fo:text-indent="0cm"/>
    </style:style>
    <style:style style:name="P7" style:family="paragraph">
      <loext:graphic-properties draw:fill="solid" draw:fill-color="#ffc000"/>
    </style:style>
    <style:style style:name="P8" style:family="paragraph">
      <loext:graphic-properties draw:fill="solid" draw:fill-color="#b7dde8"/>
    </style:style>
    <style:style style:name="T1" style:family="text">
      <style:text-properties fo:color="#000000" style:font-name="Calibri1" fo:font-size="8pt" style:font-name-asian="Calibri1" style:font-size-asian="8pt" style:font-name-complex="Calibri1" style:font-size-complex="8pt"/>
    </style:style>
    <style:style style:name="T2" style:family="text">
      <style:text-properties fo:color="#000000" style:font-name="Calibri1" fo:font-size="8pt" fo:background-color="#ffffff" style:font-name-asian="Calibri1" style:font-size-asian="8pt" style:font-name-complex="Calibri1" style:font-size-complex="8pt"/>
    </style:style>
    <style:style style:name="T3" style:family="text">
      <style:text-properties fo:color="#000000" style:font-name="Calibri1" fo:font-size="9pt" style:font-name-asian="Calibri1" style:font-size-asian="9pt" style:font-name-complex="Calibri1" style:font-size-complex="9pt"/>
    </style:style>
    <style:style style:name="T4" style:family="text">
      <style:text-properties fo:color="#000000" style:font-name="宋体1" fo:font-size="10pt" style:font-name-asian="宋体1" style:font-size-asian="10pt" style:font-name-complex="宋体1" style:font-size-complex="10pt"/>
    </style:style>
    <style:style style:name="T5" style:family="text">
      <style:text-properties fo:color="#000000" style:font-name="Calibri1" fo:font-size="11pt" fo:background-color="#ffffff" style:font-name-asian="Calibri1" style:font-size-asian="11pt" style:font-name-complex="Calibri1" style:font-size-complex="11pt"/>
    </style:style>
    <style:style style:name="T6" style:family="text">
      <style:text-properties fo:color="#000000" style:font-name="Calibri1" fo:font-size="12pt" fo:background-color="#ffffff" style:font-name-asian="Calibri1" style:font-size-asian="12pt" style:font-name-complex="Calibri1" style:font-size-complex="12pt"/>
    </style:style>
    <style:style style:name="T7" style:family="text">
      <style:text-properties fo:color="#000000" style:font-name="Calibri1" fo:font-size="10pt" style:font-name-asian="Calibri1" style:font-size-asian="10pt" style:font-name-complex="Calibri1" style:font-size-complex="10pt"/>
    </style:style>
    <style:style style:name="T8" style:family="text">
      <style:text-properties fo:color="#000000" style:font-name="黑体1" fo:font-size="10pt" style:font-name-asian="黑体1" style:font-size-asian="10pt" style:font-name-complex="黑体1" style:font-size-complex="10pt"/>
    </style:style>
    <style:style style:name="T9" style:family="text">
      <style:text-properties fo:color="#c00000" style:font-name="宋体1" fo:font-size="10pt" fo:font-weight="bold" style:font-name-asian="宋体1" style:font-size-asian="10pt" style:font-weight-asian="bold" style:font-name-complex="宋体1" style:font-size-complex="10pt" style:font-weight-complex="bold"/>
    </style:style>
    <style:style style:name="T10" style:family="text">
      <style:text-properties fo:color="#c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T11" style:family="text">
      <style:text-properties fo:color="#000000" style:font-name="Calibri1" fo:font-size="10pt" style:text-underline-style="solid" style:text-underline-width="auto" style:text-underline-color="font-color" style:font-name-asian="Calibri1" style:font-size-asian="10pt" style:font-name-complex="Calibri1" style:font-size-complex="10pt"/>
    </style:style>
    <style:style style:name="T12" style:family="text">
      <style:text-properties fo:color="#c00000" style:font-name="Calibri1" fo:font-size="9pt" style:font-name-asian="Calibri1" style:font-size-asian="9pt" style:font-name-complex="Calibri1" style:font-size-complex="9pt"/>
    </style:style>
    <style:style style:name="T13" style:family="text">
      <style:text-properties fo:color="#000000" style:font-name="Calibri1" fo:font-size="16pt" fo:background-color="#ffffff" style:font-name-asian="Calibri1" style:font-size-asian="16pt" style:font-name-complex="Calibri1" style:font-size-complex="16pt"/>
    </style:style>
    <style:style style:name="T14" style:family="text">
      <style:text-properties fo:color="#c00000" style:font-name="Calibri1" fo:font-size="8pt" style:font-name-asian="Calibri1" style:font-size-asian="8pt" style:font-name-complex="Calibri1" style:font-size-complex="8pt"/>
    </style:style>
    <style:style style:name="T15" style:family="text">
      <style:text-properties fo:color="#c00000" style:font-name="Calibri1" fo:font-size="10pt" style:font-name-asian="Calibri1" style:font-size-asian="10pt" style:font-name-complex="Calibri1" style:font-size-complex="10pt"/>
    </style:style>
    <style:style style:name="T16" style:family="text">
      <style:text-properties fo:color="#000000" style:font-name="Calibri1" fo:font-size="9pt" fo:background-color="#ffffff" style:font-name-asian="Calibri1" style:font-size-asian="9pt" style:font-name-complex="Calibri1" style:font-size-complex="9pt"/>
    </style:style>
    <style:style style:name="T17" style:family="text">
      <style:text-properties fo:color="#000000" style:font-name="宋体1" fo:font-size="10pt" fo:font-weight="bold" style:font-name-asian="宋体1" style:font-size-asian="10pt" style:font-weight-asian="bold" style:font-name-complex="宋体1" style:font-size-complex="10pt" style:font-weight-complex="bold"/>
    </style:style>
    <style:style style:name="T18" style:family="text">
      <style:text-properties fo:color="#c00000" style:font-name="Calibri1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T19" style:family="text">
      <style:text-properties fo:color="#000000" style:font-name="Calibri1" fo:font-size="11pt" style:font-name-asian="Calibri1" style:font-size-asian="11pt" style:font-name-complex="Calibri1" style:font-size-complex="11pt"/>
    </style:style>
    <style:style style:name="T20" style:family="text">
      <style:text-properties fo:color="#000000" style:font-name="宋体1" fo:font-size="9pt" fo:font-weight="bold" style:font-name-asian="宋体1" style:font-size-asian="9pt" style:font-weight-asian="bold" style:font-name-complex="宋体1" style:font-size-complex="9pt" style:font-weight-complex="bold"/>
    </style:style>
    <style:style style:name="T21" style:family="text">
      <style:text-properties fo:color="#000000" style:font-name="Calibri1" fo:font-size="10pt" fo:background-color="#ffffff" style:font-name-asian="Calibri1" style:font-size-asian="10pt" style:font-name-complex="Calibri1" style:font-size-complex="10pt"/>
    </style:style>
    <style:style style:name="T22" style:family="text"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T23" style:family="text">
      <style:text-properties fo:color="#000000" style:font-name="Calibri1" fo:font-size="8pt" fo:font-weight="bold" style:font-name-asian="Calibri1" style:font-size-asian="8pt" style:font-weight-asian="bold" style:font-name-complex="Calibri1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管理定级" draw:style-name="dp1" draw:master-page-name="PM0">
        <draw:g>
          <draw:g>
            <draw:polygon draw:style-name="gr1" draw:text-style-name="P1" draw:layer="layout" svg:width="2.5cm" svg:height="1.5cm" svg:x="37.46cm" svg:y="4.8cm" svg:viewBox="0 0 2501 1501" draw:points="0,1501 2501,1501 2501,0 0,0">
              <text:p/>
            </draw:polygon>
            <draw:polygon draw:style-name="gr2" draw:text-style-name="P2" draw:layer="layout" svg:width="2.5cm" svg:height="1.5cm" svg:x="37.46cm" svg:y="4.8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37.46cm" svg:y="4.8cm">
            <draw:text-box>
              <text:p text:style-name="P3"><text:span text:style-name="T1">通过调查得到管理</text:span><text:span text:style-name="T1">层级的市场水平最</text:span><text:span text:style-name="T1">高值</text:span></text:p>
            </draw:text-box>
          </draw:frame>
        </draw:g>
        <draw:g>
          <draw:g>
            <draw:polygon draw:style-name="gr1" draw:text-style-name="P1" draw:layer="layout" svg:width="2.5cm" svg:height="1.5cm" svg:x="37.46cm" svg:y="7.05cm" svg:viewBox="0 0 2501 1501" draw:points="0,1501 2501,1501 2501,0 0,0">
              <text:p/>
            </draw:polygon>
            <draw:polygon draw:style-name="gr2" draw:text-style-name="P2" draw:layer="layout" svg:width="2.5cm" svg:height="1.5cm" svg:x="37.46cm" svg:y="7.05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37.46cm" svg:y="7.05cm">
            <draw:text-box>
              <text:p text:style-name="P3"><text:span text:style-name="T1">总经</text:span><text:span text:style-name="T1">办、规</text:span><text:span text:style-name="T1">划模</text:span><text:span text:style-name="T1">块、预</text:span><text:span text:style-name="T1">算模块</text:span></text:p>
            </draw:text-box>
          </draw:frame>
        </draw:g>
        <draw:g>
          <draw:g>
            <draw:polygon draw:style-name="gr1" draw:text-style-name="P1" draw:layer="layout" svg:width="2.5cm" svg:height="1.5cm" svg:x="37.46cm" svg:y="2.55cm" svg:viewBox="0 0 2501 1501" draw:points="0,1501 2501,1501 2501,0 0,0">
              <text:p/>
            </draw:polygon>
            <draw:polygon draw:style-name="gr2" draw:text-style-name="P2" draw:layer="layout" svg:width="2.5cm" svg:height="1.5cm" svg:x="37.46cm" svg:y="2.55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37.46cm" svg:y="2.55cm">
            <draw:text-box>
              <text:p text:style-name="P3"><text:span text:style-name="T1">综合资源部规划模</text:span><text:span text:style-name="T1">块</text:span></text:p>
            </draw:text-box>
          </draw:frame>
        </draw:g>
        <draw:line draw:style-name="gr4" draw:text-style-name="P2" draw:layer="layout" svg:x1="38.71cm" svg:y1="4.05cm" svg:x2="38.71cm" svg:y2="4.8cm">
          <text:p/>
        </draw:line>
        <draw:g>
          <draw:g>
            <draw:polygon draw:style-name="gr1" draw:text-style-name="P1" draw:layer="layout" svg:width="2.5cm" svg:height="1.5cm" svg:x="37.46cm" svg:y="9.3cm" svg:viewBox="0 0 2501 1501" draw:points="0,1501 2501,1501 2501,0 0,0">
              <text:p/>
            </draw:polygon>
            <draw:polygon draw:style-name="gr2" draw:text-style-name="P2" draw:layer="layout" svg:width="2.5cm" svg:height="1.5cm" svg:x="37.46cm" svg:y="9.3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37.46cm" svg:y="9.3cm">
            <draw:text-box>
              <text:p text:style-name="P3"><text:span text:style-name="T1">根据管理层级的不</text:span><text:span text:style-name="T1">同划分各层级的薪</text:span><text:span text:style-name="T1">资比例</text:span></text:p>
            </draw:text-box>
          </draw:frame>
        </draw:g>
        <draw:line draw:style-name="gr4" draw:text-style-name="P2" draw:layer="layout" svg:x1="38.71cm" svg:y1="6.3cm" svg:x2="38.71cm" svg:y2="7.049cm">
          <text:p/>
        </draw:line>
        <draw:line draw:style-name="gr4" draw:text-style-name="P2" draw:layer="layout" svg:x1="38.71cm" svg:y1="8.55cm" svg:x2="38.71cm" svg:y2="9.299cm">
          <text:p/>
        </draw:line>
        <draw:g>
          <draw:g>
            <draw:polygon draw:style-name="gr1" draw:text-style-name="P1" draw:layer="layout" svg:width="2.5cm" svg:height="1.5cm" svg:x="14.96cm" svg:y="12.45cm" svg:viewBox="0 0 2501 1501" draw:points="0,1501 2501,1501 2501,0 0,0">
              <text:p/>
            </draw:polygon>
            <draw:polygon draw:style-name="gr2" draw:text-style-name="P2" draw:layer="layout" svg:width="2.5cm" svg:height="1.5cm" svg:x="14.96cm" svg:y="12.45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4.96cm" svg:y="12.45cm">
            <draw:text-box>
              <text:p text:style-name="P3"><text:span text:style-name="T1">确定最高管理等级</text:span><text:span text:style-name="T1">的薪资补助</text:span></text:p>
            </draw:text-box>
          </draw:frame>
        </draw:g>
        <draw:g>
          <draw:g>
            <draw:polygon draw:style-name="gr1" draw:text-style-name="P1" draw:layer="layout" svg:width="2.5cm" svg:height="1.5cm" svg:x="54.86cm" svg:y="12.3cm" svg:viewBox="0 0 2501 1501" draw:points="0,1501 2501,1501 2501,0 0,0">
              <text:p/>
            </draw:polygon>
            <draw:polygon draw:style-name="gr2" draw:text-style-name="P2" draw:layer="layout" svg:width="2.5cm" svg:height="1.5cm" svg:x="54.86cm" svg:y="12.3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54.86cm" svg:y="12.3cm">
            <draw:text-box>
              <text:p text:style-name="P3"><text:span text:style-name="T1">确定技能等级的分</text:span><text:span text:style-name="T1">级标准</text:span></text:p>
            </draw:text-box>
          </draw:frame>
        </draw:g>
        <draw:polyline draw:style-name="gr4" draw:text-style-name="P2" draw:layer="layout" svg:width="22.5cm" svg:height="1.65cm" svg:x="16.21cm" svg:y="10.8cm" svg:viewBox="0 0 22501 1651" draw:points="22501,0 22501,751 0,751 0,1651">
          <text:p/>
        </draw:polyline>
        <draw:polyline draw:style-name="gr4" draw:text-style-name="P2" draw:layer="layout" svg:width="17.4cm" svg:height="1.5cm" svg:x="38.71cm" svg:y="10.8cm" svg:viewBox="0 0 17401 1501" draw:points="0,0 0,751 17401,751 17401,1501">
          <text:p/>
        </draw:polyline>
        <draw:g>
          <draw:polygon draw:style-name="gr2" draw:text-style-name="P2" draw:layer="layout" svg:width="2.5cm" svg:height="1.5cm" svg:x="47.598cm" svg:y="17.7cm" svg:viewBox="0 0 2501 1501" draw:points="0,1501 2501,1501 2501,0 0,0">
            <text:p/>
          </draw:polygon>
          <draw:frame draw:style-name="gr3" draw:text-style-name="P2" draw:layer="layout" svg:width="2.5cm" svg:height="1.5cm" svg:x="47.598cm" svg:y="17.7cm">
            <draw:text-box>
              <text:p text:style-name="P3"><text:span text:style-name="T1">上系统《管理定</text:span><text:span text:style-name="T1">级》中进行定位</text:span></text:p>
            </draw:text-box>
          </draw:frame>
        </draw:g>
        <draw:line draw:style-name="gr4" draw:text-style-name="P2" draw:layer="layout" svg:x1="56.11cm" svg:y1="13.8cm" svg:x2="56.11cm" svg:y2="14.999cm">
          <text:p/>
        </draw:line>
        <draw:g>
          <draw:polygon draw:style-name="gr2" draw:text-style-name="P2" draw:layer="layout" svg:width="2.5cm" svg:height="1.5cm" svg:x="16.71cm" svg:y="30.2cm" svg:viewBox="0 0 2501 1501" draw:points="0,1501 2501,1501 2501,0 0,0">
            <text:p/>
          </draw:polygon>
          <draw:frame draw:style-name="gr3" draw:text-style-name="P2" draw:layer="layout" svg:width="2.5cm" svg:height="1.5cm" svg:x="16.71cm" svg:y="30.2cm">
            <draw:text-box>
              <text:p text:style-name="P3"><text:span text:style-name="T1">1</text:span><text:span text:style-name="T1">、选择“管理”</text:span></text:p>
            </draw:text-box>
          </draw:frame>
        </draw:g>
        <draw:polyline draw:style-name="gr4" draw:text-style-name="P2" draw:layer="layout" svg:width="7.263cm" svg:height="1.2cm" svg:x="48.848cm" svg:y="16.5cm" svg:viewBox="0 0 7264 1201" draw:points="7264,0 7264,375 0,375 0,1201">
          <text:p/>
        </draw:polyline>
        <draw:g>
          <draw:polygon draw:style-name="gr2" draw:text-style-name="P2" draw:layer="layout" svg:width="2.5cm" svg:height="1.5cm" svg:x="54.86cm" svg:y="15cm" svg:viewBox="0 0 2501 1501" draw:points="0,1501 2501,1501 2501,0 0,0">
            <text:p/>
          </draw:polygon>
          <draw:frame draw:style-name="gr3" draw:text-style-name="P2" draw:layer="layout" svg:width="2.5cm" svg:height="1.5cm" svg:x="54.86cm" svg:y="15cm">
            <draw:text-box>
              <text:p text:style-name="P3"><text:span text:style-name="T1">规划模块负责人</text:span></text:p>
            </draw:text-box>
          </draw:frame>
        </draw:g>
        <draw:g>
          <draw:polygon draw:style-name="gr2" draw:text-style-name="P2" draw:layer="layout" svg:width="2.5cm" svg:height="1.5cm" svg:x="19.71cm" svg:y="30.2cm" svg:viewBox="0 0 2501 1501" draw:points="0,1501 2501,1501 2501,0 0,0">
            <text:p/>
          </draw:polygon>
          <draw:frame draw:style-name="gr3" draw:text-style-name="P2" draw:layer="layout" svg:width="2.5cm" svg:height="1.5cm" svg:x="19.71cm" svg:y="30.2cm">
            <draw:text-box>
              <text:p text:style-name="P3"><text:span text:style-name="T1">2</text:span><text:span text:style-name="T1">、选择”行政”或</text:span><text:span text:style-name="T1">者”技能”</text:span><text:span text:style-name="T1">(</text:span><text:span text:style-name="T1">管理方</text:span><text:span text:style-name="T1">向</text:span><text:span text:style-name="T1">)</text:span></text:p>
            </draw:text-box>
          </draw:frame>
        </draw:g>
        <draw:g>
          <draw:polygon draw:style-name="gr2" draw:text-style-name="P2" draw:layer="layout" svg:width="2.5cm" svg:height="1.5cm" svg:x="39.41cm" svg:y="20.75cm" svg:viewBox="0 0 2501 1501" draw:points="0,751 1251,0 2501,751 1251,1501">
            <text:p/>
          </draw:polygon>
          <draw:frame draw:style-name="gr5" draw:text-style-name="P2" draw:layer="layout" svg:width="2.083cm" svg:height="1.125cm" svg:x="39.618cm" svg:y="20.937cm">
            <draw:text-box>
              <text:p text:style-name="P3"><text:span text:style-name="T1">是否新增等级</text:span></text:p>
            </draw:text-box>
          </draw:frame>
        </draw:g>
        <draw:polyline draw:style-name="gr4" draw:text-style-name="P2" draw:layer="layout" svg:width="8.187cm" svg:height="1.55cm" svg:x="40.66cm" svg:y="19.2cm" svg:viewBox="0 0 8188 1551" draw:points="8188,0 8188,751 0,751 0,1551">
          <text:p/>
        </draw:polyline>
        <draw:g>
          <draw:polygon draw:style-name="gr2" draw:text-style-name="P2" draw:layer="layout" svg:width="2.5cm" svg:height="1.5cm" svg:x="32.46cm" svg:y="23.1cm" svg:viewBox="0 0 2501 1501" draw:points="0,1501 2501,1501 2501,0 0,0">
            <text:p/>
          </draw:polygon>
          <draw:frame draw:style-name="gr3" draw:text-style-name="P2" draw:layer="layout" svg:width="2.5cm" svg:height="1.5cm" svg:x="32.46cm" svg:y="23.1cm">
            <draw:text-box>
              <text:p text:style-name="P3"><text:span text:style-name="T1">在《管理定级》上</text:span><text:span text:style-name="T1">点击新增</text:span><text:span text:style-name="T1">/</text:span><text:span text:style-name="T1">更改</text:span></text:p>
            </draw:text-box>
          </draw:frame>
        </draw:g>
        <draw:g>
          <draw:polyline draw:style-name="gr4" draw:text-style-name="P2" draw:layer="layout" svg:width="5.7cm" svg:height="1.6cm" svg:x="33.71cm" svg:y="21.5cm" svg:viewBox="0 0 5701 1601" draw:points="5701,0 0,0 0,1601">
            <text:p/>
          </draw:polyline>
          <draw:frame draw:style-name="gr6" draw:text-style-name="P2" draw:layer="layout" svg:width="1.411cm" svg:height="0.658cm" svg:x="35.055cm" svg:y="21.171cm">
            <draw:text-box>
              <text:p text:style-name="P3"><text:span text:style-name="T2">是</text:span></text:p>
            </draw:text-box>
          </draw:frame>
        </draw:g>
        <draw:g>
          <draw:polyline draw:style-name="gr4" draw:text-style-name="P2" draw:layer="layout" svg:width="1.55cm" svg:height="1.85cm" svg:x="41.91cm" svg:y="21.5cm" svg:viewBox="0 0 1551 1851" draw:points="0,0 1551,0 1551,1851">
            <text:p/>
          </draw:polyline>
          <draw:frame draw:style-name="gr6" draw:text-style-name="P2" draw:layer="layout" svg:width="1.411cm" svg:height="0.658cm" svg:x="42.755cm" svg:y="21.321cm">
            <draw:text-box>
              <text:p text:style-name="P3"><text:span text:style-name="T2">否</text:span></text:p>
            </draw:text-box>
          </draw:frame>
        </draw:g>
        <draw:g>
          <draw:polygon draw:style-name="gr2" draw:text-style-name="P2" draw:layer="layout" svg:width="2.5cm" svg:height="1.5cm" svg:x="24.96cm" svg:y="25.6cm" svg:viewBox="0 0 2501 1501" draw:points="0,1501 2501,1501 2501,0 0,0">
            <text:p/>
          </draw:polygon>
          <draw:frame draw:style-name="gr3" draw:text-style-name="P2" draw:layer="layout" svg:width="2.5cm" svg:height="1.5cm" svg:x="24.96cm" svg:y="25.6cm">
            <draw:text-box>
              <text:p text:style-name="P3"><text:span text:style-name="T1">新增</text:span></text:p>
            </draw:text-box>
          </draw:frame>
        </draw:g>
        <draw:g>
          <draw:polygon draw:style-name="gr2" draw:text-style-name="P2" draw:layer="layout" svg:width="2.5cm" svg:height="1.5cm" svg:x="37.71cm" svg:y="25.65cm" svg:viewBox="0 0 2501 1501" draw:points="0,1501 2501,1501 2501,0 0,0">
            <text:p/>
          </draw:polygon>
          <draw:frame draw:style-name="gr3" draw:text-style-name="P2" draw:layer="layout" svg:width="2.5cm" svg:height="1.5cm" svg:x="37.71cm" svg:y="25.65cm">
            <draw:text-box>
              <text:p text:style-name="P3"><text:span text:style-name="T1">更改</text:span></text:p>
            </draw:text-box>
          </draw:frame>
        </draw:g>
        <draw:polyline draw:style-name="gr4" draw:text-style-name="P2" draw:layer="layout" svg:width="7.5cm" svg:height="1cm" svg:x="26.21cm" svg:y="24.6cm" svg:viewBox="0 0 7501 1001" draw:points="7501,0 7501,375 0,375 0,1001">
          <text:p/>
        </draw:polyline>
        <draw:polyline draw:style-name="gr4" draw:text-style-name="P2" draw:layer="layout" svg:width="5.25cm" svg:height="1.05cm" svg:x="33.71cm" svg:y="24.6cm" svg:viewBox="0 0 5251 1051" draw:points="0,0 0,376 5251,376 5251,1051">
          <text:p/>
        </draw:polyline>
        <draw:g>
          <draw:polygon draw:style-name="gr2" draw:text-style-name="P2" draw:layer="layout" svg:width="2.5cm" svg:height="1.5cm" svg:x="25.71cm" svg:y="30.25cm" svg:viewBox="0 0 2501 1501" draw:points="0,1501 2501,1501 2501,0 0,0">
            <text:p/>
          </draw:polygon>
          <draw:frame draw:style-name="gr3" draw:text-style-name="P2" draw:layer="layout" svg:width="2.5cm" svg:height="1.5cm" svg:x="25.71cm" svg:y="30.25cm">
            <draw:text-box>
              <text:p text:style-name="P3"><text:span text:style-name="T1">4</text:span><text:span text:style-name="T1">、添加该等级所</text:span><text:span text:style-name="T1">对应的档次</text:span></text:p>
            </draw:text-box>
          </draw:frame>
        </draw:g>
        <draw:polyline draw:style-name="gr4" draw:text-style-name="P2" draw:layer="layout" svg:width="8.25cm" svg:height="3.1cm" svg:x="17.96cm" svg:y="27.1cm" svg:viewBox="0 0 8251 3101" draw:points="8251,0 8251,750 0,750 0,3101">
          <text:p/>
        </draw:polyline>
        <draw:polyline draw:style-name="gr4" draw:text-style-name="P2" draw:layer="layout" svg:width="5.25cm" svg:height="3.1cm" svg:x="20.96cm" svg:y="27.1cm" svg:viewBox="0 0 5251 3101" draw:points="5251,0 5251,750 0,750 0,3101">
          <text:p/>
        </draw:polyline>
        <draw:polyline draw:style-name="gr4" draw:text-style-name="P2" draw:layer="layout" svg:width="0.75cm" svg:height="3.15cm" svg:x="26.21cm" svg:y="27.1cm" svg:viewBox="0 0 751 3151" draw:points="0,0 0,750 751,750 751,3151">
          <text:p/>
        </draw:polyline>
        <draw:g>
          <draw:polygon draw:style-name="gr2" draw:text-style-name="P2" draw:layer="layout" svg:width="3.85cm" svg:height="1.7cm" svg:x="39.535cm" svg:y="30.25cm" svg:viewBox="0 0 3851 1701" draw:points="0,1701 3851,1701 3851,0 0,0">
            <text:p/>
          </draw:polygon>
          <draw:frame draw:style-name="gr7" draw:text-style-name="P2" draw:layer="layout" svg:width="3.85cm" svg:height="1.7cm" svg:x="39.535cm" svg:y="30.25cm">
            <draw:text-box>
              <text:p text:style-name="P3"><text:span text:style-name="T1">选中需要更改的等</text:span><text:span text:style-name="T1">级方向，对等级方</text:span><text:span text:style-name="T1">向进行重新编辑选</text:span><text:span text:style-name="T1">择，</text:span></text:p>
              <text:p text:style-name="P3"><text:span text:style-name="T1">(</text:span><text:span text:style-name="T1">如果没有该管理</text:span><text:span text:style-name="T1">方向</text:span><text:span text:style-name="T1">,</text:span><text:span text:style-name="T1">选择”新增”</text:span><text:span text:style-name="T1">,</text:span><text:span text:style-name="T1">添加管理方向</text:span><text:span text:style-name="T1">)</text:span></text:p>
            </draw:text-box>
          </draw:frame>
        </draw:g>
        <draw:g>
          <draw:path draw:style-name="gr2" draw:text-style-name="P2" draw:layer="layout" svg:width="2.5cm" svg:height="1cm" svg:x="42.21cm" svg:y="23.35cm" svg:viewBox="0 0 2501 1001" svg:d="M500 1001h1502c92 0 170-21 250-67 79-46 137-103 183-183s66-158 66-251c0-92-20-170-66-250s-104-137-183-183c-80-46-158-67-250-67h-1502c-92 0-170 21-250 67-79 46-137 103-183 183s-67 158-67 251c0 92 21 170 67 250s104 137 183 183c80 46 158 67 250 67z">
            <text:p/>
          </draw:path>
          <draw:frame draw:style-name="gr8" draw:text-style-name="P2" draw:layer="layout" svg:width="2.5cm" svg:height="1cm" svg:x="42.21cm" svg:y="23.35cm">
            <draw:text-box>
              <text:p text:style-name="P3"><text:span text:style-name="T1">无需编辑</text:span></text:p>
            </draw:text-box>
          </draw:frame>
        </draw:g>
        <draw:g>
          <draw:g>
            <draw:polygon draw:style-name="gr1" draw:text-style-name="P1" draw:layer="layout" svg:width="2.5cm" svg:height="1.5cm" svg:x="55.46cm" svg:y="34.2cm" svg:viewBox="0 0 2501 1501" draw:points="0,1501 2501,1501 2501,0 0,0">
              <text:p/>
            </draw:polygon>
            <draw:polygon draw:style-name="gr2" draw:text-style-name="P2" draw:layer="layout" svg:width="2.5cm" svg:height="1.5cm" svg:x="55.46cm" svg:y="34.2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55.46cm" svg:y="34.2cm">
            <draw:text-box>
              <text:p text:style-name="P3"><text:span text:style-name="T1">管理等级和档次确</text:span><text:span text:style-name="T1">定</text:span></text:p>
            </draw:text-box>
          </draw:frame>
        </draw:g>
        <draw:polyline draw:style-name="gr4" draw:text-style-name="P2" draw:layer="layout" svg:width="38.75cm" svg:height="2.5cm" svg:x="17.96cm" svg:y="31.7cm" svg:viewBox="0 0 38751 2501" draw:points="0,0 0,1501 38751,1501 38751,2501">
          <text:p/>
        </draw:polyline>
        <draw:polyline draw:style-name="gr4" draw:text-style-name="P2" draw:layer="layout" svg:width="35.75cm" svg:height="2.5cm" svg:x="20.96cm" svg:y="31.7cm" svg:viewBox="0 0 35751 2501" draw:points="0,0 0,1501 35751,1501 35751,2501">
          <text:p/>
        </draw:polyline>
        <draw:polyline draw:style-name="gr4" draw:text-style-name="P2" draw:layer="layout" svg:width="29.75cm" svg:height="2.45cm" svg:x="26.96cm" svg:y="31.75cm" svg:viewBox="0 0 29751 2451" draw:points="0,0 0,1451 29751,1451 29751,2451">
          <text:p/>
        </draw:polyline>
        <draw:polyline draw:style-name="gr4" draw:text-style-name="P2" draw:layer="layout" svg:width="15.25cm" svg:height="2.25cm" svg:x="41.46cm" svg:y="31.95cm" svg:viewBox="0 0 15251 2251" draw:points="0,0 0,1250 15251,1250 15251,2251">
          <text:p/>
        </draw:polyline>
        <draw:g>
          <draw:g>
            <draw:polygon draw:style-name="gr1" draw:text-style-name="P1" draw:layer="layout" svg:width="2.5cm" svg:height="1.5cm" svg:x="37.46cm" svg:y="39.7cm" svg:viewBox="0 0 2501 1501" draw:points="0,1501 2501,1501 2501,0 0,0">
              <text:p/>
            </draw:polygon>
            <draw:polygon draw:style-name="gr2" draw:text-style-name="P2" draw:layer="layout" svg:width="2.5cm" svg:height="1.5cm" svg:x="37.46cm" svg:y="39.7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37.46cm" svg:y="39.7cm">
            <draw:text-box>
              <text:p text:style-name="P3"><text:span text:style-name="T1">规划模块负责人</text:span></text:p>
            </draw:text-box>
          </draw:frame>
        </draw:g>
        <draw:polyline draw:style-name="gr4" draw:text-style-name="P2" draw:layer="layout" svg:width="22.5cm" svg:height="25.75cm" svg:x="16.21cm" svg:y="13.95cm" svg:viewBox="0 0 22501 25751" draw:points="0,0 0,22418 22501,22418 22501,25751">
          <text:p/>
        </draw:polyline>
        <draw:polyline draw:style-name="gr4" draw:text-style-name="P2" draw:layer="layout" svg:width="18cm" svg:height="4cm" svg:x="38.71cm" svg:y="35.7cm" svg:viewBox="0 0 18001 4001" draw:points="18001,0 18001,800 0,800 0,4001">
          <text:p/>
        </draw:polyline>
        <draw:g>
          <draw:g>
            <draw:polygon draw:style-name="gr1" draw:text-style-name="P1" draw:layer="layout" svg:width="2.5cm" svg:height="1.5cm" svg:x="37.46cm" svg:y="42.7cm" svg:viewBox="0 0 2501 1501" draw:points="0,1501 2501,1501 2501,0 0,0">
              <text:p/>
            </draw:polygon>
            <draw:polygon draw:style-name="gr2" draw:text-style-name="P2" draw:layer="layout" svg:width="2.5cm" svg:height="1.5cm" svg:x="37.46cm" svg:y="42.7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37.46cm" svg:y="42.7cm">
            <draw:text-box>
              <text:p text:style-name="P3"><text:span text:style-name="T1">组织会议，讨论决</text:span><text:span text:style-name="T1">定各等级补助方案</text:span></text:p>
            </draw:text-box>
          </draw:frame>
        </draw:g>
        <draw:g>
          <draw:polygon draw:style-name="gr2" draw:text-style-name="P2" draw:layer="layout" svg:width="3.7cm" svg:height="1.6cm" svg:x="36.86cm" svg:y="48.65cm" svg:viewBox="0 0 3701 1601" draw:points="0,1601 3701,1601 3701,0 0,0">
            <text:p/>
          </draw:polygon>
          <draw:frame draw:style-name="gr9" draw:text-style-name="P2" draw:layer="layout" svg:width="3.7cm" svg:height="1.6cm" svg:x="36.86cm" svg:y="48.65cm">
            <draw:text-box>
              <text:p text:style-name="P3"><text:span text:style-name="T1">在《管理定级表》</text:span><text:span text:style-name="T1">中填写对应技能等</text:span><text:span text:style-name="T1">级档次的“补助额</text:span><text:span text:style-name="T1">度”（“标准”、“条</text:span><text:span text:style-name="T1">件”也可以进行编</text:span><text:span text:style-name="T1">辑）</text:span></text:p>
            </draw:text-box>
          </draw:frame>
        </draw:g>
        <draw:line draw:style-name="gr4" draw:text-style-name="P2" draw:layer="layout" svg:x1="38.71cm" svg:y1="41.2cm" svg:x2="38.71cm" svg:y2="42.7cm">
          <text:p/>
        </draw:line>
        <draw:line draw:style-name="gr4" draw:text-style-name="P2" draw:layer="layout" svg:x1="38.71cm" svg:y1="44.2cm" svg:x2="38.71cm" svg:y2="45.7cm">
          <text:p/>
        </draw:line>
        <draw:line draw:style-name="gr4" draw:text-style-name="P2" draw:layer="layout" svg:x1="38.71cm" svg:y1="47.2cm" svg:x2="38.71cm" svg:y2="48.65cm">
          <text:p/>
        </draw:line>
        <draw:g>
          <draw:g>
            <draw:polygon draw:style-name="gr1" draw:text-style-name="P1" draw:layer="layout" svg:width="2.5cm" svg:height="1.5cm" svg:x="37.46cm" svg:y="45.7cm" svg:viewBox="0 0 2501 1501" draw:points="0,1501 2501,1501 2501,0 0,0">
              <text:p/>
            </draw:polygon>
            <draw:polygon draw:style-name="gr2" draw:text-style-name="P2" draw:layer="layout" svg:width="2.5cm" svg:height="1.5cm" svg:x="37.46cm" svg:y="45.7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37.46cm" svg:y="45.7cm">
            <draw:text-box>
              <text:p text:style-name="P3"><text:span text:style-name="T1">综合资源部规划模</text:span><text:span text:style-name="T1">块</text:span></text:p>
            </draw:text-box>
          </draw:frame>
        </draw:g>
        <draw:g>
          <draw:g>
            <draw:path draw:style-name="gr1" draw:text-style-name="P1" draw:layer="layout" svg:width="2.5cm" svg:height="1cm" svg:x="37.46cm" svg:y="51.75cm" svg:viewBox="0 0 2501 1001" svg:d="M500 1001h1501c92 0 170-21 250-67s137-103 183-183 67-158 67-251c0-92-21-170-67-250s-103-137-183-183-158-67-250-67h-1501c-92 0-170 21-250 67s-137 103-183 183-67 158-67 251c0 92 21 170 67 250s103 137 183 183 158 67 250 67z">
              <text:p/>
            </draw:path>
            <draw:path draw:style-name="gr2" draw:text-style-name="P2" draw:layer="layout" svg:width="2.5cm" svg:height="1cm" svg:x="37.46cm" svg:y="51.75cm" svg:viewBox="0 0 2501 1001" svg:d="M500 1001h1501c92 0 170-21 250-67s137-103 183-183 67-158 67-251c0-92-21-170-67-250s-103-137-183-183-158-67-250-67h-1501c-92 0-170 21-250 67s-137 103-183 183-67 158-67 251c0 92 21 170 67 250s103 137 183 183 158 67 250 67z">
              <text:p/>
            </draw:path>
          </draw:g>
          <draw:frame draw:style-name="gr8" draw:text-style-name="P2" draw:layer="layout" svg:width="2.5cm" svg:height="1cm" svg:x="37.46cm" svg:y="51.75cm">
            <draw:text-box>
              <text:p text:style-name="P3"><text:span text:style-name="T1">结束</text:span></text:p>
            </draw:text-box>
          </draw:frame>
        </draw:g>
        <draw:line draw:style-name="gr4" draw:text-style-name="P2" draw:layer="layout" svg:x1="38.71cm" svg:y1="50.25cm" svg:x2="38.71cm" svg:y2="51.75cm">
          <text:p/>
        </draw:line>
        <draw:g>
          <draw:polygon draw:style-name="gr2" draw:text-style-name="P2" draw:layer="layout" svg:width="2.5cm" svg:height="1.5cm" svg:x="51.96cm" svg:y="21.55cm" svg:viewBox="0 0 2501 1501" draw:points="0,751 1251,0 2501,751 1251,1501">
            <text:p/>
          </draw:polygon>
          <draw:frame draw:style-name="gr5" draw:text-style-name="P2" draw:layer="layout" svg:width="2.083cm" svg:height="1.125cm" svg:x="52.168cm" svg:y="21.738cm">
            <draw:text-box>
              <text:p text:style-name="P3"><text:span text:style-name="T1">是否新增管理方向</text:span></text:p>
            </draw:text-box>
          </draw:frame>
        </draw:g>
        <draw:g>
          <draw:polygon draw:style-name="gr2" draw:text-style-name="P2" draw:layer="layout" svg:width="2.5cm" svg:height="1.5cm" svg:x="63.21cm" svg:y="21.55cm" svg:viewBox="0 0 2501 1501" draw:points="0,751 1251,0 2501,751 1251,1501">
            <text:p/>
          </draw:polygon>
          <draw:frame draw:style-name="gr3" draw:text-style-name="P2" draw:layer="layout" svg:width="2.5cm" svg:height="1.5cm" svg:x="63.21cm" svg:y="21.55cm">
            <draw:text-box>
              <text:p text:style-name="P3"><text:span text:style-name="T1">是否更改管理等级</text:span><text:span text:style-name="T1">名称</text:span></text:p>
            </draw:text-box>
          </draw:frame>
        </draw:g>
        <draw:polyline draw:style-name="gr4" draw:text-style-name="P2" draw:layer="layout" svg:width="4.362cm" svg:height="2.35cm" svg:x="48.848cm" svg:y="19.2cm" svg:viewBox="0 0 4363 2351" draw:points="0,0 0,751 4363,751 4363,2351">
          <text:p/>
        </draw:polyline>
        <draw:polyline draw:style-name="gr4" draw:text-style-name="P2" draw:layer="layout" svg:width="15.613cm" svg:height="2.35cm" svg:x="48.848cm" svg:y="19.2cm" svg:viewBox="0 0 15614 2351" draw:points="0,0 0,751 15614,751 15614,2351">
          <text:p/>
        </draw:polyline>
        <draw:g>
          <draw:polygon draw:style-name="gr2" draw:text-style-name="P2" draw:layer="layout" svg:width="2.5cm" svg:height="1.5cm" svg:x="44.71cm" svg:y="25.65cm" svg:viewBox="0 0 2501 1501" draw:points="0,1501 2501,1501 2501,0 0,0">
            <text:p/>
          </draw:polygon>
          <draw:frame draw:style-name="gr3" draw:text-style-name="P2" draw:layer="layout" svg:width="2.5cm" svg:height="1.5cm" svg:x="44.71cm" svg:y="25.65cm">
            <draw:text-box>
              <text:p text:style-name="P3"><text:span text:style-name="T1">选中已有的管理方</text:span><text:span text:style-name="T1">向</text:span></text:p>
            </draw:text-box>
          </draw:frame>
        </draw:g>
        <draw:g>
          <draw:polyline draw:style-name="gr4" draw:text-style-name="P2" draw:layer="layout" svg:width="2.5cm" svg:height="1.05cm" svg:x="49.46cm" svg:y="22.3cm" svg:viewBox="0 0 2501 1051" draw:points="2501,0 0,0 0,1051">
            <text:p/>
          </draw:polyline>
          <draw:frame draw:style-name="gr6" draw:text-style-name="P2" draw:layer="layout" svg:width="1.411cm" svg:height="0.658cm" svg:x="49.479cm" svg:y="21.971cm">
            <draw:text-box>
              <text:p text:style-name="P3"><text:span text:style-name="T2">是</text:span></text:p>
            </draw:text-box>
          </draw:frame>
        </draw:g>
        <draw:g>
          <draw:path draw:style-name="gr2" draw:text-style-name="P2" draw:layer="layout" svg:width="2.5cm" svg:height="1cm" svg:x="56.71cm" svg:y="23.65cm" svg:viewBox="0 0 2501 1001" svg:d="M500 1001h1502c92 0 170-21 250-67 79-46 137-103 183-183s66-158 66-251c0-92-20-170-66-250s-104-137-183-183c-80-46-158-67-250-67h-1502c-92 0-170 21-250 67-79 46-137 103-183 183s-67 158-67 251c0 92 21 170 67 250s104 137 183 183c80 46 158 67 250 67z">
            <text:p/>
          </draw:path>
          <draw:frame draw:style-name="gr8" draw:text-style-name="P2" draw:layer="layout" svg:width="2.5cm" svg:height="1cm" svg:x="56.71cm" svg:y="23.65cm">
            <draw:text-box>
              <text:p text:style-name="P3"><text:span text:style-name="T1">无需编辑</text:span></text:p>
            </draw:text-box>
          </draw:frame>
        </draw:g>
        <draw:g>
          <draw:polyline draw:style-name="gr4" draw:text-style-name="P2" draw:layer="layout" svg:width="3.5cm" svg:height="1.35cm" svg:x="54.46cm" svg:y="22.3cm" svg:viewBox="0 0 3501 1351" draw:points="0,0 3501,0 3501,1351">
            <text:p/>
          </draw:polyline>
          <draw:frame draw:style-name="gr6" draw:text-style-name="P2" draw:layer="layout" svg:width="1.411cm" svg:height="0.658cm" svg:x="56.179cm" svg:y="21.971cm">
            <draw:text-box>
              <text:p text:style-name="P3"><text:span text:style-name="T2">否</text:span></text:p>
            </draw:text-box>
          </draw:frame>
        </draw:g>
        <draw:g>
          <draw:polygon draw:style-name="gr2" draw:text-style-name="P2" draw:layer="layout" svg:width="2.5cm" svg:height="1.5cm" svg:x="66.86cm" svg:y="24.2cm" svg:viewBox="0 0 2501 1501" draw:points="0,1501 2501,1501 2501,0 0,0">
            <text:p/>
          </draw:polygon>
          <draw:frame draw:style-name="gr3" draw:text-style-name="P2" draw:layer="layout" svg:width="2.5cm" svg:height="1.5cm" svg:x="66.86cm" svg:y="24.2cm">
            <draw:text-box>
              <text:p text:style-name="P3"><text:span text:style-name="T1">选中该条管理等级</text:span><text:span text:style-name="T1">名称</text:span></text:p>
            </draw:text-box>
          </draw:frame>
        </draw:g>
        <draw:g>
          <draw:path draw:style-name="gr2" draw:text-style-name="P2" draw:layer="layout" svg:width="2.5cm" svg:height="1cm" svg:x="59.61cm" svg:y="23.65cm" svg:viewBox="0 0 2501 1001" svg:d="M500 1001h1501c92 0 170-21 250-67s137-103 183-183 67-158 67-251c0-92-21-170-67-250s-103-137-183-183-158-67-250-67h-1501c-92 0-170 21-250 67s-137 103-183 183-67 158-67 251c0 92 21 170 67 250s103 137 183 183 158 67 250 67z">
            <text:p/>
          </draw:path>
          <draw:frame draw:style-name="gr8" draw:text-style-name="P2" draw:layer="layout" svg:width="2.5cm" svg:height="1cm" svg:x="59.61cm" svg:y="23.65cm">
            <draw:text-box>
              <text:p text:style-name="P3"><text:span text:style-name="T1">无需编辑</text:span></text:p>
            </draw:text-box>
          </draw:frame>
        </draw:g>
        <draw:g>
          <draw:polyline draw:style-name="gr4" draw:text-style-name="P2" draw:layer="layout" svg:width="2.35cm" svg:height="1.35cm" svg:x="60.86cm" svg:y="22.3cm" svg:viewBox="0 0 2351 1351" draw:points="2351,0 0,0 0,1351">
            <text:p/>
          </draw:polyline>
          <draw:frame draw:style-name="gr6" draw:text-style-name="P2" draw:layer="layout" svg:width="1.411cm" svg:height="0.658cm" svg:x="60.654cm" svg:y="21.971cm">
            <draw:text-box>
              <text:p text:style-name="P3"><text:span text:style-name="T2">否</text:span></text:p>
            </draw:text-box>
          </draw:frame>
        </draw:g>
        <draw:g>
          <draw:polyline draw:style-name="gr4" draw:text-style-name="P2" draw:layer="layout" svg:width="2.4cm" svg:height="1.9cm" svg:x="65.71cm" svg:y="22.3cm" svg:viewBox="0 0 2401 1901" draw:points="0,0 2401,0 2401,1901">
            <text:p/>
          </draw:polyline>
          <draw:frame draw:style-name="gr6" draw:text-style-name="P2" draw:layer="layout" svg:width="1.411cm" svg:height="0.658cm" svg:x="67.155cm" svg:y="21.971cm">
            <draw:text-box>
              <text:p text:style-name="P3"><text:span text:style-name="T2">是</text:span></text:p>
            </draw:text-box>
          </draw:frame>
        </draw:g>
        <draw:g>
          <draw:polyline draw:style-name="gr4" draw:text-style-name="P2" draw:layer="layout" svg:width="2.25cm" svg:height="1.5cm" svg:x="45.96cm" svg:y="24.15cm" svg:viewBox="0 0 2251 1501" draw:points="2251,0 0,0 0,1501">
            <text:p/>
          </draw:polyline>
          <draw:frame draw:style-name="gr6" draw:text-style-name="P2" draw:layer="layout" svg:width="1.411cm" svg:height="0.658cm" svg:x="45.967cm" svg:y="23.871cm">
            <draw:text-box>
              <text:p text:style-name="P3"><text:span text:style-name="T2">是</text:span></text:p>
            </draw:text-box>
          </draw:frame>
        </draw:g>
        <draw:g>
          <draw:polygon draw:style-name="gr2" draw:text-style-name="P2" draw:layer="layout" svg:width="2.5cm" svg:height="1.6cm" svg:x="48.21cm" svg:y="23.35cm" svg:viewBox="0 0 2501 1601" draw:points="0,800 1251,0 2501,800 1251,1601">
            <text:p/>
          </draw:polygon>
          <draw:frame draw:style-name="gr10" draw:text-style-name="P2" draw:layer="layout" svg:width="2.083cm" svg:height="1.2cm" svg:x="48.418cm" svg:y="23.55cm">
            <draw:text-box>
              <text:p text:style-name="P3"><text:span text:style-name="T1">新增的管理方向在</text:span><text:span text:style-name="T1">系统是否已存在</text:span></text:p>
            </draw:text-box>
          </draw:frame>
        </draw:g>
        <draw:g>
          <draw:polygon draw:style-name="gr2" draw:text-style-name="P2" draw:layer="layout" svg:width="2.5cm" svg:height="1.5cm" svg:x="44.71cm" svg:y="30.3cm" svg:viewBox="0 0 2501 1501" draw:points="0,1501 2501,1501 2501,0 0,0">
            <text:p/>
          </draw:polygon>
          <draw:frame draw:style-name="gr3" draw:text-style-name="P2" draw:layer="layout" svg:width="2.5cm" svg:height="1.5cm" svg:x="44.71cm" svg:y="30.3cm">
            <draw:text-box>
              <text:p text:style-name="P3"><text:span text:style-name="T1">显示方向内的等级</text:span><text:span text:style-name="T1">档次，不可编辑修</text:span><text:span text:style-name="T1">改</text:span></text:p>
            </draw:text-box>
          </draw:frame>
        </draw:g>
        <draw:line draw:style-name="gr4" draw:text-style-name="P2" draw:layer="layout" svg:x1="45.96cm" svg:y1="27.15cm" svg:x2="45.96cm" svg:y2="30.3cm">
          <text:p/>
        </draw:line>
        <draw:g>
          <draw:polygon draw:style-name="gr2" draw:text-style-name="P2" draw:layer="layout" svg:width="2.5cm" svg:height="2.3cm" svg:x="51.71cm" svg:y="27.55cm" svg:viewBox="0 0 2501 2301" draw:points="0,2301 2501,2301 2501,0 0,0">
            <text:p/>
          </draw:polygon>
          <draw:frame draw:style-name="gr11" draw:text-style-name="P2" draw:layer="layout" svg:width="2.5cm" svg:height="2.3cm" svg:x="51.71cm" svg:y="27.55cm">
            <draw:text-box>
              <text:p text:style-name="P3"><text:span text:style-name="T1">不要选中任何一</text:span><text:span text:style-name="T1">列，直接点击”新</text:span><text:span text:style-name="T1">增”</text:span><text:span text:style-name="T1">,</text:span><text:span text:style-name="T1">同时编辑新</text:span><text:span text:style-name="T1">增的管理方向、新</text:span><text:span text:style-name="T1">增等级、档次（必</text:span><text:span text:style-name="T1">填）</text:span></text:p>
            </draw:text-box>
          </draw:frame>
        </draw:g>
        <draw:g>
          <draw:polyline draw:style-name="gr4" draw:text-style-name="P2" draw:layer="layout" svg:width="2.25cm" svg:height="3.4cm" svg:x="50.71cm" svg:y="24.15cm" svg:viewBox="0 0 2251 3401" draw:points="0,0 2251,0 2251,3401">
            <text:p/>
          </draw:polyline>
          <draw:frame draw:style-name="gr6" draw:text-style-name="P2" draw:layer="layout" svg:width="1.411cm" svg:height="0.658cm" svg:x="52.254cm" svg:y="24.396cm">
            <draw:text-box>
              <text:p text:style-name="P3"><text:span text:style-name="T2">否</text:span></text:p>
            </draw:text-box>
          </draw:frame>
        </draw:g>
        <draw:g>
          <draw:polygon draw:style-name="gr2" draw:text-style-name="P2" draw:layer="layout" svg:width="2.5cm" svg:height="1.5cm" svg:x="66.86cm" svg:y="27.5cm" svg:viewBox="0 0 2501 1501" draw:points="0,1501 2501,1501 2501,0 0,0">
            <text:p/>
          </draw:polygon>
          <draw:frame draw:style-name="gr3" draw:text-style-name="P2" draw:layer="layout" svg:width="2.5cm" svg:height="1.5cm" svg:x="66.86cm" svg:y="27.5cm">
            <draw:text-box>
              <text:p text:style-name="P3"><text:span text:style-name="T1">点击编辑，对该名</text:span><text:span text:style-name="T1">称进行更改</text:span></text:p>
            </draw:text-box>
          </draw:frame>
        </draw:g>
        <draw:polyline draw:style-name="gr4" draw:text-style-name="P2" draw:layer="layout" svg:width="10.75cm" svg:height="2.4cm" svg:x="45.96cm" svg:y="31.8cm" svg:viewBox="0 0 10751 2401" draw:points="0,0 0,1402 10751,1402 10751,2401">
          <text:p/>
        </draw:polyline>
        <draw:polyline draw:style-name="gr4" draw:text-style-name="P2" draw:layer="layout" svg:width="3.75cm" svg:height="4.35cm" svg:x="52.96cm" svg:y="29.85cm" svg:viewBox="0 0 3751 4351" draw:points="0,0 0,3351 3751,3351 3751,4351">
          <text:p/>
        </draw:polyline>
        <draw:polyline draw:style-name="gr4" draw:text-style-name="P2" draw:layer="layout" svg:width="1.25cm" svg:height="9.55cm" svg:x="56.71cm" svg:y="24.65cm" svg:viewBox="0 0 1251 9551" draw:points="1251,0 1251,8553 0,8553 0,9551">
          <text:p/>
        </draw:polyline>
        <draw:polyline draw:style-name="gr4" draw:text-style-name="P2" draw:layer="layout" svg:width="4.15cm" svg:height="9.55cm" svg:x="56.71cm" svg:y="24.65cm" svg:viewBox="0 0 4151 9551" draw:points="4151,0 4151,8553 0,8553 0,9551">
          <text:p/>
        </draw:polyline>
        <draw:polyline draw:style-name="gr4" draw:text-style-name="P2" draw:layer="layout" svg:width="11.4cm" svg:height="5.2cm" svg:x="56.71cm" svg:y="29cm" svg:viewBox="0 0 11401 5201" draw:points="11401,0 11401,4203 0,4203 0,5201">
          <text:p/>
        </draw:polyline>
        <draw:line draw:style-name="gr4" draw:text-style-name="P2" draw:layer="layout" svg:x1="68.11cm" svg:y1="25.7cm" svg:x2="68.11cm" svg:y2="27.5cm">
          <text:p/>
        </draw:line>
        <draw:g>
          <draw:g>
            <draw:polygon draw:style-name="gr1" draw:text-style-name="P1" draw:layer="layout" svg:width="2.5cm" svg:height="1.5cm" svg:x="78.46cm" svg:y="18.45cm" svg:viewBox="0 0 2501 1501" draw:points="0,1501 2501,1501 2501,0 0,0">
              <text:p/>
            </draw:polygon>
            <draw:polygon draw:style-name="gr2" draw:text-style-name="P2" draw:layer="layout" svg:width="2.5cm" svg:height="1.5cm" svg:x="78.46cm" svg:y="18.45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78.46cm" svg:y="18.45cm">
            <draw:text-box>
              <text:p text:style-name="P3"><text:span text:style-name="T1">上系统《管理定</text:span><text:span text:style-name="T1">级》中进行管理定</text:span><text:span text:style-name="T1">级</text:span></text:p>
            </draw:text-box>
          </draw:frame>
        </draw:g>
        <draw:polyline draw:style-name="gr4" draw:text-style-name="P2" draw:layer="layout" svg:width="23.6cm" svg:height="1.95cm" svg:x="56.11cm" svg:y="16.5cm" svg:viewBox="0 0 23601 1951" draw:points="0,0 0,751 23601,751 23601,1951">
          <text:p/>
        </draw:polyline>
        <draw:g>
          <draw:g>
            <draw:polygon draw:style-name="gr1" draw:text-style-name="P1" draw:layer="layout" svg:width="2.5cm" svg:height="1.6cm" svg:x="78.71cm" svg:y="32.125cm" svg:viewBox="0 0 2501 1601" draw:points="0,1601 2501,1601 2501,0 0,0">
              <text:p/>
            </draw:polygon>
            <draw:polygon draw:style-name="gr2" draw:text-style-name="P2" draw:layer="layout" svg:width="2.5cm" svg:height="1.6cm" svg:x="78.71cm" svg:y="32.125cm" svg:viewBox="0 0 2501 1601" draw:points="0,1601 2501,1601 2501,0 0,0">
              <text:p/>
            </draw:polygon>
          </draw:g>
          <draw:frame draw:style-name="gr9" draw:text-style-name="P2" draw:layer="layout" svg:width="2.5cm" svg:height="1.6cm" svg:x="78.71cm" svg:y="32.125cm">
            <draw:text-box>
              <text:p text:style-name="P3"><text:span text:style-name="T1">设置各等级工资递</text:span><text:span text:style-name="T1">增额度，系统自动</text:span><text:span text:style-name="T1">核算出等级档次有</text:span><text:span text:style-name="T1">多少</text:span></text:p>
            </draw:text-box>
          </draw:frame>
        </draw:g>
        <draw:g>
          <draw:g>
            <draw:polygon draw:style-name="gr1" draw:text-style-name="P1" draw:layer="layout" svg:width="2.5cm" svg:height="1.5cm" svg:x="78.71cm" svg:y="34.65cm" svg:viewBox="0 0 2501 1501" draw:points="0,1501 2501,1501 2501,0 0,0">
              <text:p/>
            </draw:polygon>
            <draw:polygon draw:style-name="gr2" draw:text-style-name="P2" draw:layer="layout" svg:width="2.5cm" svg:height="1.5cm" svg:x="78.71cm" svg:y="34.65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78.71cm" svg:y="34.65cm">
            <draw:text-box>
              <text:p text:style-name="P3"><text:span text:style-name="T1">选定一个</text:span></text:p>
              <text:p text:style-name="P3"><text:span text:style-name="T1">管理方向，点击</text:span><text:span text:style-name="T1">“定级定额”</text:span></text:p>
            </draw:text-box>
          </draw:frame>
        </draw:g>
        <draw:g>
          <draw:g>
            <draw:polygon draw:style-name="gr1" draw:text-style-name="P1" draw:layer="layout" svg:width="2.5cm" svg:height="1.5cm" svg:x="76.21cm" svg:y="37.65cm" svg:viewBox="0 0 2501 1501" draw:points="0,1501 2501,1501 2501,0 0,0">
              <text:p/>
            </draw:polygon>
            <draw:polygon draw:style-name="gr2" draw:text-style-name="P2" draw:layer="layout" svg:width="2.5cm" svg:height="1.5cm" svg:x="76.21cm" svg:y="37.65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76.21cm" svg:y="37.65cm">
            <draw:text-box>
              <text:p text:style-name="P3"><text:span text:style-name="T1">输入同一方向的不</text:span><text:span text:style-name="T1">同档次间的工资递</text:span><text:span text:style-name="T1">增差额</text:span></text:p>
            </draw:text-box>
          </draw:frame>
        </draw:g>
        <draw:polyline draw:style-name="gr4" draw:text-style-name="P2" draw:layer="layout" svg:width="2.5cm" svg:height="1.5cm" svg:x="77.46cm" svg:y="36.15cm" svg:viewBox="0 0 2501 1501" draw:points="2501,0 2501,751 0,751 0,1501">
          <text:p/>
        </draw:polyline>
        <draw:g>
          <draw:g>
            <draw:polygon draw:style-name="gr1" draw:text-style-name="P1" draw:layer="layout" svg:width="2.5cm" svg:height="1.5cm" svg:x="81.21cm" svg:y="37.65cm" svg:viewBox="0 0 2501 1501" draw:points="0,1501 2501,1501 2501,0 0,0">
              <text:p/>
            </draw:polygon>
            <draw:polygon draw:style-name="gr2" draw:text-style-name="P2" draw:layer="layout" svg:width="2.5cm" svg:height="1.5cm" svg:x="81.21cm" svg:y="37.65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81.21cm" svg:y="37.65cm">
            <draw:text-box>
              <text:p text:style-name="P3"><text:span text:style-name="T1">输入最“高档次的</text:span><text:span text:style-name="T1">工资额度”和“最低</text:span><text:span text:style-name="T1">档次的工资额度”</text:span></text:p>
            </draw:text-box>
          </draw:frame>
        </draw:g>
        <draw:polyline draw:style-name="gr4" draw:text-style-name="P2" draw:layer="layout" svg:width="2.5cm" svg:height="1.5cm" svg:x="79.96cm" svg:y="36.15cm" svg:viewBox="0 0 2501 1501" draw:points="0,0 0,751 2501,751 2501,1501">
          <text:p/>
        </draw:polyline>
        <draw:g>
          <draw:g>
            <draw:polygon draw:style-name="gr1" draw:text-style-name="P1" draw:layer="layout" svg:width="2.5cm" svg:height="1.5cm" svg:x="78.71cm" svg:y="40.75cm" svg:viewBox="0 0 2501 1501" draw:points="0,1501 2501,1501 2501,0 0,0">
              <text:p/>
            </draw:polygon>
            <draw:polygon draw:style-name="gr2" draw:text-style-name="P2" draw:layer="layout" svg:width="2.5cm" svg:height="1.5cm" svg:x="78.71cm" svg:y="40.75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78.71cm" svg:y="40.75cm">
            <draw:text-box>
              <text:p text:style-name="P3"><text:span text:style-name="T1">系统自动核算各等</text:span><text:span text:style-name="T1">级分的档次数量并</text:span><text:span text:style-name="T1">显示</text:span></text:p>
            </draw:text-box>
          </draw:frame>
        </draw:g>
        <draw:polyline draw:style-name="gr4" draw:text-style-name="P2" draw:layer="layout" svg:width="2.5cm" svg:height="1.6cm" svg:x="77.46cm" svg:y="39.15cm" svg:viewBox="0 0 2501 1601" draw:points="0,0 0,750 2501,750 2501,1601">
          <text:p/>
        </draw:polyline>
        <draw:polyline draw:style-name="gr4" draw:text-style-name="P2" draw:layer="layout" svg:width="2.5cm" svg:height="1.6cm" svg:x="79.96cm" svg:y="39.15cm" svg:viewBox="0 0 2501 1601" draw:points="2501,0 2501,850 0,850 0,1601">
          <text:p/>
        </draw:polyline>
        <draw:g>
          <draw:g>
            <draw:path draw:style-name="gr1" draw:text-style-name="P1" draw:layer="layout" svg:width="2.478cm" svg:height="1cm" svg:x="78.71cm" svg:y="44.2cm" svg:viewBox="0 0 2479 1001" svg:d="M499 1001h1502c84-4 154-24 227-67 80-46 138-103 184-183s67-158 67-251c0-92-21-170-67-250s-104-137-184-183c-73-43-143-63-227-67h-1502c-92 0-170 21-250 67-79 46-137 103-183 183s-66 158-66 251c0 92 20 170 66 250s104 137 183 183c80 46 158 67 250 67z">
              <text:p/>
            </draw:path>
            <draw:path draw:style-name="gr2" draw:text-style-name="P2" draw:layer="layout" svg:width="2.478cm" svg:height="1cm" svg:x="78.71cm" svg:y="44.2cm" svg:viewBox="0 0 2479 1001" svg:d="M499 1001h1502c84-4 154-24 227-67 80-46 138-103 184-183s67-158 67-251c0-92-21-170-67-250s-104-137-184-183c-73-43-143-63-227-67h-1502c-92 0-170 21-250 67-79 46-137 103-183 183s-66 158-66 251c0 92 20 170 66 250s104 137 183 183c80 46 158 67 250 67z">
              <text:p/>
            </draw:path>
          </draw:g>
          <draw:frame draw:style-name="gr8" draw:text-style-name="P2" draw:layer="layout" svg:width="2.5cm" svg:height="1cm" svg:x="78.71cm" svg:y="44.2cm">
            <draw:text-box>
              <text:p text:style-name="P3"><text:span text:style-name="T1">结束</text:span></text:p>
            </draw:text-box>
          </draw:frame>
        </draw:g>
        <draw:line draw:style-name="gr4" draw:text-style-name="P2" draw:layer="layout" svg:x1="79.96cm" svg:y1="42.25cm" svg:x2="79.96cm" svg:y2="44.199cm">
          <text:p/>
        </draw:line>
        <draw:g>
          <draw:g>
            <draw:polygon draw:style-name="gr1" draw:text-style-name="P1" draw:layer="layout" svg:width="2.5cm" svg:height="1.5cm" svg:x="22.71cm" svg:y="30.25cm" svg:viewBox="0 0 2501 1501" draw:points="0,1501 2501,1501 2501,0 0,0">
              <text:p/>
            </draw:polygon>
            <draw:polygon draw:style-name="gr2" draw:text-style-name="P2" draw:layer="layout" svg:width="2.5cm" svg:height="1.5cm" svg:x="22.71cm" svg:y="30.25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22.71cm" svg:y="30.25cm">
            <draw:text-box>
              <text:p text:style-name="P3"><text:span text:style-name="T1">3</text:span><text:span text:style-name="T1">、添加新增的管</text:span><text:span text:style-name="T1">理等级</text:span></text:p>
            </draw:text-box>
          </draw:frame>
        </draw:g>
        <draw:polyline draw:style-name="gr4" draw:text-style-name="P2" draw:layer="layout" svg:width="32.75cm" svg:height="2.45cm" svg:x="23.96cm" svg:y="31.75cm" svg:viewBox="0 0 32751 2451" draw:points="0,0 0,1451 32751,1451 32751,2451">
          <text:p/>
        </draw:polyline>
        <draw:g>
          <draw:g>
            <draw:polygon draw:style-name="gr1" draw:text-style-name="P1" draw:layer="layout" svg:width="3.85cm" svg:height="1.7cm" svg:x="34.323cm" svg:y="30.25cm" svg:viewBox="0 0 3851 1701" draw:points="0,1701 3851,1701 3851,0 0,0">
              <text:p/>
            </draw:polygon>
            <draw:polygon draw:style-name="gr2" draw:text-style-name="P2" draw:layer="layout" svg:width="3.85cm" svg:height="1.7cm" svg:x="34.323cm" svg:y="30.25cm" svg:viewBox="0 0 3851 1701" draw:points="0,1701 3851,1701 3851,0 0,0">
              <text:p/>
            </draw:polygon>
          </draw:g>
          <draw:frame draw:style-name="gr7" draw:text-style-name="P2" draw:layer="layout" svg:width="3.85cm" svg:height="1.7cm" svg:x="34.323cm" svg:y="30.25cm">
            <draw:text-box>
              <text:p text:style-name="P3"><text:span text:style-name="T1">选中需要更改的等</text:span><text:span text:style-name="T1">级档次</text:span><text:span text:style-name="T1">,</text:span><text:span text:style-name="T1">对档次进</text:span><text:span text:style-name="T1">行重新编辑选择</text:span><text:span text:style-name="T1">,</text:span><text:span text:style-name="T1">(</text:span><text:span text:style-name="T1">如果没有该档次</text:span><text:span text:style-name="T1">,</text:span><text:span text:style-name="T1">选择”新增”</text:span><text:span text:style-name="T1">,</text:span><text:span text:style-name="T1">添加</text:span><text:span text:style-name="T1">等级档次</text:span><text:span text:style-name="T1">).</text:span></text:p>
            </draw:text-box>
          </draw:frame>
        </draw:g>
        <draw:polyline draw:style-name="gr4" draw:text-style-name="P2" draw:layer="layout" svg:width="20.462cm" svg:height="2.25cm" svg:x="36.248cm" svg:y="31.95cm" svg:viewBox="0 0 20463 2251" draw:points="0,0 0,1250 20463,1250 20463,2251">
          <text:p/>
        </draw:polyline>
        <draw:polyline draw:style-name="gr4" draw:text-style-name="P2" draw:layer="layout" svg:width="2.5cm" svg:height="3.1cm" svg:x="38.96cm" svg:y="27.15cm" svg:viewBox="0 0 2501 3101" draw:points="0,0 0,750 2501,750 2501,3101">
          <text:p/>
        </draw:polyline>
        <draw:polyline draw:style-name="gr4" draw:text-style-name="P2" draw:layer="layout" svg:width="2.712cm" svg:height="3.1cm" svg:x="36.248cm" svg:y="27.15cm" svg:viewBox="0 0 2713 3101" draw:points="2713,0 2713,750 0,750 0,3101">
          <text:p/>
        </draw:polyline>
        <draw:polyline draw:style-name="gr4" draw:text-style-name="P2" draw:layer="layout" svg:width="2.25cm" svg:height="3.15cm" svg:x="23.96cm" svg:y="27.1cm" svg:viewBox="0 0 2251 3151" draw:points="2251,0 2251,750 0,750 0,3151">
          <text:p/>
        </draw:polyline>
        <draw:polyline draw:style-name="gr4" draw:text-style-name="P2" draw:layer="layout" svg:width="20.75cm" svg:height="8cm" svg:x="17.96cm" svg:y="31.7cm" svg:viewBox="0 0 20751 8001" draw:points="0,0 0,1500 20751,1500 20751,8001">
          <text:p/>
        </draw:polyline>
        <draw:g>
          <draw:g>
            <draw:polygon draw:style-name="gr1" draw:text-style-name="P1" draw:layer="layout" svg:width="4.75cm" svg:height="1.9cm" svg:x="28.71cm" svg:y="30.05cm" svg:viewBox="0 0 4751 1901" draw:points="0,1901 4751,1901 4751,0 0,0">
              <text:p/>
            </draw:polygon>
            <draw:polygon draw:style-name="gr2" draw:text-style-name="P2" draw:layer="layout" svg:width="4.75cm" svg:height="1.9cm" svg:x="28.71cm" svg:y="30.05cm" svg:viewBox="0 0 4751 1901" draw:points="0,1901 4751,1901 4751,0 0,0">
              <text:p/>
            </draw:polygon>
          </draw:g>
          <draw:frame draw:style-name="gr12" draw:text-style-name="P2" draw:layer="layout" svg:width="4.75cm" svg:height="1.9cm" svg:x="28.71cm" svg:y="30.05cm">
            <draw:text-box>
              <text:p text:style-name="P3"><text:span text:style-name="T1">5</text:span><text:span text:style-name="T1">、生成“ＰＭ－</text:span><text:span text:style-name="T1">ＪＳ－＊＊＊“或”</text:span><text:span text:style-name="T1">ＰＭ－</text:span><text:span text:style-name="T1">XZ</text:span><text:span text:style-name="T1">－＊＊</text:span><text:span text:style-name="T1">＊“（ＰＭ代表人</text:span><text:span text:style-name="T1">员管理，ＪＳ是技</text:span><text:span text:style-name="T1">术</text:span><text:span text:style-name="T1">/</text:span><text:span text:style-name="T1">ＸＺ是行政，</text:span><text:span text:style-name="T1">001</text:span><text:span text:style-name="T1">代表等级的编</text:span><text:span text:style-name="T1">号顺序。 ）</text:span></text:p>
            </draw:text-box>
          </draw:frame>
        </draw:g>
        <draw:polyline draw:style-name="gr4" draw:text-style-name="P2" draw:layer="layout" svg:width="4.875cm" svg:height="2.95cm" svg:x="26.21cm" svg:y="27.1cm" svg:viewBox="0 0 4876 2951" draw:points="0,0 0,750 4876,750 4876,2951">
          <text:p/>
        </draw:polyline>
        <draw:polyline draw:style-name="gr4" draw:text-style-name="P2" draw:layer="layout" svg:width="7.625cm" svg:height="7.75cm" svg:x="31.085cm" svg:y="31.95cm" svg:viewBox="0 0 7626 7751" draw:points="0,0 0,1250 7626,1250 7626,7751">
          <text:p/>
        </draw:polyline>
        <draw:g>
          <draw:g>
            <draw:polygon draw:style-name="gr1" draw:text-style-name="P1" draw:layer="layout" svg:width="2.5cm" svg:height="1.5cm" svg:x="75.46cm" svg:y="21.55cm" svg:viewBox="0 0 2501 1501" draw:points="0,1501 2501,1501 2501,0 0,0">
              <text:p/>
            </draw:polygon>
            <draw:polygon draw:style-name="gr2" draw:text-style-name="P2" draw:layer="layout" svg:width="2.5cm" svg:height="1.5cm" svg:x="75.46cm" svg:y="21.55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75.46cm" svg:y="21.55cm">
            <draw:text-box>
              <text:p text:style-name="P3"><text:span text:style-name="T3">一般情况</text:span></text:p>
            </draw:text-box>
          </draw:frame>
        </draw:g>
        <draw:g>
          <draw:g>
            <draw:polygon draw:style-name="gr1" draw:text-style-name="P1" draw:layer="layout" svg:width="2.5cm" svg:height="1.5cm" svg:x="81.46cm" svg:y="21.55cm" svg:viewBox="0 0 2501 1501" draw:points="0,1501 2501,1501 2501,0 0,0">
              <text:p/>
            </draw:polygon>
            <draw:polygon draw:style-name="gr2" draw:text-style-name="P2" draw:layer="layout" svg:width="2.5cm" svg:height="1.5cm" svg:x="81.46cm" svg:y="21.55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81.46cm" svg:y="21.55cm">
            <draw:text-box>
              <text:p text:style-name="P3"><text:span text:style-name="T3">特殊情况</text:span></text:p>
            </draw:text-box>
          </draw:frame>
        </draw:g>
        <draw:polygon draw:style-name="gr4" draw:text-style-name="P2" draw:layer="layout" svg:width="0cm" svg:height="0.498cm" svg:x="79.96cm" svg:y="40.25cm" svg:viewBox="0 0 0 499" draw:points="0,499 0,0">
          <text:p/>
        </draw:polygon>
        <draw:g>
          <draw:g>
            <draw:polygon draw:style-name="gr1" draw:text-style-name="P1" draw:layer="layout" svg:width="3.75cm" svg:height="1.5cm" svg:x="78.085cm" svg:y="29.7cm" svg:viewBox="0 0 3751 1501" draw:points="0,1501 3751,1501 3751,0 0,0">
              <text:p/>
            </draw:polygon>
            <draw:polygon draw:style-name="gr2" draw:text-style-name="P2" draw:layer="layout" svg:width="3.75cm" svg:height="1.5cm" svg:x="78.085cm" svg:y="29.7cm" svg:viewBox="0 0 3751 1501" draw:points="0,1501 3751,1501 3751,0 0,0">
              <text:p/>
            </draw:polygon>
          </draw:g>
          <draw:frame draw:style-name="gr3" draw:text-style-name="P2" draw:layer="layout" svg:width="3.75cm" svg:height="1.5cm" svg:x="78.085cm" svg:y="29.7cm">
            <draw:text-box>
              <text:p text:style-name="P3"><text:span text:style-name="T1">在确定最高等级档</text:span><text:span text:style-name="T1">次工资和最低等级</text:span><text:span text:style-name="T1">档次工资后，对管</text:span><text:span text:style-name="T1">理水平进行定级和</text:span><text:span text:style-name="T1">定额</text:span></text:p>
            </draw:text-box>
          </draw:frame>
        </draw:g>
        <draw:polyline draw:style-name="gr4" draw:text-style-name="P2" draw:layer="layout" svg:width="3cm" svg:height="1.6cm" svg:x="76.71cm" svg:y="19.95cm" svg:viewBox="0 0 3001 1601" draw:points="3001,0 3001,751 0,751 0,1601">
          <text:p/>
        </draw:polyline>
        <draw:polyline draw:style-name="gr4" draw:text-style-name="P2" draw:layer="layout" svg:width="3cm" svg:height="1.6cm" svg:x="79.71cm" svg:y="19.95cm" svg:viewBox="0 0 3001 1601" draw:points="0,0 0,751 3001,751 3001,1601">
          <text:p/>
        </draw:polyline>
        <draw:g>
          <draw:g>
            <draw:polygon draw:style-name="gr1" draw:text-style-name="P1" draw:layer="layout" svg:width="2.5cm" svg:height="1.5cm" svg:x="81.46cm" svg:y="24.65cm" svg:viewBox="0 0 2501 1501" draw:points="0,1501 2501,1501 2501,0 0,0">
              <text:p/>
            </draw:polygon>
            <draw:polygon draw:style-name="gr2" draw:text-style-name="P2" draw:layer="layout" svg:width="2.5cm" svg:height="1.5cm" svg:x="81.46cm" svg:y="24.65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81.46cm" svg:y="24.65cm">
            <draw:text-box>
              <text:p text:style-name="P3"><text:span text:style-name="T1">公司的最高等级档</text:span><text:span text:style-name="T1">次工资和最低等级</text:span><text:span text:style-name="T1">档次工资变动后</text:span></text:p>
            </draw:text-box>
          </draw:frame>
        </draw:g>
        <draw:polyline draw:style-name="gr4" draw:text-style-name="P2" draw:layer="layout" svg:width="3.25cm" svg:height="6.65cm" svg:x="76.71cm" svg:y="23.05cm" svg:viewBox="0 0 3251 6651" draw:points="0,0 0,5151 3251,5151 3251,6651">
          <text:p/>
        </draw:polyline>
        <draw:polyline draw:style-name="gr4" draw:text-style-name="P2" draw:layer="layout" svg:width="2.75cm" svg:height="3.55cm" svg:x="79.96cm" svg:y="26.15cm" svg:viewBox="0 0 2751 3551" draw:points="2751,0 2751,2051 0,2051 0,3551">
          <text:p/>
        </draw:polyline>
        <draw:line draw:style-name="gr4" draw:text-style-name="P2" draw:layer="layout" svg:x1="82.71cm" svg:y1="23.05cm" svg:x2="82.71cm" svg:y2="24.649cm">
          <text:p/>
        </draw:line>
        <draw:line draw:style-name="gr4" draw:text-style-name="P2" draw:layer="layout" svg:x1="79.96cm" svg:y1="31.2cm" svg:x2="79.96cm" svg:y2="32.124cm">
          <text:p/>
        </draw:line>
        <draw:line draw:style-name="gr4" draw:text-style-name="P2" draw:layer="layout" svg:x1="79.96cm" svg:y1="33.725cm" svg:x2="79.96cm" svg:y2="34.649cm">
          <text:p/>
        </draw:line>
      </draw:page>
      <draw:page draw:name="管理等级晋升流程" draw:style-name="dp1" draw:master-page-name="PM1">
        <draw:g>
          <draw:g>
            <draw:polygon draw:style-name="gr13" draw:text-style-name="P4" draw:layer="layout" svg:width="2.5cm" svg:height="1.5cm" svg:x="114.931cm" svg:y="44.77cm" svg:viewBox="0 0 2501 1501" draw:points="0,1501 2501,1501 2501,0 0,0">
              <text:p/>
            </draw:polygon>
            <draw:polygon draw:style-name="gr2" draw:text-style-name="P2" draw:layer="layout" svg:width="2.5cm" svg:height="1.5cm" svg:x="114.931cm" svg:y="44.77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14.931cm" svg:y="44.77cm">
            <draw:text-box>
              <text:p text:style-name="P3"><text:span text:style-name="T1">岗位评判条件</text:span></text:p>
            </draw:text-box>
          </draw:frame>
        </draw:g>
        <draw:g>
          <draw:g>
            <draw:polygon draw:style-name="gr1" draw:text-style-name="P1" draw:layer="layout" svg:width="2.5cm" svg:height="1.5cm" svg:x="155.927cm" svg:y="20.669cm" svg:viewBox="0 0 2501 1501" draw:points="0,1501 2501,1501 2501,0 0,0">
              <text:p/>
            </draw:polygon>
            <draw:polygon draw:style-name="gr2" draw:text-style-name="P2" draw:layer="layout" svg:width="2.5cm" svg:height="1.5cm" svg:x="155.927cm" svg:y="20.669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55.927cm" svg:y="20.669cm">
            <draw:text-box>
              <text:p text:style-name="P3"><text:span text:style-name="T1">全体员工</text:span></text:p>
            </draw:text-box>
          </draw:frame>
        </draw:g>
        <draw:g>
          <draw:g>
            <draw:polygon draw:style-name="gr1" draw:text-style-name="P1" draw:layer="layout" svg:width="2.5cm" svg:height="1.6cm" svg:x="155.927cm" svg:y="23.269cm" svg:viewBox="0 0 2501 1601" draw:points="0,1601 2501,1601 2501,0 0,0">
              <text:p/>
            </draw:polygon>
            <draw:polygon draw:style-name="gr2" draw:text-style-name="P2" draw:layer="layout" svg:width="2.5cm" svg:height="1.6cm" svg:x="155.927cm" svg:y="23.269cm" svg:viewBox="0 0 2501 1601" draw:points="0,1601 2501,1601 2501,0 0,0">
              <text:p/>
            </draw:polygon>
          </draw:g>
          <draw:frame draw:style-name="gr9" draw:text-style-name="P2" draw:layer="layout" svg:width="2.5cm" svg:height="1.6cm" svg:x="155.927cm" svg:y="23.269cm">
            <draw:text-box>
              <text:p text:style-name="P3"><text:span text:style-name="T1">员工根据个人当前</text:span><text:span text:style-name="T1">任职管理岗位情</text:span><text:span text:style-name="T1">况，需进行管理晋</text:span><text:span text:style-name="T1">升</text:span></text:p>
            </draw:text-box>
          </draw:frame>
        </draw:g>
        <draw:g>
          <draw:g>
            <draw:path draw:style-name="gr1" draw:text-style-name="P1" draw:layer="layout" svg:width="2.5cm" svg:height="1cm" svg:x="155.927cm" svg:y="18.269cm" svg:viewBox="0 0 2501 1001" svg:d="M500 1001h1502c92 0 170-21 250-67 79-46 137-103 183-183s66-158 66-251c0-92-20-170-66-250s-104-137-183-183c-80-46-158-67-250-67h-1502c-92 0-170 21-250 67-79 46-137 103-183 183s-67 158-67 251c0 92 21 170 67 250s104 137 183 183c80 46 158 67 250 67z">
              <text:p/>
            </draw:path>
            <draw:path draw:style-name="gr2" draw:text-style-name="P2" draw:layer="layout" svg:width="2.5cm" svg:height="1cm" svg:x="155.927cm" svg:y="18.269cm" svg:viewBox="0 0 2501 1001" svg:d="M500 1001h1502c92 0 170-21 250-67 79-46 137-103 183-183s66-158 66-251c0-92-20-170-66-250s-104-137-183-183c-80-46-158-67-250-67h-1502c-92 0-170 21-250 67-79 46-137 103-183 183s-67 158-67 251c0 92 21 170 67 250s104 137 183 183c80 46 158 67 250 67z">
              <text:p/>
            </draw:path>
          </draw:g>
          <draw:frame draw:style-name="gr8" draw:text-style-name="P2" draw:layer="layout" svg:width="2.5cm" svg:height="1cm" svg:x="155.927cm" svg:y="18.269cm">
            <draw:text-box>
              <text:p text:style-name="P3"><text:span text:style-name="T1">管理晋升</text:span></text:p>
            </draw:text-box>
          </draw:frame>
        </draw:g>
        <draw:line draw:style-name="gr4" draw:text-style-name="P2" draw:layer="layout" svg:x1="157.177cm" svg:y1="19.269cm" svg:x2="157.177cm" svg:y2="20.669cm">
          <text:p/>
        </draw:line>
        <draw:line draw:style-name="gr4" draw:text-style-name="P2" draw:layer="layout" svg:x1="157.177cm" svg:y1="22.169cm" svg:x2="157.177cm" svg:y2="23.269cm">
          <text:p/>
        </draw:line>
        <draw:line draw:style-name="gr4" draw:text-style-name="P2" draw:layer="layout" svg:x1="157.177cm" svg:y1="24.869cm" svg:x2="157.177cm" svg:y2="26.368cm">
          <text:p/>
        </draw:line>
        <draw:g>
          <draw:g>
            <draw:polygon draw:style-name="gr13" draw:text-style-name="P4" draw:layer="layout" svg:width="2.5cm" svg:height="1.5cm" svg:x="155.927cm" svg:y="26.369cm" svg:viewBox="0 0 2501 1501" draw:points="0,1501 2501,1501 2501,0 0,0">
              <text:p/>
            </draw:polygon>
            <draw:polygon draw:style-name="gr2" draw:text-style-name="P2" draw:layer="layout" svg:width="2.5cm" svg:height="1.5cm" svg:x="155.927cm" svg:y="26.369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55.927cm" svg:y="26.369cm">
            <draw:text-box>
              <text:p text:style-name="P3"><text:span text:style-name="T1">上系统 — 管理晋</text:span><text:span text:style-name="T1">升 — 申请晋升</text:span></text:p>
            </draw:text-box>
          </draw:frame>
        </draw:g>
        <draw:g>
          <draw:g>
            <draw:polygon draw:style-name="gr13" draw:text-style-name="P4" draw:layer="layout" svg:width="2.5cm" svg:height="1.5cm" svg:x="131.55cm" svg:y="31.452cm" svg:viewBox="0 0 2501 1501" draw:points="0,1501 2501,1501 2501,0 0,0">
              <text:p/>
            </draw:polygon>
            <draw:polygon draw:style-name="gr2" draw:text-style-name="P2" draw:layer="layout" svg:width="2.5cm" svg:height="1.5cm" svg:x="131.55cm" svg:y="31.452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31.55cm" svg:y="31.452cm">
            <draw:text-box>
              <text:p text:style-name="P3"><text:span text:style-name="T1">1.</text:span><text:span text:style-name="T1">地区</text:span></text:p>
            </draw:text-box>
          </draw:frame>
        </draw:g>
        <draw:g>
          <draw:g>
            <draw:polygon draw:style-name="gr13" draw:text-style-name="P4" draw:layer="layout" svg:width="2.5cm" svg:height="1.5cm" svg:x="134.8cm" svg:y="31.452cm" svg:viewBox="0 0 2501 1501" draw:points="0,1501 2501,1501 2501,0 0,0">
              <text:p/>
            </draw:polygon>
            <draw:polygon draw:style-name="gr2" draw:text-style-name="P2" draw:layer="layout" svg:width="2.5cm" svg:height="1.5cm" svg:x="134.8cm" svg:y="31.452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34.8cm" svg:y="31.452cm">
            <draw:text-box>
              <text:p text:style-name="P3"><text:span text:style-name="T1">2.</text:span><text:span text:style-name="T1">部门（由组织结</text:span><text:span text:style-name="T1">构</text:span><text:span text:style-name="T1">/</text:span><text:span text:style-name="T1">权限管理连接</text:span><text:span text:style-name="T1">生成）</text:span></text:p>
            </draw:text-box>
          </draw:frame>
        </draw:g>
        <draw:g>
          <draw:g>
            <draw:polygon draw:style-name="gr13" draw:text-style-name="P4" draw:layer="layout" svg:width="2.5cm" svg:height="1.995cm" svg:x="138.05cm" svg:y="31.452cm" svg:viewBox="0 0 2501 1996" draw:points="0,1996 2501,1996 2501,0 0,0">
              <text:p/>
            </draw:polygon>
            <draw:polygon draw:style-name="gr2" draw:text-style-name="P2" draw:layer="layout" svg:width="2.5cm" svg:height="1.995cm" svg:x="138.05cm" svg:y="31.452cm" svg:viewBox="0 0 2501 1996" draw:points="0,1996 2501,1996 2501,0 0,0">
              <text:p/>
            </draw:polygon>
          </draw:g>
          <draw:frame draw:style-name="gr14" draw:text-style-name="P2" draw:layer="layout" svg:width="2.5cm" svg:height="1.995cm" svg:x="138.05cm" svg:y="31.452cm">
            <draw:text-box>
              <text:p text:style-name="P3"><text:span text:style-name="T1">3.</text:span><text:span text:style-name="T1">岗位（由组织结</text:span><text:span text:style-name="T1">构引用）</text:span></text:p>
            </draw:text-box>
          </draw:frame>
        </draw:g>
        <draw:g>
          <draw:g>
            <draw:polygon draw:style-name="gr13" draw:text-style-name="P4" draw:layer="layout" svg:width="3.45cm" svg:height="1.995cm" svg:x="152.989cm" svg:y="31.424cm" svg:viewBox="0 0 3451 1996" draw:points="0,1996 3451,1996 3451,0 0,0">
              <text:p/>
            </draw:polygon>
            <draw:polygon draw:style-name="gr2" draw:text-style-name="P2" draw:layer="layout" svg:width="3.45cm" svg:height="1.995cm" svg:x="152.989cm" svg:y="31.424cm" svg:viewBox="0 0 3451 1996" draw:points="0,1996 3451,1996 3451,0 0,0">
              <text:p/>
            </draw:polygon>
          </draw:g>
          <draw:frame draw:style-name="gr14" draw:text-style-name="P2" draw:layer="layout" svg:width="3.45cm" svg:height="1.995cm" svg:x="152.989cm" svg:y="31.424cm">
            <draw:text-box>
              <text:p text:style-name="P3"><text:span text:style-name="T1">7.</text:span><text:span text:style-name="T1">申请时间（默认</text:span><text:span text:style-name="T1">为是填写当天）</text:span></text:p>
            </draw:text-box>
          </draw:frame>
        </draw:g>
        <draw:g>
          <draw:g>
            <draw:polygon draw:style-name="gr13" draw:text-style-name="P4" draw:layer="layout" svg:width="4cm" svg:height="2.05cm" svg:x="157.8cm" svg:y="31.369cm" svg:viewBox="0 0 4001 2051" draw:points="0,2051 4001,2051 4001,0 0,0">
              <text:p/>
            </draw:polygon>
            <draw:polygon draw:style-name="gr2" draw:text-style-name="P2" draw:layer="layout" svg:width="4cm" svg:height="2.05cm" svg:x="157.8cm" svg:y="31.369cm" svg:viewBox="0 0 4001 2051" draw:points="0,2051 4001,2051 4001,0 0,0">
              <text:p/>
            </draw:polygon>
          </draw:g>
          <draw:frame draw:style-name="gr15" draw:text-style-name="P2" draw:layer="layout" svg:width="4cm" svg:height="2.05cm" svg:x="157.8cm" svg:y="31.369cm">
            <draw:text-box>
              <text:p text:style-name="P3"><text:span text:style-name="T1">8.</text:span><text:span text:style-name="T1">本公司的工龄</text:span><text:span text:style-name="T1">（系统自动从工龄</text:span><text:span text:style-name="T1">模块处获取）</text:span></text:p>
            </draw:text-box>
          </draw:frame>
        </draw:g>
        <draw:g>
          <draw:g>
            <draw:polygon draw:style-name="gr13" draw:text-style-name="P4" draw:layer="layout" svg:width="2.5cm" svg:height="1.995cm" svg:x="141.3cm" svg:y="31.452cm" svg:viewBox="0 0 2501 1996" draw:points="0,1996 2501,1996 2501,0 0,0">
              <text:p/>
            </draw:polygon>
            <draw:polygon draw:style-name="gr2" draw:text-style-name="P2" draw:layer="layout" svg:width="2.5cm" svg:height="1.995cm" svg:x="141.3cm" svg:y="31.452cm" svg:viewBox="0 0 2501 1996" draw:points="0,1996 2501,1996 2501,0 0,0">
              <text:p/>
            </draw:polygon>
          </draw:g>
          <draw:frame draw:style-name="gr14" draw:text-style-name="P2" draw:layer="layout" svg:width="2.5cm" svg:height="1.995cm" svg:x="141.3cm" svg:y="31.452cm">
            <draw:text-box>
              <text:p text:style-name="P3"><text:span text:style-name="T1">4.</text:span><text:span text:style-name="T1">名字（显示为本</text:span><text:span text:style-name="T1">人姓名，且不可更</text:span><text:span text:style-name="T1">改）</text:span></text:p>
            </draw:text-box>
          </draw:frame>
        </draw:g>
        <draw:g>
          <draw:g>
            <draw:polygon draw:style-name="gr13" draw:text-style-name="P4" draw:layer="layout" svg:width="4cm" svg:height="2.05cm" svg:x="168.13cm" svg:y="31.369cm" svg:viewBox="0 0 4001 2051" draw:points="0,2051 4001,2051 4001,0 0,0">
              <text:p/>
            </draw:polygon>
            <draw:polygon draw:style-name="gr2" draw:text-style-name="P2" draw:layer="layout" svg:width="4cm" svg:height="2.05cm" svg:x="168.13cm" svg:y="31.369cm" svg:viewBox="0 0 4001 2051" draw:points="0,2051 4001,2051 4001,0 0,0">
              <text:p/>
            </draw:polygon>
          </draw:g>
          <draw:frame draw:style-name="gr15" draw:text-style-name="P2" draw:layer="layout" svg:width="4cm" svg:height="2.05cm" svg:x="168.13cm" svg:y="31.369cm">
            <draw:text-box>
              <text:p text:style-name="P3"><text:span text:style-name="T1">10.</text:span><text:span text:style-name="T1">本次晋升等级</text:span><text:span text:style-name="T1">（系统根据目前等</text:span><text:span text:style-name="T1">级自动生成并显示</text:span><text:span text:style-name="T1">可晋升的等级，可</text:span><text:span text:style-name="T1">晋升的等级应为目</text:span><text:span text:style-name="T1">前等级的下一个等</text:span><text:span text:style-name="T1">级）</text:span></text:p>
            </draw:text-box>
          </draw:frame>
        </draw:g>
        <draw:g>
          <draw:g>
            <draw:polygon draw:style-name="gr13" draw:text-style-name="P4" draw:layer="layout" svg:width="4cm" svg:height="2.05cm" svg:x="162.611cm" svg:y="31.369cm" svg:viewBox="0 0 4001 2051" draw:points="0,2051 4001,2051 4001,0 0,0">
              <text:p/>
            </draw:polygon>
            <draw:polygon draw:style-name="gr2" draw:text-style-name="P2" draw:layer="layout" svg:width="4cm" svg:height="2.05cm" svg:x="162.611cm" svg:y="31.369cm" svg:viewBox="0 0 4001 2051" draw:points="0,2051 4001,2051 4001,0 0,0">
              <text:p/>
            </draw:polygon>
          </draw:g>
          <draw:frame draw:style-name="gr15" draw:text-style-name="P2" draw:layer="layout" svg:width="4cm" svg:height="2.05cm" svg:x="162.611cm" svg:y="31.369cm">
            <draw:text-box>
              <text:p text:style-name="P3"><text:span text:style-name="T1">9.</text:span><text:span text:style-name="T1">转正时间（系统</text:span><text:span text:style-name="T1">自动从转正功能获</text:span><text:span text:style-name="T1">取信息，如还未转</text:span><text:span text:style-name="T1">正显示</text:span><text:span text:style-name="T1">0000-00-</text:span><text:span text:style-name="T1">00</text:span><text:span text:style-name="T1">）</text:span></text:p>
            </draw:text-box>
          </draw:frame>
        </draw:g>
        <draw:g>
          <draw:g>
            <draw:polygon draw:style-name="gr13" draw:text-style-name="P4" draw:layer="layout" svg:width="2.5cm" svg:height="1.5cm" svg:x="155.677cm" svg:y="38.319cm" svg:viewBox="0 0 2501 1501" draw:points="0,1501 2501,1501 2501,0 0,0">
              <text:p/>
            </draw:polygon>
            <draw:polygon draw:style-name="gr2" draw:text-style-name="P2" draw:layer="layout" svg:width="2.5cm" svg:height="1.5cm" svg:x="155.677cm" svg:y="38.319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55.677cm" svg:y="38.319cm">
            <draw:text-box>
              <text:p text:style-name="P3"><text:span text:style-name="T1">填写完成</text:span></text:p>
            </draw:text-box>
          </draw:frame>
        </draw:g>
        <draw:polyline draw:style-name="gr4" draw:text-style-name="P2" draw:layer="layout" svg:width="24.377cm" svg:height="3.582cm" svg:x="132.8cm" svg:y="27.869cm" svg:viewBox="0 0 24378 3583" draw:points="24378,0 24378,750 0,750 0,3583">
          <text:p/>
        </draw:polyline>
        <draw:polyline draw:style-name="gr4" draw:text-style-name="P2" draw:layer="layout" svg:width="21.127cm" svg:height="3.582cm" svg:x="136.05cm" svg:y="27.869cm" svg:viewBox="0 0 21128 3583" draw:points="21128,0 21128,749 0,749 0,3583">
          <text:p/>
        </draw:polyline>
        <draw:polyline draw:style-name="gr4" draw:text-style-name="P2" draw:layer="layout" svg:width="17.877cm" svg:height="3.582cm" svg:x="139.3cm" svg:y="27.869cm" svg:viewBox="0 0 17878 3583" draw:points="17878,0 17878,750 0,750 0,3583">
          <text:p/>
        </draw:polyline>
        <draw:polyline draw:style-name="gr4" draw:text-style-name="P2" draw:layer="layout" svg:width="14.627cm" svg:height="3.582cm" svg:x="142.55cm" svg:y="27.869cm" svg:viewBox="0 0 14628 3583" draw:points="14628,0 14628,750 0,750 0,3583">
          <text:p/>
        </draw:polyline>
        <draw:polyline draw:style-name="gr4" draw:text-style-name="P2" draw:layer="layout" svg:width="2.463cm" svg:height="3.555cm" svg:x="154.714cm" svg:y="27.869cm" svg:viewBox="0 0 2464 3556" draw:points="2464,0 2464,750 0,750 0,3556">
          <text:p/>
        </draw:polyline>
        <draw:polyline draw:style-name="gr4" draw:text-style-name="P2" draw:layer="layout" svg:width="2.623cm" svg:height="3.5cm" svg:x="157.177cm" svg:y="27.869cm" svg:viewBox="0 0 2624 3501" draw:points="0,0 0,750 2624,750 2624,3501">
          <text:p/>
        </draw:polyline>
        <draw:polyline draw:style-name="gr4" draw:text-style-name="P2" draw:layer="layout" svg:width="7.435cm" svg:height="3.5cm" svg:x="157.177cm" svg:y="27.869cm" svg:viewBox="0 0 7436 3501" draw:points="0,0 0,749 7436,749 7436,3501">
          <text:p/>
        </draw:polyline>
        <draw:polyline draw:style-name="gr4" draw:text-style-name="P2" draw:layer="layout" svg:width="12.954cm" svg:height="3.5cm" svg:x="157.177cm" svg:y="27.869cm" svg:viewBox="0 0 12955 3501" draw:points="0,0 0,750 12955,750 12955,3501">
          <text:p/>
        </draw:polyline>
        <draw:g>
          <draw:g>
            <draw:polygon draw:style-name="gr13" draw:text-style-name="P4" draw:layer="layout" svg:width="3cm" svg:height="2.05cm" svg:x="148.627cm" svg:y="31.424cm" svg:viewBox="0 0 3001 2051" draw:points="0,2051 3001,2051 3001,0 0,0">
              <text:p/>
            </draw:polygon>
            <draw:polygon draw:style-name="gr2" draw:text-style-name="P2" draw:layer="layout" svg:width="3cm" svg:height="2.05cm" svg:x="148.627cm" svg:y="31.424cm" svg:viewBox="0 0 3001 2051" draw:points="0,2051 3001,2051 3001,0 0,0">
              <text:p/>
            </draw:polygon>
          </draw:g>
          <draw:frame draw:style-name="gr15" draw:text-style-name="P2" draw:layer="layout" svg:width="3cm" svg:height="2.05cm" svg:x="148.627cm" svg:y="31.424cm">
            <draw:text-box>
              <text:p text:style-name="P3"><text:span text:style-name="T1">6</text:span><text:span text:style-name="T1">、管理定级（由</text:span><text:span text:style-name="T1">系统核对申请人当</text:span><text:span text:style-name="T1">前等级，自动匹配</text:span><text:span text:style-name="T1">高一等级）</text:span></text:p>
            </draw:text-box>
          </draw:frame>
        </draw:g>
        <draw:polyline draw:style-name="gr4" draw:text-style-name="P2" draw:layer="layout" svg:width="7.05cm" svg:height="3.555cm" svg:x="150.127cm" svg:y="27.869cm" svg:viewBox="0 0 7051 3556" draw:points="7051,0 7051,749 0,749 0,3556">
          <text:p/>
        </draw:polyline>
        <draw:polyline draw:style-name="gr4" draw:text-style-name="P2" draw:layer="layout" svg:width="24.127cm" svg:height="5.368cm" svg:x="132.8cm" svg:y="32.952cm" svg:viewBox="0 0 24128 5369" draw:points="0,0 0,4619 24128,4619 24128,5369">
          <text:p/>
        </draw:polyline>
        <draw:polyline draw:style-name="gr4" draw:text-style-name="P2" draw:layer="layout" svg:width="20.877cm" svg:height="5.368cm" svg:x="136.05cm" svg:y="32.952cm" svg:viewBox="0 0 20878 5369" draw:points="0,0 0,4619 20878,4619 20878,5369">
          <text:p/>
        </draw:polyline>
        <draw:polyline draw:style-name="gr4" draw:text-style-name="P2" draw:layer="layout" svg:width="17.627cm" svg:height="4.872cm" svg:x="139.3cm" svg:y="33.447cm" svg:viewBox="0 0 17628 4873" draw:points="0,0 0,4123 17628,4123 17628,4873">
          <text:p/>
        </draw:polyline>
        <draw:polyline draw:style-name="gr4" draw:text-style-name="P2" draw:layer="layout" svg:width="14.377cm" svg:height="4.872cm" svg:x="142.55cm" svg:y="33.447cm" svg:viewBox="0 0 14378 4873" draw:points="0,0 0,4123 14378,4123 14378,4873">
          <text:p/>
        </draw:polyline>
        <draw:polyline draw:style-name="gr4" draw:text-style-name="P2" draw:layer="layout" svg:width="6.799cm" svg:height="1.845cm" svg:x="150.127cm" svg:y="36.474cm" svg:viewBox="0 0 6800 1846" draw:points="0,0 0,1095 6800,1095 6800,1846">
          <text:p/>
        </draw:polyline>
        <draw:polyline draw:style-name="gr4" draw:text-style-name="P2" draw:layer="layout" svg:width="2.213cm" svg:height="4.9cm" svg:x="154.714cm" svg:y="33.419cm" svg:viewBox="0 0 2214 4901" draw:points="0,0 0,4151 2214,4151 2214,4901">
          <text:p/>
        </draw:polyline>
        <draw:polyline draw:style-name="gr4" draw:text-style-name="P2" draw:layer="layout" svg:width="2.873cm" svg:height="4.9cm" svg:x="156.927cm" svg:y="33.419cm" svg:viewBox="0 0 2874 4901" draw:points="2874,0 2874,4151 0,4151 0,4901">
          <text:p/>
        </draw:polyline>
        <draw:polyline draw:style-name="gr4" draw:text-style-name="P2" draw:layer="layout" svg:width="7.685cm" svg:height="4.9cm" svg:x="156.927cm" svg:y="33.419cm" svg:viewBox="0 0 7686 4901" draw:points="7686,0 7686,4151 0,4151 0,4901">
          <text:p/>
        </draw:polyline>
        <draw:polyline draw:style-name="gr4" draw:text-style-name="P2" draw:layer="layout" svg:width="13.204cm" svg:height="4.9cm" svg:x="156.927cm" svg:y="33.419cm" svg:viewBox="0 0 13205 4901" draw:points="13205,0 13205,4151 0,4151 0,4901">
          <text:p/>
        </draw:polyline>
        <draw:g>
          <draw:g>
            <draw:polygon draw:style-name="gr13" draw:text-style-name="P4" draw:layer="layout" svg:width="2.5cm" svg:height="1.5cm" svg:x="155.677cm" svg:y="41.319cm" svg:viewBox="0 0 2501 1501" draw:points="0,1501 2501,1501 2501,0 0,0">
              <text:p/>
            </draw:polygon>
            <draw:polygon draw:style-name="gr2" draw:text-style-name="P2" draw:layer="layout" svg:width="2.5cm" svg:height="1.5cm" svg:x="155.677cm" svg:y="41.319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55.677cm" svg:y="41.319cm">
            <draw:text-box>
              <text:p text:style-name="P3"><text:span text:style-name="T1">系统根据如下</text:span></text:p>
              <text:p text:style-name="P3"><text:span text:style-name="T1">条件进行筛选</text:span></text:p>
            </draw:text-box>
          </draw:frame>
        </draw:g>
        <draw:line draw:style-name="gr4" draw:text-style-name="P2" draw:layer="layout" svg:x1="156.927cm" svg:y1="39.819cm" svg:x2="156.927cm" svg:y2="41.318cm">
          <text:p/>
        </draw:line>
        <draw:polyline draw:style-name="gr4" draw:text-style-name="P2" draw:layer="layout" svg:width="40.746cm" svg:height="1.951cm" svg:x="116.181cm" svg:y="42.819cm" svg:viewBox="0 0 40747 1952" draw:points="40747,0 40747,750 0,750 0,1952">
          <text:p/>
        </draw:polyline>
        <draw:line draw:style-name="gr4" draw:text-style-name="P2" draw:layer="layout" svg:x1="116.181cm" svg:y1="46.27cm" svg:x2="116.181cm" svg:y2="47.77cm">
          <text:p/>
        </draw:line>
        <draw:g>
          <draw:g>
            <draw:polygon draw:style-name="gr13" draw:text-style-name="P4" draw:layer="layout" svg:width="3.7cm" svg:height="2.75cm" svg:x="114.331cm" svg:y="47.77cm" svg:viewBox="0 0 3701 2751" draw:points="0,1376 1849,0 3701,1376 1849,2751">
              <text:p/>
            </draw:polygon>
            <draw:polygon draw:style-name="gr2" draw:text-style-name="P2" draw:layer="layout" svg:width="3.7cm" svg:height="2.75cm" svg:x="114.331cm" svg:y="47.77cm" svg:viewBox="0 0 3701 2751" draw:points="0,1376 1849,0 3701,1376 1849,2751">
              <text:p/>
            </draw:polygon>
          </draw:g>
          <draw:frame draw:style-name="gr16" draw:text-style-name="P2" draw:layer="layout" svg:width="3.083cm" svg:height="2.558cm" svg:x="114.639cm" svg:y="47.866cm">
            <draw:text-box>
              <text:p text:style-name="P3"><text:span text:style-name="T4">规划模块</text:span><text:span text:style-name="T4">or</text:span><text:span text:style-name="T4">系</text:span><text:span text:style-name="T4">统判断申请人</text:span><text:span text:style-name="T4">是否任职过管</text:span><text:span text:style-name="T4">理岗位（从组</text:span><text:span text:style-name="T4">织架构获取）</text:span></text:p>
            </draw:text-box>
          </draw:frame>
        </draw:g>
        <draw:g>
          <draw:g>
            <draw:polygon draw:style-name="gr13" draw:text-style-name="P4" draw:layer="layout" svg:width="3.7cm" svg:height="2.95cm" svg:x="102.725cm" svg:y="53.77cm" svg:viewBox="0 0 3701 2951" draw:points="0,1475 1849,0 3701,1475 1849,2951">
              <text:p/>
            </draw:polygon>
            <draw:polygon draw:style-name="gr2" draw:text-style-name="P2" draw:layer="layout" svg:width="3.7cm" svg:height="2.95cm" svg:x="102.725cm" svg:y="53.77cm" svg:viewBox="0 0 3701 2951" draw:points="0,1475 1849,0 3701,1475 1849,2951">
              <text:p/>
            </draw:polygon>
          </draw:g>
          <draw:frame draw:style-name="gr17" draw:text-style-name="P2" draw:layer="layout" svg:width="3.083cm" svg:height="2.213cm" svg:x="103.033cm" svg:y="54.139cm">
            <draw:text-box>
              <text:p text:style-name="P3"><text:span text:style-name="T4">申请管理方向</text:span><text:span text:style-name="T4">是否是行政管</text:span><text:span text:style-name="T4">理方向</text:span></text:p>
            </draw:text-box>
          </draw:frame>
        </draw:g>
        <draw:g>
          <draw:polyline draw:style-name="gr4" draw:text-style-name="P2" draw:layer="layout" svg:width="9.756cm" svg:height="4.625cm" svg:x="104.575cm" svg:y="49.145cm" svg:viewBox="0 0 9757 4626" draw:points="9757,0 0,0 0,4626">
            <text:p/>
          </draw:polyline>
          <draw:frame draw:style-name="gr18" draw:text-style-name="P2" draw:layer="layout" svg:width="1.94cm" svg:height="0.799cm" svg:x="106.17cm" svg:y="48.746cm">
            <draw:text-box>
              <text:p text:style-name="P3"><text:span text:style-name="T5">是</text:span></text:p>
            </draw:text-box>
          </draw:frame>
        </draw:g>
        <draw:g>
          <draw:polyline draw:style-name="gr4" draw:text-style-name="P2" draw:layer="layout" svg:width="82.015cm" svg:height="9.658cm" svg:x="118.031cm" svg:y="49.145cm" svg:viewBox="0 0 82016 9659" draw:points="0,0 82016,0 82016,9659">
            <text:p/>
          </draw:polyline>
          <draw:frame draw:style-name="gr19" draw:text-style-name="P2" draw:layer="layout" svg:width="2.117cm" svg:height="0.846cm" svg:x="132.682cm" svg:y="48.672cm">
            <draw:text-box>
              <text:p text:style-name="P3"><text:span text:style-name="T6">否</text:span></text:p>
            </draw:text-box>
          </draw:frame>
        </draw:g>
        <draw:g>
          <draw:g>
            <draw:polygon draw:style-name="gr13" draw:text-style-name="P4" draw:layer="layout" svg:width="3.35cm" svg:height="2.05cm" svg:x="173.65cm" svg:y="31.369cm" svg:viewBox="0 0 3351 2051" draw:points="0,2051 3351,2051 3351,0 0,0">
              <text:p/>
            </draw:polygon>
            <draw:polygon draw:style-name="gr2" draw:text-style-name="P2" draw:layer="layout" svg:width="3.35cm" svg:height="2.05cm" svg:x="173.65cm" svg:y="31.369cm" svg:viewBox="0 0 3351 2051" draw:points="0,2051 3351,2051 3351,0 0,0">
              <text:p/>
            </draw:polygon>
          </draw:g>
          <draw:frame draw:style-name="gr15" draw:text-style-name="P2" draw:layer="layout" svg:width="3.35cm" svg:height="2.05cm" svg:x="173.65cm" svg:y="31.369cm">
            <draw:text-box>
              <text:p text:style-name="P3"><text:span text:style-name="T1">11</text:span><text:span text:style-name="T1">、距离上次晋</text:span><text:span text:style-name="T1">升的时长</text:span><text:span text:style-name="T1">(</text:span><text:span text:style-name="T1">从管理</text:span><text:span text:style-name="T1">等级处获取信息</text:span><text:span text:style-name="T1">,</text:span><text:span text:style-name="T1">第一次申请默认为</text:span><text:span text:style-name="T1">0)</text:span></text:p>
            </draw:text-box>
          </draw:frame>
        </draw:g>
        <draw:polyline draw:style-name="gr4" draw:text-style-name="P2" draw:layer="layout" svg:width="18.148cm" svg:height="3.5cm" svg:x="157.177cm" svg:y="27.869cm" svg:viewBox="0 0 18149 3501" draw:points="0,0 0,750 18149,750 18149,3501">
          <text:p/>
        </draw:polyline>
        <draw:polyline draw:style-name="gr4" draw:text-style-name="P2" draw:layer="layout" svg:width="18.398cm" svg:height="4.9cm" svg:x="156.927cm" svg:y="33.419cm" svg:viewBox="0 0 18399 4901" draw:points="18399,0 18399,4151 0,4151 0,4901">
          <text:p/>
        </draw:polyline>
        <draw:g>
          <draw:g>
            <draw:polygon draw:style-name="gr13" draw:text-style-name="P4" draw:layer="layout" svg:width="3cm" svg:height="2.05cm" svg:x="144.55cm" svg:y="31.452cm" svg:viewBox="0 0 3001 2051" draw:points="0,2051 3001,2051 3001,0 0,0">
              <text:p/>
            </draw:polygon>
            <draw:polygon draw:style-name="gr2" draw:text-style-name="P2" draw:layer="layout" svg:width="3cm" svg:height="2.05cm" svg:x="144.55cm" svg:y="31.452cm" svg:viewBox="0 0 3001 2051" draw:points="0,2051 3001,2051 3001,0 0,0">
              <text:p/>
            </draw:polygon>
          </draw:g>
          <draw:frame draw:style-name="gr15" draw:text-style-name="P2" draw:layer="layout" svg:width="3cm" svg:height="2.05cm" svg:x="144.55cm" svg:y="31.452cm">
            <draw:text-box>
              <text:p text:style-name="P3"><text:span text:style-name="T1">5</text:span><text:span text:style-name="T1">、选择管理方向</text:span><text:span text:style-name="T1">（可供选择由管理</text:span><text:span text:style-name="T1">定位引入）</text:span></text:p>
            </draw:text-box>
          </draw:frame>
        </draw:g>
        <draw:g>
          <draw:g>
            <draw:polygon draw:style-name="gr13" draw:text-style-name="P4" draw:layer="layout" svg:width="3cm" svg:height="1.5cm" svg:x="148.627cm" svg:y="34.974cm" svg:viewBox="0 0 3001 1501" draw:points="0,1501 3001,1501 3001,0 0,0">
              <text:p/>
            </draw:polygon>
            <draw:polygon draw:style-name="gr2" draw:text-style-name="P2" draw:layer="layout" svg:width="3cm" svg:height="1.5cm" svg:x="148.627cm" svg:y="34.974cm" svg:viewBox="0 0 3001 1501" draw:points="0,1501 3001,1501 3001,0 0,0">
              <text:p/>
            </draw:polygon>
          </draw:g>
          <draw:frame draw:style-name="gr3" draw:text-style-name="P2" draw:layer="layout" svg:width="3cm" svg:height="1.5cm" svg:x="148.627cm" svg:y="34.974cm">
            <draw:text-box>
              <text:p text:style-name="P3"><text:span text:style-name="T1">管理等级可供选择</text:span><text:span text:style-name="T1">由管理定级引入</text:span></text:p>
            </draw:text-box>
          </draw:frame>
        </draw:g>
        <draw:line draw:style-name="gr4" draw:text-style-name="P2" draw:layer="layout" svg:x1="150.127cm" svg:y1="33.474cm" svg:x2="150.127cm" svg:y2="34.974cm">
          <text:p/>
        </draw:line>
        <draw:polyline draw:style-name="gr4" draw:text-style-name="P2" draw:layer="layout" svg:width="10.877cm" svg:height="4.818cm" svg:x="146.05cm" svg:y="33.502cm" svg:viewBox="0 0 10878 4819" draw:points="0,0 0,4069 10878,4069 10878,4819">
          <text:p/>
        </draw:polyline>
        <draw:polyline draw:style-name="gr4" draw:text-style-name="P2" draw:layer="layout" svg:width="0.1cm" svg:height="2.833cm" svg:x="146.05cm" svg:y="28.619cm" svg:viewBox="0 0 101 2834" draw:points="101,0 0,0 0,2834">
          <text:p/>
        </draw:polyline>
        <draw:g>
          <draw:g>
            <draw:polygon draw:style-name="gr13" draw:text-style-name="P4" draw:layer="layout" svg:width="2.5cm" svg:height="1.5cm" svg:x="51.05cm" svg:y="58.291cm" svg:viewBox="0 0 2501 1501" draw:points="0,1501 2501,1501 2501,0 0,0">
              <text:p/>
            </draw:polygon>
            <draw:polygon draw:style-name="gr2" draw:text-style-name="P2" draw:layer="layout" svg:width="2.5cm" svg:height="1.5cm" svg:x="51.05cm" svg:y="58.291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51.05cm" svg:y="58.291cm">
            <draw:text-box>
              <text:p text:style-name="P3"><text:span text:style-name="T1">在管理岗位上的任</text:span><text:span text:style-name="T1">职时间</text:span></text:p>
            </draw:text-box>
          </draw:frame>
        </draw:g>
        <draw:g>
          <draw:g>
            <draw:polygon draw:style-name="gr20" draw:text-style-name="P5" draw:layer="layout" svg:width="2.5cm" svg:height="1.5cm" svg:x="85.425cm" svg:y="58.02cm" svg:viewBox="0 0 2501 1501" draw:points="0,1501 2501,1501 2501,0 0,0">
              <text:p/>
            </draw:polygon>
            <draw:polygon draw:style-name="gr2" draw:text-style-name="P2" draw:layer="layout" svg:width="2.5cm" svg:height="1.5cm" svg:x="85.425cm" svg:y="58.02cm" svg:viewBox="0 0 2501 1501" draw:points="0,1501 2501,1501 2501,0 0,0">
              <text:p/>
            </draw:polygon>
          </draw:g>
          <draw:frame draw:style-name="gr3" draw:text-style-name="P2" draw:layer="layout" svg:width="2.5cm" svg:height="1.757cm" svg:x="85.425cm" svg:y="57.892cm">
            <draw:text-box>
              <text:p text:style-name="P3"><text:span text:style-name="T7">部门员工当天</text:span><text:span text:style-name="T7">任务下达的完</text:span><text:span text:style-name="T7">工量、完工速</text:span><text:span text:style-name="T7">度</text:span></text:p>
            </draw:text-box>
          </draw:frame>
        </draw:g>
        <draw:g>
          <draw:g>
            <draw:polygon draw:style-name="gr13" draw:text-style-name="P4" draw:layer="layout" svg:width="4.15cm" svg:height="2.35cm" svg:x="84.6cm" svg:y="60.652cm" svg:viewBox="0 0 4151 2351" draw:points="0,2351 4151,2351 4151,0 0,0">
              <text:p/>
            </draw:polygon>
            <draw:polygon draw:style-name="gr2" draw:text-style-name="P2" draw:layer="layout" svg:width="4.15cm" svg:height="2.35cm" svg:x="84.6cm" svg:y="60.652cm" svg:viewBox="0 0 4151 2351" draw:points="0,2351 4151,2351 4151,0 0,0">
              <text:p/>
            </draw:polygon>
          </draw:g>
          <draw:frame draw:style-name="gr21" draw:text-style-name="P2" draw:layer="layout" svg:width="4.15cm" svg:height="2.35cm" svg:x="84.6cm" svg:y="60.652cm">
            <draw:text-box>
              <text:p text:style-name="P3"><text:span text:style-name="T7">系统从任务分</text:span><text:span text:style-name="T7">配处获取每位</text:span><text:span text:style-name="T7">部门员工当日</text:span><text:span text:style-name="T7">数据（如：计</text:span><text:span text:style-name="T7">划工作时长、</text:span><text:span text:style-name="T7">实际工作时</text:span><text:span text:style-name="T7">长）</text:span></text:p>
            </draw:text-box>
          </draw:frame>
        </draw:g>
        <draw:g>
          <draw:g>
            <draw:polygon draw:style-name="gr13" draw:text-style-name="P4" draw:layer="layout" svg:width="2.5cm" svg:height="1.5cm" svg:x="85.425cm" svg:y="64.134cm" svg:viewBox="0 0 2501 1501" draw:points="0,751 1251,0 2501,751 1251,1501">
              <text:p/>
            </draw:polygon>
            <draw:polygon draw:style-name="gr2" draw:text-style-name="P2" draw:layer="layout" svg:width="2.5cm" svg:height="1.5cm" svg:x="85.425cm" svg:y="64.134cm" svg:viewBox="0 0 2501 1501" draw:points="0,751 1251,0 2501,751 1251,1501">
              <text:p/>
            </draw:polygon>
          </draw:g>
          <draw:frame draw:style-name="gr5" draw:text-style-name="P2" draw:layer="layout" svg:width="2.083cm" svg:height="1.125cm" svg:x="85.633cm" svg:y="64.322cm">
            <draw:text-box>
              <text:p text:style-name="P3"><text:span text:style-name="T7">考勤记录是否</text:span><text:span text:style-name="T7">有加班</text:span></text:p>
            </draw:text-box>
          </draw:frame>
        </draw:g>
        <draw:g>
          <draw:g>
            <draw:polygon draw:style-name="gr13" draw:text-style-name="P4" draw:layer="layout" svg:width="2.5cm" svg:height="1.5cm" svg:x="87.8cm" svg:y="66.52cm" svg:viewBox="0 0 2501 1501" draw:points="0,1501 2501,1501 2501,0 0,0">
              <text:p/>
            </draw:polygon>
            <draw:polygon draw:style-name="gr2" draw:text-style-name="P2" draw:layer="layout" svg:width="2.5cm" svg:height="1.5cm" svg:x="87.8cm" svg:y="66.52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87.8cm" svg:y="66.52cm">
            <draw:text-box>
              <text:p text:style-name="P3"><text:span text:style-name="T3">从考勤数据获取</text:span><text:span text:style-name="T3">每位部门员工的</text:span><text:span text:style-name="T3">加班时长</text:span></text:p>
            </draw:text-box>
          </draw:frame>
        </draw:g>
        <draw:g>
          <draw:g>
            <draw:polygon draw:style-name="gr13" draw:text-style-name="P4" draw:layer="layout" svg:width="3.5cm" svg:height="2cm" svg:x="84.925cm" svg:y="68.905cm" svg:viewBox="0 0 3501 2001" draw:points="0,2001 3501,2001 3501,0 0,0">
              <text:p/>
            </draw:polygon>
            <draw:polygon draw:style-name="gr2" draw:text-style-name="P2" draw:layer="layout" svg:width="3.5cm" svg:height="2cm" svg:x="84.925cm" svg:y="68.905cm" svg:viewBox="0 0 3501 2001" draw:points="0,2001 3501,2001 3501,0 0,0">
              <text:p/>
            </draw:polygon>
          </draw:g>
          <draw:frame draw:style-name="gr22" draw:text-style-name="P2" draw:layer="layout" svg:width="3.5cm" svg:height="2cm" svg:x="84.925cm" svg:y="68.905cm">
            <draw:text-box>
              <text:p text:style-name="P3"><text:span text:style-name="T3">从“任务分配”获</text:span><text:span text:style-name="T3">取当日的实际工</text:span><text:span text:style-name="T3">作时长、计划时</text:span><text:span text:style-name="T3">长，从“考勤考</text:span><text:span text:style-name="T3">核”获取员工加班</text:span><text:span text:style-name="T3">时长</text:span></text:p>
            </draw:text-box>
          </draw:frame>
        </draw:g>
        <draw:g>
          <draw:polyline draw:style-name="gr4" draw:text-style-name="P2" draw:layer="layout" svg:width="1.125cm" svg:height="1.636cm" svg:x="87.925cm" svg:y="64.885cm" svg:viewBox="0 0 1126 1637" draw:points="0,0 1126,0 1126,1637">
            <text:p/>
          </draw:polyline>
          <draw:frame draw:style-name="gr6" draw:text-style-name="P2" draw:layer="layout" svg:width="1.411cm" svg:height="0.658cm" svg:x="88.395cm" svg:y="65.513cm">
            <draw:text-box>
              <text:p text:style-name="P3"><text:span text:style-name="T2">是</text:span></text:p>
            </draw:text-box>
          </draw:frame>
        </draw:g>
        <draw:g>
          <draw:polyline draw:style-name="gr4" draw:text-style-name="P2" draw:layer="layout" svg:width="2.452cm" svg:height="5.021cm" svg:x="82.973cm" svg:y="64.885cm" svg:viewBox="0 0 2453 5022" draw:points="2453,0 0,0 0,5022 1953,5022">
            <text:p/>
          </draw:polyline>
          <draw:frame draw:style-name="gr6" draw:text-style-name="P2" draw:layer="layout" svg:width="1.411cm" svg:height="0.658cm" svg:x="82.267cm" svg:y="66.816cm">
            <draw:text-box>
              <text:p text:style-name="P3"><text:span text:style-name="T2">否</text:span></text:p>
            </draw:text-box>
          </draw:frame>
        </draw:g>
        <draw:polyline draw:style-name="gr4" draw:text-style-name="P2" draw:layer="layout" svg:width="0.625cm" svg:height="1.885cm" svg:x="88.425cm" svg:y="68.02cm" svg:viewBox="0 0 626 1886" draw:points="626,0 626,1886 0,1886">
          <text:p/>
        </draw:polyline>
        <draw:g>
          <draw:g>
            <draw:polygon draw:style-name="gr20" draw:text-style-name="P5" draw:layer="layout" svg:width="2.5cm" svg:height="1.5cm" svg:x="96.05cm" svg:y="58.02cm" svg:viewBox="0 0 2501 1501" draw:points="0,1501 2501,1501 2501,0 0,0">
              <text:p/>
            </draw:polygon>
            <draw:polygon draw:style-name="gr2" draw:text-style-name="P2" draw:layer="layout" svg:width="2.5cm" svg:height="1.5cm" svg:x="96.05cm" svg:y="58.02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96.05cm" svg:y="58.02cm">
            <draw:text-box>
              <text:p text:style-name="P3"><text:span text:style-name="T7">统计员工同</text:span><text:span text:style-name="T7">级、上下级打</text:span><text:span text:style-name="T7">分</text:span></text:p>
            </draw:text-box>
          </draw:frame>
        </draw:g>
        <draw:g>
          <draw:g>
            <draw:polygon draw:style-name="gr20" draw:text-style-name="P5" draw:layer="layout" svg:width="3.5cm" svg:height="1.5cm" svg:x="76.555cm" svg:y="58.02cm" svg:viewBox="0 0 3501 1501" draw:points="0,1501 3501,1501 3501,0 0,0">
              <text:p/>
            </draw:polygon>
            <draw:polygon draw:style-name="gr2" draw:text-style-name="P2" draw:layer="layout" svg:width="3.5cm" svg:height="1.5cm" svg:x="76.555cm" svg:y="58.02cm" svg:viewBox="0 0 3501 1501" draw:points="0,1501 3501,1501 3501,0 0,0">
              <text:p/>
            </draw:polygon>
          </draw:g>
          <draw:frame draw:style-name="gr3" draw:text-style-name="P2" draw:layer="layout" svg:width="3.5cm" svg:height="1.757cm" svg:x="76.555cm" svg:y="57.892cm">
            <draw:text-box>
              <text:p text:style-name="P3"><text:span text:style-name="T7">部门员工及时</text:span><text:span text:style-name="T7">反馈执行所下</text:span><text:span text:style-name="T7">达任务时的综</text:span><text:span text:style-name="T7">合层面</text:span><text:span text:style-name="T7">(</text:span><text:span text:style-name="T7">流程</text:span><text:span text:style-name="T7">/</text:span><text:span text:style-name="T7">制度</text:span><text:span text:style-name="T7">/</text:span><text:span text:style-name="T7">系统等</text:span><text:span text:style-name="T7">)</text:span><text:span text:style-name="T7">问题的数量</text:span></text:p>
            </draw:text-box>
          </draw:frame>
        </draw:g>
        <draw:g>
          <draw:g>
            <draw:polygon draw:style-name="gr13" draw:text-style-name="P4" draw:layer="layout" svg:width="2.5cm" svg:height="1.5cm" svg:x="77.055cm" svg:y="63.02cm" svg:viewBox="0 0 2501 1501" draw:points="0,751 1250,0 2501,751 1250,1501">
              <text:p/>
            </draw:polygon>
            <draw:polygon draw:style-name="gr2" draw:text-style-name="P2" draw:layer="layout" svg:width="2.5cm" svg:height="1.5cm" svg:x="77.055cm" svg:y="63.02cm" svg:viewBox="0 0 2501 1501" draw:points="0,751 1250,0 2501,751 1250,1501">
              <text:p/>
            </draw:polygon>
          </draw:g>
          <draw:frame draw:style-name="gr5" draw:text-style-name="P2" draw:layer="layout" svg:width="2.083cm" svg:height="1.125cm" svg:x="77.263cm" svg:y="63.207cm">
            <draw:text-box>
              <text:p text:style-name="P3"><text:span text:style-name="T7">是否为综合层</text:span><text:span text:style-name="T7">面问题</text:span></text:p>
            </draw:text-box>
          </draw:frame>
        </draw:g>
        <draw:g>
          <draw:g>
            <draw:polygon draw:style-name="gr13" draw:text-style-name="P4" draw:layer="layout" svg:width="2.75cm" svg:height="1.95cm" svg:x="75.05cm" svg:y="68.795cm" svg:viewBox="0 0 2751 1951" draw:points="0,1951 2751,1951 2751,0 0,0">
              <text:p/>
            </draw:polygon>
            <draw:polygon draw:style-name="gr2" draw:text-style-name="P2" draw:layer="layout" svg:width="2.75cm" svg:height="1.95cm" svg:x="75.05cm" svg:y="68.795cm" svg:viewBox="0 0 2751 1951" draw:points="0,1951 2751,1951 2751,0 0,0">
              <text:p/>
            </draw:polygon>
          </draw:g>
          <draw:frame draw:style-name="gr23" draw:text-style-name="P2" draw:layer="layout" svg:width="2.75cm" svg:height="1.95cm" svg:x="75.05cm" svg:y="68.795cm">
            <draw:text-box>
              <text:p text:style-name="P3"><text:span text:style-name="T8">自动匹配到各</text:span><text:span text:style-name="T8">小项目（</text:span><text:span text:style-name="T9">流</text:span><text:span text:style-name="T9">程</text:span><text:span text:style-name="T4">、</text:span><text:span text:style-name="T9">制度</text:span><text:span text:style-name="T4">、</text:span><text:span text:style-name="T9">系</text:span><text:span text:style-name="T9">统</text:span><text:span text:style-name="T8">）</text:span></text:p>
            </draw:text-box>
          </draw:frame>
        </draw:g>
        <draw:g>
          <draw:g>
            <draw:polygon draw:style-name="gr13" draw:text-style-name="P4" draw:layer="layout" svg:width="2.5cm" svg:height="1.5cm" svg:x="77.055cm" svg:y="65.545cm" svg:viewBox="0 0 2501 1501" draw:points="0,751 1251,0 2501,751 1251,1501">
              <text:p/>
            </draw:polygon>
            <draw:polygon draw:style-name="gr2" draw:text-style-name="P2" draw:layer="layout" svg:width="2.5cm" svg:height="1.5cm" svg:x="77.055cm" svg:y="65.545cm" svg:viewBox="0 0 2501 1501" draw:points="0,751 1251,0 2501,751 1251,1501">
              <text:p/>
            </draw:polygon>
          </draw:g>
          <draw:frame draw:style-name="gr5" draw:text-style-name="P2" draw:layer="layout" svg:width="2.083cm" svg:height="1.336cm" svg:x="77.263cm" svg:y="65.627cm">
            <draw:text-box>
              <text:p text:style-name="P3"><text:span text:style-name="T7">问题项目在系</text:span><text:span text:style-name="T7">统是否已存在</text:span></text:p>
            </draw:text-box>
          </draw:frame>
        </draw:g>
        <draw:g>
          <draw:g>
            <draw:polygon draw:style-name="gr13" draw:text-style-name="P4" draw:layer="layout" svg:width="2.75cm" svg:height="1.95cm" svg:x="79.3cm" svg:y="68.795cm" svg:viewBox="0 0 2751 1951" draw:points="0,1951 2751,1951 2751,0 0,0">
              <text:p/>
            </draw:polygon>
            <draw:polygon draw:style-name="gr2" draw:text-style-name="P2" draw:layer="layout" svg:width="2.75cm" svg:height="1.95cm" svg:x="79.3cm" svg:y="68.795cm" svg:viewBox="0 0 2751 1951" draw:points="0,1951 2751,1951 2751,0 0,0">
              <text:p/>
            </draw:polygon>
          </draw:g>
          <draw:frame draw:style-name="gr23" draw:text-style-name="P2" draw:layer="layout" svg:width="2.75cm" svg:height="1.95cm" svg:x="79.3cm" svg:y="68.795cm">
            <draw:text-box>
              <text:p text:style-name="P3"><text:span text:style-name="T7">从反馈中获取</text:span><text:span text:style-name="T7">新的项目名</text:span><text:span text:style-name="T7">称，生成小项</text:span><text:span text:style-name="T7">目</text:span></text:p>
            </draw:text-box>
          </draw:frame>
        </draw:g>
        <draw:g>
          <draw:g>
            <draw:path draw:style-name="gr13" draw:text-style-name="P4" draw:layer="layout" svg:width="2.5cm" svg:height="1cm" svg:x="72.8cm" svg:y="64.07cm" svg:viewBox="0 0 2501 1001" svg:d="M500 1001h1501c92 0 170-21 250-67s137-103 183-183 67-158 67-251c0-92-21-170-67-250s-103-137-183-183-158-67-250-67h-1501c-92 0-170 21-250 67s-137 103-183 183-67 158-67 251c0 92 21 170 67 250s103 137 183 183 158 67 250 67z">
              <text:p/>
            </draw:path>
            <draw:path draw:style-name="gr2" draw:text-style-name="P2" draw:layer="layout" svg:width="2.5cm" svg:height="1cm" svg:x="72.8cm" svg:y="64.07cm" svg:viewBox="0 0 2501 1001" svg:d="M500 1001h1501c92 0 170-21 250-67s137-103 183-183 67-158 67-251c0-92-21-170-67-250s-103-137-183-183-158-67-250-67h-1501c-92 0-170 21-250 67s-137 103-183 183-67 158-67 251c0 92 21 170 67 250s103 137 183 183 158 67 250 67z">
              <text:p/>
            </draw:path>
          </draw:g>
          <draw:frame draw:style-name="gr8" draw:text-style-name="P2" draw:layer="layout" svg:width="2.5cm" svg:height="1cm" svg:x="72.8cm" svg:y="64.07cm">
            <draw:text-box>
              <text:p text:style-name="P3"><text:span text:style-name="T7">无须汇总</text:span></text:p>
            </draw:text-box>
          </draw:frame>
        </draw:g>
        <draw:g>
          <draw:polyline draw:style-name="gr4" draw:text-style-name="P2" draw:layer="layout" svg:width="1.12cm" svg:height="2.5cm" svg:x="79.555cm" svg:y="66.295cm" svg:viewBox="0 0 1121 2501" draw:points="0,0 1121,0 1121,2501">
            <text:p/>
          </draw:polyline>
          <draw:frame draw:style-name="gr6" draw:text-style-name="P2" draw:layer="layout" svg:width="1.411cm" svg:height="0.658cm" svg:x="79.969cm" svg:y="66.656cm">
            <draw:text-box>
              <text:p text:style-name="P3"><text:span text:style-name="T2">否</text:span></text:p>
            </draw:text-box>
          </draw:frame>
        </draw:g>
        <draw:g>
          <draw:polyline draw:style-name="gr4" draw:text-style-name="P2" draw:layer="layout" svg:width="0.63cm" svg:height="2.5cm" svg:x="76.425cm" svg:y="66.295cm" svg:viewBox="0 0 631 2501" draw:points="631,0 0,0 0,2501">
            <text:p/>
          </draw:polyline>
          <draw:frame draw:style-name="gr6" draw:text-style-name="P2" draw:layer="layout" svg:width="1.411cm" svg:height="0.658cm" svg:x="75.649cm" svg:y="67.424cm">
            <draw:text-box>
              <text:p text:style-name="P3"><text:span text:style-name="T2">是</text:span></text:p>
            </draw:text-box>
          </draw:frame>
        </draw:g>
        <draw:g>
          <draw:g>
            <draw:polygon draw:style-name="gr13" draw:text-style-name="P4" draw:layer="layout" svg:width="2.5cm" svg:height="1.7cm" svg:x="77.3cm" svg:y="72.02cm" svg:viewBox="0 0 2501 1701" draw:points="0,850 1250,0 2501,850 1250,1701">
              <text:p/>
            </draw:polygon>
            <draw:polygon draw:style-name="gr2" draw:text-style-name="P2" draw:layer="layout" svg:width="2.5cm" svg:height="1.7cm" svg:x="77.3cm" svg:y="72.02cm" svg:viewBox="0 0 2501 1701" draw:points="0,850 1250,0 2501,850 1250,1701">
              <text:p/>
            </draw:polygon>
          </draw:g>
          <draw:frame draw:style-name="gr24" draw:text-style-name="P2" draw:layer="layout" svg:width="2.083cm" svg:height="1.275cm" svg:x="77.508cm" svg:y="72.233cm">
            <draw:text-box>
              <text:p text:style-name="P3"><text:span text:style-name="T7">是否为该部门</text:span><text:span text:style-name="T7">员工</text:span></text:p>
            </draw:text-box>
          </draw:frame>
        </draw:g>
        <draw:g>
          <draw:g>
            <draw:polygon draw:style-name="gr13" draw:text-style-name="P4" draw:layer="layout" svg:width="2.5cm" svg:height="1.5cm" svg:x="75.3cm" svg:y="76.72cm" svg:viewBox="0 0 2501 1501" draw:points="0,1501 2501,1501 2501,0 0,0">
              <text:p/>
            </draw:polygon>
            <draw:polygon draw:style-name="gr2" draw:text-style-name="P2" draw:layer="layout" svg:width="2.5cm" svg:height="1.5cm" svg:x="75.3cm" svg:y="76.72cm" svg:viewBox="0 0 2501 1501" draw:points="0,1501 2501,1501 2501,0 0,0">
              <text:p/>
            </draw:polygon>
          </draw:g>
          <draw:frame draw:style-name="gr3" draw:text-style-name="P2" draw:layer="layout" svg:width="2.5cm" svg:height="1.757cm" svg:x="75.3cm" svg:y="76.592cm">
            <draw:text-box>
              <text:p text:style-name="P3"><text:span text:style-name="T7">汇总反馈问题</text:span><text:span text:style-name="T7">员工的名称、</text:span><text:span text:style-name="T7">数量、问题项</text:span><text:span text:style-name="T7">目</text:span></text:p>
            </draw:text-box>
          </draw:frame>
        </draw:g>
        <draw:g>
          <draw:g>
            <draw:polygon draw:style-name="gr13" draw:text-style-name="P4" draw:layer="layout" svg:width="2.5cm" svg:height="1.5cm" svg:x="79.3cm" svg:y="76.72cm" svg:viewBox="0 0 2501 1501" draw:points="0,1501 2501,1501 2501,0 0,0">
              <text:p/>
            </draw:polygon>
            <draw:polygon draw:style-name="gr2" draw:text-style-name="P2" draw:layer="layout" svg:width="2.5cm" svg:height="1.5cm" svg:x="79.3cm" svg:y="76.72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79.3cm" svg:y="76.72cm">
            <draw:text-box>
              <text:p text:style-name="P3"><text:span text:style-name="T7">汇总申请人的</text:span><text:span text:style-name="T7">名称、数量、</text:span><text:span text:style-name="T7">问题项目</text:span></text:p>
            </draw:text-box>
          </draw:frame>
        </draw:g>
        <draw:g>
          <draw:g>
            <draw:polygon draw:style-name="gr13" draw:text-style-name="P4" draw:layer="layout" svg:width="4.125cm" svg:height="2.35cm" svg:x="76.8cm" svg:y="81.52cm" svg:viewBox="0 0 4126 2351" draw:points="0,2351 4126,2351 4126,0 0,0">
              <text:p/>
            </draw:polygon>
            <draw:polygon draw:style-name="gr2" draw:text-style-name="P2" draw:layer="layout" svg:width="4.125cm" svg:height="2.35cm" svg:x="76.8cm" svg:y="81.52cm" svg:viewBox="0 0 4126 2351" draw:points="0,2351 4126,2351 4126,0 0,0">
              <text:p/>
            </draw:polygon>
          </draw:g>
          <draw:frame draw:style-name="gr21" draw:text-style-name="P2" draw:layer="layout" svg:width="4.125cm" svg:height="2.35cm" svg:x="76.8cm" svg:y="81.52cm">
            <draw:text-box>
              <text:p text:style-name="P3"><text:span text:style-name="T7">自申请人任职</text:span><text:span text:style-name="T7">管理岗位开始</text:span><text:span text:style-name="T7">到申请岗位后</text:span><text:span text:style-name="T7">的一个星期做</text:span><text:span text:style-name="T7">汇总统计</text:span></text:p>
            </draw:text-box>
          </draw:frame>
        </draw:g>
        <draw:g>
          <draw:polyline draw:style-name="gr4" draw:text-style-name="P2" draw:layer="layout" svg:width="2cm" svg:height="3cm" svg:x="78.55cm" svg:y="73.72cm" svg:viewBox="0 0 2001 3001" draw:points="0,0 0,751 2001,751 2001,3001">
            <text:p/>
          </draw:polyline>
          <draw:frame draw:style-name="gr6" draw:text-style-name="P2" draw:layer="layout" svg:width="1.411cm" svg:height="0.658cm" svg:x="79.594cm" svg:y="74.141cm">
            <draw:text-box>
              <text:p text:style-name="P3"><text:span text:style-name="T2">否</text:span></text:p>
            </draw:text-box>
          </draw:frame>
        </draw:g>
        <draw:g>
          <draw:polyline draw:style-name="gr4" draw:text-style-name="P2" draw:layer="layout" svg:width="2cm" svg:height="2.8cm" svg:x="76.55cm" svg:y="73.72cm" svg:viewBox="0 0 2001 2801" draw:points="2001,0 2001,751 0,751 0,2801">
            <text:p/>
          </draw:polyline>
          <draw:frame draw:style-name="gr6" draw:text-style-name="P2" draw:layer="layout" svg:width="1.411cm" svg:height="0.658cm" svg:x="76.194cm" svg:y="74.141cm">
            <draw:text-box>
              <text:p text:style-name="P3"><text:span text:style-name="T2">是</text:span></text:p>
            </draw:text-box>
          </draw:frame>
        </draw:g>
        <draw:polyline draw:style-name="gr4" draw:text-style-name="P2" draw:layer="layout" svg:width="0.875cm" svg:height="2.125cm" svg:x="76.425cm" svg:y="70.745cm" svg:viewBox="0 0 876 2126" draw:points="0,0 0,2126 876,2126">
          <text:p/>
        </draw:polyline>
        <draw:polyline draw:style-name="gr4" draw:text-style-name="P2" draw:layer="layout" svg:width="0.875cm" svg:height="2.125cm" svg:x="79.8cm" svg:y="70.745cm" svg:viewBox="0 0 876 2126" draw:points="876,0 876,2126 0,2126">
          <text:p/>
        </draw:polyline>
        <draw:path draw:style-name="gr4" draw:text-style-name="P2" draw:layer="layout" svg:width="2.312cm" svg:height="3.1cm" svg:x="76.55cm" svg:y="78.42cm" svg:viewBox="0 0 2313 3101" svg:d="M0 0v1400c0 100 50 151 150 151h1007 1006c100 0 150 50 150 150v1400">
          <text:p/>
        </draw:path>
        <draw:path draw:style-name="gr4" draw:text-style-name="P2" draw:layer="layout" svg:width="1.688cm" svg:height="3.3cm" svg:x="78.862cm" svg:y="78.22cm" svg:viewBox="0 0 1689 3301" svg:d="M1689 0v1501c0 100-50 150-150 150h-695-694c-100 0-150 50-150 150v1500">
          <text:p/>
        </draw:path>
        <draw:g>
          <draw:line draw:style-name="gr4" draw:text-style-name="P2" draw:layer="layout" svg:x1="78.305cm" svg:y1="64.52cm" svg:x2="78.305cm" svg:y2="65.544cm">
            <text:p/>
          </draw:line>
          <draw:frame draw:style-name="gr25" draw:text-style-name="P2" draw:layer="layout" svg:width="0.001cm" svg:height="0.567cm" svg:x="78.305cm" svg:y="64.749cm">
            <draw:text-box>
              <text:p text:style-name="P3"><text:span text:style-name="T2">是</text:span></text:p>
            </draw:text-box>
          </draw:frame>
        </draw:g>
        <draw:line draw:style-name="gr4" draw:text-style-name="P2" draw:layer="layout" svg:x1="86.675cm" svg:y1="63.002cm" svg:x2="86.675cm" svg:y2="64.134cm">
          <text:p/>
        </draw:line>
        <draw:line draw:style-name="gr4" draw:text-style-name="P2" draw:layer="layout" svg:x1="86.675cm" svg:y1="59.72cm" svg:x2="86.675cm" svg:y2="60.652cm">
          <text:p/>
        </draw:line>
        <draw:line draw:style-name="gr4" draw:text-style-name="P2" draw:layer="layout" svg:x1="78.305cm" svg:y1="62.02cm" svg:x2="78.305cm" svg:y2="63.019cm">
          <text:p/>
        </draw:line>
        <draw:g>
          <draw:g>
            <draw:polygon draw:style-name="gr13" draw:text-style-name="P4" draw:layer="layout" svg:width="2.5cm" svg:height="1.5cm" svg:x="51.05cm" svg:y="61.191cm" svg:viewBox="0 0 2501 1501" draw:points="0,1501 2501,1501 2501,0 0,0">
              <text:p/>
            </draw:polygon>
            <draw:polygon draw:style-name="gr2" draw:text-style-name="P2" draw:layer="layout" svg:width="2.5cm" svg:height="1.5cm" svg:x="51.05cm" svg:y="61.191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51.05cm" svg:y="61.191cm">
            <draw:text-box>
              <text:p text:style-name="P3"><text:span text:style-name="T1">从组织结构变更获</text:span><text:span text:style-name="T1">取开始时间</text:span></text:p>
            </draw:text-box>
          </draw:frame>
        </draw:g>
        <draw:g>
          <draw:g>
            <draw:polygon draw:style-name="gr13" draw:text-style-name="P4" draw:layer="layout" svg:width="3.5cm" svg:height="2.305cm" svg:x="91.9cm" svg:y="60.652cm" svg:viewBox="0 0 3501 2306" draw:points="0,2306 3501,2306 3501,0 0,0">
              <text:p/>
            </draw:polygon>
            <draw:polygon draw:style-name="gr2" draw:text-style-name="P2" draw:layer="layout" svg:width="3.5cm" svg:height="2.305cm" svg:x="91.9cm" svg:y="60.652cm" svg:viewBox="0 0 3501 2306" draw:points="0,2306 3501,2306 3501,0 0,0">
              <text:p/>
            </draw:polygon>
          </draw:g>
          <draw:frame draw:style-name="gr26" draw:text-style-name="P2" draw:layer="layout" svg:width="3.5cm" svg:height="2.305cm" svg:x="91.9cm" svg:y="60.652cm">
            <draw:text-box>
              <text:p text:style-name="P3"><text:span text:style-name="T7">每次管理岗位</text:span><text:span text:style-name="T7">变动的</text:span><text:span text:style-name="T10">下一个</text:span><text:span text:style-name="T10">星期五</text:span><text:span text:style-name="T7">系统发</text:span><text:span text:style-name="T7">出测试题模式</text:span><text:span text:style-name="T7">给部门内全体</text:span><text:span text:style-name="T7">员工</text:span></text:p>
            </draw:text-box>
          </draw:frame>
        </draw:g>
        <draw:g>
          <draw:g>
            <draw:polygon draw:style-name="gr13" draw:text-style-name="P4" draw:layer="layout" svg:width="4.8cm" svg:height="2.305cm" svg:x="91.25cm" svg:y="64.957cm" svg:viewBox="0 0 4801 2306" draw:points="0,2306 4801,2306 4801,0 0,0">
              <text:p/>
            </draw:polygon>
            <draw:polygon draw:style-name="gr2" draw:text-style-name="P2" draw:layer="layout" svg:width="4.8cm" svg:height="2.305cm" svg:x="91.25cm" svg:y="64.957cm" svg:viewBox="0 0 4801 2306" draw:points="0,2306 4801,2306 4801,0 0,0">
              <text:p/>
            </draw:polygon>
          </draw:g>
          <draw:frame draw:style-name="gr26" draw:text-style-name="P2" draw:layer="layout" svg:width="4.8cm" svg:height="2.558cm" svg:x="91.25cm" svg:y="64.831cm">
            <draw:text-box>
              <text:p text:style-name="P3"><text:span text:style-name="T4">两位员工互相</text:span><text:span text:style-name="T4">评价</text:span><text:span text:style-name="T9">（系统随</text:span><text:span text:style-name="T9">机匹配人员，</text:span><text:span text:style-name="T9">不受岗位等级</text:span><text:span text:style-name="T9">限制）</text:span><text:span text:style-name="T4">，以必</text:span><text:span text:style-name="T4">作试题，做完</text:span><text:span text:style-name="T4">才能进入当天</text:span><text:span text:style-name="T4">的系统</text:span></text:p>
            </draw:text-box>
          </draw:frame>
        </draw:g>
        <draw:g>
          <draw:g>
            <draw:polygon draw:style-name="gr13" draw:text-style-name="P4" draw:layer="layout" svg:width="3.25cm" svg:height="2.305cm" svg:x="98.55cm" svg:y="60.652cm" svg:viewBox="0 0 3251 2306" draw:points="0,2306 3251,2306 3251,0 0,0">
              <text:p/>
            </draw:polygon>
            <draw:polygon draw:style-name="gr2" draw:text-style-name="P2" draw:layer="layout" svg:width="3.25cm" svg:height="2.305cm" svg:x="98.55cm" svg:y="60.652cm" svg:viewBox="0 0 3251 2306" draw:points="0,2306 3251,2306 3251,0 0,0">
              <text:p/>
            </draw:polygon>
          </draw:g>
          <draw:frame draw:style-name="gr26" draw:text-style-name="P2" draw:layer="layout" svg:width="3.25cm" svg:height="2.305cm" svg:x="98.55cm" svg:y="60.652cm">
            <draw:text-box>
              <text:p text:style-name="P3"><text:span text:style-name="T7">每次申请晋升</text:span><text:span text:style-name="T7">后的</text:span><text:span text:style-name="T10">第二天</text:span><text:span text:style-name="T7">系</text:span><text:span text:style-name="T7">统发出测试题</text:span><text:span text:style-name="T7">模式给部门内</text:span><text:span text:style-name="T7">全体员工</text:span></text:p>
            </draw:text-box>
          </draw:frame>
        </draw:g>
        <draw:g>
          <draw:g>
            <draw:polygon draw:style-name="gr13" draw:text-style-name="P4" draw:layer="layout" svg:width="4.8cm" svg:height="2.305cm" svg:x="97.775cm" svg:y="65.107cm" svg:viewBox="0 0 4801 2306" draw:points="0,2306 4801,2306 4801,0 0,0">
              <text:p/>
            </draw:polygon>
            <draw:polygon draw:style-name="gr2" draw:text-style-name="P2" draw:layer="layout" svg:width="4.8cm" svg:height="2.305cm" svg:x="97.775cm" svg:y="65.107cm" svg:viewBox="0 0 4801 2306" draw:points="0,2306 4801,2306 4801,0 0,0">
              <text:p/>
            </draw:polygon>
          </draw:g>
          <draw:frame draw:style-name="gr26" draw:text-style-name="P2" draw:layer="layout" svg:width="4.8cm" svg:height="2.305cm" svg:x="97.775cm" svg:y="65.107cm">
            <draw:text-box>
              <text:p text:style-name="P3"><text:span text:style-name="T7">每位员工对整</text:span><text:span text:style-name="T7">个部门作评</text:span><text:span text:style-name="T7">价，以必作试</text:span><text:span text:style-name="T7">题，做完才能</text:span><text:span text:style-name="T7">进入当天的系</text:span><text:span text:style-name="T7">统</text:span></text:p>
            </draw:text-box>
          </draw:frame>
        </draw:g>
        <draw:g>
          <draw:g>
            <draw:polygon draw:style-name="gr13" draw:text-style-name="P4" draw:layer="layout" svg:width="4.5cm" svg:height="2.7cm" svg:x="94.55cm" svg:y="75.27cm" svg:viewBox="0 0 4501 2701" draw:points="0,2701 4501,2701 4501,0 0,0">
              <text:p/>
            </draw:polygon>
            <draw:polygon draw:style-name="gr2" draw:text-style-name="P2" draw:layer="layout" svg:width="4.5cm" svg:height="2.7cm" svg:x="94.55cm" svg:y="75.27cm" svg:viewBox="0 0 4501 2701" draw:points="0,2701 4501,2701 4501,0 0,0">
              <text:p/>
            </draw:polygon>
          </draw:g>
          <draw:frame draw:style-name="gr27" draw:text-style-name="P2" draw:layer="layout" svg:width="4.5cm" svg:height="2.7cm" svg:x="94.55cm" svg:y="75.27cm">
            <draw:text-box>
              <text:p text:style-name="P3"><text:span text:style-name="T7">团队凝聚力的</text:span><text:span text:style-name="T7">核算方式：</text:span><text:span text:style-name="T7">A</text:span><text:span text:style-name="T7">对另外一位员</text:span><text:span text:style-name="T7">工的评价得</text:span><text:span text:style-name="T7">分</text:span><text:span text:style-name="T7">/A</text:span><text:span text:style-name="T7">对整个部</text:span><text:span text:style-name="T7">门的评价得分 </text:span><text:span text:style-name="T7">* 100%</text:span></text:p>
            </draw:text-box>
          </draw:frame>
        </draw:g>
        <draw:g>
          <draw:g>
            <draw:polygon draw:style-name="gr13" draw:text-style-name="P4" draw:layer="layout" svg:width="2.5cm" svg:height="1.5cm" svg:x="42cm" svg:y="58.291cm" svg:viewBox="0 0 2501 1501" draw:points="0,1501 2501,1501 2501,0 0,0">
              <text:p/>
            </draw:polygon>
            <draw:polygon draw:style-name="gr2" draw:text-style-name="P2" draw:layer="layout" svg:width="2.5cm" svg:height="1.5cm" svg:x="42cm" svg:y="58.291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42cm" svg:y="58.291cm">
            <draw:text-box>
              <text:p text:style-name="P3"><text:span text:style-name="T1">部门员工的奖励处</text:span><text:span text:style-name="T1">罚记录汇总</text:span></text:p>
            </draw:text-box>
          </draw:frame>
        </draw:g>
        <draw:path draw:style-name="gr4" draw:text-style-name="P2" draw:layer="layout" svg:width="1.625cm" svg:height="1.882cm" svg:x="98.55cm" svg:y="58.77cm" svg:viewBox="0 0 1626 1883" svg:d="M0 0h162 1314c100 0 150 50 150 150v1733">
          <text:p/>
        </draw:path>
        <draw:path draw:style-name="gr4" draw:text-style-name="P2" draw:layer="layout" svg:width="2.4cm" svg:height="1.882cm" svg:x="93.65cm" svg:y="58.77cm" svg:viewBox="0 0 2401 1883" svg:d="M2401 0h-240-2011c-100 0-150 50-150 150v1733">
          <text:p/>
        </draw:path>
        <draw:line draw:style-name="gr4" draw:text-style-name="P2" draw:layer="layout" svg:x1="93.65cm" svg:y1="62.957cm" svg:x2="93.65cm" svg:y2="64.957cm">
          <text:p/>
        </draw:line>
        <draw:line draw:style-name="gr4" draw:text-style-name="P2" draw:layer="layout" svg:x1="100.175cm" svg:y1="62.957cm" svg:x2="100.175cm" svg:y2="65.107cm">
          <text:p/>
        </draw:line>
        <draw:g>
          <draw:polyline draw:style-name="gr4" draw:text-style-name="P2" draw:layer="layout" svg:width="3.005cm" svg:height="0.3cm" svg:x="74.05cm" svg:y="63.77cm" svg:viewBox="0 0 3006 301" draw:points="3006,0 0,0 0,301">
            <text:p/>
          </draw:polyline>
          <draw:frame draw:style-name="gr6" draw:text-style-name="P2" draw:layer="layout" svg:width="1.411cm" svg:height="0.658cm" svg:x="74.697cm" svg:y="63.441cm">
            <draw:text-box>
              <text:p text:style-name="P3"><text:span text:style-name="T2">否</text:span></text:p>
            </draw:text-box>
          </draw:frame>
        </draw:g>
        <draw:g>
          <draw:g>
            <draw:polygon draw:style-name="gr13" draw:text-style-name="P4" draw:layer="layout" svg:width="3cm" svg:height="1.5cm" svg:x="66.8cm" svg:y="58.291cm" svg:viewBox="0 0 3001 1501" draw:points="0,1501 3001,1501 3001,0 0,0">
              <text:p/>
            </draw:polygon>
            <draw:polygon draw:style-name="gr2" draw:text-style-name="P2" draw:layer="layout" svg:width="3cm" svg:height="1.5cm" svg:x="66.8cm" svg:y="58.291cm" svg:viewBox="0 0 3001 1501" draw:points="0,1501 3001,1501 3001,0 0,0">
              <text:p/>
            </draw:polygon>
          </draw:g>
          <draw:frame draw:style-name="gr3" draw:text-style-name="P2" draw:layer="layout" svg:width="3cm" svg:height="1.5cm" svg:x="66.8cm" svg:y="58.291cm">
            <draw:text-box>
              <text:p text:style-name="P3"><text:span text:style-name="T7">采纳反馈问题</text:span><text:span text:style-name="T7">的解决方案的</text:span><text:span text:style-name="T7">数量</text:span></text:p>
            </draw:text-box>
          </draw:frame>
        </draw:g>
        <draw:g>
          <draw:g>
            <draw:polygon draw:style-name="gr13" draw:text-style-name="P4" draw:layer="layout" svg:width="3cm" svg:height="1.5cm" svg:x="66.8cm" svg:y="60.52cm" svg:viewBox="0 0 3001 1501" draw:points="0,1501 3001,1501 3001,0 0,0">
              <text:p/>
            </draw:polygon>
            <draw:polygon draw:style-name="gr2" draw:text-style-name="P2" draw:layer="layout" svg:width="3cm" svg:height="1.5cm" svg:x="66.8cm" svg:y="60.52cm" svg:viewBox="0 0 3001 1501" draw:points="0,1501 3001,1501 3001,0 0,0">
              <text:p/>
            </draw:polygon>
          </draw:g>
          <draw:frame draw:style-name="gr3" draw:text-style-name="P2" draw:layer="layout" svg:width="3cm" svg:height="1.5cm" svg:x="66.8cm" svg:y="60.52cm">
            <draw:text-box>
              <text:p text:style-name="P3"><text:span text:style-name="T7">从”会议记录”获</text:span><text:span text:style-name="T7">取综合层面问</text:span><text:span text:style-name="T7">题</text:span></text:p>
            </draw:text-box>
          </draw:frame>
        </draw:g>
        <draw:g>
          <draw:g>
            <draw:polygon draw:style-name="gr13" draw:text-style-name="P4" draw:layer="layout" svg:width="3cm" svg:height="1.8cm" svg:x="66.8cm" svg:y="63.27cm" svg:viewBox="0 0 3001 1801" draw:points="0,901 1500,0 3001,901 1500,1801">
              <text:p/>
            </draw:polygon>
            <draw:polygon draw:style-name="gr2" draw:text-style-name="P2" draw:layer="layout" svg:width="3cm" svg:height="1.8cm" svg:x="66.8cm" svg:y="63.27cm" svg:viewBox="0 0 3001 1801" draw:points="0,901 1500,0 3001,901 1500,1801">
              <text:p/>
            </draw:polygon>
          </draw:g>
          <draw:frame draw:style-name="gr28" draw:text-style-name="P2" draw:layer="layout" svg:width="2.5cm" svg:height="1.35cm" svg:x="67.05cm" svg:y="63.495cm">
            <draw:text-box>
              <text:p text:style-name="P3"><text:span text:style-name="T7">问题提出人是</text:span><text:span text:style-name="T7">否为本部门员</text:span><text:span text:style-name="T7">工</text:span></text:p>
            </draw:text-box>
          </draw:frame>
        </draw:g>
        <draw:g>
          <draw:g>
            <draw:polygon draw:style-name="gr13" draw:text-style-name="P4" draw:layer="layout" svg:width="3cm" svg:height="1.5cm" svg:x="66.8cm" svg:y="66.82cm" svg:viewBox="0 0 3001 1501" draw:points="0,751 1501,0 3001,751 1501,1501">
              <text:p/>
            </draw:polygon>
            <draw:polygon draw:style-name="gr2" draw:text-style-name="P2" draw:layer="layout" svg:width="3cm" svg:height="1.5cm" svg:x="66.8cm" svg:y="66.82cm" svg:viewBox="0 0 3001 1501" draw:points="0,751 1501,0 3001,751 1501,1501">
              <text:p/>
            </draw:polygon>
          </draw:g>
          <draw:frame draw:style-name="gr5" draw:text-style-name="P2" draw:layer="layout" svg:width="2.5cm" svg:height="1.336cm" svg:x="67.05cm" svg:y="66.902cm">
            <draw:text-box>
              <text:p text:style-name="P3"><text:span text:style-name="T7">提出解决方案</text:span><text:span text:style-name="T7">的是否为执行</text:span><text:span text:style-name="T7">层员工</text:span></text:p>
            </draw:text-box>
          </draw:frame>
        </draw:g>
        <draw:g>
          <draw:line draw:style-name="gr4" draw:text-style-name="P2" draw:layer="layout" svg:x1="68.3cm" svg:y1="65.07cm" svg:x2="68.3cm" svg:y2="66.819cm">
            <text:p/>
          </draw:line>
          <draw:frame draw:style-name="gr25" draw:text-style-name="P2" draw:layer="layout" svg:width="0.001cm" svg:height="0.567cm" svg:x="68.3cm" svg:y="65.662cm">
            <draw:text-box>
              <text:p text:style-name="P3"><text:span text:style-name="T2">是</text:span></text:p>
            </draw:text-box>
          </draw:frame>
        </draw:g>
        <draw:g>
          <draw:g>
            <draw:polygon draw:style-name="gr13" draw:text-style-name="P4" draw:layer="layout" svg:width="3.5cm" svg:height="2.3cm" svg:x="58.8cm" svg:y="66.27cm" svg:viewBox="0 0 3501 2301" draw:points="0,1150 1750,0 3501,1150 1750,2301">
              <text:p/>
            </draw:polygon>
            <draw:polygon draw:style-name="gr2" draw:text-style-name="P2" draw:layer="layout" svg:width="3.5cm" svg:height="2.3cm" svg:x="58.8cm" svg:y="66.27cm" svg:viewBox="0 0 3501 2301" draw:points="0,1150 1750,0 3501,1150 1750,2301">
              <text:p/>
            </draw:polygon>
          </draw:g>
          <draw:frame draw:style-name="gr29" draw:text-style-name="P2" draw:layer="layout" svg:width="2.917cm" svg:height="1.725cm" svg:x="59.092cm" svg:y="66.557cm">
            <draw:text-box>
              <text:p text:style-name="P3"><text:span text:style-name="T7">提出解决方案</text:span><text:span text:style-name="T7">的是否为管理</text:span><text:span text:style-name="T7">层员工</text:span></text:p>
            </draw:text-box>
          </draw:frame>
        </draw:g>
        <draw:g>
          <draw:polyline draw:style-name="gr4" draw:text-style-name="P2" draw:layer="layout" svg:width="6.25cm" svg:height="2.1cm" svg:x="60.55cm" svg:y="64.17cm" svg:viewBox="0 0 6251 2101" draw:points="6251,0 0,0 0,2101">
            <text:p/>
          </draw:polyline>
          <draw:frame draw:style-name="gr6" draw:text-style-name="P2" draw:layer="layout" svg:width="1.411cm" svg:height="0.658cm" svg:x="61.919cm" svg:y="63.841cm">
            <draw:text-box>
              <text:p text:style-name="P3"><text:span text:style-name="T2">否</text:span></text:p>
            </draw:text-box>
          </draw:frame>
        </draw:g>
        <draw:g>
          <draw:g>
            <draw:polygon draw:style-name="gr13" draw:text-style-name="P4" draw:layer="layout" svg:width="3cm" svg:height="1.95cm" svg:x="66.8cm" svg:y="69.82cm" svg:viewBox="0 0 3001 1951" draw:points="0,1951 3001,1951 3001,0 0,0">
              <text:p/>
            </draw:polygon>
            <draw:polygon draw:style-name="gr2" draw:text-style-name="P2" draw:layer="layout" svg:width="3cm" svg:height="1.95cm" svg:x="66.8cm" svg:y="69.82cm" svg:viewBox="0 0 3001 1951" draw:points="0,1951 3001,1951 3001,0 0,0">
              <text:p/>
            </draw:polygon>
          </draw:g>
          <draw:frame draw:style-name="gr23" draw:text-style-name="P2" draw:layer="layout" svg:width="3cm" svg:height="1.95cm" svg:x="66.8cm" svg:y="69.82cm">
            <draw:text-box>
              <text:p text:style-name="P3"><text:span text:style-name="T7">提出可供解决</text:span><text:span text:style-name="T11">本部门</text:span><text:span text:style-name="T7">问题的</text:span><text:span text:style-name="T7">办法</text:span><text:span text:style-name="T7">,</text:span><text:span text:style-name="T10">数量至少</text:span><text:span text:style-name="T10">为</text:span><text:span text:style-name="T10">2</text:span><text:span text:style-name="T10">个以上</text:span></text:p>
            </draw:text-box>
          </draw:frame>
        </draw:g>
        <draw:g>
          <draw:g>
            <draw:path draw:style-name="gr13" draw:text-style-name="P4" draw:layer="layout" svg:width="2.5cm" svg:height="1cm" svg:x="71.3cm" svg:y="69.17cm" svg:viewBox="0 0 2501 1001" svg:d="M500 1001h1501c92 0 170-21 250-67s137-103 183-183 67-158 67-251c0-92-21-170-67-250s-103-137-183-183-158-67-250-67h-1501c-92 0-170 21-250 67s-137 103-183 183-67 158-67 251c0 92 21 170 67 250s103 137 183 183 158 67 250 67z">
              <text:p/>
            </draw:path>
            <draw:path draw:style-name="gr2" draw:text-style-name="P2" draw:layer="layout" svg:width="2.5cm" svg:height="1cm" svg:x="71.3cm" svg:y="69.17cm" svg:viewBox="0 0 2501 1001" svg:d="M500 1001h1501c92 0 170-21 250-67s137-103 183-183 67-158 67-251c0-92-21-170-67-250s-103-137-183-183-158-67-250-67h-1501c-92 0-170 21-250 67s-137 103-183 183-67 158-67 251c0 92 21 170 67 250s103 137 183 183 158 67 250 67z">
              <text:p/>
            </draw:path>
          </draw:g>
          <draw:frame draw:style-name="gr8" draw:text-style-name="P2" draw:layer="layout" svg:width="2.5cm" svg:height="1cm" svg:x="71.3cm" svg:y="69.17cm">
            <draw:text-box>
              <text:p text:style-name="P3"><text:span text:style-name="T7">无权填写</text:span></text:p>
            </draw:text-box>
          </draw:frame>
        </draw:g>
        <draw:g>
          <draw:polyline draw:style-name="gr4" draw:text-style-name="P2" draw:layer="layout" svg:width="2.75cm" svg:height="1.6cm" svg:x="69.8cm" svg:y="67.57cm" svg:viewBox="0 0 2751 1601" draw:points="0,0 2751,0 2751,1601">
            <text:p/>
          </draw:polyline>
          <draw:frame draw:style-name="gr6" draw:text-style-name="P2" draw:layer="layout" svg:width="1.411cm" svg:height="0.658cm" svg:x="71.269cm" svg:y="67.241cm">
            <draw:text-box>
              <text:p text:style-name="P3"><text:span text:style-name="T2">否</text:span></text:p>
            </draw:text-box>
          </draw:frame>
        </draw:g>
        <draw:g>
          <draw:line draw:style-name="gr4" draw:text-style-name="P2" draw:layer="layout" svg:x1="68.3cm" svg:y1="68.57cm" svg:x2="68.3cm" svg:y2="69.819cm">
            <text:p/>
          </draw:line>
          <draw:frame draw:style-name="gr6" draw:text-style-name="P2" draw:layer="layout" svg:width="0.628cm" svg:height="0.658cm" svg:x="67.986cm" svg:y="68.866cm">
            <draw:text-box>
              <text:p text:style-name="P3"><text:span text:style-name="T2">是</text:span></text:p>
            </draw:text-box>
          </draw:frame>
        </draw:g>
        <draw:g>
          <draw:g>
            <draw:polygon draw:style-name="gr13" draw:text-style-name="P4" draw:layer="layout" svg:width="2.75cm" svg:height="1.5cm" svg:x="56.55cm" svg:y="69.87cm" svg:viewBox="0 0 2751 1501" draw:points="0,1501 2751,1501 2751,0 0,0">
              <text:p/>
            </draw:polygon>
            <draw:polygon draw:style-name="gr2" draw:text-style-name="P2" draw:layer="layout" svg:width="2.75cm" svg:height="1.5cm" svg:x="56.55cm" svg:y="69.87cm" svg:viewBox="0 0 2751 1501" draw:points="0,1501 2751,1501 2751,0 0,0">
              <text:p/>
            </draw:polygon>
          </draw:g>
          <draw:frame draw:style-name="gr3" draw:text-style-name="P2" draw:layer="layout" svg:width="2.75cm" svg:height="1.757cm" svg:x="56.55cm" svg:y="69.742cm">
            <draw:text-box>
              <text:p text:style-name="P3"><text:span text:style-name="T7">提出提出可供</text:span><text:span text:style-name="T7">解决</text:span><text:span text:style-name="T11">非本部门</text:span><text:span text:style-name="T7">问题的办法</text:span><text:span text:style-name="T7">,</text:span><text:span text:style-name="T10">数</text:span><text:span text:style-name="T10">量至少为</text:span><text:span text:style-name="T10">3</text:span><text:span text:style-name="T10">个</text:span><text:span text:style-name="T10">以上</text:span></text:p>
            </draw:text-box>
          </draw:frame>
        </draw:g>
        <draw:g>
          <draw:g>
            <draw:polygon draw:style-name="gr13" draw:text-style-name="P4" draw:layer="layout" svg:width="2.75cm" svg:height="1.5cm" svg:x="61.8cm" svg:y="69.87cm" svg:viewBox="0 0 2751 1501" draw:points="0,1501 2751,1501 2751,0 0,0">
              <text:p/>
            </draw:polygon>
            <draw:polygon draw:style-name="gr2" draw:text-style-name="P2" draw:layer="layout" svg:width="2.75cm" svg:height="1.5cm" svg:x="61.8cm" svg:y="69.87cm" svg:viewBox="0 0 2751 1501" draw:points="0,1501 2751,1501 2751,0 0,0">
              <text:p/>
            </draw:polygon>
          </draw:g>
          <draw:frame draw:style-name="gr3" draw:text-style-name="P2" draw:layer="layout" svg:width="2.75cm" svg:height="1.757cm" svg:x="61.8cm" svg:y="69.742cm">
            <draw:text-box>
              <text:p text:style-name="P3"><text:span text:style-name="T7">提出提出可供</text:span><text:span text:style-name="T7">解决</text:span><text:span text:style-name="T11">非本部门</text:span><text:span text:style-name="T7">问题的办法</text:span><text:span text:style-name="T7">,</text:span><text:span text:style-name="T10">数</text:span><text:span text:style-name="T10">量至少为</text:span><text:span text:style-name="T10">2</text:span><text:span text:style-name="T10">个</text:span><text:span text:style-name="T10">以上</text:span></text:p>
            </draw:text-box>
          </draw:frame>
        </draw:g>
        <draw:g>
          <draw:polyline draw:style-name="gr4" draw:text-style-name="P2" draw:layer="layout" svg:width="0.875cm" svg:height="2.2cm" svg:x="62.3cm" svg:y="67.42cm" svg:viewBox="0 0 876 2201" draw:points="0,0 876,0 876,2201">
            <text:p/>
          </draw:polyline>
          <draw:frame draw:style-name="gr6" draw:text-style-name="P2" draw:layer="layout" svg:width="1.411cm" svg:height="0.658cm" svg:x="62.47cm" svg:y="68.43cm">
            <draw:text-box>
              <text:p text:style-name="P3"><text:span text:style-name="T2">否</text:span></text:p>
            </draw:text-box>
          </draw:frame>
        </draw:g>
        <draw:g>
          <draw:polyline draw:style-name="gr4" draw:text-style-name="P2" draw:layer="layout" svg:width="0.875cm" svg:height="2.2cm" svg:x="57.925cm" svg:y="67.42cm" svg:viewBox="0 0 876 2201" draw:points="876,0 0,0 0,2201">
            <text:p/>
          </draw:polyline>
          <draw:frame draw:style-name="gr6" draw:text-style-name="P2" draw:layer="layout" svg:width="1.411cm" svg:height="0.658cm" svg:x="57.219cm" svg:y="68.266cm">
            <draw:text-box>
              <text:p text:style-name="P3"><text:span text:style-name="T2">是</text:span></text:p>
            </draw:text-box>
          </draw:frame>
        </draw:g>
        <draw:g>
          <draw:g>
            <draw:polygon draw:style-name="gr13" draw:text-style-name="P4" draw:layer="layout" svg:width="3.25cm" svg:height="1.5cm" svg:x="64.175cm" svg:y="75.82cm" svg:viewBox="0 0 3251 1501" draw:points="0,1501 3251,1501 3251,0 0,0">
              <text:p/>
            </draw:polygon>
            <draw:polygon draw:style-name="gr2" draw:text-style-name="P2" draw:layer="layout" svg:width="3.25cm" svg:height="1.5cm" svg:x="64.175cm" svg:y="75.82cm" svg:viewBox="0 0 3251 1501" draw:points="0,1501 3251,1501 3251,0 0,0">
              <text:p/>
            </draw:polygon>
          </draw:g>
          <draw:frame draw:style-name="gr3" draw:text-style-name="P2" draw:layer="layout" svg:width="3.25cm" svg:height="1.757cm" svg:x="64.175cm" svg:y="75.692cm">
            <draw:text-box>
              <text:p text:style-name="P3"><text:span text:style-name="T7">从会议记录处</text:span><text:span text:style-name="T7">获取采纳的数</text:span><text:span text:style-name="T7">量，并匹配解</text:span><text:span text:style-name="T7">决方案的提出</text:span><text:span text:style-name="T7">人。</text:span></text:p>
            </draw:text-box>
          </draw:frame>
        </draw:g>
        <draw:path draw:style-name="gr4" draw:text-style-name="P2" draw:layer="layout" svg:width="2.5cm" svg:height="4.05cm" svg:x="65.8cm" svg:y="71.77cm" svg:viewBox="0 0 2501 4051" svg:d="M2501 0v1875c0 100-50 151-150 151h-1101-1100c-100 0-150 50-150 150v1875">
          <text:p/>
        </draw:path>
        <draw:path draw:style-name="gr4" draw:text-style-name="P2" draw:layer="layout" svg:width="2.625cm" svg:height="4.2cm" svg:x="63.175cm" svg:y="71.62cm" svg:viewBox="0 0 2626 4201" svg:d="M0 0v1950c0 100 50 151 150 151h1163 1163c100 0 150 50 150 150v1950">
          <text:p/>
        </draw:path>
        <draw:path draw:style-name="gr4" draw:text-style-name="P2" draw:layer="layout" svg:width="7.875cm" svg:height="4cm" svg:x="57.925cm" svg:y="71.62cm" svg:viewBox="0 0 7876 4001" svg:d="M0 0v1850c0 100 50 151 150 151h3788 3788c100 0 150 50 150 150v1850">
          <text:p/>
        </draw:path>
        <draw:g>
          <draw:g>
            <draw:polygon draw:style-name="gr13" draw:text-style-name="P4" draw:layer="layout" svg:width="3.85cm" svg:height="2.45cm" svg:x="63.8cm" svg:y="87.62cm" svg:viewBox="0 0 3851 2451" draw:points="0,2451 3851,2451 3851,0 0,0">
              <text:p/>
            </draw:polygon>
            <draw:polygon draw:style-name="gr2" draw:text-style-name="P2" draw:layer="layout" svg:width="3.85cm" svg:height="2.45cm" svg:x="63.8cm" svg:y="87.62cm" svg:viewBox="0 0 3851 2451" draw:points="0,2451 3851,2451 3851,0 0,0">
              <text:p/>
            </draw:polygon>
          </draw:g>
          <draw:frame draw:style-name="gr30" draw:text-style-name="P2" draw:layer="layout" svg:width="3.85cm" svg:height="2.45cm" svg:x="63.8cm" svg:y="87.62cm">
            <draw:text-box>
              <text:p text:style-name="P3"><text:span text:style-name="T7">根据采纳数量</text:span><text:span text:style-name="T7">统计</text:span><text:span text:style-name="T7">(</text:span><text:span text:style-name="T7">备注署名</text:span><text:span text:style-name="T7">提出人</text:span><text:span text:style-name="T7">,</text:span><text:span text:style-name="T7">在审批</text:span><text:span text:style-name="T7">时附带</text:span><text:span text:style-name="T7">)</text:span></text:p>
            </draw:text-box>
          </draw:frame>
        </draw:g>
        <draw:g>
          <draw:g>
            <draw:polygon draw:style-name="gr13" draw:text-style-name="P4" draw:layer="layout" svg:width="4.779cm" svg:height="3.629cm" svg:x="40.86cm" svg:y="61.977cm" svg:viewBox="0 0 4780 3630" draw:points="0,3630 4780,3630 4780,0 0,0">
              <text:p/>
            </draw:polygon>
            <draw:polygon draw:style-name="gr2" draw:text-style-name="P2" draw:layer="layout" svg:width="4.779cm" svg:height="3.629cm" svg:x="40.86cm" svg:y="61.977cm" svg:viewBox="0 0 4780 3630" draw:points="0,3630 4780,3630 4780,0 0,0">
              <text:p/>
            </draw:polygon>
          </draw:g>
          <draw:frame draw:style-name="gr31" draw:text-style-name="P2" draw:layer="layout" svg:width="4.779cm" svg:height="3.629cm" svg:x="40.86cm" svg:y="61.977cm">
            <draw:text-box>
              <text:p text:style-name="P6"><text:span text:style-name="T3">1</text:span><text:span text:style-name="T3">、</text:span><text:span text:style-name="T12">从申请人任</text:span><text:span text:style-name="T12">职管理岗位开始</text:span><text:span text:style-name="T12">到申请岗位后的</text:span><text:span text:style-name="T12">一个星期</text:span><text:span text:style-name="T3">做汇总</text:span><text:span text:style-name="T3">统计；</text:span></text:p>
              <text:p text:style-name="P6"><text:span text:style-name="T3">2</text:span><text:span text:style-name="T3">、</text:span><text:span text:style-name="T12">从申请人任</text:span><text:span text:style-name="T12">职管理岗位开始</text:span><text:span text:style-name="T12">到离开任职岗位</text:span><text:span text:style-name="T12">的总时段</text:span><text:span text:style-name="T3">做汇总</text:span><text:span text:style-name="T3">统计。</text:span></text:p>
              <text:p text:style-name="P6"><text:span text:style-name="T3">（二选一，判断</text:span><text:span text:style-name="T3">依据为申请时是</text:span><text:span text:style-name="T3">否仍在管理岗位</text:span><text:span text:style-name="T3">上）</text:span></text:p>
            </draw:text-box>
          </draw:frame>
        </draw:g>
        <draw:line draw:style-name="gr4" draw:text-style-name="P2" draw:layer="layout" svg:x1="68.3cm" svg:y1="62.02cm" svg:x2="68.3cm" svg:y2="63.27cm">
          <text:p/>
        </draw:line>
        <draw:line draw:style-name="gr4" draw:text-style-name="P2" draw:layer="layout" svg:x1="68.3cm" svg:y1="59.791cm" svg:x2="68.3cm" svg:y2="60.52cm">
          <text:p/>
        </draw:line>
        <draw:line draw:style-name="gr4" draw:text-style-name="P2" draw:layer="layout" svg:x1="52.3cm" svg:y1="59.791cm" svg:x2="52.3cm" svg:y2="61.191cm">
          <text:p/>
        </draw:line>
        <draw:polyline draw:style-name="gr4" draw:text-style-name="P2" draw:layer="layout" svg:width="24.42cm" svg:height="2.525cm" svg:x="78.305cm" svg:y="55.245cm" svg:viewBox="0 0 24421 2526" draw:points="24421,0 0,0 0,2526">
          <text:p/>
        </draw:polyline>
        <draw:line draw:style-name="gr4" draw:text-style-name="P2" draw:layer="layout" svg:x1="97.3cm" svg:y1="55.245cm" svg:x2="97.3cm" svg:y2="58.02cm">
          <text:p/>
        </draw:line>
        <draw:polyline draw:style-name="gr4" draw:text-style-name="P2" draw:layer="layout" svg:width="50.425cm" svg:height="3.046cm" svg:x="52.3cm" svg:y="55.245cm" svg:viewBox="0 0 50426 3047" draw:points="50426,0 0,0 0,3047">
          <text:p/>
        </draw:polyline>
        <draw:polyline draw:style-name="gr4" draw:text-style-name="P2" draw:layer="layout" svg:width="59.475cm" svg:height="3.046cm" svg:x="43.25cm" svg:y="55.245cm" svg:viewBox="0 0 59476 3047" draw:points="59476,0 0,0 0,3047">
          <text:p/>
        </draw:polyline>
        <draw:g>
          <draw:polyline draw:style-name="gr4" draw:text-style-name="P2" draw:layer="layout" svg:width="16.05cm" svg:height="2.575cm" svg:x="86.675cm" svg:y="55.245cm" svg:viewBox="0 0 16051 2576" draw:points="16051,0 0,0 0,2576">
            <text:p/>
          </draw:polyline>
          <draw:frame draw:style-name="gr32" draw:text-style-name="P2" draw:layer="layout" svg:width="2.822cm" svg:height="1.034cm" svg:x="96.727cm" svg:y="54.728cm">
            <draw:text-box>
              <text:p text:style-name="P3"><text:span text:style-name="T13">是</text:span></text:p>
            </draw:text-box>
          </draw:frame>
        </draw:g>
        <draw:line draw:style-name="gr4" draw:text-style-name="P2" draw:layer="layout" svg:x1="68.3cm" svg:y1="55.245cm" svg:x2="68.3cm" svg:y2="58.29cm">
          <text:p/>
        </draw:line>
        <draw:g>
          <draw:g>
            <draw:path draw:style-name="gr13" draw:text-style-name="P4" draw:layer="layout" svg:width="3.491cm" svg:height="1.5cm" svg:x="198.3cm" svg:y="58.803cm" svg:viewBox="0 0 3492 1501" svg:d="M750 1501h1992c138 0 255-31 375-101 119-69 205-155 274-274 70-120 101-237 101-376 0-138-31-255-101-375-69-119-155-205-274-274-120-70-237-101-375-101h-1992c-138 0-255 31-375 101-119 69-205 155-274 274-70 120-101 237-101 376 0 138 31 255 101 375 69 119 155 205 274 274 120 70 237 101 375 101z">
              <text:p/>
            </draw:path>
            <draw:path draw:style-name="gr2" draw:text-style-name="P2" draw:layer="layout" svg:width="3.491cm" svg:height="1.5cm" svg:x="198.3cm" svg:y="58.803cm" svg:viewBox="0 0 3492 1501" svg:d="M750 1501h1992c138 0 255-31 375-101 119-69 205-155 274-274 70-120 101-237 101-376 0-138-31-255-101-375-69-119-155-205-274-274-120-70-237-101-375-101h-1992c-138 0-255 31-375 101-119 69-205 155-274 274-70 120-101 237-101 376 0 138 31 255 101 375 69 119 155 205 274 274 120 70 237 101 375 101z">
              <text:p/>
            </draw:path>
          </draw:g>
          <draw:frame draw:style-name="gr3" draw:text-style-name="P2" draw:layer="layout" svg:width="3.491cm" svg:height="1.5cm" svg:x="198.3cm" svg:y="58.803cm">
            <draw:text-box>
              <text:p text:style-name="P3"><text:span text:style-name="T7">系统提示：您</text:span><text:span text:style-name="T7">暂时无法申请</text:span><text:span text:style-name="T7">管理等级晋升</text:span></text:p>
            </draw:text-box>
          </draw:frame>
        </draw:g>
        <draw:g>
          <draw:g>
            <draw:polygon draw:style-name="gr13" draw:text-style-name="P4" draw:layer="layout" svg:width="3.603cm" svg:height="1.5cm" svg:x="118.98cm" svg:y="56.72cm" svg:viewBox="0 0 3604 1501" draw:points="0,1501 3604,1501 3604,0 0,0">
              <text:p/>
            </draw:polygon>
            <draw:polygon draw:style-name="gr2" draw:text-style-name="P2" draw:layer="layout" svg:width="3.603cm" svg:height="1.5cm" svg:x="118.98cm" svg:y="56.72cm" svg:viewBox="0 0 3604 1501" draw:points="0,1501 3604,1501 3604,0 0,0">
              <text:p/>
            </draw:polygon>
          </draw:g>
          <draw:frame draw:style-name="gr3" draw:text-style-name="P2" draw:layer="layout" svg:width="3.603cm" svg:height="1.5cm" svg:x="118.98cm" svg:y="56.72cm">
            <draw:text-box>
              <text:p text:style-name="P3"><text:span text:style-name="T7">采纳反馈问题</text:span><text:span text:style-name="T7">的解决方案的</text:span><text:span text:style-name="T7">数量</text:span></text:p>
            </draw:text-box>
          </draw:frame>
        </draw:g>
        <draw:g>
          <draw:g>
            <draw:polygon draw:style-name="gr13" draw:text-style-name="P4" draw:layer="layout" svg:width="3.603cm" svg:height="1.5cm" svg:x="118.98cm" svg:y="59.06cm" svg:viewBox="0 0 3604 1501" draw:points="0,1501 3604,1501 3604,0 0,0">
              <text:p/>
            </draw:polygon>
            <draw:polygon draw:style-name="gr2" draw:text-style-name="P2" draw:layer="layout" svg:width="3.603cm" svg:height="1.5cm" svg:x="118.98cm" svg:y="59.06cm" svg:viewBox="0 0 3604 1501" draw:points="0,1501 3604,1501 3604,0 0,0">
              <text:p/>
            </draw:polygon>
          </draw:g>
          <draw:frame draw:style-name="gr3" draw:text-style-name="P2" draw:layer="layout" svg:width="3.603cm" svg:height="1.5cm" svg:x="118.98cm" svg:y="59.06cm">
            <draw:text-box>
              <text:p text:style-name="P3"><text:span text:style-name="T7">从”会议记录”获</text:span><text:span text:style-name="T7">取技术层面问</text:span><text:span text:style-name="T7">题</text:span></text:p>
            </draw:text-box>
          </draw:frame>
        </draw:g>
        <draw:g>
          <draw:g>
            <draw:polygon draw:style-name="gr13" draw:text-style-name="P4" draw:layer="layout" svg:width="3.603cm" svg:height="1.9cm" svg:x="118.98cm" svg:y="61.399cm" svg:viewBox="0 0 3604 1901" draw:points="0,950 1802,0 3604,950 1802,1901">
              <text:p/>
            </draw:polygon>
            <draw:polygon draw:style-name="gr2" draw:text-style-name="P2" draw:layer="layout" svg:width="3.603cm" svg:height="1.9cm" svg:x="118.98cm" svg:y="61.399cm" svg:viewBox="0 0 3604 1901" draw:points="0,950 1802,0 3604,950 1802,1901">
              <text:p/>
            </draw:polygon>
          </draw:g>
          <draw:frame draw:style-name="gr33" draw:text-style-name="P2" draw:layer="layout" svg:width="3.002cm" svg:height="1.425cm" svg:x="119.28cm" svg:y="61.637cm">
            <draw:text-box>
              <text:p text:style-name="P3"><text:span text:style-name="T7">问题提出人是</text:span><text:span text:style-name="T7">否为本部门员</text:span><text:span text:style-name="T7">工</text:span></text:p>
            </draw:text-box>
          </draw:frame>
        </draw:g>
        <draw:g>
          <draw:g>
            <draw:polygon draw:style-name="gr13" draw:text-style-name="P4" draw:layer="layout" svg:width="3.603cm" svg:height="1.85cm" svg:x="118.98cm" svg:y="65.01cm" svg:viewBox="0 0 3604 1851" draw:points="0,926 1802,0 3604,926 1802,1851">
              <text:p/>
            </draw:polygon>
            <draw:polygon draw:style-name="gr2" draw:text-style-name="P2" draw:layer="layout" svg:width="3.603cm" svg:height="1.85cm" svg:x="118.98cm" svg:y="65.01cm" svg:viewBox="0 0 3604 1851" draw:points="0,926 1802,0 3604,926 1802,1851">
              <text:p/>
            </draw:polygon>
          </draw:g>
          <draw:frame draw:style-name="gr34" draw:text-style-name="P2" draw:layer="layout" svg:width="3.002cm" svg:height="1.388cm" svg:x="119.28cm" svg:y="65.241cm">
            <draw:text-box>
              <text:p text:style-name="P3"><text:span text:style-name="T7">提出解决方案</text:span><text:span text:style-name="T7">的是否为执行</text:span><text:span text:style-name="T7">层员工</text:span></text:p>
            </draw:text-box>
          </draw:frame>
        </draw:g>
        <draw:g>
          <draw:line draw:style-name="gr4" draw:text-style-name="P2" draw:layer="layout" svg:x1="120.781cm" svg:y1="63.299cm" svg:x2="120.781cm" svg:y2="65.009cm">
            <text:p/>
          </draw:line>
          <draw:frame draw:style-name="gr6" draw:text-style-name="P2" draw:layer="layout" svg:width="0.628cm" svg:height="0.658cm" svg:x="120.467cm" svg:y="63.825cm">
            <draw:text-box>
              <text:p text:style-name="P3"><text:span text:style-name="T2">是</text:span></text:p>
            </draw:text-box>
          </draw:frame>
        </draw:g>
        <draw:g>
          <draw:g>
            <draw:polygon draw:style-name="gr13" draw:text-style-name="P4" draw:layer="layout" svg:width="3cm" svg:height="1.5cm" svg:x="111.8cm" svg:y="65.36cm" svg:viewBox="0 0 3001 1501" draw:points="0,751 1501,0 3001,751 1501,1501">
              <text:p/>
            </draw:polygon>
            <draw:polygon draw:style-name="gr2" draw:text-style-name="P2" draw:layer="layout" svg:width="3cm" svg:height="1.5cm" svg:x="111.8cm" svg:y="65.36cm" svg:viewBox="0 0 3001 1501" draw:points="0,751 1501,0 3001,751 1501,1501">
              <text:p/>
            </draw:polygon>
          </draw:g>
          <draw:frame draw:style-name="gr5" draw:text-style-name="P2" draw:layer="layout" svg:width="2.5cm" svg:height="1.336cm" svg:x="112.05cm" svg:y="65.442cm">
            <draw:text-box>
              <text:p text:style-name="P3"><text:span text:style-name="T7">提出解决方案</text:span><text:span text:style-name="T7">的是否为管理</text:span><text:span text:style-name="T7">层员工</text:span></text:p>
            </draw:text-box>
          </draw:frame>
        </draw:g>
        <draw:g>
          <draw:polyline draw:style-name="gr4" draw:text-style-name="P2" draw:layer="layout" svg:width="5.68cm" svg:height="2.76cm" svg:x="113.3cm" svg:y="62.349cm" svg:viewBox="0 0 5681 2761" draw:points="5681,0 0,0 0,2761">
            <text:p/>
          </draw:polyline>
          <draw:frame draw:style-name="gr6" draw:text-style-name="P2" draw:layer="layout" svg:width="1.411cm" svg:height="0.658cm" svg:x="114.054cm" svg:y="62.02cm">
            <draw:text-box>
              <text:p text:style-name="P3"><text:span text:style-name="T2">否</text:span></text:p>
            </draw:text-box>
          </draw:frame>
        </draw:g>
        <draw:g>
          <draw:g>
            <draw:polygon draw:style-name="gr13" draw:text-style-name="P4" draw:layer="layout" svg:width="3.5cm" svg:height="2cm" svg:x="119.083cm" svg:y="68.309cm" svg:viewBox="0 0 3501 2001" draw:points="0,2001 3501,2001 3501,0 0,0">
              <text:p/>
            </draw:polygon>
            <draw:polygon draw:style-name="gr2" draw:text-style-name="P2" draw:layer="layout" svg:width="3.5cm" svg:height="2cm" svg:x="119.083cm" svg:y="68.309cm" svg:viewBox="0 0 3501 2001" draw:points="0,2001 3501,2001 3501,0 0,0">
              <text:p/>
            </draw:polygon>
          </draw:g>
          <draw:frame draw:style-name="gr22" draw:text-style-name="P2" draw:layer="layout" svg:width="3.5cm" svg:height="2cm" svg:x="119.083cm" svg:y="68.309cm">
            <draw:text-box>
              <text:p text:style-name="P3"><text:span text:style-name="T7">提出可供解决</text:span><text:span text:style-name="T11">本部门</text:span><text:span text:style-name="T7">问题的</text:span><text:span text:style-name="T7">办法</text:span><text:span text:style-name="T7">,</text:span><text:span text:style-name="T10">数量至少</text:span><text:span text:style-name="T10">为</text:span><text:span text:style-name="T10">2</text:span><text:span text:style-name="T10">个以上</text:span></text:p>
            </draw:text-box>
          </draw:frame>
        </draw:g>
        <draw:g>
          <draw:g>
            <draw:path draw:style-name="gr13" draw:text-style-name="P4" draw:layer="layout" svg:width="3.07cm" svg:height="1.5cm" svg:x="122.8cm" svg:y="67.27cm" svg:viewBox="0 0 3071 1501" svg:d="M750 1501h1571c138 0 255-31 375-101 119-69 205-155 274-274 70-120 101-237 101-376 0-138-31-255-101-375-69-119-155-205-274-274-120-70-237-101-375-101h-1571c-138 0-255 31-375 101-119 69-205 155-274 274-70 120-101 237-101 376 0 138 31 255 101 375 69 119 155 205 274 274 120 70 237 101 375 101z">
              <text:p/>
            </draw:path>
            <draw:path draw:style-name="gr2" draw:text-style-name="P2" draw:layer="layout" svg:width="3.07cm" svg:height="1.5cm" svg:x="122.8cm" svg:y="67.27cm" svg:viewBox="0 0 3071 1501" svg:d="M750 1501h1571c138 0 255-31 375-101 119-69 205-155 274-274 70-120 101-237 101-376 0-138-31-255-101-375-69-119-155-205-274-274-120-70-237-101-375-101h-1571c-138 0-255 31-375 101-119 69-205 155-274 274-70 120-101 237-101 376 0 138 31 255 101 375 69 119 155 205 274 274 120 70 237 101 375 101z">
              <text:p/>
            </draw:path>
          </draw:g>
          <draw:frame draw:style-name="gr3" draw:text-style-name="P2" draw:layer="layout" svg:width="3.07cm" svg:height="1.5cm" svg:x="122.8cm" svg:y="67.27cm">
            <draw:text-box>
              <text:p text:style-name="P3"><text:span text:style-name="T7">系统提醒：您</text:span><text:span text:style-name="T7">暂时无权填写</text:span></text:p>
            </draw:text-box>
          </draw:frame>
        </draw:g>
        <draw:g>
          <draw:polyline draw:style-name="gr4" draw:text-style-name="P2" draw:layer="layout" svg:width="1.752cm" svg:height="1.336cm" svg:x="122.583cm" svg:y="65.935cm" svg:viewBox="0 0 1753 1337" draw:points="0,0 1753,0 1753,1337">
            <text:p/>
          </draw:polyline>
          <draw:frame draw:style-name="gr6" draw:text-style-name="P2" draw:layer="layout" svg:width="1.411cm" svg:height="0.658cm" svg:x="123.421cm" svg:y="65.605cm">
            <draw:text-box>
              <text:p text:style-name="P3"><text:span text:style-name="T2">否</text:span></text:p>
            </draw:text-box>
          </draw:frame>
        </draw:g>
        <draw:g>
          <draw:line draw:style-name="gr4" draw:text-style-name="P2" draw:layer="layout" svg:x1="120.781cm" svg:y1="66.859cm" svg:x2="120.833cm" svg:y2="68.31cm">
            <text:p/>
          </draw:line>
          <draw:frame draw:style-name="gr6" draw:text-style-name="P2" draw:layer="layout" svg:width="0.628cm" svg:height="0.658cm" svg:x="120.493cm" svg:y="67.255cm">
            <draw:text-box>
              <text:p text:style-name="P3"><text:span text:style-name="T2">是</text:span></text:p>
            </draw:text-box>
          </draw:frame>
        </draw:g>
        <draw:g>
          <draw:g>
            <draw:polygon draw:style-name="gr13" draw:text-style-name="P4" draw:layer="layout" svg:width="3.07cm" svg:height="2.722cm" svg:x="108.73cm" svg:y="67.959cm" svg:viewBox="0 0 3071 2723" draw:points="0,2723 3071,2723 3071,0 0,0">
              <text:p/>
            </draw:polygon>
            <draw:polygon draw:style-name="gr2" draw:text-style-name="P2" draw:layer="layout" svg:width="3.07cm" svg:height="2.722cm" svg:x="108.73cm" svg:y="67.959cm" svg:viewBox="0 0 3071 2723" draw:points="0,2723 3071,2723 3071,0 0,0">
              <text:p/>
            </draw:polygon>
          </draw:g>
          <draw:frame draw:style-name="gr35" draw:text-style-name="P2" draw:layer="layout" svg:width="3.07cm" svg:height="2.722cm" svg:x="108.73cm" svg:y="67.959cm">
            <draw:text-box>
              <text:p text:style-name="P3"><text:span text:style-name="T7">提出提出可供</text:span><text:span text:style-name="T7">解决</text:span><text:span text:style-name="T11">非本部门</text:span><text:span text:style-name="T7">问题的办法</text:span><text:span text:style-name="T7">,</text:span><text:span text:style-name="T10">数</text:span><text:span text:style-name="T10">量至少为</text:span><text:span text:style-name="T10">3</text:span><text:span text:style-name="T10">个</text:span><text:span text:style-name="T10">以上</text:span></text:p>
            </draw:text-box>
          </draw:frame>
        </draw:g>
        <draw:g>
          <draw:g>
            <draw:polygon draw:style-name="gr13" draw:text-style-name="P4" draw:layer="layout" svg:width="3.07cm" svg:height="2.722cm" svg:x="113.98cm" svg:y="68.11cm" svg:viewBox="0 0 3071 2723" draw:points="0,2723 3071,2723 3071,0 0,0">
              <text:p/>
            </draw:polygon>
            <draw:polygon draw:style-name="gr2" draw:text-style-name="P2" draw:layer="layout" svg:width="3.07cm" svg:height="2.722cm" svg:x="113.98cm" svg:y="68.11cm" svg:viewBox="0 0 3071 2723" draw:points="0,2723 3071,2723 3071,0 0,0">
              <text:p/>
            </draw:polygon>
          </draw:g>
          <draw:frame draw:style-name="gr35" draw:text-style-name="P2" draw:layer="layout" svg:width="3.07cm" svg:height="2.722cm" svg:x="113.98cm" svg:y="68.11cm">
            <draw:text-box>
              <text:p text:style-name="P3"><text:span text:style-name="T7">提出提出可供</text:span><text:span text:style-name="T7">解决</text:span><text:span text:style-name="T11">非本部门</text:span><text:span text:style-name="T7">问题的办法</text:span><text:span text:style-name="T7">,</text:span><text:span text:style-name="T10">数</text:span><text:span text:style-name="T10">量至少为</text:span><text:span text:style-name="T10">2</text:span><text:span text:style-name="T10">个</text:span><text:span text:style-name="T10">以上</text:span></text:p>
            </draw:text-box>
          </draw:frame>
        </draw:g>
        <draw:g>
          <draw:polyline draw:style-name="gr4" draw:text-style-name="P2" draw:layer="layout" svg:width="0.715cm" svg:height="2cm" svg:x="114.8cm" svg:y="66.11cm" svg:viewBox="0 0 716 2001" draw:points="0,0 716,0 716,2001">
            <text:p/>
          </draw:polyline>
          <draw:frame draw:style-name="gr6" draw:text-style-name="P2" draw:layer="layout" svg:width="1.411cm" svg:height="0.658cm" svg:x="114.81cm" svg:y="67.02cm">
            <draw:text-box>
              <text:p text:style-name="P3"><text:span text:style-name="T2">否</text:span></text:p>
            </draw:text-box>
          </draw:frame>
        </draw:g>
        <draw:g>
          <draw:polyline draw:style-name="gr4" draw:text-style-name="P2" draw:layer="layout" svg:width="1.535cm" svg:height="1.85cm" svg:x="110.265cm" svg:y="66.11cm" svg:viewBox="0 0 1536 1851" draw:points="1536,0 0,0 0,1851">
            <text:p/>
          </draw:polyline>
          <draw:frame draw:style-name="gr6" draw:text-style-name="P2" draw:layer="layout" svg:width="1.411cm" svg:height="0.658cm" svg:x="109.559cm" svg:y="66.502cm">
            <draw:text-box>
              <text:p text:style-name="P3"><text:span text:style-name="T2">是</text:span></text:p>
            </draw:text-box>
          </draw:frame>
        </draw:g>
        <draw:g>
          <draw:g>
            <draw:polygon draw:style-name="gr13" draw:text-style-name="P4" draw:layer="layout" svg:width="2.5cm" svg:height="1.5cm" svg:x="114.55cm" svg:y="75.22cm" svg:viewBox="0 0 2501 1501" draw:points="0,1501 2501,1501 2501,0 0,0">
              <text:p/>
            </draw:polygon>
            <draw:polygon draw:style-name="gr2" draw:text-style-name="P2" draw:layer="layout" svg:width="2.5cm" svg:height="1.5cm" svg:x="114.55cm" svg:y="75.22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14.55cm" svg:y="75.22cm">
            <draw:text-box>
              <text:p text:style-name="P3"><text:span text:style-name="T1">从”会议记录”处获</text:span><text:span text:style-name="T1">取采纳的数量，并</text:span><text:span text:style-name="T1">匹配解决方案的提</text:span><text:span text:style-name="T1">出人。</text:span></text:p>
            </draw:text-box>
          </draw:frame>
        </draw:g>
        <draw:g>
          <draw:g>
            <draw:polygon draw:style-name="gr13" draw:text-style-name="P4" draw:layer="layout" svg:width="2.5cm" svg:height="1.5cm" svg:x="111.55cm" svg:y="82.82cm" svg:viewBox="0 0 2501 1501" draw:points="0,1501 2501,1501 2501,0 0,0">
              <text:p/>
            </draw:polygon>
            <draw:polygon draw:style-name="gr2" draw:text-style-name="P2" draw:layer="layout" svg:width="2.5cm" svg:height="1.5cm" svg:x="111.55cm" svg:y="82.82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11.55cm" svg:y="82.82cm">
            <draw:text-box>
              <text:p text:style-name="P3"><text:span text:style-name="T14">从申请人任职管理</text:span><text:span text:style-name="T14">岗位开始到申请岗</text:span><text:span text:style-name="T14">位后的一个星期</text:span><text:span text:style-name="T1">做</text:span><text:span text:style-name="T1">汇总统计</text:span></text:p>
            </draw:text-box>
          </draw:frame>
        </draw:g>
        <draw:line draw:style-name="gr4" draw:text-style-name="P2" draw:layer="layout" svg:x1="120.781cm" svg:y1="60.559cm" svg:x2="120.781cm" svg:y2="61.398cm">
          <text:p/>
        </draw:line>
        <draw:line draw:style-name="gr4" draw:text-style-name="P2" draw:layer="layout" svg:x1="120.781cm" svg:y1="58.22cm" svg:x2="120.781cm" svg:y2="59.059cm">
          <text:p/>
        </draw:line>
        <draw:path draw:style-name="gr4" draw:text-style-name="P2" draw:layer="layout" svg:width="5.535cm" svg:height="4.488cm" svg:x="110.265cm" svg:y="70.682cm" svg:viewBox="0 0 5536 4489" svg:d="M0 0v2094c0 100 50 151 150 151h2618 2618c100 0 150 50 150 150v2094">
          <text:p/>
        </draw:path>
        <draw:path draw:style-name="gr4" draw:text-style-name="P2" draw:layer="layout" svg:width="0.285cm" svg:height="4.388cm" svg:x="115.515cm" svg:y="70.831cm" svg:viewBox="0 0 286 4389" svg:d="M0 0v2122c0 48 24 73 72 73h71 72c47 0 71 23 71 71v2123">
          <text:p/>
        </draw:path>
        <draw:path draw:style-name="gr4" draw:text-style-name="P2" draw:layer="layout" svg:width="5.033cm" svg:height="4.861cm" svg:x="115.8cm" svg:y="70.309cm" svg:viewBox="0 0 5034 4862" svg:d="M5034 0v2281c0 100-50 150-150 150h-2367-2367c-100 0-150 50-150 150v2281">
          <text:p/>
        </draw:path>
        <draw:g>
          <draw:g>
            <draw:polygon draw:style-name="gr13" draw:text-style-name="P4" draw:layer="layout" svg:width="2.5cm" svg:height="1.5cm" svg:x="129.8cm" svg:y="56.72cm" svg:viewBox="0 0 2501 1501" draw:points="0,1501 2501,1501 2501,0 0,0">
              <text:p/>
            </draw:polygon>
            <draw:polygon draw:style-name="gr2" draw:text-style-name="P2" draw:layer="layout" svg:width="2.5cm" svg:height="1.5cm" svg:x="129.8cm" svg:y="56.72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29.8cm" svg:y="56.72cm">
            <draw:text-box>
              <text:p text:style-name="P3"><text:span text:style-name="T7">解决反馈问题</text:span><text:span text:style-name="T7">数量</text:span></text:p>
            </draw:text-box>
          </draw:frame>
        </draw:g>
        <draw:g>
          <draw:g>
            <draw:polygon draw:style-name="gr13" draw:text-style-name="P4" draw:layer="layout" svg:width="2.5cm" svg:height="1.85cm" svg:x="129.8cm" svg:y="61.574cm" svg:viewBox="0 0 2501 1851" draw:points="0,926 1251,0 2501,926 1251,1851">
              <text:p/>
            </draw:polygon>
            <draw:polygon draw:style-name="gr2" draw:text-style-name="P2" draw:layer="layout" svg:width="2.5cm" svg:height="1.85cm" svg:x="129.8cm" svg:y="61.574cm" svg:viewBox="0 0 2501 1851" draw:points="0,926 1251,0 2501,926 1251,1851">
              <text:p/>
            </draw:polygon>
          </draw:g>
          <draw:frame draw:style-name="gr34" draw:text-style-name="P2" draw:layer="layout" svg:width="2.083cm" svg:height="1.388cm" svg:x="130.008cm" svg:y="61.805cm">
            <draw:text-box>
              <text:p text:style-name="P3"><text:span text:style-name="T7">是否为技术层</text:span><text:span text:style-name="T7">面问题</text:span></text:p>
            </draw:text-box>
          </draw:frame>
        </draw:g>
        <draw:g>
          <draw:g>
            <draw:polygon draw:style-name="gr13" draw:text-style-name="P4" draw:layer="layout" svg:width="3.07cm" svg:height="2.722cm" svg:x="126.62cm" svg:y="68.62cm" svg:viewBox="0 0 3071 2723" draw:points="0,2723 3071,2723 3071,0 0,0">
              <text:p/>
            </draw:polygon>
            <draw:polygon draw:style-name="gr2" draw:text-style-name="P2" draw:layer="layout" svg:width="3.07cm" svg:height="2.722cm" svg:x="126.62cm" svg:y="68.62cm" svg:viewBox="0 0 3071 2723" draw:points="0,2723 3071,2723 3071,0 0,0">
              <text:p/>
            </draw:polygon>
          </draw:g>
          <draw:frame draw:style-name="gr35" draw:text-style-name="P2" draw:layer="layout" svg:width="3.07cm" svg:height="2.722cm" svg:x="126.62cm" svg:y="68.62cm">
            <draw:text-box>
              <text:p text:style-name="P3"><text:span text:style-name="T7">自动匹配到各</text:span><text:span text:style-name="T7">小项目（</text:span><text:span text:style-name="T15">收集</text:span><text:span text:style-name="T15">技能培训资</text:span><text:span text:style-name="T15">料</text:span><text:span text:style-name="T7">、</text:span><text:span text:style-name="T15">日常技术</text:span><text:span text:style-name="T15">支援</text:span><text:span text:style-name="T7">、</text:span><text:span text:style-name="T15">技术研</text:span><text:span text:style-name="T15">讨问题</text:span><text:span text:style-name="T7">）</text:span></text:p>
            </draw:text-box>
          </draw:frame>
        </draw:g>
        <draw:g>
          <draw:g>
            <draw:polygon draw:style-name="gr13" draw:text-style-name="P4" draw:layer="layout" svg:width="2.5cm" svg:height="2.161cm" svg:x="129.8cm" svg:y="65.11cm" svg:viewBox="0 0 2501 2162" draw:points="0,1081 1251,0 2501,1081 1251,2162">
              <text:p/>
            </draw:polygon>
            <draw:polygon draw:style-name="gr2" draw:text-style-name="P2" draw:layer="layout" svg:width="2.5cm" svg:height="2.161cm" svg:x="129.8cm" svg:y="65.11cm" svg:viewBox="0 0 2501 2162" draw:points="0,1081 1251,0 2501,1081 1251,2162">
              <text:p/>
            </draw:polygon>
          </draw:g>
          <draw:frame draw:style-name="gr36" draw:text-style-name="P2" draw:layer="layout" svg:width="2.083cm" svg:height="1.62cm" svg:x="130.008cm" svg:y="65.38cm">
            <draw:text-box>
              <text:p text:style-name="P3"><text:span text:style-name="T7">问题项目在系</text:span><text:span text:style-name="T7">统是否已存在</text:span></text:p>
            </draw:text-box>
          </draw:frame>
        </draw:g>
        <draw:g>
          <draw:g>
            <draw:polygon draw:style-name="gr13" draw:text-style-name="P4" draw:layer="layout" svg:width="3.07cm" svg:height="2.722cm" svg:x="132.8cm" svg:y="68.62cm" svg:viewBox="0 0 3071 2723" draw:points="0,2723 3071,2723 3071,0 0,0">
              <text:p/>
            </draw:polygon>
            <draw:polygon draw:style-name="gr2" draw:text-style-name="P2" draw:layer="layout" svg:width="3.07cm" svg:height="2.722cm" svg:x="132.8cm" svg:y="68.62cm" svg:viewBox="0 0 3071 2723" draw:points="0,2723 3071,2723 3071,0 0,0">
              <text:p/>
            </draw:polygon>
          </draw:g>
          <draw:frame draw:style-name="gr35" draw:text-style-name="P2" draw:layer="layout" svg:width="3.07cm" svg:height="2.722cm" svg:x="132.8cm" svg:y="68.62cm">
            <draw:text-box>
              <text:p text:style-name="P3"><text:span text:style-name="T7">从反馈中获取</text:span><text:span text:style-name="T7">新的项目名</text:span><text:span text:style-name="T7">称，生成小项</text:span><text:span text:style-name="T7">目</text:span></text:p>
            </draw:text-box>
          </draw:frame>
        </draw:g>
        <draw:g>
          <draw:g>
            <draw:path draw:style-name="gr13" draw:text-style-name="P4" draw:layer="layout" svg:width="2.501cm" svg:height="1cm" svg:x="126.8cm" svg:y="63.559cm" svg:viewBox="0 0 2502 1001" svg:d="M500 1001h1502c92 0 170-21 250-67s137-103 183-183 67-158 67-251c0-92-21-170-67-250s-103-137-183-183-158-67-250-67h-1502c-92 0-170 21-250 67s-137 103-183 183-67 158-67 251c0 92 21 170 67 250s103 137 183 183 158 67 250 67z">
              <text:p/>
            </draw:path>
            <draw:path draw:style-name="gr2" draw:text-style-name="P2" draw:layer="layout" svg:width="2.501cm" svg:height="1cm" svg:x="126.8cm" svg:y="63.559cm" svg:viewBox="0 0 2502 1001" svg:d="M500 1001h1502c92 0 170-21 250-67s137-103 183-183 67-158 67-251c0-92-21-170-67-250s-103-137-183-183-158-67-250-67h-1502c-92 0-170 21-250 67s-137 103-183 183-67 158-67 251c0 92 21 170 67 250s103 137 183 183 158 67 250 67z">
              <text:p/>
            </draw:path>
          </draw:g>
          <draw:frame draw:style-name="gr8" draw:text-style-name="P2" draw:layer="layout" svg:width="2.5cm" svg:height="1cm" svg:x="126.8cm" svg:y="63.559cm">
            <draw:text-box>
              <text:p text:style-name="P3"><text:span text:style-name="T7">无须汇总</text:span></text:p>
            </draw:text-box>
          </draw:frame>
        </draw:g>
        <draw:g>
          <draw:polyline draw:style-name="gr4" draw:text-style-name="P2" draw:layer="layout" svg:width="2.035cm" svg:height="2.43cm" svg:x="132.3cm" svg:y="66.19cm" svg:viewBox="0 0 2036 2431" draw:points="0,0 2036,0 2036,2431">
            <text:p/>
          </draw:polyline>
          <draw:frame draw:style-name="gr6" draw:text-style-name="P2" draw:layer="layout" svg:width="1.411cm" svg:height="0.658cm" svg:x="133.629cm" svg:y="66.058cm">
            <draw:text-box>
              <text:p text:style-name="P3"><text:span text:style-name="T2">否</text:span></text:p>
            </draw:text-box>
          </draw:frame>
        </draw:g>
        <draw:g>
          <draw:polyline draw:style-name="gr4" draw:text-style-name="P2" draw:layer="layout" svg:width="1.645cm" svg:height="2.43cm" svg:x="128.155cm" svg:y="66.19cm" svg:viewBox="0 0 1646 2431" draw:points="1646,0 0,0 0,2431">
            <text:p/>
          </draw:polyline>
          <draw:frame draw:style-name="gr6" draw:text-style-name="P2" draw:layer="layout" svg:width="1.411cm" svg:height="0.658cm" svg:x="127.379cm" svg:y="66.935cm">
            <draw:text-box>
              <text:p text:style-name="P3"><text:span text:style-name="T2">是</text:span></text:p>
            </draw:text-box>
          </draw:frame>
        </draw:g>
        <draw:g>
          <draw:g>
            <draw:polygon draw:style-name="gr13" draw:text-style-name="P4" draw:layer="layout" svg:width="2.5cm" svg:height="2cm" svg:x="129.8cm" svg:y="72.23cm" svg:viewBox="0 0 2501 2001" draw:points="0,1000 1251,0 2501,1000 1251,2001">
              <text:p/>
            </draw:polygon>
            <draw:polygon draw:style-name="gr2" draw:text-style-name="P2" draw:layer="layout" svg:width="2.5cm" svg:height="2cm" svg:x="129.8cm" svg:y="72.23cm" svg:viewBox="0 0 2501 2001" draw:points="0,1000 1251,0 2501,1000 1251,2001">
              <text:p/>
            </draw:polygon>
          </draw:g>
          <draw:frame draw:style-name="gr3" draw:text-style-name="P2" draw:layer="layout" svg:width="2.083cm" svg:height="1.5cm" svg:x="130.008cm" svg:y="72.48cm">
            <draw:text-box>
              <text:p text:style-name="P3"><text:span text:style-name="T7">是否为该部门</text:span><text:span text:style-name="T7">员工</text:span></text:p>
            </draw:text-box>
          </draw:frame>
        </draw:g>
        <draw:g>
          <draw:g>
            <draw:polygon draw:style-name="gr13" draw:text-style-name="P4" draw:layer="layout" svg:width="2.5cm" svg:height="1.5cm" svg:x="126.905cm" svg:y="76.22cm" svg:viewBox="0 0 2501 1501" draw:points="0,1501 2501,1501 2501,0 0,0">
              <text:p/>
            </draw:polygon>
            <draw:polygon draw:style-name="gr2" draw:text-style-name="P2" draw:layer="layout" svg:width="2.5cm" svg:height="1.5cm" svg:x="126.905cm" svg:y="76.22cm" svg:viewBox="0 0 2501 1501" draw:points="0,1501 2501,1501 2501,0 0,0">
              <text:p/>
            </draw:polygon>
          </draw:g>
          <draw:frame draw:style-name="gr3" draw:text-style-name="P2" draw:layer="layout" svg:width="2.5cm" svg:height="1.757cm" svg:x="126.905cm" svg:y="76.092cm">
            <draw:text-box>
              <text:p text:style-name="P3"><text:span text:style-name="T7">汇总反馈问题</text:span><text:span text:style-name="T7">员工的名称、</text:span><text:span text:style-name="T7">数量、问题项</text:span><text:span text:style-name="T7">目</text:span></text:p>
            </draw:text-box>
          </draw:frame>
        </draw:g>
        <draw:g>
          <draw:g>
            <draw:polygon draw:style-name="gr13" draw:text-style-name="P4" draw:layer="layout" svg:width="2.5cm" svg:height="1.7cm" svg:x="133.085cm" svg:y="76.22cm" svg:viewBox="0 0 2501 1701" draw:points="0,1701 2501,1701 2501,0 0,0">
              <text:p/>
            </draw:polygon>
            <draw:polygon draw:style-name="gr2" draw:text-style-name="P2" draw:layer="layout" svg:width="2.5cm" svg:height="1.7cm" svg:x="133.085cm" svg:y="76.22cm" svg:viewBox="0 0 2501 1701" draw:points="0,1701 2501,1701 2501,0 0,0">
              <text:p/>
            </draw:polygon>
          </draw:g>
          <draw:frame draw:style-name="gr7" draw:text-style-name="P2" draw:layer="layout" svg:width="2.5cm" svg:height="1.7cm" svg:x="133.085cm" svg:y="76.22cm">
            <draw:text-box>
              <text:p text:style-name="P3"><text:span text:style-name="T7">汇总申请人的</text:span><text:span text:style-name="T7">名称、数量、</text:span><text:span text:style-name="T7">问题项目</text:span></text:p>
            </draw:text-box>
          </draw:frame>
        </draw:g>
        <draw:g>
          <draw:polyline draw:style-name="gr4" draw:text-style-name="P2" draw:layer="layout" svg:width="3.285cm" svg:height="1.99cm" svg:x="131.05cm" svg:y="74.23cm" svg:viewBox="0 0 3286 1991" draw:points="0,0 0,751 3286,751 3286,1991">
            <text:p/>
          </draw:polyline>
          <draw:frame draw:style-name="gr6" draw:text-style-name="P2" draw:layer="layout" svg:width="1.411cm" svg:height="0.658cm" svg:x="132.232cm" svg:y="74.651cm">
            <draw:text-box>
              <text:p text:style-name="P3"><text:span text:style-name="T2">否</text:span></text:p>
            </draw:text-box>
          </draw:frame>
        </draw:g>
        <draw:g>
          <draw:polyline draw:style-name="gr4" draw:text-style-name="P2" draw:layer="layout" svg:width="2.895cm" svg:height="1.789cm" svg:x="128.155cm" svg:y="74.23cm" svg:viewBox="0 0 2896 1790" draw:points="2896,0 2896,750 0,750 0,1790">
            <text:p/>
          </draw:polyline>
          <draw:frame draw:style-name="gr6" draw:text-style-name="P2" draw:layer="layout" svg:width="1.411cm" svg:height="0.658cm" svg:x="128.752cm" svg:y="74.651cm">
            <draw:text-box>
              <text:p text:style-name="P3"><text:span text:style-name="T2">是</text:span></text:p>
            </draw:text-box>
          </draw:frame>
        </draw:g>
        <draw:polyline draw:style-name="gr4" draw:text-style-name="P2" draw:layer="layout" svg:width="1.645cm" svg:height="1.888cm" svg:x="128.155cm" svg:y="71.342cm" svg:viewBox="0 0 1646 1889" draw:points="0,0 0,1889 1646,1889">
          <text:p/>
        </draw:polyline>
        <draw:polyline draw:style-name="gr4" draw:text-style-name="P2" draw:layer="layout" svg:width="2.035cm" svg:height="1.888cm" svg:x="132.3cm" svg:y="71.342cm" svg:viewBox="0 0 2036 1889" draw:points="2036,0 2036,1889 0,1889">
          <text:p/>
        </draw:polyline>
        <draw:path draw:style-name="gr4" draw:text-style-name="P2" draw:layer="layout" svg:width="1.75cm" svg:height="2.2cm" svg:x="-1.75cm" svg:y="143.42cm" svg:viewBox="0 0 1751 2201" svg:d="M1751 0v950c0 100-50 151-150 151h-726-725c-100 0-150 50-150 150v950">
          <text:p/>
        </draw:path>
        <draw:g>
          <draw:line draw:style-name="gr4" draw:text-style-name="P2" draw:layer="layout" svg:x1="131.05cm" svg:y1="63.424cm" svg:x2="131.05cm" svg:y2="65.109cm">
            <text:p/>
          </draw:line>
          <draw:frame draw:style-name="gr6" draw:text-style-name="P2" draw:layer="layout" svg:width="0.628cm" svg:height="0.658cm" svg:x="130.736cm" svg:y="63.938cm">
            <draw:text-box>
              <text:p text:style-name="P3"><text:span text:style-name="T2">是</text:span></text:p>
            </draw:text-box>
          </draw:frame>
        </draw:g>
        <draw:g>
          <draw:polyline draw:style-name="gr4" draw:text-style-name="P2" draw:layer="layout" svg:width="1.75cm" svg:height="1.06cm" svg:x="128.05cm" svg:y="62.499cm" svg:viewBox="0 0 1751 1061" draw:points="1751,0 0,0 0,1061">
            <text:p/>
          </draw:polyline>
          <draw:frame draw:style-name="gr37" draw:text-style-name="P2" draw:layer="layout" svg:width="1.588cm" svg:height="0.705cm" svg:x="127.601cm" svg:y="62.146cm">
            <draw:text-box>
              <text:p text:style-name="P3"><text:span text:style-name="T16">否</text:span></text:p>
            </draw:text-box>
          </draw:frame>
        </draw:g>
        <draw:path draw:style-name="gr4" draw:text-style-name="P2" draw:layer="layout" svg:width="3.035cm" svg:height="3.535cm" svg:x="128.155cm" svg:y="77.92cm" svg:viewBox="0 0 3036 3536" svg:d="M0 0v1617c0 100 50 150 150 150h1368 1368c100 0 150 51 150 151v1618">
          <text:p/>
        </draw:path>
        <draw:path draw:style-name="gr4" draw:text-style-name="P2" draw:layer="layout" svg:width="3.146cm" svg:height="3.535cm" svg:x="131.189cm" svg:y="77.92cm" svg:viewBox="0 0 3147 3536" svg:d="M3147 0v1617c0 100-50 150-150 150h-1424-1423c-100 0-150 51-150 151v1618">
          <text:p/>
        </draw:path>
        <draw:line draw:style-name="gr4" draw:text-style-name="P2" draw:layer="layout" svg:x1="131.05cm" svg:y1="60.559cm" svg:x2="131.05cm" svg:y2="61.573cm">
          <text:p/>
        </draw:line>
        <draw:g>
          <draw:g>
            <draw:polygon draw:style-name="gr38" draw:text-style-name="P7" draw:layer="layout" svg:width="3.5cm" svg:height="2cm" svg:x="100.55cm" svg:y="75.62cm" svg:viewBox="0 0 3501 2001" draw:points="0,2001 3501,2001 3501,0 0,0">
              <text:p/>
            </draw:polygon>
            <draw:path draw:style-name="gr39" draw:text-style-name="P2" draw:layer="layout" svg:width="3.5cm" svg:height="2cm" svg:x="100.55cm" svg:y="75.62cm" svg:viewBox="0 0 3501 2001" svg:d="M0 2001h3501v-2001h-3501zM300 2001v-2001M3201 2001v-2001">
              <text:p/>
            </draw:path>
          </draw:g>
          <draw:frame draw:style-name="gr22" draw:text-style-name="P2" draw:layer="layout" svg:width="2.9cm" svg:height="2cm" svg:x="100.85cm" svg:y="75.62cm">
            <draw:text-box>
              <text:p text:style-name="P3"><text:span text:style-name="T17">分值须达到</text:span><text:span text:style-name="T17">60%</text:span><text:span text:style-name="T17">，合格率</text:span><text:span text:style-name="T17">为</text:span><text:span text:style-name="T17">100%</text:span><text:span text:style-name="T17">。</text:span></text:p>
            </draw:text-box>
          </draw:frame>
        </draw:g>
        <draw:line draw:style-name="gr4" draw:text-style-name="P2" draw:layer="layout" svg:x1="100.549cm" svg:y1="76.62cm" svg:x2="99.05cm" svg:y2="76.62cm">
          <text:p/>
        </draw:line>
        <draw:g>
          <draw:g>
            <draw:polygon draw:style-name="gr13" draw:text-style-name="P4" draw:layer="layout" svg:width="2.5cm" svg:height="1.5cm" svg:x="156.634cm" svg:y="56.745cm" svg:viewBox="0 0 2501 1501" draw:points="0,1501 2501,1501 2501,0 0,0">
              <text:p/>
            </draw:polygon>
            <draw:polygon draw:style-name="gr2" draw:text-style-name="P2" draw:layer="layout" svg:width="2.5cm" svg:height="1.5cm" svg:x="156.634cm" svg:y="56.745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56.634cm" svg:y="56.745cm">
            <draw:text-box>
              <text:p text:style-name="P3"><text:span text:style-name="T1">统计员工上下级打</text:span><text:span text:style-name="T1">分</text:span></text:p>
            </draw:text-box>
          </draw:frame>
        </draw:g>
        <draw:g>
          <draw:g>
            <draw:polygon draw:style-name="gr13" draw:text-style-name="P4" draw:layer="layout" svg:width="2.5cm" svg:height="2.305cm" svg:x="154.178cm" svg:y="59.815cm" svg:viewBox="0 0 2501 2306" draw:points="0,2306 2501,2306 2501,0 0,0">
              <text:p/>
            </draw:polygon>
            <draw:polygon draw:style-name="gr2" draw:text-style-name="P2" draw:layer="layout" svg:width="2.5cm" svg:height="2.305cm" svg:x="154.178cm" svg:y="59.815cm" svg:viewBox="0 0 2501 2306" draw:points="0,2306 2501,2306 2501,0 0,0">
              <text:p/>
            </draw:polygon>
          </draw:g>
          <draw:frame draw:style-name="gr26" draw:text-style-name="P2" draw:layer="layout" svg:width="2.5cm" svg:height="2.305cm" svg:x="154.178cm" svg:y="59.815cm">
            <draw:text-box>
              <text:p text:style-name="P3"><text:span text:style-name="T1">每次管理岗位变动</text:span><text:span text:style-name="T1">的</text:span><text:span text:style-name="T18">下一个星期五</text:span><text:span text:style-name="T1">系</text:span><text:span text:style-name="T1">统发出测试题模式</text:span><text:span text:style-name="T1">给部门内全体员工</text:span></text:p>
            </draw:text-box>
          </draw:frame>
        </draw:g>
        <draw:g>
          <draw:g>
            <draw:polygon draw:style-name="gr13" draw:text-style-name="P4" draw:layer="layout" svg:width="3.25cm" svg:height="2.305cm" svg:x="153.803cm" svg:y="63.594cm" svg:viewBox="0 0 3251 2306" draw:points="0,2306 3251,2306 3251,0 0,0">
              <text:p/>
            </draw:polygon>
            <draw:polygon draw:style-name="gr2" draw:text-style-name="P2" draw:layer="layout" svg:width="3.25cm" svg:height="2.305cm" svg:x="153.803cm" svg:y="63.594cm" svg:viewBox="0 0 3251 2306" draw:points="0,2306 3251,2306 3251,0 0,0">
              <text:p/>
            </draw:polygon>
          </draw:g>
          <draw:frame draw:style-name="gr26" draw:text-style-name="P2" draw:layer="layout" svg:width="3.25cm" svg:height="2.305cm" svg:x="153.803cm" svg:y="63.594cm">
            <draw:text-box>
              <text:p text:style-name="P3"><text:span text:style-name="T1">两位员工互相评价</text:span><text:span text:style-name="T18">（系统随机匹配人</text:span><text:span text:style-name="T18">员，不受岗位等级</text:span><text:span text:style-name="T18">限制）</text:span><text:span text:style-name="T1">，以必作试</text:span><text:span text:style-name="T1">题，做完才能进入</text:span><text:span text:style-name="T1">当天的系统</text:span></text:p>
            </draw:text-box>
          </draw:frame>
        </draw:g>
        <draw:g>
          <draw:g>
            <draw:polygon draw:style-name="gr13" draw:text-style-name="P4" draw:layer="layout" svg:width="2.5cm" svg:height="2.305cm" svg:x="159.216cm" svg:y="59.815cm" svg:viewBox="0 0 2501 2306" draw:points="0,2306 2501,2306 2501,0 0,0">
              <text:p/>
            </draw:polygon>
            <draw:polygon draw:style-name="gr2" draw:text-style-name="P2" draw:layer="layout" svg:width="2.5cm" svg:height="2.305cm" svg:x="159.216cm" svg:y="59.815cm" svg:viewBox="0 0 2501 2306" draw:points="0,2306 2501,2306 2501,0 0,0">
              <text:p/>
            </draw:polygon>
          </draw:g>
          <draw:frame draw:style-name="gr26" draw:text-style-name="P2" draw:layer="layout" svg:width="2.5cm" svg:height="2.305cm" svg:x="159.216cm" svg:y="59.815cm">
            <draw:text-box>
              <text:p text:style-name="P3"><text:span text:style-name="T1">每次申请晋升后的</text:span><text:span text:style-name="T18">第二天</text:span><text:span text:style-name="T1">系统发出测</text:span><text:span text:style-name="T1">试题模式给部门内</text:span><text:span text:style-name="T1">全体员工</text:span></text:p>
            </draw:text-box>
          </draw:frame>
        </draw:g>
        <draw:g>
          <draw:g>
            <draw:polygon draw:style-name="gr13" draw:text-style-name="P4" draw:layer="layout" svg:width="3.25cm" svg:height="2.305cm" svg:x="158.841cm" svg:y="63.607cm" svg:viewBox="0 0 3251 2306" draw:points="0,2306 3251,2306 3251,0 0,0">
              <text:p/>
            </draw:polygon>
            <draw:polygon draw:style-name="gr2" draw:text-style-name="P2" draw:layer="layout" svg:width="3.25cm" svg:height="2.305cm" svg:x="158.841cm" svg:y="63.607cm" svg:viewBox="0 0 3251 2306" draw:points="0,2306 3251,2306 3251,0 0,0">
              <text:p/>
            </draw:polygon>
          </draw:g>
          <draw:frame draw:style-name="gr26" draw:text-style-name="P2" draw:layer="layout" svg:width="3.25cm" svg:height="2.305cm" svg:x="158.841cm" svg:y="63.607cm">
            <draw:text-box>
              <text:p text:style-name="P3"><text:span text:style-name="T1">每位员工对整个部</text:span><text:span text:style-name="T1">门作评价，以必作</text:span><text:span text:style-name="T1">试题，做完才能进</text:span><text:span text:style-name="T1">入当天的系统</text:span></text:p>
            </draw:text-box>
          </draw:frame>
        </draw:g>
        <draw:g>
          <draw:g>
            <draw:polygon draw:style-name="gr13" draw:text-style-name="P4" draw:layer="layout" svg:width="4.5cm" svg:height="2cm" svg:x="155.466cm" svg:y="70.67cm" svg:viewBox="0 0 4501 2001" draw:points="0,2001 4501,2001 4501,0 0,0">
              <text:p/>
            </draw:polygon>
            <draw:polygon draw:style-name="gr2" draw:text-style-name="P2" draw:layer="layout" svg:width="4.5cm" svg:height="2cm" svg:x="155.466cm" svg:y="70.67cm" svg:viewBox="0 0 4501 2001" draw:points="0,2001 4501,2001 4501,0 0,0">
              <text:p/>
            </draw:polygon>
          </draw:g>
          <draw:frame draw:style-name="gr22" draw:text-style-name="P2" draw:layer="layout" svg:width="4.5cm" svg:height="2cm" svg:x="155.466cm" svg:y="70.67cm">
            <draw:text-box>
              <text:p text:style-name="P3"><text:span text:style-name="T1">团队凝聚力的核算</text:span><text:span text:style-name="T1">方式：</text:span><text:span text:style-name="T1">A</text:span><text:span text:style-name="T1">对另外一</text:span><text:span text:style-name="T1">位员工的评价得分</text:span><text:span text:style-name="T1">/A</text:span><text:span text:style-name="T1">对整个部门的</text:span><text:span text:style-name="T1">评价得分 </text:span><text:span text:style-name="T1">* 100%</text:span></text:p>
            </draw:text-box>
          </draw:frame>
        </draw:g>
        <draw:path draw:style-name="gr4" draw:text-style-name="P2" draw:layer="layout" svg:width="1.331cm" svg:height="2.321cm" svg:x="159.134cm" svg:y="57.495cm" svg:viewBox="0 0 1332 2322" svg:d="M0 0h133 1049c100 0 150 50 150 150v2172">
          <text:p/>
        </draw:path>
        <draw:path draw:style-name="gr4" draw:text-style-name="P2" draw:layer="layout" svg:width="1.206cm" svg:height="2.321cm" svg:x="155.428cm" svg:y="57.495cm" svg:viewBox="0 0 1207 2322" svg:d="M1207 0h-121-936c-100 0-150 50-150 150v2172">
          <text:p/>
        </draw:path>
        <draw:line draw:style-name="gr4" draw:text-style-name="P2" draw:layer="layout" svg:x1="155.428cm" svg:y1="62.12cm" svg:x2="155.428cm" svg:y2="63.594cm">
          <text:p/>
        </draw:line>
        <draw:line draw:style-name="gr4" draw:text-style-name="P2" draw:layer="layout" svg:x1="160.466cm" svg:y1="62.12cm" svg:x2="160.466cm" svg:y2="63.607cm">
          <text:p/>
        </draw:line>
        <draw:g>
          <draw:g>
            <draw:polygon draw:style-name="gr38" draw:text-style-name="P7" draw:layer="layout" svg:width="3.5cm" svg:height="1.5cm" svg:x="161.966cm" svg:y="70.92cm" svg:viewBox="0 0 3501 1501" draw:points="0,1501 3501,1501 3501,0 0,0">
              <text:p/>
            </draw:polygon>
            <draw:path draw:style-name="gr39" draw:text-style-name="P2" draw:layer="layout" svg:width="3.5cm" svg:height="1.5cm" svg:x="161.966cm" svg:y="70.92cm" svg:viewBox="0 0 3501 1501" svg:d="M0 1501h3501v-1501h-3501zM300 1501v-1501M3201 1501v-1501">
              <text:p/>
            </draw:path>
          </draw:g>
          <draw:frame draw:style-name="gr3" draw:text-style-name="P2" draw:layer="layout" svg:width="2.9cm" svg:height="1.791cm" svg:x="162.266cm" svg:y="70.775cm">
            <draw:text-box>
              <text:p text:style-name="P3"><text:span text:style-name="T17">分值须达到</text:span><text:span text:style-name="T17">40%,</text:span><text:span text:style-name="T17">合格率</text:span><text:span text:style-name="T17">为</text:span><text:span text:style-name="T17">100%</text:span></text:p>
            </draw:text-box>
          </draw:frame>
        </draw:g>
        <draw:line draw:style-name="gr4" draw:text-style-name="P2" draw:layer="layout" svg:x1="161.966cm" svg:y1="71.67cm" svg:x2="159.966cm" svg:y2="71.67cm">
          <text:p/>
        </draw:line>
        <draw:g>
          <draw:g>
            <draw:polygon draw:style-name="gr13" draw:text-style-name="P4" draw:layer="layout" svg:width="2.5cm" svg:height="1.5cm" svg:x="171.05cm" svg:y="56.495cm" svg:viewBox="0 0 2501 1501" draw:points="0,1501 2501,1501 2501,0 0,0">
              <text:p/>
            </draw:polygon>
            <draw:polygon draw:style-name="gr2" draw:text-style-name="P2" draw:layer="layout" svg:width="2.5cm" svg:height="1.5cm" svg:x="171.05cm" svg:y="56.495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71.05cm" svg:y="56.495cm">
            <draw:text-box>
              <text:p text:style-name="P3"><text:span text:style-name="T1">技能培训资料收集</text:span><text:span text:style-name="T1">（</text:span><text:span text:style-name="T1">5</text:span><text:span text:style-name="T1">份以上）</text:span></text:p>
            </draw:text-box>
          </draw:frame>
        </draw:g>
        <draw:g>
          <draw:g>
            <draw:polygon draw:style-name="gr13" draw:text-style-name="P4" draw:layer="layout" svg:width="2.5cm" svg:height="1.5cm" svg:x="171.05cm" svg:y="59.019cm" svg:viewBox="0 0 2501 1501" draw:points="0,1501 2501,1501 2501,0 0,0">
              <text:p/>
            </draw:polygon>
            <draw:polygon draw:style-name="gr2" draw:text-style-name="P2" draw:layer="layout" svg:width="2.5cm" svg:height="1.5cm" svg:x="171.05cm" svg:y="59.019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71.05cm" svg:y="59.019cm">
            <draw:text-box>
              <text:p text:style-name="P3"><text:span text:style-name="T1">综合素养模块在规</text:span><text:span text:style-name="T1">定时间获取资料</text:span></text:p>
            </draw:text-box>
          </draw:frame>
        </draw:g>
        <draw:g>
          <draw:g>
            <draw:polygon draw:style-name="gr1" draw:text-style-name="P1" draw:layer="layout" svg:width="6.5cm" svg:height="3.68cm" svg:x="169.05cm" svg:y="76.09cm" svg:viewBox="0 0 6501 3681" draw:points="0,3681 6501,3681 6501,0 0,0">
              <text:p/>
            </draw:polygon>
            <draw:polygon draw:style-name="gr2" draw:text-style-name="P2" draw:layer="layout" svg:width="6.5cm" svg:height="3.68cm" svg:x="169.05cm" svg:y="76.09cm" svg:viewBox="0 0 6501 3681" draw:points="0,3681 6501,3681 6501,0 0,0">
              <text:p/>
            </draw:polygon>
          </draw:g>
          <draw:frame draw:style-name="gr40" draw:text-style-name="P2" draw:layer="layout" svg:width="6.5cm" svg:height="3.68cm" svg:x="169.05cm" svg:y="76.09cm">
            <draw:text-box>
              <text:p text:style-name="P6"><text:span text:style-name="T3">1</text:span><text:span text:style-name="T3">、</text:span><text:span text:style-name="T12">从申请人任</text:span><text:span text:style-name="T12">职管理岗位开始</text:span><text:span text:style-name="T12">到申请岗位后的</text:span><text:span text:style-name="T12">一个星期</text:span><text:span text:style-name="T3">做汇总</text:span><text:span text:style-name="T3">统计；</text:span></text:p>
              <text:p text:style-name="P6"><text:span text:style-name="T3">2</text:span><text:span text:style-name="T3">、</text:span><text:span text:style-name="T12">从申请人任</text:span><text:span text:style-name="T12">职管理岗位开始</text:span><text:span text:style-name="T12">到离开任职岗位</text:span><text:span text:style-name="T12">的总时段</text:span><text:span text:style-name="T3">做汇总</text:span><text:span text:style-name="T3">统计。</text:span></text:p>
              <text:p text:style-name="P3"><text:span text:style-name="T3">（二选一，判断</text:span><text:span text:style-name="T3">依据为申请时是</text:span><text:span text:style-name="T3">否仍在管理岗位</text:span><text:span text:style-name="T3">上）</text:span></text:p>
            </draw:text-box>
          </draw:frame>
        </draw:g>
        <draw:line draw:style-name="gr4" draw:text-style-name="P2" draw:layer="layout" svg:x1="172.3cm" svg:y1="57.995cm" svg:x2="172.3cm" svg:y2="59.018cm">
          <text:p/>
        </draw:line>
        <draw:line draw:style-name="gr4" draw:text-style-name="P2" draw:layer="layout" svg:x1="172.3cm" svg:y1="74.22cm" svg:x2="172.3cm" svg:y2="76.09cm">
          <text:p/>
        </draw:line>
        <draw:g>
          <draw:g>
            <draw:polygon draw:style-name="gr13" draw:text-style-name="P4" draw:layer="layout" svg:width="2.5cm" svg:height="1.5cm" svg:x="146.3cm" svg:y="61.22cm" svg:viewBox="0 0 2501 1501" draw:points="0,1501 2501,1501 2501,0 0,0">
              <text:p/>
            </draw:polygon>
            <draw:polygon draw:style-name="gr2" draw:text-style-name="P2" draw:layer="layout" svg:width="2.5cm" svg:height="1.5cm" svg:x="146.3cm" svg:y="61.22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46.3cm" svg:y="61.22cm">
            <draw:text-box>
              <text:p text:style-name="P3"><text:span text:style-name="T1">在管理岗位上的任</text:span><text:span text:style-name="T1">职时间</text:span></text:p>
            </draw:text-box>
          </draw:frame>
        </draw:g>
        <draw:g>
          <draw:g>
            <draw:polygon draw:style-name="gr13" draw:text-style-name="P4" draw:layer="layout" svg:width="2.5cm" svg:height="1.5cm" svg:x="146.3cm" svg:y="64.374cm" svg:viewBox="0 0 2501 1501" draw:points="0,1501 2501,1501 2501,0 0,0">
              <text:p/>
            </draw:polygon>
            <draw:polygon draw:style-name="gr2" draw:text-style-name="P2" draw:layer="layout" svg:width="2.5cm" svg:height="1.5cm" svg:x="146.3cm" svg:y="64.374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46.3cm" svg:y="64.374cm">
            <draw:text-box>
              <text:p text:style-name="P3"><text:span text:style-name="T1">从组织结构变更获</text:span><text:span text:style-name="T1">取开始时间</text:span></text:p>
            </draw:text-box>
          </draw:frame>
        </draw:g>
        <draw:g>
          <draw:g>
            <draw:polygon draw:style-name="gr13" draw:text-style-name="P4" draw:layer="layout" svg:width="2.5cm" svg:height="1.5cm" svg:x="146.3cm" svg:y="67.974cm" svg:viewBox="0 0 2501 1501" draw:points="0,1501 2501,1501 2501,0 0,0">
              <text:p/>
            </draw:polygon>
            <draw:polygon draw:style-name="gr2" draw:text-style-name="P2" draw:layer="layout" svg:width="2.5cm" svg:height="1.5cm" svg:x="146.3cm" svg:y="67.974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46.3cm" svg:y="67.974cm">
            <draw:text-box>
              <text:p text:style-name="P3"><text:span text:style-name="T1">以申请时间作为结</text:span><text:span text:style-name="T1">束时间</text:span></text:p>
            </draw:text-box>
          </draw:frame>
        </draw:g>
        <draw:line draw:style-name="gr4" draw:text-style-name="P2" draw:layer="layout" svg:x1="147.55cm" svg:y1="65.874cm" svg:x2="147.55cm" svg:y2="67.974cm">
          <text:p/>
        </draw:line>
        <draw:line draw:style-name="gr4" draw:text-style-name="P2" draw:layer="layout" svg:x1="147.55cm" svg:y1="62.72cm" svg:x2="147.55cm" svg:y2="64.374cm">
          <text:p/>
        </draw:line>
        <draw:g>
          <draw:g>
            <draw:polygon draw:style-name="gr13" draw:text-style-name="P4" draw:layer="layout" svg:width="2.5cm" svg:height="1.5cm" svg:x="140.94cm" svg:y="57.02cm" svg:viewBox="0 0 2501 1501" draw:points="0,1501 2501,1501 2501,0 0,0">
              <text:p/>
            </draw:polygon>
            <draw:polygon draw:style-name="gr2" draw:text-style-name="P2" draw:layer="layout" svg:width="2.5cm" svg:height="1.5cm" svg:x="140.94cm" svg:y="57.02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40.94cm" svg:y="57.02cm">
            <draw:text-box>
              <text:p text:style-name="P3"><text:span text:style-name="T1">部门员工的技能等</text:span><text:span text:style-name="T1">级晋升数量</text:span></text:p>
            </draw:text-box>
          </draw:frame>
        </draw:g>
        <draw:line draw:style-name="gr4" draw:text-style-name="P2" draw:layer="layout" svg:x1="142.189cm" svg:y1="58.52cm" svg:x2="142.189cm" svg:y2="62.244cm">
          <text:p/>
        </draw:line>
        <draw:g>
          <draw:g>
            <draw:polygon draw:style-name="gr1" draw:text-style-name="P1" draw:layer="layout" svg:width="2.5cm" svg:height="1.5cm" svg:x="171.05cm" svg:y="61.543cm" svg:viewBox="0 0 2501 1501" draw:points="0,751 1251,0 2501,751 1251,1501">
              <text:p/>
            </draw:polygon>
            <draw:polygon draw:style-name="gr2" draw:text-style-name="P2" draw:layer="layout" svg:width="2.5cm" svg:height="1.5cm" svg:x="171.05cm" svg:y="61.543cm" svg:viewBox="0 0 2501 1501" draw:points="0,751 1251,0 2501,751 1251,1501">
              <text:p/>
            </draw:polygon>
          </draw:g>
          <draw:frame draw:style-name="gr3" draw:text-style-name="P2" draw:layer="layout" svg:width="2.5cm" svg:height="1.5cm" svg:x="171.05cm" svg:y="61.543cm">
            <draw:text-box>
              <text:p text:style-name="P3"><text:span text:style-name="T1">资料收集是否按时</text:span></text:p>
            </draw:text-box>
          </draw:frame>
        </draw:g>
        <draw:g>
          <draw:g>
            <draw:polygon draw:style-name="gr13" draw:text-style-name="P4" draw:layer="layout" svg:width="2.5cm" svg:height="1.5cm" svg:x="166.05cm" svg:y="67.762cm" svg:viewBox="0 0 2501 1501" draw:points="0,1501 2501,1501 2501,0 0,0">
              <text:p/>
            </draw:polygon>
            <draw:polygon draw:style-name="gr2" draw:text-style-name="P2" draw:layer="layout" svg:width="2.5cm" svg:height="1.5cm" svg:x="166.05cm" svg:y="67.762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66.05cm" svg:y="67.762cm">
            <draw:text-box>
              <text:p text:style-name="P3"><text:span text:style-name="T1">综合素养模块汇总</text:span><text:span text:style-name="T1">资料收集超时的原</text:span><text:span text:style-name="T1">因</text:span></text:p>
            </draw:text-box>
          </draw:frame>
        </draw:g>
        <draw:g>
          <draw:g>
            <draw:polygon draw:style-name="gr1" draw:text-style-name="P1" draw:layer="layout" svg:width="2.5cm" svg:height="1.5cm" svg:x="171.05cm" svg:y="64.387cm" svg:viewBox="0 0 2501 1501" draw:points="0,751 1251,0 2501,751 1251,1501">
              <text:p/>
            </draw:polygon>
            <draw:polygon draw:style-name="gr2" draw:text-style-name="P2" draw:layer="layout" svg:width="2.5cm" svg:height="1.5cm" svg:x="171.05cm" svg:y="64.387cm" svg:viewBox="0 0 2501 1501" draw:points="0,751 1251,0 2501,751 1251,1501">
              <text:p/>
            </draw:polygon>
          </draw:g>
          <draw:frame draw:style-name="gr3" draw:text-style-name="P2" draw:layer="layout" svg:width="2.5cm" svg:height="1.5cm" svg:x="171.05cm" svg:y="64.387cm">
            <draw:text-box>
              <text:p text:style-name="P3"><text:span text:style-name="T1">资料命名是否规范</text:span></text:p>
            </draw:text-box>
          </draw:frame>
        </draw:g>
        <draw:g>
          <draw:g>
            <draw:polygon draw:style-name="gr13" draw:text-style-name="P4" draw:layer="layout" svg:width="2.5cm" svg:height="1.5cm" svg:x="171.05cm" svg:y="67.762cm" svg:viewBox="0 0 2501 1501" draw:points="0,1501 2501,1501 2501,0 0,0">
              <text:p/>
            </draw:polygon>
            <draw:polygon draw:style-name="gr2" draw:text-style-name="P2" draw:layer="layout" svg:width="2.5cm" svg:height="1.5cm" svg:x="171.05cm" svg:y="67.762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71.05cm" svg:y="67.762cm">
            <draw:text-box>
              <text:p text:style-name="P3"><text:span text:style-name="T1">综合素养模块汇总</text:span><text:span text:style-name="T1">资料收集不规范的</text:span><text:span text:style-name="T1">地方</text:span></text:p>
            </draw:text-box>
          </draw:frame>
        </draw:g>
        <draw:g>
          <draw:g>
            <draw:polygon draw:style-name="gr13" draw:text-style-name="P4" draw:layer="layout" svg:width="2.5cm" svg:height="1.5cm" svg:x="171.05cm" svg:y="72.72cm" svg:viewBox="0 0 2501 1501" draw:points="0,1501 2501,1501 2501,0 0,0">
              <text:p/>
            </draw:polygon>
            <draw:polygon draw:style-name="gr2" draw:text-style-name="P2" draw:layer="layout" svg:width="2.5cm" svg:height="1.5cm" svg:x="171.05cm" svg:y="72.72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71.05cm" svg:y="72.72cm">
            <draw:text-box>
              <text:p text:style-name="P3"><text:span text:style-name="T1">将收集的评价填写</text:span><text:span text:style-name="T1">至系统</text:span></text:p>
            </draw:text-box>
          </draw:frame>
        </draw:g>
        <draw:line draw:style-name="gr4" draw:text-style-name="P2" draw:layer="layout" svg:x1="172.3cm" svg:y1="60.519cm" svg:x2="172.3cm" svg:y2="61.542cm">
          <text:p/>
        </draw:line>
        <draw:g>
          <draw:line draw:style-name="gr4" draw:text-style-name="P2" draw:layer="layout" svg:x1="172.3cm" svg:y1="63.043cm" svg:x2="172.3cm" svg:y2="64.387cm">
            <text:p/>
          </draw:line>
          <draw:frame draw:style-name="gr6" draw:text-style-name="P2" draw:layer="layout" svg:width="0.628cm" svg:height="0.658cm" svg:x="171.986cm" svg:y="63.386cm">
            <draw:text-box>
              <text:p text:style-name="P3"><text:span text:style-name="T2">是</text:span></text:p>
            </draw:text-box>
          </draw:frame>
        </draw:g>
        <draw:g>
          <draw:polyline draw:style-name="gr4" draw:text-style-name="P2" draw:layer="layout" svg:width="3.75cm" svg:height="5.469cm" svg:x="167.3cm" svg:y="62.293cm" svg:viewBox="0 0 3751 5470" draw:points="3751,0 0,0 0,5470">
            <text:p/>
          </draw:polyline>
          <draw:frame draw:style-name="gr6" draw:text-style-name="P2" draw:layer="layout" svg:width="1.411cm" svg:height="0.658cm" svg:x="166.595cm" svg:y="62.823cm">
            <draw:text-box>
              <text:p text:style-name="P3"><text:span text:style-name="T2">否</text:span></text:p>
            </draw:text-box>
          </draw:frame>
        </draw:g>
        <draw:g>
          <draw:line draw:style-name="gr4" draw:text-style-name="P2" draw:layer="layout" svg:x1="172.3cm" svg:y1="65.887cm" svg:x2="172.3cm" svg:y2="67.762cm">
            <text:p/>
          </draw:line>
          <draw:frame draw:style-name="gr6" draw:text-style-name="P2" draw:layer="layout" svg:width="0.628cm" svg:height="0.658cm" svg:x="171.986cm" svg:y="66.495cm">
            <draw:text-box>
              <text:p text:style-name="P3"><text:span text:style-name="T2">否</text:span></text:p>
            </draw:text-box>
          </draw:frame>
        </draw:g>
        <draw:g>
          <draw:g>
            <draw:polygon draw:style-name="gr13" draw:text-style-name="P4" draw:layer="layout" svg:width="2.5cm" svg:height="1.5cm" svg:x="176.05cm" svg:y="67.762cm" svg:viewBox="0 0 2501 1501" draw:points="0,1501 2501,1501 2501,0 0,0">
              <text:p/>
            </draw:polygon>
            <draw:polygon draw:style-name="gr2" draw:text-style-name="P2" draw:layer="layout" svg:width="2.5cm" svg:height="1.5cm" svg:x="176.05cm" svg:y="67.762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76.05cm" svg:y="67.762cm">
            <draw:text-box>
              <text:p text:style-name="P3"><text:span text:style-name="T1">综合素养模块汇总</text:span><text:span text:style-name="T1">积极配合资料收集</text:span><text:span text:style-name="T1">的纪录</text:span></text:p>
            </draw:text-box>
          </draw:frame>
        </draw:g>
        <draw:polyline draw:style-name="gr4" draw:text-style-name="P2" draw:layer="layout" svg:width="5cm" svg:height="3.458cm" svg:x="167.3cm" svg:y="69.262cm" svg:viewBox="0 0 5001 3459" draw:points="0,0 0,1959 5001,1959 5001,3459">
          <text:p/>
        </draw:polyline>
        <draw:polyline draw:style-name="gr4" draw:text-style-name="P2" draw:layer="layout" svg:width="5cm" svg:height="3.458cm" svg:x="172.3cm" svg:y="69.262cm" svg:viewBox="0 0 5001 3459" draw:points="5001,0 5001,1959 0,1959 0,3459">
          <text:p/>
        </draw:polyline>
        <draw:line draw:style-name="gr4" draw:text-style-name="P2" draw:layer="layout" svg:x1="172.3cm" svg:y1="69.262cm" svg:x2="172.3cm" svg:y2="72.72cm">
          <text:p/>
        </draw:line>
        <draw:g>
          <draw:polyline draw:style-name="gr4" draw:text-style-name="P2" draw:layer="layout" svg:width="3.75cm" svg:height="2.625cm" svg:x="173.55cm" svg:y="65.137cm" svg:viewBox="0 0 3751 2626" draw:points="0,0 3751,0 3751,2626">
            <text:p/>
          </draw:polyline>
          <draw:frame draw:style-name="gr6" draw:text-style-name="P2" draw:layer="layout" svg:width="1.411cm" svg:height="0.658cm" svg:x="176.032cm" svg:y="64.808cm">
            <draw:text-box>
              <text:p text:style-name="P3"><text:span text:style-name="T2">是</text:span></text:p>
            </draw:text-box>
          </draw:frame>
        </draw:g>
        <draw:polyline draw:style-name="gr4" draw:text-style-name="P2" draw:layer="layout" svg:width="65.875cm" svg:height="1.25cm" svg:x="106.425cm" svg:y="55.245cm" svg:viewBox="0 0 65876 1251" draw:points="0,0 65876,0 65876,1251">
          <text:p/>
        </draw:polyline>
        <draw:line draw:style-name="gr4" draw:text-style-name="P2" draw:layer="layout" svg:x1="157.884cm" svg:y1="55.27cm" svg:x2="157.884cm" svg:y2="56.744cm">
          <text:p/>
        </draw:line>
        <draw:line draw:style-name="gr4" draw:text-style-name="P2" draw:layer="layout" svg:x1="147.55cm" svg:y1="55.245cm" svg:x2="147.55cm" svg:y2="61.22cm">
          <text:p/>
        </draw:line>
        <draw:polyline draw:style-name="gr4" draw:text-style-name="P2" draw:layer="layout" svg:width="24.625cm" svg:height="1.475cm" svg:x="106.425cm" svg:y="55.245cm" svg:viewBox="0 0 24626 1476" draw:points="0,0 24626,0 24626,1476">
          <text:p/>
        </draw:polyline>
        <draw:line draw:style-name="gr4" draw:text-style-name="P2" draw:layer="layout" svg:x1="120.801cm" svg:y1="55.245cm" svg:x2="120.781cm" svg:y2="56.721cm">
          <text:p/>
        </draw:line>
        <draw:line draw:style-name="gr4" draw:text-style-name="P2" draw:layer="layout" svg:x1="142.15cm" svg:y1="55.245cm" svg:x2="142.19cm" svg:y2="57.021cm">
          <text:p/>
        </draw:line>
        <draw:polyline draw:style-name="gr4" draw:text-style-name="P2" draw:layer="layout" svg:width="17.55cm" svg:height="28.7cm" svg:x="43.25cm" svg:y="65.605cm" svg:viewBox="0 0 17551 28701" draw:points="0,0 0,27451 17551,27451 17551,28701">
          <text:p/>
        </draw:polyline>
        <draw:polygon draw:style-name="gr4" draw:text-style-name="P2" draw:layer="layout" svg:width="0cm" svg:height="0.498cm" svg:x="60.8cm" svg:y="93.806cm" svg:viewBox="0 0 0 499" draw:points="0,499 0,0">
          <text:p/>
        </draw:polygon>
        <draw:polyline draw:style-name="gr4" draw:text-style-name="P2" draw:layer="layout" svg:width="36cm" svg:height="16.336cm" svg:x="60.8cm" svg:y="77.97cm" svg:viewBox="0 0 36001 16337" draw:points="36001,0 36001,15587 0,15587 0,16337">
          <text:p/>
        </draw:polyline>
        <draw:polyline draw:style-name="gr4" draw:text-style-name="P2" draw:layer="layout" svg:width="10.166cm" svg:height="23.7cm" svg:x="147.55cm" svg:y="72.67cm" svg:viewBox="0 0 10167 23701" draw:points="10167,0 10167,21051 0,21051 0,23701">
          <text:p/>
        </draw:polyline>
        <draw:polyline draw:style-name="gr4" draw:text-style-name="P2" draw:layer="layout" svg:width="24.75cm" svg:height="16.6cm" svg:x="147.55cm" svg:y="79.77cm" svg:viewBox="0 0 24751 16601" draw:points="24751,0 24751,13951 0,13951 0,16601">
          <text:p/>
        </draw:polyline>
        <draw:g>
          <draw:g>
            <draw:polygon draw:style-name="gr20" draw:text-style-name="P5" draw:layer="layout" svg:width="3.82cm" svg:height="3.55cm" svg:x="58.89cm" svg:y="94.305cm" svg:viewBox="0 0 3821 3551" draw:points="0,1775 1911,0 3821,1775 1911,3551">
              <text:p/>
            </draw:polygon>
            <draw:polygon draw:style-name="gr2" draw:text-style-name="P2" draw:layer="layout" svg:width="3.82cm" svg:height="3.55cm" svg:x="58.89cm" svg:y="94.305cm" svg:viewBox="0 0 3821 3551" draw:points="0,1775 1911,0 3821,1775 1911,3551">
              <text:p/>
            </draw:polygon>
          </draw:g>
          <draw:frame draw:style-name="gr41" draw:text-style-name="P2" draw:layer="layout" svg:width="3.183cm" svg:height="2.662cm" svg:x="59.208cm" svg:y="94.749cm">
            <draw:text-box>
              <text:p text:style-name="P3"><text:span text:style-name="T19">系统判断申</text:span><text:span text:style-name="T19">请人是否符</text:span><text:span text:style-name="T19">合其中一个</text:span><text:span text:style-name="T19">条件</text:span></text:p>
            </draw:text-box>
          </draw:frame>
        </draw:g>
        <draw:g>
          <draw:g>
            <draw:polygon draw:style-name="gr38" draw:text-style-name="P7" draw:layer="layout" svg:width="4.125cm" svg:height="2.35cm" svg:x="89.8cm" svg:y="81.52cm" svg:viewBox="0 0 4126 2351" draw:points="0,2351 4126,2351 4126,0 0,0">
              <text:p/>
            </draw:polygon>
            <draw:path draw:style-name="gr39" draw:text-style-name="P2" draw:layer="layout" svg:width="4.125cm" svg:height="2.35cm" svg:x="89.8cm" svg:y="81.52cm" svg:viewBox="0 0 4126 2351" svg:d="M0 2351h4126v-2351h-4126zM300 2351v-2351M3826 2351v-2351">
              <text:p/>
            </draw:path>
          </draw:g>
          <draw:frame draw:style-name="gr21" draw:text-style-name="P2" draw:layer="layout" svg:width="3.525cm" svg:height="2.35cm" svg:x="90.1cm" svg:y="81.52cm">
            <draw:text-box>
              <text:p text:style-name="P3"><text:span text:style-name="T17">人员数量为</text:span><text:span text:style-name="T17">4</text:span><text:span text:style-name="T17">个，合格率为</text:span><text:span text:style-name="T17">100%(</text:span><text:span text:style-name="T17">逐级递</text:span><text:span text:style-name="T17">减</text:span><text:span text:style-name="T17">25%)</text:span></text:p>
            </draw:text-box>
          </draw:frame>
        </draw:g>
        <draw:line draw:style-name="gr4" draw:text-style-name="P2" draw:layer="layout" svg:x1="89.799cm" svg:y1="82.695cm" svg:x2="88.675cm" svg:y2="82.695cm">
          <text:p/>
        </draw:line>
        <draw:g>
          <draw:g>
            <draw:polygon draw:style-name="gr38" draw:text-style-name="P7" draw:layer="layout" svg:width="4.5cm" svg:height="2.05cm" svg:x="71.3cm" svg:y="81.67cm" svg:viewBox="0 0 4501 2051" draw:points="0,2051 4501,2051 4501,0 0,0">
              <text:p/>
            </draw:polygon>
            <draw:path draw:style-name="gr39" draw:text-style-name="P2" draw:layer="layout" svg:width="4.5cm" svg:height="2.05cm" svg:x="71.3cm" svg:y="81.67cm" svg:viewBox="0 0 4501 2051" svg:d="M0 2051h4501v-2051h-4501zM300 2051v-2051M4201 2051v-2051">
              <text:p/>
            </draw:path>
          </draw:g>
          <draw:frame draw:style-name="gr15" draw:text-style-name="P2" draw:layer="layout" svg:width="3.9cm" svg:height="2.05cm" svg:x="71.6cm" svg:y="81.67cm">
            <draw:text-box>
              <text:p text:style-name="P3"><text:span text:style-name="T17">收集问题数量</text:span><text:span text:style-name="T17">为</text:span><text:span text:style-name="T17">15</text:span><text:span text:style-name="T17">个，合</text:span><text:span text:style-name="T17">格率为</text:span><text:span text:style-name="T17">100%</text:span><text:span text:style-name="T17">(</text:span><text:span text:style-name="T17">不足的逐级递</text:span><text:span text:style-name="T17">减</text:span><text:span text:style-name="T17">7%)</text:span></text:p>
            </draw:text-box>
          </draw:frame>
        </draw:g>
        <draw:line draw:style-name="gr4" draw:text-style-name="P2" draw:layer="layout" svg:x1="75.8cm" svg:y1="82.695cm" svg:x2="76.799cm" svg:y2="82.695cm">
          <text:p/>
        </draw:line>
        <draw:g>
          <draw:g>
            <draw:polygon draw:style-name="gr38" draw:text-style-name="P7" draw:layer="layout" svg:width="3cm" svg:height="1.5cm" svg:x="45.579cm" svg:y="72.02cm" svg:viewBox="0 0 3001 1501" draw:points="0,1501 3001,1501 3001,0 0,0">
              <text:p/>
            </draw:polygon>
            <draw:path draw:style-name="gr39" draw:text-style-name="P2" draw:layer="layout" svg:width="3cm" svg:height="1.5cm" svg:x="45.579cm" svg:y="72.02cm" svg:viewBox="0 0 3001 1501" svg:d="M0 1501h3001v-1501h-3001zM300 1501v-1501M2701 1501v-1501">
              <text:p/>
            </draw:path>
          </draw:g>
          <draw:frame draw:style-name="gr3" draw:text-style-name="P2" draw:layer="layout" svg:width="2.4cm" svg:height="1.741cm" svg:x="45.879cm" svg:y="71.9cm">
            <draw:text-box>
              <text:p text:style-name="P3"><text:span text:style-name="T20">1</text:span><text:span text:style-name="T20">个月以上（含</text:span><text:span text:style-name="T20">1</text:span><text:span text:style-name="T20">个月），合格</text:span><text:span text:style-name="T20">率为</text:span><text:span text:style-name="T20">100%</text:span></text:p>
            </draw:text-box>
          </draw:frame>
        </draw:g>
        <draw:g>
          <draw:g>
            <draw:polygon draw:style-name="gr38" draw:text-style-name="P7" draw:layer="layout" svg:width="3cm" svg:height="1.6cm" svg:x="35.474cm" svg:y="62.955cm" svg:viewBox="0 0 3001 1601" draw:points="0,1601 3001,1601 3001,0 0,0">
              <text:p/>
            </draw:polygon>
            <draw:path draw:style-name="gr39" draw:text-style-name="P2" draw:layer="layout" svg:width="3cm" svg:height="1.6cm" svg:x="35.474cm" svg:y="62.955cm" svg:viewBox="0 0 3001 1601" svg:d="M0 1601h3001v-1601h-3001zM299 1601v-1601M2701 1601v-1601">
              <text:p/>
            </draw:path>
          </draw:g>
          <draw:frame draw:style-name="gr9" draw:text-style-name="P2" draw:layer="layout" svg:width="2.4cm" svg:height="2.188cm" svg:x="35.774cm" svg:y="62.661cm">
            <draw:text-box>
              <text:p text:style-name="P3"><text:span text:style-name="T20">处罚次数</text:span><text:span text:style-name="T20">3</text:span><text:span text:style-name="T20">个人</text:span><text:span text:style-name="T20">次以下，合格率</text:span><text:span text:style-name="T20">为</text:span><text:span text:style-name="T20">100%(34%)</text:span></text:p>
            </draw:text-box>
          </draw:frame>
        </draw:g>
        <draw:line draw:style-name="gr4" draw:text-style-name="P2" draw:layer="layout" svg:x1="38.474cm" svg:y1="63.756cm" svg:x2="40.862cm" svg:y2="63.793cm">
          <text:p/>
        </draw:line>
        <draw:g>
          <draw:g>
            <draw:polygon draw:style-name="gr13" draw:text-style-name="P4" draw:layer="layout" svg:width="3.82cm" svg:height="2.28cm" svg:x="58.89cm" svg:y="104.99cm" svg:viewBox="0 0 3821 2281" draw:points="0,2281 3821,2281 3821,0 0,0">
              <text:p/>
            </draw:polygon>
            <draw:polygon draw:style-name="gr2" draw:text-style-name="P2" draw:layer="layout" svg:width="3.82cm" svg:height="2.28cm" svg:x="58.89cm" svg:y="104.99cm" svg:viewBox="0 0 3821 2281" draw:points="0,2281 3821,2281 3821,0 0,0">
              <text:p/>
            </draw:polygon>
          </draw:g>
          <draw:frame draw:style-name="gr42" draw:text-style-name="P2" draw:layer="layout" svg:width="3.82cm" svg:height="2.28cm" svg:x="58.89cm" svg:y="104.99cm">
            <draw:text-box>
              <text:p text:style-name="P3"><text:span text:style-name="T7">将申请人信</text:span><text:span text:style-name="T7">息、管理方向</text:span><text:span text:style-name="T7">以系统邮件的</text:span><text:span text:style-name="T7">形式发送至各</text:span><text:span text:style-name="T7">模块（参照“审</text:span><text:span text:style-name="T7">批流程”）</text:span></text:p>
            </draw:text-box>
          </draw:frame>
        </draw:g>
        <draw:g>
          <draw:g>
            <draw:polygon draw:style-name="gr20" draw:text-style-name="P5" draw:layer="layout" svg:width="3.5cm" svg:height="2.8cm" svg:x="145.8cm" svg:y="96.37cm" svg:viewBox="0 0 3501 2801" draw:points="0,1400 1750,0 3501,1400 1750,2801">
              <text:p/>
            </draw:polygon>
            <draw:polygon draw:style-name="gr2" draw:text-style-name="P2" draw:layer="layout" svg:width="3.5cm" svg:height="2.8cm" svg:x="145.8cm" svg:y="96.37cm" svg:viewBox="0 0 3501 2801" draw:points="0,1400 1750,0 3501,1400 1750,2801">
              <text:p/>
            </draw:polygon>
          </draw:g>
          <draw:frame draw:style-name="gr43" draw:text-style-name="P2" draw:layer="layout" svg:width="2.917cm" svg:height="2.1cm" svg:x="146.092cm" svg:y="96.72cm">
            <draw:text-box>
              <text:p text:style-name="P3"><text:span text:style-name="T19">系统判断申</text:span><text:span text:style-name="T19">请人有多少</text:span><text:span text:style-name="T19">个符合条件</text:span></text:p>
            </draw:text-box>
          </draw:frame>
        </draw:g>
        <draw:g>
          <draw:g>
            <draw:polygon draw:style-name="gr38" draw:text-style-name="P7" draw:layer="layout" svg:width="3.25cm" svg:height="1.85cm" svg:x="123.3cm" svg:y="82.645cm" svg:viewBox="0 0 3251 1851" draw:points="0,1851 3251,1851 3251,0 0,0">
              <text:p/>
            </draw:polygon>
            <draw:path draw:style-name="gr39" draw:text-style-name="P2" draw:layer="layout" svg:width="3.25cm" svg:height="1.85cm" svg:x="123.3cm" svg:y="82.645cm" svg:viewBox="0 0 3251 1851" svg:d="M0 1851h3251v-1851h-3251zM300 1851v-1851M2951 1851v-1851">
              <text:p/>
            </draw:path>
          </draw:g>
          <draw:frame draw:style-name="gr44" draw:text-style-name="P2" draw:layer="layout" svg:width="2.65cm" svg:height="2.558cm" svg:x="123.6cm" svg:y="82.291cm">
            <draw:text-box>
              <text:p text:style-name="P3"><text:span text:style-name="T17">收集问题数量</text:span><text:span text:style-name="T17">为</text:span><text:span text:style-name="T17">15</text:span><text:span text:style-name="T17">个</text:span><text:span text:style-name="T17">,</text:span><text:span text:style-name="T17">合</text:span><text:span text:style-name="T17">格率为</text:span><text:span text:style-name="T17">100%</text:span><text:span text:style-name="T17">(</text:span><text:span text:style-name="T17">逐级递减</text:span><text:span text:style-name="T17">7%)</text:span></text:p>
            </draw:text-box>
          </draw:frame>
        </draw:g>
        <draw:line draw:style-name="gr4" draw:text-style-name="P2" draw:layer="layout" svg:x1="126.55cm" svg:y1="83.57cm" svg:x2="128.801cm" svg:y2="83.614cm">
          <text:p/>
        </draw:line>
        <draw:g>
          <draw:g>
            <draw:polygon draw:style-name="gr38" draw:text-style-name="P7" draw:layer="layout" svg:width="3.603cm" svg:height="2.722cm" svg:x="134.8cm" svg:y="62.699cm" svg:viewBox="0 0 3604 2723" draw:points="0,2723 3604,2723 3604,0 0,0">
              <text:p/>
            </draw:polygon>
            <draw:path draw:style-name="gr39" draw:text-style-name="P2" draw:layer="layout" svg:width="3.603cm" svg:height="2.722cm" svg:x="134.8cm" svg:y="62.699cm" svg:viewBox="0 0 3604 2723" svg:d="M0 2723h3604v-2723h-3604zM300 2723v-2723M3304 2723v-2723">
              <text:p/>
            </draw:path>
          </draw:g>
          <draw:frame draw:style-name="gr35" draw:text-style-name="P2" draw:layer="layout" svg:width="3.003cm" svg:height="2.722cm" svg:x="135.1cm" svg:y="62.699cm">
            <draw:text-box>
              <text:p text:style-name="P3"><text:span text:style-name="T20">2</text:span><text:span text:style-name="T20">个人次以上</text:span><text:span text:style-name="T20">（含</text:span><text:span text:style-name="T20">2</text:span><text:span text:style-name="T20">个），合</text:span><text:span text:style-name="T20">格率为</text:span><text:span text:style-name="T20">100%</text:span><text:span text:style-name="T17">(</text:span><text:span text:style-name="T17">逐级递减</text:span><text:span text:style-name="T17">50%)</text:span></text:p>
            </draw:text-box>
          </draw:frame>
        </draw:g>
        <draw:line draw:style-name="gr4" draw:text-style-name="P2" draw:layer="layout" svg:x1="138.403cm" svg:y1="64.06cm" svg:x2="139.8cm" svg:y2="64.06cm">
          <text:p/>
        </draw:line>
        <draw:g>
          <draw:g>
            <draw:polygon draw:style-name="gr38" draw:text-style-name="P7" draw:layer="layout" svg:width="3.07cm" svg:height="1.471cm" svg:x="149.73cm" svg:y="68.003cm" svg:viewBox="0 0 3071 1472" draw:points="0,1472 3071,1472 3071,0 0,0">
              <text:p/>
            </draw:polygon>
            <draw:path draw:style-name="gr39" draw:text-style-name="P2" draw:layer="layout" svg:width="3.07cm" svg:height="1.471cm" svg:x="149.73cm" svg:y="68.003cm" svg:viewBox="0 0 3071 1472" svg:d="M0 1472h3071v-1472h-3071zM300 1472v-1472M2771 1472v-1472">
              <text:p/>
            </draw:path>
          </draw:g>
          <draw:frame draw:style-name="gr45" draw:text-style-name="P2" draw:layer="layout" svg:width="2.47cm" svg:height="1.741cm" svg:x="150.03cm" svg:y="67.868cm">
            <draw:text-box>
              <text:p text:style-name="P3"><text:span text:style-name="T20">1</text:span><text:span text:style-name="T20">个月以上（含</text:span><text:span text:style-name="T20">一个月），合格</text:span><text:span text:style-name="T20">率为</text:span><text:span text:style-name="T20">100%</text:span></text:p>
            </draw:text-box>
          </draw:frame>
        </draw:g>
        <draw:line draw:style-name="gr4" draw:text-style-name="P2" draw:layer="layout" svg:x1="149.731cm" svg:y1="68.739cm" svg:x2="148.8cm" svg:y2="68.724cm">
          <text:p/>
        </draw:line>
        <draw:g>
          <draw:g>
            <draw:polygon draw:style-name="gr13" draw:text-style-name="P4" draw:layer="layout" svg:width="2.5cm" svg:height="1.5cm" svg:x="77.055cm" svg:y="60.52cm" svg:viewBox="0 0 2501 1501" draw:points="0,1501 2501,1501 2501,0 0,0">
              <text:p/>
            </draw:polygon>
            <draw:polygon draw:style-name="gr2" draw:text-style-name="P2" draw:layer="layout" svg:width="2.5cm" svg:height="1.5cm" svg:x="77.055cm" svg:y="60.52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77.055cm" svg:y="60.52cm">
            <draw:text-box>
              <text:p text:style-name="P3"><text:span text:style-name="T7">从”会议记录”获</text:span><text:span text:style-name="T7">取</text:span></text:p>
            </draw:text-box>
          </draw:frame>
        </draw:g>
        <draw:line draw:style-name="gr4" draw:text-style-name="P2" draw:layer="layout" svg:x1="78.305cm" svg:y1="59.77cm" svg:x2="78.305cm" svg:y2="60.519cm">
          <text:p/>
        </draw:line>
        <draw:g>
          <draw:g>
            <draw:polygon draw:style-name="gr13" draw:text-style-name="P4" draw:layer="layout" svg:width="2.5cm" svg:height="1.5cm" svg:x="129.8cm" svg:y="59.06cm" svg:viewBox="0 0 2501 1501" draw:points="0,1501 2501,1501 2501,0 0,0">
              <text:p/>
            </draw:polygon>
            <draw:polygon draw:style-name="gr2" draw:text-style-name="P2" draw:layer="layout" svg:width="2.5cm" svg:height="1.5cm" svg:x="129.8cm" svg:y="59.06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29.8cm" svg:y="59.06cm">
            <draw:text-box>
              <text:p text:style-name="P3"><text:span text:style-name="T7">从”会议记录”获</text:span><text:span text:style-name="T7">取</text:span></text:p>
            </draw:text-box>
          </draw:frame>
        </draw:g>
        <draw:line draw:style-name="gr4" draw:text-style-name="P2" draw:layer="layout" svg:x1="131.05cm" svg:y1="58.22cm" svg:x2="131.05cm" svg:y2="59.059cm">
          <text:p/>
        </draw:line>
        <draw:g>
          <draw:g>
            <draw:polygon draw:style-name="gr13" draw:text-style-name="P4" draw:layer="layout" svg:width="2.5cm" svg:height="1.5cm" svg:x="117.3cm" svg:y="82.82cm" svg:viewBox="0 0 2501 1501" draw:points="0,1501 2501,1501 2501,0 0,0">
              <text:p/>
            </draw:polygon>
            <draw:polygon draw:style-name="gr2" draw:text-style-name="P2" draw:layer="layout" svg:width="2.5cm" svg:height="1.5cm" svg:x="117.3cm" svg:y="82.82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17.3cm" svg:y="82.82cm">
            <draw:text-box>
              <text:p text:style-name="P3"><text:span text:style-name="T14">从申请人任职管理</text:span><text:span text:style-name="T14">岗位开始到离开任</text:span><text:span text:style-name="T14">职岗位的总时段</text:span><text:span text:style-name="T1">做</text:span><text:span text:style-name="T1">汇总统计</text:span></text:p>
            </draw:text-box>
          </draw:frame>
        </draw:g>
        <draw:g>
          <draw:g>
            <draw:polygon draw:style-name="gr13" draw:text-style-name="P4" draw:layer="layout" svg:width="3.25cm" svg:height="2cm" svg:x="114.175cm" svg:y="77.77cm" svg:viewBox="0 0 3251 2001" draw:points="0,1000 1624,0 3251,1000 1624,2001">
              <text:p/>
            </draw:polygon>
            <draw:polygon draw:style-name="gr2" draw:text-style-name="P2" draw:layer="layout" svg:width="3.25cm" svg:height="2cm" svg:x="114.175cm" svg:y="77.77cm" svg:viewBox="0 0 3251 2001" draw:points="0,1000 1624,0 3251,1000 1624,2001">
              <text:p/>
            </draw:polygon>
          </draw:g>
          <draw:frame draw:style-name="gr3" draw:text-style-name="P2" draw:layer="layout" svg:width="2.708cm" svg:height="1.5cm" svg:x="114.446cm" svg:y="78.02cm">
            <draw:text-box>
              <text:p text:style-name="P3"><text:span text:style-name="T1">申请时是否仍在管</text:span><text:span text:style-name="T1">理岗位上（从组织</text:span><text:span text:style-name="T1">架构岗位中获取数</text:span><text:span text:style-name="T1">据）</text:span></text:p>
            </draw:text-box>
          </draw:frame>
        </draw:g>
        <draw:g>
          <draw:polyline draw:style-name="gr4" draw:text-style-name="P2" draw:layer="layout" svg:width="3.375cm" svg:height="4.8cm" svg:x="110.8cm" svg:y="78.77cm" svg:viewBox="0 0 3376 4801" draw:points="3376,0 0,0 0,4801 750,4801">
            <text:p/>
          </draw:polyline>
          <draw:frame draw:style-name="gr46" draw:text-style-name="P2" draw:layer="layout" svg:width="1.764cm" svg:height="0.752cm" svg:x="109.918cm" svg:y="79.481cm">
            <draw:text-box>
              <text:p text:style-name="P3"><text:span text:style-name="T21">是</text:span></text:p>
            </draw:text-box>
          </draw:frame>
        </draw:g>
        <draw:g>
          <draw:polyline draw:style-name="gr4" draw:text-style-name="P2" draw:layer="layout" svg:width="3.125cm" svg:height="4.8cm" svg:x="117.425cm" svg:y="78.77cm" svg:viewBox="0 0 3126 4801" draw:points="0,0 3126,0 3126,4801 2377,4801">
            <text:p/>
          </draw:polyline>
          <draw:frame draw:style-name="gr46" draw:text-style-name="P2" draw:layer="layout" svg:width="1.764cm" svg:height="0.752cm" svg:x="119.668cm" svg:y="79.606cm">
            <draw:text-box>
              <text:p text:style-name="P3"><text:span text:style-name="T21">否</text:span></text:p>
            </draw:text-box>
          </draw:frame>
        </draw:g>
        <draw:g>
          <draw:g>
            <draw:polygon draw:style-name="gr1" draw:text-style-name="P1" draw:layer="layout" svg:width="4.125cm" svg:height="2.82cm" svg:x="113.238cm" svg:y="89.27cm" svg:viewBox="0 0 4126 2821" draw:points="0,2821 4126,2821 4126,0 0,0">
              <text:p/>
            </draw:polygon>
            <draw:polygon draw:style-name="gr2" draw:text-style-name="P2" draw:layer="layout" svg:width="4.125cm" svg:height="2.82cm" svg:x="113.238cm" svg:y="89.27cm" svg:viewBox="0 0 4126 2821" draw:points="0,2821 4126,2821 4126,0 0,0">
              <text:p/>
            </draw:polygon>
          </draw:g>
          <draw:frame draw:style-name="gr47" draw:text-style-name="P2" draw:layer="layout" svg:width="4.125cm" svg:height="2.82cm" svg:x="113.238cm" svg:y="89.27cm">
            <draw:text-box>
              <text:p text:style-name="P3"><text:span text:style-name="T7">根据采纳数</text:span><text:span text:style-name="T7">量，分为部门</text:span><text:span text:style-name="T15">执行岗位员工</text:span><text:span text:style-name="T15">提出</text:span><text:span text:style-name="T7">、</text:span><text:span text:style-name="T15">部门管</text:span><text:span text:style-name="T15">理岗位员工提</text:span><text:span text:style-name="T15">出</text:span><text:span text:style-name="T7">，做汇总统</text:span><text:span text:style-name="T7">计。</text:span></text:p>
            </draw:text-box>
          </draw:frame>
        </draw:g>
        <draw:g>
          <draw:g>
            <draw:polygon draw:style-name="gr38" draw:text-style-name="P7" draw:layer="layout" svg:width="4.125cm" svg:height="2.05cm" svg:x="106.425cm" svg:y="89.655cm" svg:viewBox="0 0 4126 2051" draw:points="0,2051 4126,2051 4126,0 0,0">
              <text:p/>
            </draw:polygon>
            <draw:path draw:style-name="gr2" draw:text-style-name="P2" draw:layer="layout" svg:width="4.125cm" svg:height="2.05cm" svg:x="106.425cm" svg:y="89.655cm" svg:viewBox="0 0 4126 2051" svg:d="M0 2051h4126v-2051h-4126zM300 2051v-2051M3825 2051v-2051">
              <text:p/>
            </draw:path>
          </draw:g>
          <draw:frame draw:style-name="gr15" draw:text-style-name="P2" draw:layer="layout" svg:width="3.525cm" svg:height="2.05cm" svg:x="106.725cm" svg:y="89.655cm">
            <draw:text-box>
              <text:p text:style-name="P3"><text:span text:style-name="T7">采纳方案的数</text:span><text:span text:style-name="T7">量为</text:span><text:span text:style-name="T7">5</text:span><text:span text:style-name="T7">个，合</text:span><text:span text:style-name="T7">格率为</text:span><text:span text:style-name="T7">100%</text:span><text:span text:style-name="T17">(</text:span><text:span text:style-name="T17">逐级递减</text:span><text:span text:style-name="T17">20%)</text:span></text:p>
            </draw:text-box>
          </draw:frame>
        </draw:g>
        <draw:line draw:style-name="gr4" draw:text-style-name="P2" draw:layer="layout" svg:x1="110.55cm" svg:y1="90.68cm" svg:x2="113.237cm" svg:y2="90.68cm">
          <text:p/>
        </draw:line>
        <draw:path draw:style-name="gr4" draw:text-style-name="P2" draw:layer="layout" svg:width="2.5cm" svg:height="4.9cm" svg:x="112.8cm" svg:y="84.37cm" svg:viewBox="0 0 2501 4901" svg:d="M0 0v2300c0 100 50 150 150 150h1101 1100c100 0 150 50 150 150v2301">
          <text:p/>
        </draw:path>
        <draw:path draw:style-name="gr4" draw:text-style-name="P2" draw:layer="layout" svg:width="3.25cm" svg:height="4.9cm" svg:x="115.3cm" svg:y="84.37cm" svg:viewBox="0 0 3251 4901" svg:d="M3251 0v2300c0 100-50 150-150 150h-1476-1475c-100 0-150 50-150 150v2301">
          <text:p/>
        </draw:path>
        <draw:g>
          <draw:g>
            <draw:polygon draw:style-name="gr38" draw:text-style-name="P7" draw:layer="layout" svg:width="4.125cm" svg:height="2.35cm" svg:x="68.737cm" svg:y="87.77cm" svg:viewBox="0 0 4126 2351" draw:points="0,2351 4126,2351 4126,0 0,0">
              <text:p/>
            </draw:polygon>
            <draw:path draw:style-name="gr2" draw:text-style-name="P2" draw:layer="layout" svg:width="4.125cm" svg:height="2.35cm" svg:x="68.737cm" svg:y="87.77cm" svg:viewBox="0 0 4126 2351" svg:d="M0 2351h4126v-2351h-4126zM300 2351v-2351M3826 2351v-2351">
              <text:p/>
            </draw:path>
          </draw:g>
          <draw:frame draw:style-name="gr21" draw:text-style-name="P2" draw:layer="layout" svg:width="3.525cm" svg:height="2.35cm" svg:x="69.037cm" svg:y="87.77cm">
            <draw:text-box>
              <text:p text:style-name="P3"><text:span text:style-name="T22">采纳方案的数</text:span><text:span text:style-name="T22">量为</text:span><text:span text:style-name="T22">5</text:span><text:span text:style-name="T22">个，合</text:span><text:span text:style-name="T22">格率为</text:span><text:span text:style-name="T22">100%</text:span><text:span text:style-name="T22">(</text:span><text:span text:style-name="T22">不足的逐级递</text:span><text:span text:style-name="T22">减</text:span><text:span text:style-name="T22">20%)</text:span></text:p>
            </draw:text-box>
          </draw:frame>
        </draw:g>
        <draw:g>
          <draw:g>
            <draw:polygon draw:style-name="gr13" draw:text-style-name="P4" draw:layer="layout" svg:width="2.5cm" svg:height="1.5cm" svg:x="62.55cm" svg:y="82.57cm" svg:viewBox="0 0 2501 1501" draw:points="0,1501 2501,1501 2501,0 0,0">
              <text:p/>
            </draw:polygon>
            <draw:polygon draw:style-name="gr2" draw:text-style-name="P2" draw:layer="layout" svg:width="2.5cm" svg:height="1.5cm" svg:x="62.55cm" svg:y="82.57cm" svg:viewBox="0 0 2501 1501" draw:points="0,1501 2501,1501 2501,0 0,0">
              <text:p/>
            </draw:polygon>
          </draw:g>
          <draw:frame draw:style-name="gr3" draw:text-style-name="P2" draw:layer="layout" svg:width="2.5cm" svg:height="2.178cm" svg:x="62.55cm" svg:y="82.231cm">
            <draw:text-box>
              <text:p text:style-name="P3"><text:span text:style-name="T15">从申请人任职</text:span><text:span text:style-name="T15">管理岗位开始</text:span><text:span text:style-name="T15">到申请岗位后</text:span><text:span text:style-name="T15">的一个星期</text:span><text:span text:style-name="T7">做</text:span><text:span text:style-name="T7">汇总统计</text:span></text:p>
            </draw:text-box>
          </draw:frame>
        </draw:g>
        <draw:g>
          <draw:g>
            <draw:polygon draw:style-name="gr13" draw:text-style-name="P4" draw:layer="layout" svg:width="2.5cm" svg:height="1.5cm" svg:x="66.55cm" svg:y="82.57cm" svg:viewBox="0 0 2501 1501" draw:points="0,1501 2501,1501 2501,0 0,0">
              <text:p/>
            </draw:polygon>
            <draw:polygon draw:style-name="gr2" draw:text-style-name="P2" draw:layer="layout" svg:width="2.5cm" svg:height="1.5cm" svg:x="66.55cm" svg:y="82.57cm" svg:viewBox="0 0 2501 1501" draw:points="0,1501 2501,1501 2501,0 0,0">
              <text:p/>
            </draw:polygon>
          </draw:g>
          <draw:frame draw:style-name="gr3" draw:text-style-name="P2" draw:layer="layout" svg:width="2.5cm" svg:height="2.178cm" svg:x="66.55cm" svg:y="82.231cm">
            <draw:text-box>
              <text:p text:style-name="P3"><text:span text:style-name="T15">从申请人任职</text:span><text:span text:style-name="T15">管理岗位开始</text:span><text:span text:style-name="T15">到离开任职岗</text:span><text:span text:style-name="T15">位的总时段</text:span><text:span text:style-name="T7">做</text:span><text:span text:style-name="T7">汇总统计</text:span></text:p>
            </draw:text-box>
          </draw:frame>
        </draw:g>
        <draw:g>
          <draw:g>
            <draw:polygon draw:style-name="gr13" draw:text-style-name="P4" draw:layer="layout" svg:width="3.25cm" svg:height="2.95cm" svg:x="64.175cm" svg:y="78.32cm" svg:viewBox="0 0 3251 2951" draw:points="0,1475 1626,0 3251,1475 1626,2951">
              <text:p/>
            </draw:polygon>
            <draw:polygon draw:style-name="gr2" draw:text-style-name="P2" draw:layer="layout" svg:width="3.25cm" svg:height="2.95cm" svg:x="64.175cm" svg:y="78.32cm" svg:viewBox="0 0 3251 2951" draw:points="0,1475 1626,0 3251,1475 1626,2951">
              <text:p/>
            </draw:polygon>
          </draw:g>
          <draw:frame draw:style-name="gr17" draw:text-style-name="P2" draw:layer="layout" svg:width="2.708cm" svg:height="2.213cm" svg:x="64.446cm" svg:y="78.689cm">
            <draw:text-box>
              <text:p text:style-name="P3"><text:span text:style-name="T7">申请时是否仍</text:span><text:span text:style-name="T7">在管理岗位上</text:span><text:span text:style-name="T7">（从组织架构</text:span><text:span text:style-name="T7">岗位中获取数</text:span><text:span text:style-name="T7">据）</text:span></text:p>
            </draw:text-box>
          </draw:frame>
        </draw:g>
        <draw:g>
          <draw:polyline draw:style-name="gr4" draw:text-style-name="P2" draw:layer="layout" svg:width="2.375cm" svg:height="3.525cm" svg:x="61.8cm" svg:y="79.795cm" svg:viewBox="0 0 2376 3526" draw:points="2376,0 0,0 0,3526 749,3526">
            <text:p/>
          </draw:polyline>
          <draw:frame draw:style-name="gr46" draw:text-style-name="P2" draw:layer="layout" svg:width="1.764cm" svg:height="0.752cm" svg:x="60.918cm" svg:y="80.369cm">
            <draw:text-box>
              <text:p text:style-name="P3"><text:span text:style-name="T21">是</text:span></text:p>
            </draw:text-box>
          </draw:frame>
        </draw:g>
        <draw:g>
          <draw:polyline draw:style-name="gr4" draw:text-style-name="P2" draw:layer="layout" svg:width="2.375cm" svg:height="3.525cm" svg:x="67.425cm" svg:y="79.795cm" svg:viewBox="0 0 2376 3526" draw:points="0,0 2376,0 2376,3526 1625,3526">
            <text:p/>
          </draw:polyline>
          <draw:frame draw:style-name="gr46" draw:text-style-name="P2" draw:layer="layout" svg:width="1.764cm" svg:height="0.752cm" svg:x="68.918cm" svg:y="80.369cm">
            <draw:text-box>
              <text:p text:style-name="P3"><text:span text:style-name="T21">否</text:span></text:p>
            </draw:text-box>
          </draw:frame>
        </draw:g>
        <draw:path draw:style-name="gr4" draw:text-style-name="P2" draw:layer="layout" svg:width="1.925cm" svg:height="3.1cm" svg:x="63.8cm" svg:y="84.52cm" svg:viewBox="0 0 1926 3101" svg:d="M0 0v1400c0 100 50 151 150 151h812 814c100 0 150 50 150 150v1400">
          <text:p/>
        </draw:path>
        <draw:path draw:style-name="gr4" draw:text-style-name="P2" draw:layer="layout" svg:width="2.075cm" svg:height="3.1cm" svg:x="65.725cm" svg:y="84.52cm" svg:viewBox="0 0 2076 3101" svg:d="M2076 0v1400c0 100-50 151-150 151h-888-888c-100 0-150 50-150 150v1400">
          <text:p/>
        </draw:path>
        <draw:line draw:style-name="gr4" draw:text-style-name="P2" draw:layer="layout" svg:x1="65.8cm" svg:y1="77.52cm" svg:x2="65.8cm" svg:y2="78.319cm">
          <text:p/>
        </draw:line>
        <draw:line draw:style-name="gr4" draw:text-style-name="P2" draw:layer="layout" svg:x1="115.8cm" svg:y1="76.77cm" svg:x2="115.8cm" svg:y2="77.769cm">
          <text:p/>
        </draw:line>
        <draw:polyline draw:style-name="gr4" draw:text-style-name="P2" draw:layer="layout" svg:width="32.25cm" svg:height="4.28cm" svg:x="115.3cm" svg:y="92.09cm" svg:viewBox="0 0 32251 4281" draw:points="0,0 0,1630 32251,1630 32251,4281">
          <text:p/>
        </draw:polyline>
        <draw:g>
          <draw:g>
            <draw:polygon draw:style-name="gr13" draw:text-style-name="P4" draw:layer="layout" svg:width="2.5cm" svg:height="1.5cm" svg:x="49.05cm" svg:y="67.52cm" svg:viewBox="0 0 2501 1501" draw:points="0,1501 2501,1501 2501,0 0,0">
              <text:p/>
            </draw:polygon>
            <draw:polygon draw:style-name="gr2" draw:text-style-name="P2" draw:layer="layout" svg:width="2.5cm" svg:height="1.5cm" svg:x="49.05cm" svg:y="67.52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49.05cm" svg:y="67.52cm">
            <draw:text-box>
              <text:p text:style-name="P3"><text:span text:style-name="T15">以申请时间为</text:span><text:span text:style-name="T15">结束时间</text:span></text:p>
            </draw:text-box>
          </draw:frame>
        </draw:g>
        <draw:g>
          <draw:g>
            <draw:polygon draw:style-name="gr13" draw:text-style-name="P4" draw:layer="layout" svg:width="2.5cm" svg:height="1.5cm" svg:x="53.05cm" svg:y="67.52cm" svg:viewBox="0 0 2501 1501" draw:points="0,1501 2501,1501 2501,0 0,0">
              <text:p/>
            </draw:polygon>
            <draw:polygon draw:style-name="gr2" draw:text-style-name="P2" draw:layer="layout" svg:width="2.5cm" svg:height="1.5cm" svg:x="53.05cm" svg:y="67.52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53.05cm" svg:y="67.52cm">
            <draw:text-box>
              <text:p text:style-name="P3"><text:span text:style-name="T15">以离开管理岗</text:span><text:span text:style-name="T15">位为结束时间</text:span></text:p>
            </draw:text-box>
          </draw:frame>
        </draw:g>
        <draw:g>
          <draw:g>
            <draw:polygon draw:style-name="gr13" draw:text-style-name="P4" draw:layer="layout" svg:width="3.25cm" svg:height="2.5cm" svg:x="50.675cm" svg:y="63.52cm" svg:viewBox="0 0 3251 2501" draw:points="0,1250 1626,0 3251,1250 1626,2501">
              <text:p/>
            </draw:polygon>
            <draw:polygon draw:style-name="gr2" draw:text-style-name="P2" draw:layer="layout" svg:width="3.25cm" svg:height="2.5cm" svg:x="50.675cm" svg:y="63.52cm" svg:viewBox="0 0 3251 2501" draw:points="0,1250 1626,0 3251,1250 1626,2501">
              <text:p/>
            </draw:polygon>
          </draw:g>
          <draw:frame draw:style-name="gr48" draw:text-style-name="P2" draw:layer="layout" svg:width="2.708cm" svg:height="1.875cm" svg:x="50.946cm" svg:y="63.832cm">
            <draw:text-box>
              <text:p text:style-name="P3"><text:span text:style-name="T1">申请时是否仍在管</text:span><text:span text:style-name="T1">理岗位上（</text:span><text:span text:style-name="T23">从组织</text:span><text:span text:style-name="T23">架构岗位中获取数</text:span><text:span text:style-name="T23">据</text:span><text:span text:style-name="T1">）</text:span></text:p>
            </draw:text-box>
          </draw:frame>
        </draw:g>
        <draw:g>
          <draw:polyline draw:style-name="gr4" draw:text-style-name="P2" draw:layer="layout" svg:width="2.375cm" svg:height="3.5cm" svg:x="48.3cm" svg:y="64.77cm" svg:viewBox="0 0 2376 3501" draw:points="2376,0 0,0 0,3501 749,3501">
            <text:p/>
          </draw:polyline>
          <draw:frame draw:style-name="gr46" draw:text-style-name="P2" draw:layer="layout" svg:width="1.764cm" svg:height="0.752cm" svg:x="47.418cm" svg:y="65.332cm">
            <draw:text-box>
              <text:p text:style-name="P3"><text:span text:style-name="T21">是</text:span></text:p>
            </draw:text-box>
          </draw:frame>
        </draw:g>
        <draw:g>
          <draw:polyline draw:style-name="gr4" draw:text-style-name="P2" draw:layer="layout" svg:width="2.375cm" svg:height="3.5cm" svg:x="53.925cm" svg:y="64.77cm" svg:viewBox="0 0 2376 3501" draw:points="0,0 2376,0 2376,3501 1625,3501">
            <text:p/>
          </draw:polyline>
          <draw:frame draw:style-name="gr46" draw:text-style-name="P2" draw:layer="layout" svg:width="1.764cm" svg:height="0.752cm" svg:x="55.418cm" svg:y="65.332cm">
            <draw:text-box>
              <text:p text:style-name="P3"><text:span text:style-name="T21">否</text:span></text:p>
            </draw:text-box>
          </draw:frame>
        </draw:g>
        <draw:g>
          <draw:g>
            <draw:polygon draw:style-name="gr49" draw:text-style-name="P8" draw:layer="layout" svg:width="2.5cm" svg:height="1.5cm" svg:x="51.05cm" svg:y="72.02cm" svg:viewBox="0 0 2501 1501" draw:points="0,1501 2501,1501 2501,0 0,0">
              <text:p/>
            </draw:polygon>
            <draw:polygon draw:style-name="gr2" draw:text-style-name="P2" draw:layer="layout" svg:width="2.5cm" svg:height="1.5cm" svg:x="51.05cm" svg:y="72.02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51.05cm" svg:y="72.02cm">
            <draw:text-box>
              <text:p text:style-name="P3"><text:span text:style-name="T1">系统核算：任职时</text:span><text:span text:style-name="T1">长</text:span><text:span text:style-name="T1">=</text:span><text:span text:style-name="T1">结束时间</text:span><text:span text:style-name="T1">-</text:span><text:span text:style-name="T1">开</text:span><text:span text:style-name="T1">始时间</text:span></text:p>
            </draw:text-box>
          </draw:frame>
        </draw:g>
        <draw:path draw:style-name="gr4" draw:text-style-name="P2" draw:layer="layout" svg:width="2cm" svg:height="3cm" svg:x="50.3cm" svg:y="69.02cm" svg:viewBox="0 0 2001 3001" svg:d="M0 0v1350c0 100 50 151 150 151h850 851c100 0 150 50 150 150v1350">
          <text:p/>
        </draw:path>
        <draw:path draw:style-name="gr4" draw:text-style-name="P2" draw:layer="layout" svg:width="2cm" svg:height="3cm" svg:x="52.3cm" svg:y="69.02cm" svg:viewBox="0 0 2001 3001" svg:d="M2001 0v1349c0 101-50 152-150 152h-851-850c-100 0-150 50-150 150v1350">
          <text:p/>
        </draw:path>
        <draw:line draw:style-name="gr4" draw:text-style-name="P2" draw:layer="layout" svg:x1="48.579cm" svg:y1="72.77cm" svg:x2="51.05cm" svg:y2="72.77cm">
          <text:p/>
        </draw:line>
        <draw:path draw:style-name="gr4" draw:text-style-name="P2" draw:layer="layout" svg:width="8.5cm" svg:height="20.786cm" svg:x="52.3cm" svg:y="73.52cm" svg:viewBox="0 0 8501 20787" svg:d="M0 0v19819c0 100 50 150 150 150h4100 4101c100 0 150 50 150 150v668">
          <text:p/>
        </draw:path>
        <draw:g>
          <draw:g>
            <draw:polygon draw:style-name="gr1" draw:text-style-name="P1" draw:layer="layout" svg:width="4.125cm" svg:height="2.05cm" svg:x="84.55cm" svg:y="81.67cm" svg:viewBox="0 0 4126 2051" draw:points="0,2051 4126,2051 4126,0 0,0">
              <text:p/>
            </draw:polygon>
            <draw:polygon draw:style-name="gr2" draw:text-style-name="P2" draw:layer="layout" svg:width="4.125cm" svg:height="2.05cm" svg:x="84.55cm" svg:y="81.67cm" svg:viewBox="0 0 4126 2051" draw:points="0,2051 4126,2051 4126,0 0,0">
              <text:p/>
            </draw:polygon>
          </draw:g>
          <draw:frame draw:style-name="gr15" draw:text-style-name="P2" draw:layer="layout" svg:width="4.125cm" svg:height="2.05cm" svg:x="84.55cm" svg:y="81.67cm">
            <draw:text-box>
              <text:p text:style-name="P3"><text:span text:style-name="T7">系统自动汇总</text:span><text:span text:style-name="T7">“实际工作时长</text:span><text:span text:style-name="T7">&lt;=</text:span><text:span text:style-name="T7">计划工作时</text:span><text:span text:style-name="T7">长</text:span><text:span text:style-name="T7">-2”</text:span><text:span text:style-name="T7">的人员数</text:span><text:span text:style-name="T7">量</text:span></text:p>
            </draw:text-box>
          </draw:frame>
        </draw:g>
        <draw:g>
          <draw:g>
            <draw:polygon draw:style-name="gr13" draw:text-style-name="P4" draw:layer="layout" svg:width="2.5cm" svg:height="1.5cm" svg:x="83.3cm" svg:y="76.72cm" svg:viewBox="0 0 2501 1501" draw:points="0,1501 2501,1501 2501,0 0,0">
              <text:p/>
            </draw:polygon>
            <draw:polygon draw:style-name="gr2" draw:text-style-name="P2" draw:layer="layout" svg:width="2.5cm" svg:height="1.5cm" svg:x="83.3cm" svg:y="76.72cm" svg:viewBox="0 0 2501 1501" draw:points="0,1501 2501,1501 2501,0 0,0">
              <text:p/>
            </draw:polygon>
          </draw:g>
          <draw:frame draw:style-name="gr3" draw:text-style-name="P2" draw:layer="layout" svg:width="2.5cm" svg:height="2.178cm" svg:x="83.3cm" svg:y="76.381cm">
            <draw:text-box>
              <text:p text:style-name="P3"><text:span text:style-name="T15">从申请人任职</text:span><text:span text:style-name="T15">管理岗位开始</text:span><text:span text:style-name="T15">到申请岗位后</text:span><text:span text:style-name="T15">的一个星期</text:span><text:span text:style-name="T7">做</text:span><text:span text:style-name="T7">汇总统计</text:span></text:p>
            </draw:text-box>
          </draw:frame>
        </draw:g>
        <draw:g>
          <draw:g>
            <draw:polygon draw:style-name="gr13" draw:text-style-name="P4" draw:layer="layout" svg:width="2.5cm" svg:height="1.5cm" svg:x="87.3cm" svg:y="76.72cm" svg:viewBox="0 0 2501 1501" draw:points="0,1501 2501,1501 2501,0 0,0">
              <text:p/>
            </draw:polygon>
            <draw:polygon draw:style-name="gr2" draw:text-style-name="P2" draw:layer="layout" svg:width="2.5cm" svg:height="1.5cm" svg:x="87.3cm" svg:y="76.72cm" svg:viewBox="0 0 2501 1501" draw:points="0,1501 2501,1501 2501,0 0,0">
              <text:p/>
            </draw:polygon>
          </draw:g>
          <draw:frame draw:style-name="gr3" draw:text-style-name="P2" draw:layer="layout" svg:width="2.5cm" svg:height="2.178cm" svg:x="87.3cm" svg:y="76.381cm">
            <draw:text-box>
              <text:p text:style-name="P3"><text:span text:style-name="T15">从申请人任职</text:span><text:span text:style-name="T15">管理岗位开始</text:span><text:span text:style-name="T15">到离开任职岗</text:span><text:span text:style-name="T15">位的总时段</text:span><text:span text:style-name="T7">做</text:span><text:span text:style-name="T7">汇总统计</text:span></text:p>
            </draw:text-box>
          </draw:frame>
        </draw:g>
        <draw:g>
          <draw:g>
            <draw:polygon draw:style-name="gr1" draw:text-style-name="P1" draw:layer="layout" svg:width="3.5cm" svg:height="2.35cm" svg:x="84.925cm" svg:y="72.22cm" svg:viewBox="0 0 3501 2351" draw:points="0,1176 1750,0 3501,1176 1750,2351">
              <text:p/>
            </draw:polygon>
            <draw:polygon draw:style-name="gr2" draw:text-style-name="P2" draw:layer="layout" svg:width="3.5cm" svg:height="2.35cm" svg:x="84.925cm" svg:y="72.22cm" svg:viewBox="0 0 3501 2351" draw:points="0,1176 1750,0 3501,1176 1750,2351">
              <text:p/>
            </draw:polygon>
          </draw:g>
          <draw:frame draw:style-name="gr50" draw:text-style-name="P2" draw:layer="layout" svg:width="2.917cm" svg:height="1.763cm" svg:x="85.217cm" svg:y="72.514cm">
            <draw:text-box>
              <text:p text:style-name="P3"><text:span text:style-name="T3">申请时是否仍在</text:span><text:span text:style-name="T3">管理岗位上（从</text:span><text:span text:style-name="T3">组织架构岗位中</text:span><text:span text:style-name="T3">获取数据）</text:span></text:p>
            </draw:text-box>
          </draw:frame>
        </draw:g>
        <draw:g>
          <draw:polyline draw:style-name="gr4" draw:text-style-name="P2" draw:layer="layout" svg:width="2.375cm" svg:height="4.075cm" svg:x="82.55cm" svg:y="73.395cm" svg:viewBox="0 0 2376 4076" draw:points="2376,0 0,0 0,4076 750,4076">
            <text:p/>
          </draw:polyline>
          <draw:frame draw:style-name="gr46" draw:text-style-name="P2" draw:layer="layout" svg:width="1.764cm" svg:height="0.752cm" svg:x="81.668cm" svg:y="74.244cm">
            <draw:text-box>
              <text:p text:style-name="P3"><text:span text:style-name="T21">是</text:span></text:p>
            </draw:text-box>
          </draw:frame>
        </draw:g>
        <draw:g>
          <draw:polyline draw:style-name="gr4" draw:text-style-name="P2" draw:layer="layout" svg:width="2.125cm" svg:height="4.075cm" svg:x="88.425cm" svg:y="73.395cm" svg:viewBox="0 0 2126 4076" draw:points="0,0 2126,0 2126,4076 1375,4076">
            <text:p/>
          </draw:polyline>
          <draw:frame draw:style-name="gr46" draw:text-style-name="P2" draw:layer="layout" svg:width="1.764cm" svg:height="0.752cm" svg:x="89.668cm" svg:y="74.369cm">
            <draw:text-box>
              <text:p text:style-name="P3"><text:span text:style-name="T21">否</text:span></text:p>
            </draw:text-box>
          </draw:frame>
        </draw:g>
        <draw:line draw:style-name="gr4" draw:text-style-name="P2" draw:layer="layout" svg:x1="86.675cm" svg:y1="70.905cm" svg:x2="86.675cm" svg:y2="72.219cm">
          <text:p/>
        </draw:line>
        <draw:path draw:style-name="gr4" draw:text-style-name="P2" draw:layer="layout" svg:width="2.062cm" svg:height="3cm" svg:x="84.55cm" svg:y="78.67cm" svg:viewBox="0 0 2063 3001" svg:d="M0 0v1350c0 101 50 151 150 151h882 881c100 0 150 50 150 150v1350">
          <text:p/>
        </draw:path>
        <draw:path draw:style-name="gr4" draw:text-style-name="P2" draw:layer="layout" svg:width="1.938cm" svg:height="3cm" svg:x="86.612cm" svg:y="78.67cm" svg:viewBox="0 0 1939 3001" svg:d="M1939 0v1350c0 101-50 151-150 151h-820-819c-100 0-150 50-150 150v1350">
          <text:p/>
        </draw:path>
        <draw:line draw:style-name="gr4" draw:text-style-name="P2" draw:layer="layout" svg:x1="52.3cm" svg:y1="62.691cm" svg:x2="52.3cm" svg:y2="63.52cm">
          <text:p/>
        </draw:line>
        <draw:line draw:style-name="gr4" draw:text-style-name="P2" draw:layer="layout" svg:x1="43.25cm" svg:y1="59.791cm" svg:x2="43.25cm" svg:y2="61.976cm">
          <text:p/>
        </draw:line>
        <draw:g>
          <draw:g>
            <draw:polygon draw:style-name="gr1" draw:text-style-name="P1" draw:layer="layout" svg:width="4.779cm" svg:height="3.629cm" svg:x="139.8cm" svg:y="62.245cm" svg:viewBox="0 0 4780 3630" draw:points="0,3630 4780,3630 4780,0 0,0">
              <text:p/>
            </draw:polygon>
            <draw:polygon draw:style-name="gr2" draw:text-style-name="P2" draw:layer="layout" svg:width="4.779cm" svg:height="3.629cm" svg:x="139.8cm" svg:y="62.245cm" svg:viewBox="0 0 4780 3630" draw:points="0,3630 4780,3630 4780,0 0,0">
              <text:p/>
            </draw:polygon>
          </draw:g>
          <draw:frame draw:style-name="gr31" draw:text-style-name="P2" draw:layer="layout" svg:width="4.779cm" svg:height="3.629cm" svg:x="139.8cm" svg:y="62.245cm">
            <draw:text-box>
              <text:p text:style-name="P6"><text:span text:style-name="T3">1</text:span><text:span text:style-name="T3">、</text:span><text:span text:style-name="T12">从申请人任</text:span><text:span text:style-name="T12">职管理岗位开始</text:span><text:span text:style-name="T12">到申请岗位后的</text:span><text:span text:style-name="T12">一个星期</text:span><text:span text:style-name="T3">做汇总</text:span><text:span text:style-name="T3">统计；</text:span></text:p>
              <text:p text:style-name="P6"><text:span text:style-name="T3">2</text:span><text:span text:style-name="T3">、</text:span><text:span text:style-name="T12">从申请人任</text:span><text:span text:style-name="T12">职管理岗位开始</text:span><text:span text:style-name="T12">到离开任职岗位</text:span><text:span text:style-name="T12">的总时段</text:span><text:span text:style-name="T3">做汇总</text:span><text:span text:style-name="T3">统计。</text:span></text:p>
              <text:p text:style-name="P6"><text:span text:style-name="T3">（二选一，判断</text:span><text:span text:style-name="T3">依据为申请时是</text:span><text:span text:style-name="T3">否仍在管理岗位</text:span><text:span text:style-name="T3">上）</text:span></text:p>
            </draw:text-box>
          </draw:frame>
        </draw:g>
        <draw:g>
          <draw:g>
            <draw:polygon draw:style-name="gr1" draw:text-style-name="P1" draw:layer="layout" svg:width="4.779cm" svg:height="4.314cm" svg:x="128.8cm" svg:y="81.456cm" svg:viewBox="0 0 4780 4315" draw:points="0,4315 4780,4315 4780,0 0,0">
              <text:p/>
            </draw:polygon>
            <draw:polygon draw:style-name="gr2" draw:text-style-name="P2" draw:layer="layout" svg:width="4.779cm" svg:height="4.314cm" svg:x="128.8cm" svg:y="81.456cm" svg:viewBox="0 0 4780 4315" draw:points="0,4315 4780,4315 4780,0 0,0">
              <text:p/>
            </draw:polygon>
          </draw:g>
          <draw:frame draw:style-name="gr51" draw:text-style-name="P2" draw:layer="layout" svg:width="4.779cm" svg:height="4.314cm" svg:x="128.8cm" svg:y="81.456cm">
            <draw:text-box>
              <text:p text:style-name="P6"><text:span text:style-name="T7">1</text:span><text:span text:style-name="T7">、</text:span><text:span text:style-name="T15">从申请人任</text:span><text:span text:style-name="T15">职管理岗位开</text:span><text:span text:style-name="T15">始到申请岗位</text:span><text:span text:style-name="T15">后的一个星期</text:span><text:span text:style-name="T7">做汇总统计；</text:span></text:p>
              <text:p text:style-name="P6"><text:span text:style-name="T7">2</text:span><text:span text:style-name="T7">、</text:span><text:span text:style-name="T15">从申请人任</text:span><text:span text:style-name="T15">职管理岗位开</text:span><text:span text:style-name="T15">始到离开任职</text:span><text:span text:style-name="T15">岗位的总时段</text:span><text:span text:style-name="T7">做汇总统计。</text:span></text:p>
              <text:p text:style-name="P6"><text:span text:style-name="T7">（二选一，判</text:span><text:span text:style-name="T7">断依据为申请</text:span><text:span text:style-name="T7">时是否仍在管</text:span><text:span text:style-name="T7">理岗位上）</text:span></text:p>
            </draw:text-box>
          </draw:frame>
        </draw:g>
        <draw:path draw:style-name="gr4" draw:text-style-name="P2" draw:layer="layout" svg:width="16.361cm" svg:height="10.6cm" svg:x="131.189cm" svg:y="85.77cm" svg:viewBox="0 0 16362 10601" svg:d="M0 0v7851c0 100 50 150 150 150h8031 8031c100 0 150 50 150 150v2450">
          <text:p/>
        </draw:path>
        <draw:line draw:style-name="gr4" draw:text-style-name="P2" draw:layer="layout" svg:x1="60.8cm" svg:y1="102.63cm" svg:x2="60.8cm" svg:y2="104.99cm">
          <text:p/>
        </draw:line>
        <draw:g>
          <draw:g>
            <draw:polygon draw:style-name="gr20" draw:text-style-name="P5" draw:layer="layout" svg:width="3.82cm" svg:height="2.28cm" svg:x="58.89cm" svg:y="100.35cm" svg:viewBox="0 0 3821 2281" draw:points="0,2281 3821,2281 3821,0 0,0">
              <text:p/>
            </draw:polygon>
            <draw:polygon draw:style-name="gr2" draw:text-style-name="P2" draw:layer="layout" svg:width="3.82cm" svg:height="2.28cm" svg:x="58.89cm" svg:y="100.35cm" svg:viewBox="0 0 3821 2281" draw:points="0,2281 3821,2281 3821,0 0,0">
              <text:p/>
            </draw:polygon>
          </draw:g>
          <draw:frame draw:style-name="gr42" draw:text-style-name="P2" draw:layer="layout" svg:width="3.82cm" svg:height="2.28cm" svg:x="58.89cm" svg:y="100.35cm">
            <draw:text-box>
              <text:p text:style-name="P3"><text:span text:style-name="T7">系统自动排</text:span><text:span text:style-name="T7">名，符合条件</text:span><text:span text:style-name="T7">多的优先，显</text:span><text:span text:style-name="T7">示各个申请人</text:span><text:span text:style-name="T7">符合条件的数</text:span><text:span text:style-name="T7">量</text:span></text:p>
            </draw:text-box>
          </draw:frame>
        </draw:g>
        <draw:path draw:style-name="gr4" draw:text-style-name="P2" draw:layer="layout" svg:width="25.812cm" svg:height="10.585cm" svg:x="60.8cm" svg:y="83.72cm" svg:viewBox="0 0 25813 10586" svg:d="M25813 0v9651c0 100-50 150-150 150h-12757-12756c-100 0-150 50-150 150v635">
          <text:p/>
        </draw:path>
        <draw:path draw:style-name="gr4" draw:text-style-name="P2" draw:layer="layout" svg:width="18.062cm" svg:height="10.436cm" svg:x="60.8cm" svg:y="83.87cm" svg:viewBox="0 0 18063 10437" svg:d="M18063 0v9502c0 100-50 150-150 150h-8881-8882c-100 0-150 50-150 150v635">
          <text:p/>
        </draw:path>
        <draw:path draw:style-name="gr4" draw:text-style-name="P2" draw:layer="layout" svg:width="4.925cm" svg:height="4.235cm" svg:x="60.8cm" svg:y="90.07cm" svg:viewBox="0 0 4926 4236" svg:d="M4926 0v3351c0 100-50 150-150 150h-2313-2313c-100 0-150 50-150 150v585">
          <text:p/>
        </draw:path>
        <draw:g>
          <draw:line draw:style-name="gr4" draw:text-style-name="P2" draw:layer="layout" svg:x1="60.8cm" svg:y1="97.856cm" svg:x2="60.8cm" svg:y2="100.35cm">
            <text:p/>
          </draw:line>
          <draw:frame draw:style-name="gr6" draw:text-style-name="P2" draw:layer="layout" svg:width="0.628cm" svg:height="0.658cm" svg:x="60.486cm" svg:y="98.774cm">
            <draw:text-box>
              <text:p text:style-name="P3"><text:span text:style-name="T2">是</text:span></text:p>
            </draw:text-box>
          </draw:frame>
        </draw:g>
        <draw:g>
          <draw:g>
            <draw:polygon draw:style-name="gr20" draw:text-style-name="P5" draw:layer="layout" svg:width="3.5cm" svg:height="2.35cm" svg:x="145.8cm" svg:y="101.92cm" svg:viewBox="0 0 3501 2351" draw:points="0,2351 3501,2351 3501,0 0,0">
              <text:p/>
            </draw:polygon>
            <draw:polygon draw:style-name="gr2" draw:text-style-name="P2" draw:layer="layout" svg:width="3.5cm" svg:height="2.35cm" svg:x="145.8cm" svg:y="101.92cm" svg:viewBox="0 0 3501 2351" draw:points="0,2351 3501,2351 3501,0 0,0">
              <text:p/>
            </draw:polygon>
          </draw:g>
          <draw:frame draw:style-name="gr21" draw:text-style-name="P2" draw:layer="layout" svg:width="3.5cm" svg:height="2.35cm" svg:x="145.8cm" svg:y="101.92cm">
            <draw:text-box>
              <text:p text:style-name="P3"><text:span text:style-name="T7">系统自动排</text:span><text:span text:style-name="T7">名，符合条件</text:span><text:span text:style-name="T7">多的优先，显</text:span><text:span text:style-name="T7">示各个申请人</text:span><text:span text:style-name="T7">符合条件的数</text:span><text:span text:style-name="T7">量</text:span></text:p>
            </draw:text-box>
          </draw:frame>
        </draw:g>
        <draw:g>
          <draw:line draw:style-name="gr4" draw:text-style-name="P2" draw:layer="layout" svg:x1="147.55cm" svg:y1="99.17cm" svg:x2="147.55cm" svg:y2="101.92cm">
            <text:p/>
          </draw:line>
          <draw:frame draw:style-name="gr6" draw:text-style-name="P2" draw:layer="layout" svg:width="0.628cm" svg:height="0.658cm" svg:x="147.236cm" svg:y="100.216cm">
            <draw:text-box>
              <text:p text:style-name="P3"><text:span text:style-name="T2">是</text:span></text:p>
            </draw:text-box>
          </draw:frame>
        </draw:g>
        <draw:line draw:style-name="gr4" draw:text-style-name="P2" draw:layer="layout" svg:x1="147.55cm" svg:y1="104.27cm" svg:x2="147.55cm" svg:y2="107.019cm">
          <text:p/>
        </draw:line>
        <draw:polyline draw:style-name="gr4" draw:text-style-name="P2" draw:layer="layout" svg:width="0cm" svg:height="26.894cm" svg:x="147.55cm" svg:y="69.474cm" svg:viewBox="0 0 0 26895" draw:points="0,0 0,13447 0,26895">
          <text:p/>
        </draw:polyline>
        <draw:path draw:style-name="gr4" draw:text-style-name="P2" draw:layer="layout" svg:width="5.36cm" svg:height="30.496cm" svg:x="142.189cm" svg:y="65.874cm" svg:viewBox="0 0 5361 30497" svg:d="M0 0v27747c0 100 50 150 150 150h2531 2530c100 0 150 50 150 150v2450">
          <text:p/>
        </draw:path>
        <draw:line draw:style-name="gr4" draw:text-style-name="P2" draw:layer="layout" svg:x1="67.65cm" svg:y1="88.845cm" svg:x2="68.738cm" svg:y2="88.946cm">
          <text:p/>
        </draw:line>
        <draw:g>
          <draw:g>
            <draw:polygon draw:style-name="gr38" draw:text-style-name="P7" draw:layer="layout" svg:width="3.5cm" svg:height="2.7cm" svg:x="178.8cm" svg:y="76.57cm" svg:viewBox="0 0 3501 2701" draw:points="0,2701 3501,2701 3501,0 0,0">
              <text:p/>
            </draw:polygon>
            <draw:path draw:style-name="gr39" draw:text-style-name="P2" draw:layer="layout" svg:width="3.5cm" svg:height="2.7cm" svg:x="178.8cm" svg:y="76.57cm" svg:viewBox="0 0 3501 2701" svg:d="M0 2701h3501v-2701h-3501zM300 2701v-2701M3201 2701v-2701">
              <text:p/>
            </draw:path>
          </draw:g>
          <draw:frame draw:style-name="gr27" draw:text-style-name="P2" draw:layer="layout" svg:width="2.9cm" svg:height="2.7cm" svg:x="179.1cm" svg:y="76.57cm">
            <draw:text-box>
              <text:p text:style-name="P3"><text:span text:style-name="T17">无误记录达</text:span><text:span text:style-name="T17">4</text:span><text:span text:style-name="T17">次，合格率为</text:span><text:span text:style-name="T17">100%(</text:span><text:span text:style-name="T17">逐级递</text:span><text:span text:style-name="T17">减</text:span><text:span text:style-name="T17">25%)</text:span></text:p>
            </draw:text-box>
          </draw:frame>
        </draw:g>
        <draw:line draw:style-name="gr4" draw:text-style-name="P2" draw:layer="layout" svg:x1="178.801cm" svg:y1="77.92cm" svg:x2="175.55cm" svg:y2="77.931cm">
          <text:p/>
        </draw:line>
        <draw:g>
          <draw:g>
            <draw:polygon draw:style-name="gr20" draw:text-style-name="P5" draw:layer="layout" svg:width="2.5cm" svg:height="1.5cm" svg:x="31.05cm" svg:y="58.291cm" svg:viewBox="0 0 2501 1501" draw:points="0,1501 2501,1501 2501,0 0,0">
              <text:p/>
            </draw:polygon>
            <draw:polygon draw:style-name="gr2" draw:text-style-name="P2" draw:layer="layout" svg:width="2.5cm" svg:height="1.5cm" svg:x="31.05cm" svg:y="58.291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31.05cm" svg:y="58.291cm">
            <draw:text-box>
              <text:p text:style-name="P3"><text:span text:style-name="T1">带领团队完成工作</text:span></text:p>
            </draw:text-box>
          </draw:frame>
        </draw:g>
        <draw:g>
          <draw:g>
            <draw:polygon draw:style-name="gr20" draw:text-style-name="P5" draw:layer="layout" svg:width="2.5cm" svg:height="1.5cm" svg:x="26.3cm" svg:y="58.291cm" svg:viewBox="0 0 2501 1501" draw:points="0,1501 2501,1501 2501,0 0,0">
              <text:p/>
            </draw:polygon>
            <draw:polygon draw:style-name="gr2" draw:text-style-name="P2" draw:layer="layout" svg:width="2.5cm" svg:height="1.5cm" svg:x="26.3cm" svg:y="58.291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26.3cm" svg:y="58.291cm">
            <draw:text-box>
              <text:p text:style-name="P3"><text:span text:style-name="T1">累计管理课时</text:span></text:p>
            </draw:text-box>
          </draw:frame>
        </draw:g>
        <draw:g>
          <draw:g>
            <draw:polygon draw:style-name="gr20" draw:text-style-name="P5" draw:layer="layout" svg:width="2.5cm" svg:height="1.5cm" svg:x="31.05cm" svg:y="61.341cm" svg:viewBox="0 0 2501 1501" draw:points="0,1501 2501,1501 2501,0 0,0">
              <text:p/>
            </draw:polygon>
            <draw:polygon draw:style-name="gr2" draw:text-style-name="P2" draw:layer="layout" svg:width="2.5cm" svg:height="1.5cm" svg:x="31.05cm" svg:y="61.341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31.05cm" svg:y="61.341cm">
            <draw:text-box>
              <text:p text:style-name="P3"><text:span text:style-name="T1">从任务分配处获</text:span><text:span text:style-name="T1">取，当日做为任务</text:span><text:span text:style-name="T1">下发人，执行层的</text:span><text:span text:style-name="T1">完成情况</text:span></text:p>
            </draw:text-box>
          </draw:frame>
        </draw:g>
        <draw:g>
          <draw:g>
            <draw:polygon draw:style-name="gr20" draw:text-style-name="P5" draw:layer="layout" svg:width="3.5cm" svg:height="1.5cm" svg:x="25.8cm" svg:y="61.291cm" svg:viewBox="0 0 3501 1501" draw:points="0,1501 3501,1501 3501,0 0,0">
              <text:p/>
            </draw:polygon>
            <draw:polygon draw:style-name="gr2" draw:text-style-name="P2" draw:layer="layout" svg:width="3.5cm" svg:height="1.5cm" svg:x="25.8cm" svg:y="61.291cm" svg:viewBox="0 0 3501 1501" draw:points="0,1501 3501,1501 3501,0 0,0">
              <text:p/>
            </draw:polygon>
          </draw:g>
          <draw:frame draw:style-name="gr3" draw:text-style-name="P2" draw:layer="layout" svg:width="3.5cm" svg:height="1.5cm" svg:x="25.8cm" svg:y="61.291cm">
            <draw:text-box>
              <text:p text:style-name="P3"><text:span text:style-name="T1">从素养模块获取，</text:span><text:span text:style-name="T1">累计综合资源部、</text:span><text:span text:style-name="T1">商务发展部、财务</text:span><text:span text:style-name="T1">运营部的的管理课</text:span><text:span text:style-name="T1">时</text:span></text:p>
            </draw:text-box>
          </draw:frame>
        </draw:g>
        <draw:g>
          <draw:g>
            <draw:polygon draw:style-name="gr20" draw:text-style-name="P5" draw:layer="layout" svg:width="2.5cm" svg:height="1.5cm" svg:x="21.55cm" svg:y="58.291cm" svg:viewBox="0 0 2501 1501" draw:points="0,1501 2501,1501 2501,0 0,0">
              <text:p/>
            </draw:polygon>
            <draw:polygon draw:style-name="gr2" draw:text-style-name="P2" draw:layer="layout" svg:width="2.5cm" svg:height="1.5cm" svg:x="21.55cm" svg:y="58.291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21.55cm" svg:y="58.291cm">
            <draw:text-box>
              <text:p text:style-name="P3"><text:span text:style-name="T1">完成意识课时</text:span></text:p>
            </draw:text-box>
          </draw:frame>
        </draw:g>
        <draw:g>
          <draw:g>
            <draw:polygon draw:style-name="gr20" draw:text-style-name="P5" draw:layer="layout" svg:width="2.5cm" svg:height="1.5cm" svg:x="21.55cm" svg:y="61.291cm" svg:viewBox="0 0 2501 1501" draw:points="0,1501 2501,1501 2501,0 0,0">
              <text:p/>
            </draw:polygon>
            <draw:polygon draw:style-name="gr2" draw:text-style-name="P2" draw:layer="layout" svg:width="2.5cm" svg:height="1.5cm" svg:x="21.55cm" svg:y="61.291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21.55cm" svg:y="61.291cm">
            <draw:text-box>
              <text:p text:style-name="P3"><text:span text:style-name="T1">从素养模块获取</text:span></text:p>
            </draw:text-box>
          </draw:frame>
        </draw:g>
        <draw:g>
          <draw:g>
            <draw:polygon draw:style-name="gr20" draw:text-style-name="P5" draw:layer="layout" svg:width="3.1cm" svg:height="1.5cm" svg:x="16.8cm" svg:y="58.291cm" svg:viewBox="0 0 3101 1501" draw:points="0,1501 3101,1501 3101,0 0,0">
              <text:p/>
            </draw:polygon>
            <draw:polygon draw:style-name="gr2" draw:text-style-name="P2" draw:layer="layout" svg:width="3.1cm" svg:height="1.5cm" svg:x="16.8cm" svg:y="58.291cm" svg:viewBox="0 0 3101 1501" draw:points="0,1501 3101,1501 3101,0 0,0">
              <text:p/>
            </draw:polygon>
          </draw:g>
          <draw:frame draw:style-name="gr3" draw:text-style-name="P2" draw:layer="layout" svg:width="3.1cm" svg:height="1.5cm" svg:x="16.8cm" svg:y="58.291cm">
            <draw:text-box>
              <text:p text:style-name="P3"><text:span text:style-name="T1">1</text:span><text:span text:style-name="T1">、提高管理等级</text:span><text:span text:style-name="T1">水平的员工数量 </text:span><text:span text:style-name="T1">2</text:span><text:span text:style-name="T1">、收集资料数量 </text:span><text:span text:style-name="T1">3</text:span><text:span text:style-name="T1">、带人到管理实</text:span><text:span text:style-name="T1">习期</text:span></text:p>
            </draw:text-box>
          </draw:frame>
        </draw:g>
        <draw:g>
          <draw:g>
            <draw:polygon draw:style-name="gr20" draw:text-style-name="P5" draw:layer="layout" svg:width="2.5cm" svg:height="1.5cm" svg:x="17.1cm" svg:y="61.291cm" svg:viewBox="0 0 2501 1501" draw:points="0,1501 2501,1501 2501,0 0,0">
              <text:p/>
            </draw:polygon>
            <draw:polygon draw:style-name="gr2" draw:text-style-name="P2" draw:layer="layout" svg:width="2.5cm" svg:height="1.5cm" svg:x="17.1cm" svg:y="61.291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7.1cm" svg:y="61.291cm">
            <draw:text-box>
              <text:p text:style-name="P3"><text:span text:style-name="T1">从素养模块、组织</text:span><text:span text:style-name="T1">结构获取</text:span></text:p>
            </draw:text-box>
          </draw:frame>
        </draw:g>
        <draw:g>
          <draw:g>
            <draw:polygon draw:style-name="gr20" draw:text-style-name="P5" draw:layer="layout" svg:width="2.5cm" svg:height="1.5cm" svg:x="12.65cm" svg:y="58.291cm" svg:viewBox="0 0 2501 1501" draw:points="0,1501 2501,1501 2501,0 0,0">
              <text:p/>
            </draw:polygon>
            <draw:polygon draw:style-name="gr2" draw:text-style-name="P2" draw:layer="layout" svg:width="2.5cm" svg:height="1.5cm" svg:x="12.65cm" svg:y="58.291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2.65cm" svg:y="58.291cm">
            <draw:text-box>
              <text:p text:style-name="P3"><text:span text:style-name="T1">会议协调能力反馈</text:span></text:p>
            </draw:text-box>
          </draw:frame>
        </draw:g>
        <draw:g>
          <draw:g>
            <draw:polygon draw:style-name="gr20" draw:text-style-name="P5" draw:layer="layout" svg:width="2.5cm" svg:height="1.5cm" svg:x="12.65cm" svg:y="61.291cm" svg:viewBox="0 0 2501 1501" draw:points="0,1501 2501,1501 2501,0 0,0">
              <text:p/>
            </draw:polygon>
            <draw:polygon draw:style-name="gr2" draw:text-style-name="P2" draw:layer="layout" svg:width="2.5cm" svg:height="1.5cm" svg:x="12.65cm" svg:y="61.291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2.65cm" svg:y="61.291cm">
            <draw:text-box>
              <text:p text:style-name="P3"><text:span text:style-name="T1">从协调会议获取</text:span></text:p>
            </draw:text-box>
          </draw:frame>
        </draw:g>
        <draw:g>
          <draw:g>
            <draw:polygon draw:style-name="gr20" draw:text-style-name="P5" draw:layer="layout" svg:width="2.5cm" svg:height="1.5cm" svg:x="8.5cm" svg:y="58.291cm" svg:viewBox="0 0 2501 1501" draw:points="0,1501 2501,1501 2501,0 0,0">
              <text:p/>
            </draw:polygon>
            <draw:polygon draw:style-name="gr2" draw:text-style-name="P2" draw:layer="layout" svg:width="2.5cm" svg:height="1.5cm" svg:x="8.5cm" svg:y="58.291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8.5cm" svg:y="58.291cm">
            <draw:text-box>
              <text:p text:style-name="P3"><text:span text:style-name="T1">节假日活动评价反</text:span><text:span text:style-name="T1">馈</text:span></text:p>
            </draw:text-box>
          </draw:frame>
        </draw:g>
        <draw:g>
          <draw:g>
            <draw:polygon draw:style-name="gr20" draw:text-style-name="P5" draw:layer="layout" svg:width="2.5cm" svg:height="1.5cm" svg:x="8.5cm" svg:y="61.291cm" svg:viewBox="0 0 2501 1501" draw:points="0,1501 2501,1501 2501,0 0,0">
              <text:p/>
            </draw:polygon>
            <draw:polygon draw:style-name="gr2" draw:text-style-name="P2" draw:layer="layout" svg:width="2.5cm" svg:height="1.5cm" svg:x="8.5cm" svg:y="61.291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8.5cm" svg:y="61.291cm">
            <draw:text-box>
              <text:p text:style-name="P3"><text:span text:style-name="T1">从员工活动获取，</text:span><text:span text:style-name="T1">参与人员对活动的</text:span><text:span text:style-name="T1">评价</text:span></text:p>
            </draw:text-box>
          </draw:frame>
        </draw:g>
        <draw:g>
          <draw:g>
            <draw:polygon draw:style-name="gr20" draw:text-style-name="P5" draw:layer="layout" svg:width="2.5cm" svg:height="1.5cm" svg:x="4.35cm" svg:y="58.291cm" svg:viewBox="0 0 2501 1501" draw:points="0,1501 2501,1501 2501,0 0,0">
              <text:p/>
            </draw:polygon>
            <draw:polygon draw:style-name="gr2" draw:text-style-name="P2" draw:layer="layout" svg:width="2.5cm" svg:height="1.5cm" svg:x="4.35cm" svg:y="58.291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4.35cm" svg:y="58.291cm">
            <draw:text-box>
              <text:p text:style-name="P3"><text:span text:style-name="T1">项目任务下达合理</text:span><text:span text:style-name="T1">性</text:span></text:p>
            </draw:text-box>
          </draw:frame>
        </draw:g>
        <draw:g>
          <draw:g>
            <draw:polygon draw:style-name="gr20" draw:text-style-name="P5" draw:layer="layout" svg:width="2.5cm" svg:height="1.5cm" svg:x="4.35cm" svg:y="61.291cm" svg:viewBox="0 0 2501 1501" draw:points="0,1501 2501,1501 2501,0 0,0">
              <text:p/>
            </draw:polygon>
            <draw:polygon draw:style-name="gr2" draw:text-style-name="P2" draw:layer="layout" svg:width="2.5cm" svg:height="1.5cm" svg:x="4.35cm" svg:y="61.291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4.35cm" svg:y="61.291cm">
            <draw:text-box>
              <text:p text:style-name="P3"><text:span text:style-name="T1">从任务分配获取，</text:span><text:span text:style-name="T1">计划时长与实际时</text:span><text:span text:style-name="T1">长的差异</text:span></text:p>
            </draw:text-box>
          </draw:frame>
        </draw:g>
        <draw:polyline draw:style-name="gr4" draw:text-style-name="P2" draw:layer="layout" svg:width="2.288cm" svg:height="4.771cm" svg:x="155.428cm" svg:y="65.899cm" svg:viewBox="0 0 2289 4772" draw:points="0,0 0,749 2289,749 2289,4772">
          <text:p/>
        </draw:polyline>
        <draw:polyline draw:style-name="gr4" draw:text-style-name="P2" draw:layer="layout" svg:width="2.75cm" svg:height="4.758cm" svg:x="157.716cm" svg:y="65.912cm" svg:viewBox="0 0 2751 4759" draw:points="2751,0 2751,749 0,749 0,4759">
          <text:p/>
        </draw:polyline>
        <draw:g>
          <draw:g>
            <draw:polygon draw:style-name="gr20" draw:text-style-name="P5" draw:layer="layout" svg:width="2.5cm" svg:height="1.5cm" svg:x="184.05cm" svg:y="56.495cm" svg:viewBox="0 0 2501 1501" draw:points="0,1501 2501,1501 2501,0 0,0">
              <text:p/>
            </draw:polygon>
            <draw:polygon draw:style-name="gr2" draw:text-style-name="P2" draw:layer="layout" svg:width="2.5cm" svg:height="1.5cm" svg:x="184.05cm" svg:y="56.495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84.05cm" svg:y="56.495cm">
            <draw:text-box>
              <text:p text:style-name="P3"><text:span text:style-name="T1">技能等级</text:span></text:p>
            </draw:text-box>
          </draw:frame>
        </draw:g>
        <draw:g>
          <draw:g>
            <draw:polygon draw:style-name="gr20" draw:text-style-name="P5" draw:layer="layout" svg:width="2.5cm" svg:height="1.5cm" svg:x="184.05cm" svg:y="59.595cm" svg:viewBox="0 0 2501 1501" draw:points="0,1501 2501,1501 2501,0 0,0">
              <text:p/>
            </draw:polygon>
            <draw:polygon draw:style-name="gr2" draw:text-style-name="P2" draw:layer="layout" svg:width="2.5cm" svg:height="1.5cm" svg:x="184.05cm" svg:y="59.595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84.05cm" svg:y="59.595cm">
            <draw:text-box>
              <text:p text:style-name="P3"><text:span text:style-name="T1">C3</text:span><text:span text:style-name="T1">以上，从技能</text:span><text:span text:style-name="T1">等级晋升获取</text:span></text:p>
            </draw:text-box>
          </draw:frame>
        </draw:g>
        <draw:g>
          <draw:g>
            <draw:polygon draw:style-name="gr20" draw:text-style-name="P5" draw:layer="layout" svg:width="2.5cm" svg:height="1.5cm" svg:x="190.3cm" svg:y="56.495cm" svg:viewBox="0 0 2501 1501" draw:points="0,1501 2501,1501 2501,0 0,0">
              <text:p/>
            </draw:polygon>
            <draw:polygon draw:style-name="gr2" draw:text-style-name="P2" draw:layer="layout" svg:width="2.5cm" svg:height="1.5cm" svg:x="190.3cm" svg:y="56.495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90.3cm" svg:y="56.495cm">
            <draw:text-box>
              <text:p text:style-name="P3"><text:span text:style-name="T1">带领团队完成工作</text:span></text:p>
            </draw:text-box>
          </draw:frame>
        </draw:g>
        <draw:g>
          <draw:g>
            <draw:polygon draw:style-name="gr20" draw:text-style-name="P5" draw:layer="layout" svg:width="2.5cm" svg:height="1.5cm" svg:x="190.3cm" svg:y="59.645cm" svg:viewBox="0 0 2501 1501" draw:points="0,1501 2501,1501 2501,0 0,0">
              <text:p/>
            </draw:polygon>
            <draw:polygon draw:style-name="gr2" draw:text-style-name="P2" draw:layer="layout" svg:width="2.5cm" svg:height="1.5cm" svg:x="190.3cm" svg:y="59.645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90.3cm" svg:y="59.645cm">
            <draw:text-box>
              <text:p text:style-name="P3"><text:span text:style-name="T1">从任务分配处获</text:span><text:span text:style-name="T1">取，当日做为任务</text:span><text:span text:style-name="T1">下发人，执行层的</text:span><text:span text:style-name="T1">完成情况</text:span></text:p>
            </draw:text-box>
          </draw:frame>
        </draw:g>
        <draw:polyline draw:style-name="gr4" draw:text-style-name="P2" draw:layer="layout" svg:width="78.875cm" svg:height="1.25cm" svg:x="106.425cm" svg:y="55.245cm" svg:viewBox="0 0 78876 1251" draw:points="0,0 78876,0 78876,1251">
          <text:p/>
        </draw:polyline>
        <draw:polyline draw:style-name="gr4" draw:text-style-name="P2" draw:layer="layout" svg:width="85.125cm" svg:height="1.25cm" svg:x="106.425cm" svg:y="55.245cm" svg:viewBox="0 0 85126 1251" draw:points="0,0 85126,0 85126,1251">
          <text:p/>
        </draw:polyline>
        <draw:polyline draw:style-name="gr4" draw:text-style-name="P2" draw:layer="layout" svg:width="70.425cm" svg:height="3.046cm" svg:x="32.3cm" svg:y="55.245cm" svg:viewBox="0 0 70426 3047" draw:points="70426,0 0,0 0,3047">
          <text:p/>
        </draw:polyline>
        <draw:polyline draw:style-name="gr4" draw:text-style-name="P2" draw:layer="layout" svg:width="75.175cm" svg:height="3.046cm" svg:x="27.55cm" svg:y="55.245cm" svg:viewBox="0 0 75176 3047" draw:points="75176,0 0,0 0,3047">
          <text:p/>
        </draw:polyline>
        <draw:polyline draw:style-name="gr4" draw:text-style-name="P2" draw:layer="layout" svg:width="79.925cm" svg:height="3.046cm" svg:x="22.8cm" svg:y="55.245cm" svg:viewBox="0 0 79926 3047" draw:points="79926,0 0,0 0,3047">
          <text:p/>
        </draw:polyline>
        <draw:polyline draw:style-name="gr4" draw:text-style-name="P2" draw:layer="layout" svg:width="84.375cm" svg:height="2.946cm" svg:x="18.35cm" svg:y="55.245cm" svg:viewBox="0 0 84376 2947" draw:points="84376,0 0,0 0,2947">
          <text:p/>
        </draw:polyline>
        <draw:polyline draw:style-name="gr4" draw:text-style-name="P2" draw:layer="layout" svg:width="88.825cm" svg:height="3.046cm" svg:x="13.9cm" svg:y="55.245cm" svg:viewBox="0 0 88826 3047" draw:points="88826,0 0,0 0,3047">
          <text:p/>
        </draw:polyline>
        <draw:polyline draw:style-name="gr4" draw:text-style-name="P2" draw:layer="layout" svg:width="92.975cm" svg:height="3.046cm" svg:x="9.75cm" svg:y="55.245cm" svg:viewBox="0 0 92976 3047" draw:points="92976,0 0,0 0,3047">
          <text:p/>
        </draw:polyline>
        <draw:polyline draw:style-name="gr4" draw:text-style-name="P2" draw:layer="layout" svg:width="97.125cm" svg:height="3.046cm" svg:x="5.6cm" svg:y="55.245cm" svg:viewBox="0 0 97126 3047" draw:points="97126,0 0,0 0,3047">
          <text:p/>
        </draw:polyline>
        <draw:line draw:style-name="gr4" draw:text-style-name="P2" draw:layer="layout" svg:x1="32.3cm" svg:y1="59.791cm" svg:x2="32.3cm" svg:y2="61.29cm">
          <text:p/>
        </draw:line>
        <draw:line draw:style-name="gr4" draw:text-style-name="P2" draw:layer="layout" svg:x1="27.55cm" svg:y1="59.791cm" svg:x2="27.55cm" svg:y2="61.29cm">
          <text:p/>
        </draw:line>
        <draw:line draw:style-name="gr4" draw:text-style-name="P2" draw:layer="layout" svg:x1="22.8cm" svg:y1="59.791cm" svg:x2="22.8cm" svg:y2="61.29cm">
          <text:p/>
        </draw:line>
        <draw:line draw:style-name="gr4" draw:text-style-name="P2" draw:layer="layout" svg:x1="18.35cm" svg:y1="59.891cm" svg:x2="18.35cm" svg:y2="61.291cm">
          <text:p/>
        </draw:line>
        <draw:line draw:style-name="gr4" draw:text-style-name="P2" draw:layer="layout" svg:x1="13.9cm" svg:y1="59.791cm" svg:x2="13.9cm" svg:y2="61.29cm">
          <text:p/>
        </draw:line>
        <draw:line draw:style-name="gr4" draw:text-style-name="P2" draw:layer="layout" svg:x1="9.75cm" svg:y1="59.791cm" svg:x2="9.75cm" svg:y2="61.29cm">
          <text:p/>
        </draw:line>
        <draw:line draw:style-name="gr4" draw:text-style-name="P2" draw:layer="layout" svg:x1="5.6cm" svg:y1="59.791cm" svg:x2="5.6cm" svg:y2="61.29cm">
          <text:p/>
        </draw:line>
        <draw:line draw:style-name="gr4" draw:text-style-name="P2" draw:layer="layout" svg:x1="185.3cm" svg:y1="57.995cm" svg:x2="185.3cm" svg:y2="59.594cm">
          <text:p/>
        </draw:line>
        <draw:line draw:style-name="gr4" draw:text-style-name="P2" draw:layer="layout" svg:x1="191.55cm" svg:y1="57.995cm" svg:x2="191.55cm" svg:y2="59.595cm">
          <text:p/>
        </draw:line>
        <draw:polyline draw:style-name="gr4" draw:text-style-name="P2" draw:layer="layout" svg:width="37.75cm" svg:height="35.275cm" svg:x="147.55cm" svg:y="61.095cm" svg:viewBox="0 0 37751 35276" draw:points="37751,0 37751,32626 0,32626 0,35276">
          <text:p/>
        </draw:polyline>
        <draw:polyline draw:style-name="gr4" draw:text-style-name="P2" draw:layer="layout" svg:width="7.25cm" svg:height="32.525cm" svg:x="184.3cm" svg:y="61.195cm" svg:viewBox="0 0 7251 32526" draw:points="7251,0 7251,32526 0,32526">
          <text:p/>
        </draw:polyline>
        <draw:polyline draw:style-name="gr4" draw:text-style-name="P2" draw:layer="layout" svg:width="11cm" svg:height="30.664cm" svg:x="32.3cm" svg:y="62.891cm" svg:viewBox="0 0 11001 30665" draw:points="0,0 0,30665 11001,30665">
          <text:p/>
        </draw:polyline>
        <draw:polyline draw:style-name="gr4" draw:text-style-name="P2" draw:layer="layout" svg:width="5.75cm" svg:height="30.764cm" svg:x="27.55cm" svg:y="62.791cm" svg:viewBox="0 0 5751 30765" draw:points="0,0 0,30765 5751,30765">
          <text:p/>
        </draw:polyline>
        <draw:polyline draw:style-name="gr4" draw:text-style-name="P2" draw:layer="layout" svg:width="7.5cm" svg:height="30.764cm" svg:x="22.8cm" svg:y="62.791cm" svg:viewBox="0 0 7501 30765" draw:points="0,0 0,30765 7501,30765">
          <text:p/>
        </draw:polyline>
        <draw:polyline draw:style-name="gr4" draw:text-style-name="P2" draw:layer="layout" svg:width="7.95cm" svg:height="30.764cm" svg:x="18.35cm" svg:y="62.791cm" svg:viewBox="0 0 7951 30765" draw:points="0,0 0,30765 7951,30765">
          <text:p/>
        </draw:polyline>
        <draw:polyline draw:style-name="gr4" draw:text-style-name="P2" draw:layer="layout" svg:width="5.4cm" svg:height="30.764cm" svg:x="13.9cm" svg:y="62.791cm" svg:viewBox="0 0 5401 30765" draw:points="0,0 0,30765 5401,30765">
          <text:p/>
        </draw:polyline>
        <draw:polyline draw:style-name="gr4" draw:text-style-name="P2" draw:layer="layout" svg:width="9.55cm" svg:height="30.764cm" svg:x="9.75cm" svg:y="62.791cm" svg:viewBox="0 0 9551 30765" draw:points="0,0 0,30765 9551,30765">
          <text:p/>
        </draw:polyline>
        <draw:polyline draw:style-name="gr4" draw:text-style-name="P2" draw:layer="layout" svg:width="4.7cm" svg:height="30.764cm" svg:x="5.6cm" svg:y="62.791cm" svg:viewBox="0 0 4701 30765" draw:points="0,0 0,30765 4701,30765">
          <text:p/>
        </draw:polyline>
        <draw:g>
          <draw:g>
            <draw:polygon draw:style-name="gr1" draw:text-style-name="P1" draw:layer="layout" svg:width="4.5cm" svg:height="2.7cm" svg:x="145.3cm" svg:y="107.02cm" svg:viewBox="0 0 4501 2701" draw:points="0,2701 4501,2701 4501,0 0,0">
              <text:p/>
            </draw:polygon>
            <draw:polygon draw:style-name="gr2" draw:text-style-name="P2" draw:layer="layout" svg:width="4.5cm" svg:height="2.7cm" svg:x="145.3cm" svg:y="107.02cm" svg:viewBox="0 0 4501 2701" draw:points="0,2701 4501,2701 4501,0 0,0">
              <text:p/>
            </draw:polygon>
          </draw:g>
          <draw:frame draw:style-name="gr27" draw:text-style-name="P2" draw:layer="layout" svg:width="4.5cm" svg:height="2.7cm" svg:x="145.3cm" svg:y="107.02cm">
            <draw:text-box>
              <text:p text:style-name="P3"><text:span text:style-name="T7">将申请人信</text:span><text:span text:style-name="T7">息、管理方向</text:span><text:span text:style-name="T7">以系统邮件的</text:span><text:span text:style-name="T7">形式发送至各</text:span><text:span text:style-name="T7">模块（参照“审</text:span><text:span text:style-name="T7">批流程”）</text:span></text:p>
            </draw:text-box>
          </draw:frame>
        </draw:g>
        <draw:g>
          <draw:g>
            <draw:polygon draw:style-name="gr1" draw:text-style-name="P1" draw:layer="layout" svg:width="2.5cm" svg:height="1.9cm" svg:x="53.55cm" svg:y="97.82cm" svg:viewBox="0 0 2501 1901" draw:points="0,1901 2501,1901 2501,0 0,0">
              <text:p/>
            </draw:polygon>
            <draw:polygon draw:style-name="gr2" draw:text-style-name="P2" draw:layer="layout" svg:width="2.5cm" svg:height="1.9cm" svg:x="53.55cm" svg:y="97.82cm" svg:viewBox="0 0 2501 1901" draw:points="0,1901 2501,1901 2501,0 0,0">
              <text:p/>
            </draw:polygon>
          </draw:g>
          <draw:frame draw:style-name="gr12" draw:text-style-name="P2" draw:layer="layout" svg:width="2.5cm" svg:height="1.9cm" svg:x="53.55cm" svg:y="97.82cm">
            <draw:text-box>
              <text:p text:style-name="P3"><text:span text:style-name="T7">系统通知申请</text:span><text:span text:style-name="T7">人，并说明晋</text:span><text:span text:style-name="T7">升不通过的原</text:span><text:span text:style-name="T7">因</text:span></text:p>
            </draw:text-box>
          </draw:frame>
        </draw:g>
        <draw:g>
          <draw:polyline draw:style-name="gr4" draw:text-style-name="P2" draw:layer="layout" svg:width="4.09cm" svg:height="1.739cm" svg:x="54.8cm" svg:y="96.081cm" svg:viewBox="0 0 4091 1740" draw:points="4091,0 0,0 0,1740">
            <text:p/>
          </draw:polyline>
          <draw:frame draw:style-name="gr6" draw:text-style-name="P2" draw:layer="layout" svg:width="1.411cm" svg:height="0.658cm" svg:x="55.27cm" svg:y="95.751cm">
            <draw:text-box>
              <text:p text:style-name="P3"><text:span text:style-name="T2">否</text:span></text:p>
            </draw:text-box>
          </draw:frame>
        </draw:g>
        <draw:g>
          <draw:g>
            <draw:polygon draw:style-name="gr1" draw:text-style-name="P1" draw:layer="layout" svg:width="2.5cm" svg:height="1.9cm" svg:x="140.55cm" svg:y="99.32cm" svg:viewBox="0 0 2501 1901" draw:points="0,1901 2501,1901 2501,0 0,0">
              <text:p/>
            </draw:polygon>
            <draw:polygon draw:style-name="gr2" draw:text-style-name="P2" draw:layer="layout" svg:width="2.5cm" svg:height="1.9cm" svg:x="140.55cm" svg:y="99.32cm" svg:viewBox="0 0 2501 1901" draw:points="0,1901 2501,1901 2501,0 0,0">
              <text:p/>
            </draw:polygon>
          </draw:g>
          <draw:frame draw:style-name="gr12" draw:text-style-name="P2" draw:layer="layout" svg:width="2.5cm" svg:height="1.9cm" svg:x="140.55cm" svg:y="99.32cm">
            <draw:text-box>
              <text:p text:style-name="P3"><text:span text:style-name="T7">系统通知申请</text:span><text:span text:style-name="T7">人，并说明晋</text:span><text:span text:style-name="T7">升不通过的原</text:span><text:span text:style-name="T7">因</text:span></text:p>
            </draw:text-box>
          </draw:frame>
        </draw:g>
        <draw:g>
          <draw:polyline draw:style-name="gr4" draw:text-style-name="P2" draw:layer="layout" svg:width="4cm" svg:height="1.55cm" svg:x="141.8cm" svg:y="97.77cm" svg:viewBox="0 0 4001 1551" draw:points="4001,0 0,0 0,1551">
            <text:p/>
          </draw:polyline>
          <draw:frame draw:style-name="gr6" draw:text-style-name="P2" draw:layer="layout" svg:width="1.411cm" svg:height="0.658cm" svg:x="142.32cm" svg:y="97.441cm">
            <draw:text-box>
              <text:p text:style-name="P3"><text:span text:style-name="T2">否</text:span></text:p>
            </draw:text-box>
          </draw:frame>
        </draw:g>
        <draw:g>
          <draw:g>
            <draw:polygon draw:style-name="gr20" draw:text-style-name="P5" draw:layer="layout" svg:width="4.125cm" svg:height="2.475cm" svg:x="94.737cm" svg:y="70.532cm" svg:viewBox="0 0 4126 2476" draw:points="0,2476 4126,2476 4126,0 0,0">
              <text:p/>
            </draw:polygon>
            <draw:polygon draw:style-name="gr2" draw:text-style-name="P2" draw:layer="layout" svg:width="4.125cm" svg:height="2.475cm" svg:x="94.737cm" svg:y="70.532cm" svg:viewBox="0 0 4126 2476" draw:points="0,2476 4126,2476 4126,0 0,0">
              <text:p/>
            </draw:polygon>
          </draw:g>
          <draw:frame draw:style-name="gr52" draw:text-style-name="P2" draw:layer="layout" svg:width="4.125cm" svg:height="2.475cm" svg:x="94.737cm" svg:y="70.532cm">
            <draw:text-box>
              <text:p text:style-name="P3"><text:span text:style-name="T7">同级、上下级</text:span><text:span text:style-name="T7">的平均分大于</text:span><text:span text:style-name="T7">或等于</text:span><text:span text:style-name="T7">24</text:span><text:span text:style-name="T7">分符</text:span><text:span text:style-name="T7">合条件</text:span></text:p>
            </draw:text-box>
          </draw:frame>
        </draw:g>
        <draw:polyline draw:style-name="gr4" draw:text-style-name="P2" draw:layer="layout" svg:width="3.15cm" svg:height="3.271cm" svg:x="93.65cm" svg:y="67.262cm" svg:viewBox="0 0 3151 3272" draw:points="0,0 0,750 3151,750 3151,3272">
          <text:p/>
        </draw:polyline>
        <draw:polyline draw:style-name="gr4" draw:text-style-name="P2" draw:layer="layout" svg:width="3.375cm" svg:height="3.121cm" svg:x="96.8cm" svg:y="67.412cm" svg:viewBox="0 0 3376 3122" draw:points="3376,0 3376,750 0,750 0,3122">
          <text:p/>
        </draw:polyline>
        <draw:line draw:style-name="gr4" draw:text-style-name="P2" draw:layer="layout" svg:x1="96.8cm" svg:y1="73.007cm" svg:x2="96.8cm" svg:y2="75.269cm">
          <text:p/>
        </draw:line>
      </draw:page>
      <draw:page draw:name="管理等级审批流程" draw:style-name="dp1" draw:master-page-name="PM2">
        <draw:g>
          <draw:g>
            <draw:polygon draw:style-name="gr1" draw:text-style-name="P1" draw:layer="layout" svg:width="2.5cm" svg:height="1.5cm" svg:x="21.25cm" svg:y="11.17cm" svg:viewBox="0 0 2501 1501" draw:points="0,1501 2501,1501 2501,0 0,0">
              <text:p/>
            </draw:polygon>
            <draw:polygon draw:style-name="gr2" draw:text-style-name="P2" draw:layer="layout" svg:width="2.5cm" svg:height="1.5cm" svg:x="21.25cm" svg:y="11.17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21.25cm" svg:y="11.17cm">
            <draw:text-box>
              <text:p text:style-name="P3"><text:span text:style-name="T1">规划模块</text:span></text:p>
            </draw:text-box>
          </draw:frame>
        </draw:g>
        <draw:g>
          <draw:g>
            <draw:polygon draw:style-name="gr1" draw:text-style-name="P1" draw:layer="layout" svg:width="2.5cm" svg:height="1.5cm" svg:x="25.5cm" svg:y="11.17cm" svg:viewBox="0 0 2501 1501" draw:points="0,1501 2501,1501 2501,0 0,0">
              <text:p/>
            </draw:polygon>
            <draw:polygon draw:style-name="gr2" draw:text-style-name="P2" draw:layer="layout" svg:width="2.5cm" svg:height="1.5cm" svg:x="25.5cm" svg:y="11.17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25.5cm" svg:y="11.17cm">
            <draw:text-box>
              <text:p text:style-name="P3"><text:span text:style-name="T1">预算模块</text:span></text:p>
            </draw:text-box>
          </draw:frame>
        </draw:g>
        <draw:g>
          <draw:g>
            <draw:polygon draw:style-name="gr1" draw:text-style-name="P1" draw:layer="layout" svg:width="2.5cm" svg:height="2.35cm" svg:x="21.25cm" svg:y="13.851cm" svg:viewBox="0 0 2501 2351" draw:points="0,2351 2501,2351 2501,0 0,0">
              <text:p/>
            </draw:polygon>
            <draw:polygon draw:style-name="gr2" draw:text-style-name="P2" draw:layer="layout" svg:width="2.5cm" svg:height="2.35cm" svg:x="21.25cm" svg:y="13.851cm" svg:viewBox="0 0 2501 2351" draw:points="0,2351 2501,2351 2501,0 0,0">
              <text:p/>
            </draw:polygon>
          </draw:g>
          <draw:frame draw:style-name="gr21" draw:text-style-name="P2" draw:layer="layout" svg:width="2.5cm" svg:height="2.35cm" svg:x="21.25cm" svg:y="13.851cm">
            <draw:text-box>
              <text:p text:style-name="P3"><text:span text:style-name="T1">根据《人员编制汇</text:span><text:span text:style-name="T1">总表》提供意见，</text:span><text:span text:style-name="T1">上系统填写意见，</text:span><text:span text:style-name="T1">并发邮件至总经办</text:span></text:p>
            </draw:text-box>
          </draw:frame>
        </draw:g>
        <draw:g>
          <draw:g>
            <draw:polygon draw:style-name="gr1" draw:text-style-name="P1" draw:layer="layout" svg:width="2.5cm" svg:height="1.9cm" svg:x="25.5cm" svg:y="14.17cm" svg:viewBox="0 0 2501 1901" draw:points="0,1901 2501,1901 2501,0 0,0">
              <text:p/>
            </draw:polygon>
            <draw:polygon draw:style-name="gr2" draw:text-style-name="P2" draw:layer="layout" svg:width="2.5cm" svg:height="1.9cm" svg:x="25.5cm" svg:y="14.17cm" svg:viewBox="0 0 2501 1901" draw:points="0,1901 2501,1901 2501,0 0,0">
              <text:p/>
            </draw:polygon>
          </draw:g>
          <draw:frame draw:style-name="gr12" draw:text-style-name="P2" draw:layer="layout" svg:width="2.5cm" svg:height="1.9cm" svg:x="25.5cm" svg:y="14.17cm">
            <draw:text-box>
              <text:p text:style-name="P3"><text:span text:style-name="T1">根据《人工成本》</text:span><text:span text:style-name="T1">提供意见，并发邮</text:span><text:span text:style-name="T1">件至总经办</text:span></text:p>
            </draw:text-box>
          </draw:frame>
        </draw:g>
        <draw:g>
          <draw:g>
            <draw:polygon draw:style-name="gr1" draw:text-style-name="P1" draw:layer="layout" svg:width="2.5cm" svg:height="1.6cm" svg:x="23cm" svg:y="23.97cm" svg:viewBox="0 0 2501 1601" draw:points="0,1601 2501,1601 2501,0 0,0">
              <text:p/>
            </draw:polygon>
            <draw:polygon draw:style-name="gr2" draw:text-style-name="P2" draw:layer="layout" svg:width="2.5cm" svg:height="1.6cm" svg:x="23cm" svg:y="23.97cm" svg:viewBox="0 0 2501 1601" draw:points="0,1601 2501,1601 2501,0 0,0">
              <text:p/>
            </draw:polygon>
          </draw:g>
          <draw:frame draw:style-name="gr9" draw:text-style-name="P2" draw:layer="layout" svg:width="2.5cm" svg:height="1.6cm" svg:x="23cm" svg:y="23.97cm">
            <draw:text-box>
              <text:p text:style-name="P3"><text:span text:style-name="T1">规划、预算模块将</text:span><text:span text:style-name="T1">收集的数据以邮件</text:span><text:span text:style-name="T1">的形式发给项目经</text:span><text:span text:style-name="T1">理</text:span></text:p>
            </draw:text-box>
          </draw:frame>
        </draw:g>
        <draw:g>
          <draw:g>
            <draw:polygon draw:style-name="gr1" draw:text-style-name="P1" draw:layer="layout" svg:width="2.5cm" svg:height="1.5cm" svg:x="23cm" svg:y="26.032cm" svg:viewBox="0 0 2501 1501" draw:points="0,1501 2501,1501 2501,0 0,0">
              <text:p/>
            </draw:polygon>
            <draw:polygon draw:style-name="gr2" draw:text-style-name="P2" draw:layer="layout" svg:width="2.5cm" svg:height="1.5cm" svg:x="23cm" svg:y="26.032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23cm" svg:y="26.032cm">
            <draw:text-box>
              <text:p text:style-name="P3"><text:span text:style-name="T1">邮件内容</text:span></text:p>
            </draw:text-box>
          </draw:frame>
        </draw:g>
        <draw:g>
          <draw:g>
            <draw:polygon draw:style-name="gr1" draw:text-style-name="P1" draw:layer="layout" svg:width="2.5cm" svg:height="1.7cm" svg:x="15.75cm" svg:y="29.57cm" svg:viewBox="0 0 2501 1701" draw:points="0,1701 2501,1701 2501,0 0,0">
              <text:p/>
            </draw:polygon>
            <draw:polygon draw:style-name="gr2" draw:text-style-name="P2" draw:layer="layout" svg:width="2.5cm" svg:height="1.7cm" svg:x="15.75cm" svg:y="29.57cm" svg:viewBox="0 0 2501 1701" draw:points="0,1701 2501,1701 2501,0 0,0">
              <text:p/>
            </draw:polygon>
          </draw:g>
          <draw:frame draw:style-name="gr7" draw:text-style-name="P2" draw:layer="layout" svg:width="2.5cm" svg:height="1.7cm" svg:x="15.75cm" svg:y="29.57cm">
            <draw:text-box>
              <text:p text:style-name="P3"><text:span text:style-name="T1">1.</text:span><text:span text:style-name="T1">关于</text:span><text:span text:style-name="T1">XXX</text:span><text:span text:style-name="T1">管理等</text:span><text:span text:style-name="T1">级晋升申请规划</text:span><text:span text:style-name="T1">/</text:span><text:span text:style-name="T1">预算模块意见</text:span></text:p>
            </draw:text-box>
          </draw:frame>
        </draw:g>
        <draw:g>
          <draw:g>
            <draw:polygon draw:style-name="gr1" draw:text-style-name="P1" draw:layer="layout" svg:width="3.5cm" svg:height="1.7cm" svg:x="20.25cm" svg:y="29.57cm" svg:viewBox="0 0 3501 1701" draw:points="0,1701 3501,1701 3501,0 0,0">
              <text:p/>
            </draw:polygon>
            <draw:polygon draw:style-name="gr2" draw:text-style-name="P2" draw:layer="layout" svg:width="3.5cm" svg:height="1.7cm" svg:x="20.25cm" svg:y="29.57cm" svg:viewBox="0 0 3501 1701" draw:points="0,1701 3501,1701 3501,0 0,0">
              <text:p/>
            </draw:polygon>
          </draw:g>
          <draw:frame draw:style-name="gr7" draw:text-style-name="P2" draw:layer="layout" svg:width="3.5cm" svg:height="1.7cm" svg:x="20.25cm" svg:y="29.57cm">
            <draw:text-box>
              <text:p text:style-name="P3"><text:span text:style-name="T1">2.</text:span><text:span text:style-name="T1">内容：审批人的</text:span><text:span text:style-name="T1">称谓、说明提供意</text:span><text:span text:style-name="T1">见的来源，请参考</text:span><text:span text:style-name="T1">并在</text:span><text:span text:style-name="T1">XX</text:span><text:span text:style-name="T1">时间上系</text:span><text:span text:style-name="T1">统填写意见</text:span></text:p>
            </draw:text-box>
          </draw:frame>
        </draw:g>
        <draw:g>
          <draw:g>
            <draw:polygon draw:style-name="gr1" draw:text-style-name="P1" draw:layer="layout" svg:width="2.5cm" svg:height="1.7cm" svg:x="26.5cm" svg:y="29.57cm" svg:viewBox="0 0 2501 1701" draw:points="0,1701 2501,1701 2501,0 0,0">
              <text:p/>
            </draw:polygon>
            <draw:polygon draw:style-name="gr2" draw:text-style-name="P2" draw:layer="layout" svg:width="2.5cm" svg:height="1.7cm" svg:x="26.5cm" svg:y="29.57cm" svg:viewBox="0 0 2501 1701" draw:points="0,1701 2501,1701 2501,0 0,0">
              <text:p/>
            </draw:polygon>
          </draw:g>
          <draw:frame draw:style-name="gr7" draw:text-style-name="P2" draw:layer="layout" svg:width="2.5cm" svg:height="1.7cm" svg:x="26.5cm" svg:y="29.57cm">
            <draw:text-box>
              <text:p text:style-name="P3"><text:span text:style-name="T1">3.</text:span><text:span text:style-name="T1">收件人</text:span></text:p>
            </draw:text-box>
          </draw:frame>
        </draw:g>
        <draw:g>
          <draw:g>
            <draw:polygon draw:style-name="gr1" draw:text-style-name="P1" draw:layer="layout" svg:width="2.5cm" svg:height="1.7cm" svg:x="30.5cm" svg:y="29.233cm" svg:viewBox="0 0 2501 1701" draw:points="0,1701 2501,1701 2501,0 0,0">
              <text:p/>
            </draw:polygon>
            <draw:polygon draw:style-name="gr2" draw:text-style-name="P2" draw:layer="layout" svg:width="2.5cm" svg:height="1.7cm" svg:x="30.5cm" svg:y="29.233cm" svg:viewBox="0 0 2501 1701" draw:points="0,1701 2501,1701 2501,0 0,0">
              <text:p/>
            </draw:polygon>
          </draw:g>
          <draw:frame draw:style-name="gr7" draw:text-style-name="P2" draw:layer="layout" svg:width="2.5cm" svg:height="1.7cm" svg:x="30.5cm" svg:y="29.233cm">
            <draw:text-box>
              <text:p text:style-name="P3"><text:span text:style-name="T1">4.</text:span><text:span text:style-name="T1">附件《</text:span><text:span text:style-name="T1">**</text:span><text:span text:style-name="T1">部门</text:span><text:span text:style-name="T1">管理等级晋升汇总</text:span><text:span text:style-name="T1">表》</text:span></text:p>
            </draw:text-box>
          </draw:frame>
        </draw:g>
        <draw:g>
          <draw:g>
            <draw:polygon draw:style-name="gr1" draw:text-style-name="P1" draw:layer="layout" svg:width="2.5cm" svg:height="1.5cm" svg:x="5.75cm" svg:y="40.795cm" svg:viewBox="0 0 2501 1501" draw:points="0,1501 2501,1501 2501,0 0,0">
              <text:p/>
            </draw:polygon>
            <draw:polygon draw:style-name="gr2" draw:text-style-name="P2" draw:layer="layout" svg:width="2.5cm" svg:height="1.5cm" svg:x="5.75cm" svg:y="40.795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5.75cm" svg:y="40.795cm">
            <draw:text-box>
              <text:p text:style-name="P3"><text:span text:style-name="T1">总经办审批</text:span></text:p>
            </draw:text-box>
          </draw:frame>
        </draw:g>
        <draw:g>
          <draw:g>
            <draw:polygon draw:style-name="gr1" draw:text-style-name="P1" draw:layer="layout" svg:width="2.5cm" svg:height="1.5cm" svg:x="18cm" svg:y="32.52cm" svg:viewBox="0 0 2501 1501" draw:points="0,1501 2501,1501 2501,0 0,0">
              <text:p/>
            </draw:polygon>
            <draw:polygon draw:style-name="gr2" draw:text-style-name="P2" draw:layer="layout" svg:width="2.5cm" svg:height="1.5cm" svg:x="18cm" svg:y="32.52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8cm" svg:y="32.52cm">
            <draw:text-box>
              <text:p text:style-name="P3"><text:span text:style-name="T1">项目经理收到邮</text:span><text:span text:style-name="T1">件，填写意见并购</text:span><text:span text:style-name="T1">选是否通过</text:span></text:p>
            </draw:text-box>
          </draw:frame>
        </draw:g>
        <draw:line draw:style-name="gr4" draw:text-style-name="P2" draw:layer="layout" svg:x1="22.5cm" svg:y1="12.67cm" svg:x2="22.5cm" svg:y2="13.85cm">
          <text:p/>
        </draw:line>
        <draw:line draw:style-name="gr4" draw:text-style-name="P2" draw:layer="layout" svg:x1="26.75cm" svg:y1="12.67cm" svg:x2="26.75cm" svg:y2="14.17cm">
          <text:p/>
        </draw:line>
        <draw:line draw:style-name="gr4" draw:text-style-name="P2" draw:layer="layout" svg:x1="24.25cm" svg:y1="25.57cm" svg:x2="24.25cm" svg:y2="26.032cm">
          <text:p/>
        </draw:line>
        <draw:path draw:style-name="gr4" draw:text-style-name="P2" draw:layer="layout" svg:width="3.5cm" svg:height="2.038cm" svg:x="24.25cm" svg:y="27.533cm" svg:viewBox="0 0 3501 2039" svg:d="M0 0v728c0 100 50 150 150 150h1600 1601c100 0 150 50 150 150v1011">
          <text:p/>
        </draw:path>
        <draw:path draw:style-name="gr4" draw:text-style-name="P2" draw:layer="layout" svg:width="7.5cm" svg:height="1.7cm" svg:x="24.25cm" svg:y="27.533cm" svg:viewBox="0 0 7501 1701" svg:d="M0 0v700c0 100 50 150 150 150h3601 3600c100 0 150 51 150 151v700">
          <text:p/>
        </draw:path>
        <draw:path draw:style-name="gr4" draw:text-style-name="P2" draw:layer="layout" svg:width="7.25cm" svg:height="2.038cm" svg:x="17cm" svg:y="27.533cm" svg:viewBox="0 0 7251 2039" svg:d="M7251 0v869c0 100-50 150-150 150h-3476-3476c-99 0-149 50-149 150v870">
          <text:p/>
        </draw:path>
        <draw:path draw:style-name="gr4" draw:text-style-name="P2" draw:layer="layout" svg:width="2.25cm" svg:height="2.038cm" svg:x="22cm" svg:y="27.533cm" svg:viewBox="0 0 2251 2039" svg:d="M2251 0v869c0 100-50 150-150 150h-975-976c-100 0-150 50-150 150v870">
          <text:p/>
        </draw:path>
        <draw:line draw:style-name="gr4" draw:text-style-name="P2" draw:layer="layout" svg:x1="19.25cm" svg:y1="34.02cm" svg:x2="19.25cm" svg:y2="34.769cm">
          <text:p/>
        </draw:line>
        <draw:polyline draw:style-name="gr4" draw:text-style-name="P2" draw:layer="layout" svg:width="2.25cm" svg:height="1.25cm" svg:x="17cm" svg:y="31.27cm" svg:viewBox="0 0 2251 1251" draw:points="0,0 0,519 2251,519 2251,1251">
          <text:p/>
        </draw:polyline>
        <draw:polyline draw:style-name="gr4" draw:text-style-name="P2" draw:layer="layout" svg:width="2.75cm" svg:height="1.25cm" svg:x="19.25cm" svg:y="31.27cm" svg:viewBox="0 0 2751 1251" draw:points="2751,0 2751,520 0,520 0,1251">
          <text:p/>
        </draw:polyline>
        <draw:polyline draw:style-name="gr4" draw:text-style-name="P2" draw:layer="layout" svg:width="8.5cm" svg:height="1.25cm" svg:x="19.25cm" svg:y="31.27cm" svg:viewBox="0 0 8501 1251" draw:points="8501,0 8501,521 0,521 0,1251">
          <text:p/>
        </draw:polyline>
        <draw:polyline draw:style-name="gr4" draw:text-style-name="P2" draw:layer="layout" svg:width="12.5cm" svg:height="1.588cm" svg:x="19.25cm" svg:y="30.932cm" svg:viewBox="0 0 12501 1589" draw:points="12501,0 12501,858 0,858 0,1589">
          <text:p/>
        </draw:polyline>
        <draw:g>
          <draw:g>
            <draw:polygon draw:style-name="gr1" draw:text-style-name="P1" draw:layer="layout" svg:width="2.8cm" svg:height="1.6cm" svg:x="16.85cm" svg:y="7.47cm" svg:viewBox="0 0 2801 1601" draw:points="0,1601 2801,1601 2801,0 0,0">
              <text:p/>
            </draw:polygon>
            <draw:polygon draw:style-name="gr2" draw:text-style-name="P2" draw:layer="layout" svg:width="2.8cm" svg:height="1.6cm" svg:x="16.85cm" svg:y="7.47cm" svg:viewBox="0 0 2801 1601" draw:points="0,1601 2801,1601 2801,0 0,0">
              <text:p/>
            </draw:polygon>
          </draw:g>
          <draw:frame draw:style-name="gr9" draw:text-style-name="P2" draw:layer="layout" svg:width="2.8cm" svg:height="1.6cm" svg:x="16.85cm" svg:y="7.47cm">
            <draw:text-box>
              <text:p text:style-name="P3"><text:span text:style-name="T1">系统自动发送邮件</text:span><text:span text:style-name="T1">和消息提醒各模块</text:span><text:span text:style-name="T1">负责人在申请成功</text:span><text:span text:style-name="T1">第二天</text:span><text:span text:style-name="T1">18</text:span><text:span text:style-name="T1">：</text:span><text:span text:style-name="T1">00</text:span><text:span text:style-name="T1">前</text:span><text:span text:style-name="T1">提供意见</text:span></text:p>
            </draw:text-box>
          </draw:frame>
        </draw:g>
        <draw:g>
          <draw:g>
            <draw:polygon draw:style-name="gr1" draw:text-style-name="P1" draw:layer="layout" svg:width="2.5cm" svg:height="1.5cm" svg:x="10cm" svg:y="40.795cm" svg:viewBox="0 0 2501 1501" draw:points="0,1501 2501,1501 2501,0 0,0">
              <text:p/>
            </draw:polygon>
            <draw:polygon draw:style-name="gr2" draw:text-style-name="P2" draw:layer="layout" svg:width="2.5cm" svg:height="1.5cm" svg:x="10cm" svg:y="40.795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0cm" svg:y="40.795cm">
            <draw:text-box>
              <text:p text:style-name="P3"><text:span text:style-name="T1">综合资源部福利模</text:span><text:span text:style-name="T1">块跟进总经办审批</text:span><text:span text:style-name="T1">进度</text:span></text:p>
            </draw:text-box>
          </draw:frame>
        </draw:g>
        <draw:g>
          <draw:g>
            <draw:polygon draw:style-name="gr1" draw:text-style-name="P1" draw:layer="layout" svg:width="2.5cm" svg:height="1.5cm" svg:x="17cm" svg:y="11.17cm" svg:viewBox="0 0 2501 1501" draw:points="0,1501 2501,1501 2501,0 0,0">
              <text:p/>
            </draw:polygon>
            <draw:polygon draw:style-name="gr2" draw:text-style-name="P2" draw:layer="layout" svg:width="2.5cm" svg:height="1.5cm" svg:x="17cm" svg:y="11.17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7cm" svg:y="11.17cm">
            <draw:text-box>
              <text:p text:style-name="P3"><text:span text:style-name="T1">福利模块</text:span></text:p>
            </draw:text-box>
          </draw:frame>
        </draw:g>
        <draw:g>
          <draw:g>
            <draw:polygon draw:style-name="gr1" draw:text-style-name="P1" draw:layer="layout" svg:width="2.5cm" svg:height="1.5cm" svg:x="17cm" svg:y="18.02cm" svg:viewBox="0 0 2501 1501" draw:points="0,1501 2501,1501 2501,0 0,0">
              <text:p/>
            </draw:polygon>
            <draw:polygon draw:style-name="gr2" draw:text-style-name="P2" draw:layer="layout" svg:width="2.5cm" svg:height="1.5cm" svg:x="17cm" svg:y="18.02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7cm" svg:y="18.02cm">
            <draw:text-box>
              <text:p text:style-name="P3"><text:span text:style-name="T1">需填写的各模块负</text:span><text:span text:style-name="T1">责人填写审核意见</text:span></text:p>
            </draw:text-box>
          </draw:frame>
        </draw:g>
        <draw:line draw:style-name="gr4" draw:text-style-name="P2" draw:layer="layout" svg:x1="18.25cm" svg:y1="12.67cm" svg:x2="18.25cm" svg:y2="14.17cm">
          <text:p/>
        </draw:line>
        <draw:g>
          <draw:g>
            <draw:polygon draw:style-name="gr1" draw:text-style-name="P1" draw:layer="layout" svg:width="2.5cm" svg:height="1.6cm" svg:x="23cm" svg:y="21.908cm" svg:viewBox="0 0 2501 1601" draw:points="0,1601 2501,1601 2501,0 0,0">
              <text:p/>
            </draw:polygon>
            <draw:polygon draw:style-name="gr2" draw:text-style-name="P2" draw:layer="layout" svg:width="2.5cm" svg:height="1.6cm" svg:x="23cm" svg:y="21.908cm" svg:viewBox="0 0 2501 1601" draw:points="0,1601 2501,1601 2501,0 0,0">
              <text:p/>
            </draw:polygon>
          </draw:g>
          <draw:frame draw:style-name="gr9" draw:text-style-name="P2" draw:layer="layout" svg:width="2.5cm" svg:height="1.6cm" svg:x="23cm" svg:y="21.908cm">
            <draw:text-box>
              <text:p text:style-name="P3"><text:span text:style-name="T1">无论各项目模块负</text:span><text:span text:style-name="T1">责人是否审核通</text:span><text:span text:style-name="T1">过，都将审核意见</text:span><text:span text:style-name="T1">给到项目经理</text:span></text:p>
            </draw:text-box>
          </draw:frame>
        </draw:g>
        <draw:g>
          <draw:g>
            <draw:polygon draw:style-name="gr1" draw:text-style-name="P1" draw:layer="layout" svg:width="2.5cm" svg:height="1.5cm" svg:x="10.3cm" svg:y="26.032cm" svg:viewBox="0 0 2501 1501" draw:points="0,1501 2501,1501 2501,0 0,0">
              <text:p/>
            </draw:polygon>
            <draw:polygon draw:style-name="gr2" draw:text-style-name="P2" draw:layer="layout" svg:width="2.5cm" svg:height="1.5cm" svg:x="10.3cm" svg:y="26.032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0.3cm" svg:y="26.032cm">
            <draw:text-box>
              <text:p text:style-name="P3"><text:span text:style-name="T1">邮件提醒内容</text:span></text:p>
            </draw:text-box>
          </draw:frame>
        </draw:g>
        <draw:g>
          <draw:g>
            <draw:polygon draw:style-name="gr1" draw:text-style-name="P1" draw:layer="layout" svg:width="2.5cm" svg:height="1.5cm" svg:x="10.3cm" svg:y="29.02cm" svg:viewBox="0 0 2501 1501" draw:points="0,1501 2501,1501 2501,0 0,0">
              <text:p/>
            </draw:polygon>
            <draw:polygon draw:style-name="gr2" draw:text-style-name="P2" draw:layer="layout" svg:width="2.5cm" svg:height="1.5cm" svg:x="10.3cm" svg:y="29.02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0.3cm" svg:y="29.02cm">
            <draw:text-box>
              <text:p text:style-name="P3"><text:span text:style-name="T1">邮件通知综合资源</text:span><text:span text:style-name="T1">部福利模块跟进意</text:span><text:span text:style-name="T1">见审核情况</text:span></text:p>
            </draw:text-box>
          </draw:frame>
        </draw:g>
        <draw:line draw:style-name="gr4" draw:text-style-name="P2" draw:layer="layout" svg:x1="11.55cm" svg:y1="27.533cm" svg:x2="11.55cm" svg:y2="29.02cm">
          <text:p/>
        </draw:line>
        <draw:polyline draw:style-name="gr4" draw:text-style-name="P2" draw:layer="layout" svg:width="4.25cm" svg:height="2.1cm" svg:x="18.25cm" svg:y="9.07cm" svg:viewBox="0 0 4251 2101" draw:points="0,0 0,1175 4251,1175 4251,2101">
          <text:p/>
        </draw:polyline>
        <draw:polyline draw:style-name="gr4" draw:text-style-name="P2" draw:layer="layout" svg:width="8.5cm" svg:height="2.1cm" svg:x="18.25cm" svg:y="9.07cm" svg:viewBox="0 0 8501 2101" draw:points="0,0 0,1171 8501,1171 8501,2101">
          <text:p/>
        </draw:polyline>
        <draw:polyline draw:style-name="gr4" draw:text-style-name="P2" draw:layer="layout" svg:width="4.25cm" svg:height="1.819cm" svg:x="18.25cm" svg:y="16.201cm" svg:viewBox="0 0 4251 1820" draw:points="4251,0 4251,1070 0,1070 0,1820">
          <text:p/>
        </draw:polyline>
        <draw:polyline draw:style-name="gr4" draw:text-style-name="P2" draw:layer="layout" svg:width="8.5cm" svg:height="1.95cm" svg:x="18.25cm" svg:y="16.07cm" svg:viewBox="0 0 8501 1951" draw:points="8501,0 8501,1200 0,1200 0,1951">
          <text:p/>
        </draw:polyline>
        <draw:polyline draw:style-name="gr4" draw:text-style-name="P2" draw:layer="layout" svg:width="7.7cm" svg:height="2cm" svg:x="11.55cm" svg:y="30.52cm" svg:viewBox="0 0 7701 2001" draw:points="0,0 0,1270 7701,1270 7701,2001">
          <text:p/>
        </draw:polyline>
        <draw:g>
          <draw:g>
            <draw:polygon draw:style-name="gr1" draw:text-style-name="P1" draw:layer="layout" svg:width="2.5cm" svg:height="1.5cm" svg:x="19cm" svg:y="46.02cm" svg:viewBox="0 0 2501 1501" draw:points="0,1501 2501,1501 2501,0 0,0">
              <text:p/>
            </draw:polygon>
            <draw:polygon draw:style-name="gr2" draw:text-style-name="P2" draw:layer="layout" svg:width="2.5cm" svg:height="1.5cm" svg:x="19cm" svg:y="46.02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9cm" svg:y="46.02cm">
            <draw:text-box>
              <text:p text:style-name="P3"><text:span text:style-name="T1">规划、预算模块将</text:span><text:span text:style-name="T1">收集的数据以邮件</text:span><text:span text:style-name="T1">的形式发给总经办</text:span></text:p>
            </draw:text-box>
          </draw:frame>
        </draw:g>
        <draw:g>
          <draw:g>
            <draw:polygon draw:style-name="gr1" draw:text-style-name="P1" draw:layer="layout" svg:width="2.5cm" svg:height="1.5cm" svg:x="19cm" svg:y="48.27cm" svg:viewBox="0 0 2501 1501" draw:points="0,1501 2501,1501 2501,0 0,0">
              <text:p/>
            </draw:polygon>
            <draw:polygon draw:style-name="gr2" draw:text-style-name="P2" draw:layer="layout" svg:width="2.5cm" svg:height="1.5cm" svg:x="19cm" svg:y="48.27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9cm" svg:y="48.27cm">
            <draw:text-box>
              <text:p text:style-name="P3"><text:span text:style-name="T1">邮件内容</text:span></text:p>
            </draw:text-box>
          </draw:frame>
        </draw:g>
        <draw:g>
          <draw:g>
            <draw:polygon draw:style-name="gr1" draw:text-style-name="P1" draw:layer="layout" svg:width="2.5cm" svg:height="1.8cm" svg:x="12.75cm" svg:y="53.52cm" svg:viewBox="0 0 2501 1801" draw:points="0,1801 2501,1801 2501,0 0,0">
              <text:p/>
            </draw:polygon>
            <draw:polygon draw:style-name="gr2" draw:text-style-name="P2" draw:layer="layout" svg:width="2.5cm" svg:height="1.8cm" svg:x="12.75cm" svg:y="53.52cm" svg:viewBox="0 0 2501 1801" draw:points="0,1801 2501,1801 2501,0 0,0">
              <text:p/>
            </draw:polygon>
          </draw:g>
          <draw:frame draw:style-name="gr53" draw:text-style-name="P2" draw:layer="layout" svg:width="2.5cm" svg:height="1.8cm" svg:x="12.75cm" svg:y="53.52cm">
            <draw:text-box>
              <text:p text:style-name="P3"><text:span text:style-name="T1">1.</text:span><text:span text:style-name="T1">关于</text:span><text:span text:style-name="T1">XXX</text:span><text:span text:style-name="T1">管理等</text:span><text:span text:style-name="T1">级晋升申请规划</text:span><text:span text:style-name="T1">/</text:span><text:span text:style-name="T1">预算模块意见</text:span></text:p>
            </draw:text-box>
          </draw:frame>
        </draw:g>
        <draw:g>
          <draw:g>
            <draw:polygon draw:style-name="gr1" draw:text-style-name="P1" draw:layer="layout" svg:width="2.95cm" svg:height="1.8cm" svg:x="16.75cm" svg:y="53.52cm" svg:viewBox="0 0 2951 1801" draw:points="0,1801 2951,1801 2951,0 0,0">
              <text:p/>
            </draw:polygon>
            <draw:polygon draw:style-name="gr2" draw:text-style-name="P2" draw:layer="layout" svg:width="2.95cm" svg:height="1.8cm" svg:x="16.75cm" svg:y="53.52cm" svg:viewBox="0 0 2951 1801" draw:points="0,1801 2951,1801 2951,0 0,0">
              <text:p/>
            </draw:polygon>
          </draw:g>
          <draw:frame draw:style-name="gr53" draw:text-style-name="P2" draw:layer="layout" svg:width="2.95cm" svg:height="1.8cm" svg:x="16.75cm" svg:y="53.52cm">
            <draw:text-box>
              <text:p text:style-name="P3"><text:span text:style-name="T1">2.</text:span><text:span text:style-name="T1">内容：审批人的</text:span><text:span text:style-name="T1">称谓、说明提供意</text:span><text:span text:style-name="T1">见的来源，请参考</text:span><text:span text:style-name="T1">并在</text:span><text:span text:style-name="T1">XX</text:span><text:span text:style-name="T1">时间上系</text:span><text:span text:style-name="T1">统进行审批</text:span></text:p>
            </draw:text-box>
          </draw:frame>
        </draw:g>
        <draw:g>
          <draw:g>
            <draw:polygon draw:style-name="gr1" draw:text-style-name="P1" draw:layer="layout" svg:width="2.5cm" svg:height="1.8cm" svg:x="21.75cm" svg:y="53.52cm" svg:viewBox="0 0 2501 1801" draw:points="0,1801 2501,1801 2501,0 0,0">
              <text:p/>
            </draw:polygon>
            <draw:polygon draw:style-name="gr2" draw:text-style-name="P2" draw:layer="layout" svg:width="2.5cm" svg:height="1.8cm" svg:x="21.75cm" svg:y="53.52cm" svg:viewBox="0 0 2501 1801" draw:points="0,1801 2501,1801 2501,0 0,0">
              <text:p/>
            </draw:polygon>
          </draw:g>
          <draw:frame draw:style-name="gr53" draw:text-style-name="P2" draw:layer="layout" svg:width="2.5cm" svg:height="1.8cm" svg:x="21.75cm" svg:y="53.52cm">
            <draw:text-box>
              <text:p text:style-name="P3"><text:span text:style-name="T1">3.</text:span><text:span text:style-name="T1">收件人</text:span></text:p>
            </draw:text-box>
          </draw:frame>
        </draw:g>
        <draw:g>
          <draw:g>
            <draw:polygon draw:style-name="gr1" draw:text-style-name="P1" draw:layer="layout" svg:width="2.5cm" svg:height="1.7cm" svg:x="25.75cm" svg:y="53.52cm" svg:viewBox="0 0 2501 1701" draw:points="0,1701 2501,1701 2501,0 0,0">
              <text:p/>
            </draw:polygon>
            <draw:polygon draw:style-name="gr2" draw:text-style-name="P2" draw:layer="layout" svg:width="2.5cm" svg:height="1.7cm" svg:x="25.75cm" svg:y="53.52cm" svg:viewBox="0 0 2501 1701" draw:points="0,1701 2501,1701 2501,0 0,0">
              <text:p/>
            </draw:polygon>
          </draw:g>
          <draw:frame draw:style-name="gr7" draw:text-style-name="P2" draw:layer="layout" svg:width="2.5cm" svg:height="1.7cm" svg:x="25.75cm" svg:y="53.52cm">
            <draw:text-box>
              <text:p text:style-name="P3"><text:span text:style-name="T1">4.</text:span><text:span text:style-name="T1">附件《</text:span><text:span text:style-name="T1">**</text:span><text:span text:style-name="T1">（时</text:span><text:span text:style-name="T1">间段）</text:span><text:span text:style-name="T1">**</text:span><text:span text:style-name="T1">部门的</text:span><text:span text:style-name="T1">管理等级晋升申请</text:span><text:span text:style-name="T1">情况汇总表》</text:span></text:p>
            </draw:text-box>
          </draw:frame>
        </draw:g>
        <draw:g>
          <draw:g>
            <draw:polygon draw:style-name="gr1" draw:text-style-name="P1" draw:layer="layout" svg:width="2.5cm" svg:height="1.5cm" svg:x="16.5cm" svg:y="62.17cm" svg:viewBox="0 0 2501 1501" draw:points="0,1501 2501,1501 2501,0 0,0">
              <text:p/>
            </draw:polygon>
            <draw:polygon draw:style-name="gr2" draw:text-style-name="P2" draw:layer="layout" svg:width="2.5cm" svg:height="1.5cm" svg:x="16.5cm" svg:y="62.17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6.5cm" svg:y="62.17cm">
            <draw:text-box>
              <text:p text:style-name="P3"><text:span text:style-name="T1">总经办审批（审批</text:span><text:span text:style-name="T1">时可以审核意见、</text:span><text:span text:style-name="T1">申请满足的条件）</text:span></text:p>
            </draw:text-box>
          </draw:frame>
        </draw:g>
        <draw:g>
          <draw:g>
            <draw:polygon draw:style-name="gr1" draw:text-style-name="P1" draw:layer="layout" svg:width="2.5cm" svg:height="1.5cm" svg:x="16.5cm" svg:y="58.62cm" svg:viewBox="0 0 2501 1501" draw:points="0,1501 2501,1501 2501,0 0,0">
              <text:p/>
            </draw:polygon>
            <draw:polygon draw:style-name="gr2" draw:text-style-name="P2" draw:layer="layout" svg:width="2.5cm" svg:height="1.5cm" svg:x="16.5cm" svg:y="58.62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6.5cm" svg:y="58.62cm">
            <draw:text-box>
              <text:p text:style-name="P3"><text:span text:style-name="T1">总经办收到邮件</text:span></text:p>
            </draw:text-box>
          </draw:frame>
        </draw:g>
        <draw:g>
          <draw:g>
            <draw:polygon draw:style-name="gr1" draw:text-style-name="P1" draw:layer="layout" svg:width="2.5cm" svg:height="1.5cm" svg:x="16.5cm" svg:y="64.92cm" svg:viewBox="0 0 2501 1501" draw:points="0,751 1251,0 2501,751 1251,1501">
              <text:p/>
            </draw:polygon>
            <draw:polygon draw:style-name="gr2" draw:text-style-name="P2" draw:layer="layout" svg:width="2.5cm" svg:height="1.5cm" svg:x="16.5cm" svg:y="64.92cm" svg:viewBox="0 0 2501 1501" draw:points="0,751 1251,0 2501,751 1251,1501">
              <text:p/>
            </draw:polygon>
          </draw:g>
          <draw:frame draw:style-name="gr3" draw:text-style-name="P2" draw:layer="layout" svg:width="2.5cm" svg:height="1.5cm" svg:x="16.5cm" svg:y="64.92cm">
            <draw:text-box>
              <text:p text:style-name="P3"><text:span text:style-name="T1">管理晋升申请是否</text:span><text:span text:style-name="T1">审批通过</text:span></text:p>
            </draw:text-box>
          </draw:frame>
        </draw:g>
        <draw:line draw:style-name="gr4" draw:text-style-name="P2" draw:layer="layout" svg:x1="20.25cm" svg:y1="47.52cm" svg:x2="20.25cm" svg:y2="48.27cm">
          <text:p/>
        </draw:line>
        <draw:path draw:style-name="gr4" draw:text-style-name="P2" draw:layer="layout" svg:width="2.75cm" svg:height="3.75cm" svg:x="20.25cm" svg:y="49.77cm" svg:viewBox="0 0 2751 3751" svg:d="M0 0v1725c0 100 50 150 149 150h1226 1226c100 0 150 50 150 150v1726">
          <text:p/>
        </draw:path>
        <draw:path draw:style-name="gr4" draw:text-style-name="P2" draw:layer="layout" svg:width="6.75cm" svg:height="3.75cm" svg:x="20.25cm" svg:y="49.77cm" svg:viewBox="0 0 6751 3751" svg:d="M0 0v1725c0 100 50 150 149 150h3226 3226c100 0 150 50 150 150v1726">
          <text:p/>
        </draw:path>
        <draw:path draw:style-name="gr4" draw:text-style-name="P2" draw:layer="layout" svg:width="6.25cm" svg:height="3.75cm" svg:x="14cm" svg:y="49.77cm" svg:viewBox="0 0 6251 3751" svg:d="M6251 0v1725c0 100-50 150-150 150h-2975-2977c-99 0-149 50-149 150v1726">
          <text:p/>
        </draw:path>
        <draw:path draw:style-name="gr4" draw:text-style-name="P2" draw:layer="layout" svg:width="2.025cm" svg:height="3.75cm" svg:x="18.225cm" svg:y="49.77cm" svg:viewBox="0 0 2026 3751" svg:d="M2026 0v1725c0 100-50 150-150 150h-863-864c-99 0-149 50-149 150v1726">
          <text:p/>
        </draw:path>
        <draw:line draw:style-name="gr4" draw:text-style-name="P2" draw:layer="layout" svg:x1="17.75cm" svg:y1="60.12cm" svg:x2="17.75cm" svg:y2="62.169cm">
          <text:p/>
        </draw:line>
        <draw:line draw:style-name="gr4" draw:text-style-name="P2" draw:layer="layout" svg:x1="17.75cm" svg:y1="63.67cm" svg:x2="17.75cm" svg:y2="64.92cm">
          <text:p/>
        </draw:line>
        <draw:g>
          <draw:g>
            <draw:polygon draw:style-name="gr1" draw:text-style-name="P1" draw:layer="layout" svg:width="2.5cm" svg:height="1.5cm" svg:x="13.7cm" svg:y="66.77cm" svg:viewBox="0 0 2501 1501" draw:points="0,1501 2501,1501 2501,0 0,0">
              <text:p/>
            </draw:polygon>
            <draw:polygon draw:style-name="gr2" draw:text-style-name="P2" draw:layer="layout" svg:width="2.5cm" svg:height="1.5cm" svg:x="13.7cm" svg:y="66.77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3.7cm" svg:y="66.77cm">
            <draw:text-box>
              <text:p text:style-name="P3"><text:span text:style-name="T1">总经办在审批意见</text:span><text:span text:style-name="T1">写明不通过原因</text:span></text:p>
            </draw:text-box>
          </draw:frame>
        </draw:g>
        <draw:g>
          <draw:g>
            <draw:polygon draw:style-name="gr1" draw:text-style-name="P1" draw:layer="layout" svg:width="2.5cm" svg:height="1.6cm" svg:x="13.7cm" svg:y="69.27cm" svg:viewBox="0 0 2501 1601" draw:points="0,1601 2501,1601 2501,0 0,0">
              <text:p/>
            </draw:polygon>
            <draw:polygon draw:style-name="gr2" draw:text-style-name="P2" draw:layer="layout" svg:width="2.5cm" svg:height="1.6cm" svg:x="13.7cm" svg:y="69.27cm" svg:viewBox="0 0 2501 1601" draw:points="0,1601 2501,1601 2501,0 0,0">
              <text:p/>
            </draw:polygon>
          </draw:g>
          <draw:frame draw:style-name="gr9" draw:text-style-name="P2" draw:layer="layout" svg:width="2.5cm" svg:height="1.6cm" svg:x="13.7cm" svg:y="69.27cm">
            <draw:text-box>
              <text:p text:style-name="P3"><text:span text:style-name="T1">系统自动通知申请</text:span><text:span text:style-name="T1">人员管理晋升申请</text:span><text:span text:style-name="T1">不通过，并附上总</text:span><text:span text:style-name="T1">经办审批意见</text:span></text:p>
            </draw:text-box>
          </draw:frame>
        </draw:g>
        <draw:g>
          <draw:g>
            <draw:polygon draw:style-name="gr1" draw:text-style-name="P1" draw:layer="layout" svg:width="2.5cm" svg:height="1.5cm" svg:x="18cm" svg:y="34.77cm" svg:viewBox="0 0 2501 1501" draw:points="0,751 1251,0 2501,751 1251,1501">
              <text:p/>
            </draw:polygon>
            <draw:polygon draw:style-name="gr2" draw:text-style-name="P2" draw:layer="layout" svg:width="2.5cm" svg:height="1.5cm" svg:x="18cm" svg:y="34.77cm" svg:viewBox="0 0 2501 1501" draw:points="0,751 1251,0 2501,751 1251,1501">
              <text:p/>
            </draw:polygon>
          </draw:g>
          <draw:frame draw:style-name="gr3" draw:text-style-name="P2" draw:layer="layout" svg:width="2.5cm" svg:height="1.5cm" svg:x="18cm" svg:y="34.77cm">
            <draw:text-box>
              <text:p text:style-name="P3"><text:span text:style-name="T1">是否通过</text:span></text:p>
            </draw:text-box>
          </draw:frame>
        </draw:g>
        <draw:g>
          <draw:g>
            <draw:polygon draw:style-name="gr1" draw:text-style-name="P1" draw:layer="layout" svg:width="2.5cm" svg:height="1.5cm" svg:x="12.75cm" svg:y="37.27cm" svg:viewBox="0 0 2501 1501" draw:points="0,1501 2501,1501 2501,0 0,0">
              <text:p/>
            </draw:polygon>
            <draw:polygon draw:style-name="gr2" draw:text-style-name="P2" draw:layer="layout" svg:width="2.5cm" svg:height="1.5cm" svg:x="12.75cm" svg:y="37.27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2.75cm" svg:y="37.27cm">
            <draw:text-box>
              <text:p text:style-name="P3"><text:span text:style-name="T1">系统邮件提醒</text:span></text:p>
            </draw:text-box>
          </draw:frame>
        </draw:g>
        <draw:g>
          <draw:polyline draw:style-name="gr4" draw:text-style-name="P2" draw:layer="layout" svg:width="4cm" svg:height="1.75cm" svg:x="14cm" svg:y="35.52cm" svg:viewBox="0 0 4001 1751" draw:points="4001,0 0,0 0,1751">
            <text:p/>
          </draw:polyline>
          <draw:frame draw:style-name="gr6" draw:text-style-name="P2" draw:layer="layout" svg:width="1.411cm" svg:height="0.658cm" svg:x="14.419cm" svg:y="35.191cm">
            <draw:text-box>
              <text:p text:style-name="P3"><text:span text:style-name="T2">是</text:span></text:p>
            </draw:text-box>
          </draw:frame>
        </draw:g>
        <draw:g>
          <draw:g>
            <draw:polygon draw:style-name="gr1" draw:text-style-name="P1" draw:layer="layout" svg:width="2.5cm" svg:height="1.5cm" svg:x="29.5cm" svg:y="37.27cm" svg:viewBox="0 0 2501 1501" draw:points="0,1501 2501,1501 2501,0 0,0">
              <text:p/>
            </draw:polygon>
            <draw:polygon draw:style-name="gr2" draw:text-style-name="P2" draw:layer="layout" svg:width="2.5cm" svg:height="1.5cm" svg:x="29.5cm" svg:y="37.27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29.5cm" svg:y="37.27cm">
            <draw:text-box>
              <text:p text:style-name="P3"><text:span text:style-name="T1">写明意见，不通过</text:span><text:span text:style-name="T1">原因</text:span></text:p>
            </draw:text-box>
          </draw:frame>
        </draw:g>
        <draw:g>
          <draw:polyline draw:style-name="gr4" draw:text-style-name="P2" draw:layer="layout" svg:width="10.25cm" svg:height="1.75cm" svg:x="20.5cm" svg:y="35.52cm" svg:viewBox="0 0 10251 1751" draw:points="0,0 10251,0 10251,1751">
            <text:p/>
          </draw:polyline>
          <draw:frame draw:style-name="gr6" draw:text-style-name="P2" draw:layer="layout" svg:width="1.411cm" svg:height="0.658cm" svg:x="25.794cm" svg:y="35.191cm">
            <draw:text-box>
              <text:p text:style-name="P3"><text:span text:style-name="T2">否</text:span></text:p>
            </draw:text-box>
          </draw:frame>
        </draw:g>
        <draw:polyline draw:style-name="gr4" draw:text-style-name="P2" draw:layer="layout" svg:width="7cm" svg:height="2.025cm" svg:x="7cm" svg:y="38.77cm" svg:viewBox="0 0 7001 2026" draw:points="7001,0 7001,750 0,750 0,2026">
          <text:p/>
        </draw:polyline>
        <draw:polyline draw:style-name="gr4" draw:text-style-name="P2" draw:layer="layout" svg:width="2.75cm" svg:height="2.025cm" svg:x="11.25cm" svg:y="38.77cm" svg:viewBox="0 0 2751 2026" draw:points="2751,0 2751,750 0,750 0,2026">
          <text:p/>
        </draw:polyline>
        <draw:g>
          <draw:g>
            <draw:path draw:style-name="gr1" draw:text-style-name="P1" draw:layer="layout" svg:width="2.5cm" svg:height="1cm" svg:x="29.5cm" svg:y="40.27cm" svg:viewBox="0 0 2501 1001" svg:d="M500 1001h1501c92 0 170-21 250-67s137-103 183-183 67-158 67-251c0-92-21-170-67-250s-103-137-183-183-158-67-250-67h-1501c-92 0-170 21-250 67s-137 103-183 183-67 158-67 251c0 92 21 170 67 250s103 137 183 183 158 67 250 67z">
              <text:p/>
            </draw:path>
            <draw:path draw:style-name="gr2" draw:text-style-name="P2" draw:layer="layout" svg:width="2.5cm" svg:height="1cm" svg:x="29.5cm" svg:y="40.27cm" svg:viewBox="0 0 2501 1001" svg:d="M500 1001h1501c92 0 170-21 250-67s137-103 183-183 67-158 67-251c0-92-21-170-67-250s-103-137-183-183-158-67-250-67h-1501c-92 0-170 21-250 67s-137 103-183 183-67 158-67 251c0 92 21 170 67 250s103 137 183 183 158 67 250 67z">
              <text:p/>
            </draw:path>
          </draw:g>
          <draw:frame draw:style-name="gr8" draw:text-style-name="P2" draw:layer="layout" svg:width="2.5cm" svg:height="1cm" svg:x="29.5cm" svg:y="40.27cm">
            <draw:text-box>
              <text:p text:style-name="P3"><text:span text:style-name="T1">结束</text:span></text:p>
            </draw:text-box>
          </draw:frame>
        </draw:g>
        <draw:line draw:style-name="gr4" draw:text-style-name="P2" draw:layer="layout" svg:x1="30.75cm" svg:y1="38.77cm" svg:x2="30.75cm" svg:y2="40.27cm">
          <text:p/>
        </draw:line>
        <draw:g>
          <draw:g>
            <draw:polygon draw:style-name="gr1" draw:text-style-name="P1" draw:layer="layout" svg:width="2.5cm" svg:height="1.5cm" svg:x="16.5cm" svg:y="40.795cm" svg:viewBox="0 0 2501 1501" draw:points="0,1501 2501,1501 2501,0 0,0">
              <text:p/>
            </draw:polygon>
            <draw:polygon draw:style-name="gr2" draw:text-style-name="P2" draw:layer="layout" svg:width="2.5cm" svg:height="1.5cm" svg:x="16.5cm" svg:y="40.795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6.5cm" svg:y="40.795cm">
            <draw:text-box>
              <text:p text:style-name="P3"><text:span text:style-name="T1">规划模块</text:span></text:p>
            </draw:text-box>
          </draw:frame>
        </draw:g>
        <draw:g>
          <draw:g>
            <draw:polygon draw:style-name="gr1" draw:text-style-name="P1" draw:layer="layout" svg:width="2.5cm" svg:height="1.5cm" svg:x="21cm" svg:y="40.795cm" svg:viewBox="0 0 2501 1501" draw:points="0,1501 2501,1501 2501,0 0,0">
              <text:p/>
            </draw:polygon>
            <draw:polygon draw:style-name="gr2" draw:text-style-name="P2" draw:layer="layout" svg:width="2.5cm" svg:height="1.5cm" svg:x="21cm" svg:y="40.795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21cm" svg:y="40.795cm">
            <draw:text-box>
              <text:p text:style-name="P3"><text:span text:style-name="T1">预算模块</text:span></text:p>
            </draw:text-box>
          </draw:frame>
        </draw:g>
        <draw:g>
          <draw:g>
            <draw:polygon draw:style-name="gr1" draw:text-style-name="P1" draw:layer="layout" svg:width="2.5cm" svg:height="1.6cm" svg:x="16.5cm" svg:y="43.095cm" svg:viewBox="0 0 2501 1601" draw:points="0,1601 2501,1601 2501,0 0,0">
              <text:p/>
            </draw:polygon>
            <draw:polygon draw:style-name="gr2" draw:text-style-name="P2" draw:layer="layout" svg:width="2.5cm" svg:height="1.6cm" svg:x="16.5cm" svg:y="43.095cm" svg:viewBox="0 0 2501 1601" draw:points="0,1601 2501,1601 2501,0 0,0">
              <text:p/>
            </draw:polygon>
          </draw:g>
          <draw:frame draw:style-name="gr9" draw:text-style-name="P2" draw:layer="layout" svg:width="2.5cm" svg:height="1.6cm" svg:x="16.5cm" svg:y="43.095cm">
            <draw:text-box>
              <text:p text:style-name="P3"><text:span text:style-name="T1">根据《人员编制汇</text:span><text:span text:style-name="T1">总表》提供意见，</text:span><text:span text:style-name="T1">上系统填写意见，</text:span><text:span text:style-name="T1">并发邮件至总经办</text:span></text:p>
            </draw:text-box>
          </draw:frame>
        </draw:g>
        <draw:g>
          <draw:g>
            <draw:polygon draw:style-name="gr1" draw:text-style-name="P1" draw:layer="layout" svg:width="2.5cm" svg:height="1.5cm" svg:x="21cm" svg:y="43.095cm" svg:viewBox="0 0 2501 1501" draw:points="0,1501 2501,1501 2501,0 0,0">
              <text:p/>
            </draw:polygon>
            <draw:polygon draw:style-name="gr2" draw:text-style-name="P2" draw:layer="layout" svg:width="2.5cm" svg:height="1.5cm" svg:x="21cm" svg:y="43.095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21cm" svg:y="43.095cm">
            <draw:text-box>
              <text:p text:style-name="P3"><text:span text:style-name="T1">根据《人工成本》</text:span><text:span text:style-name="T1">提供意见，并发邮</text:span><text:span text:style-name="T1">件至总经办</text:span></text:p>
            </draw:text-box>
          </draw:frame>
        </draw:g>
        <draw:line draw:style-name="gr4" draw:text-style-name="P2" draw:layer="layout" svg:x1="17.75cm" svg:y1="42.295cm" svg:x2="17.75cm" svg:y2="43.094cm">
          <text:p/>
        </draw:line>
        <draw:line draw:style-name="gr4" draw:text-style-name="P2" draw:layer="layout" svg:x1="22.25cm" svg:y1="42.295cm" svg:x2="22.25cm" svg:y2="43.094cm">
          <text:p/>
        </draw:line>
        <draw:polyline draw:style-name="gr4" draw:text-style-name="P2" draw:layer="layout" svg:width="3.75cm" svg:height="2.025cm" svg:x="14cm" svg:y="38.77cm" svg:viewBox="0 0 3751 2026" draw:points="0,0 0,751 3751,751 3751,2026">
          <text:p/>
        </draw:polyline>
        <draw:polyline draw:style-name="gr4" draw:text-style-name="P2" draw:layer="layout" svg:width="8.25cm" svg:height="2.025cm" svg:x="14cm" svg:y="38.77cm" svg:viewBox="0 0 8251 2026" draw:points="0,0 0,751 8251,751 8251,2026">
          <text:p/>
        </draw:polyline>
        <draw:polyline draw:style-name="gr4" draw:text-style-name="P2" draw:layer="layout" svg:width="2.5cm" svg:height="1.325cm" svg:x="17.75cm" svg:y="44.695cm" svg:viewBox="0 0 2501 1326" draw:points="0,0 0,649 2501,649 2501,1326">
          <text:p/>
        </draw:polyline>
        <draw:polyline draw:style-name="gr4" draw:text-style-name="P2" draw:layer="layout" svg:width="2cm" svg:height="1.425cm" svg:x="20.25cm" svg:y="44.595cm" svg:viewBox="0 0 2001 1426" draw:points="2001,0 2001,781 0,781 0,1426">
          <text:p/>
        </draw:polyline>
        <draw:polyline draw:style-name="gr4" draw:text-style-name="P2" draw:layer="layout" svg:width="3.75cm" svg:height="3.3cm" svg:x="14cm" svg:y="55.32cm" svg:viewBox="0 0 3751 3301" draw:points="0,0 0,2654 3751,2654 3751,3301">
          <text:p/>
        </draw:polyline>
        <draw:polyline draw:style-name="gr4" draw:text-style-name="P2" draw:layer="layout" svg:width="0.475cm" svg:height="3.3cm" svg:x="17.75cm" svg:y="55.32cm" svg:viewBox="0 0 476 3301" draw:points="476,0 476,2551 0,2551 0,3301">
          <text:p/>
        </draw:polyline>
        <draw:polyline draw:style-name="gr4" draw:text-style-name="P2" draw:layer="layout" svg:width="5.25cm" svg:height="3.3cm" svg:x="17.75cm" svg:y="55.32cm" svg:viewBox="0 0 5251 3301" draw:points="5251,0 5251,2551 0,2551 0,3301">
          <text:p/>
        </draw:polyline>
        <draw:polyline draw:style-name="gr4" draw:text-style-name="P2" draw:layer="layout" svg:width="9.25cm" svg:height="3.4cm" svg:x="17.75cm" svg:y="55.22cm" svg:viewBox="0 0 9251 3401" draw:points="9251,0 9251,2650 0,2650 0,3401">
          <text:p/>
        </draw:polyline>
        <draw:polyline draw:style-name="gr4" draw:text-style-name="P2" draw:layer="layout" svg:width="6.5cm" svg:height="19.875cm" svg:x="11.25cm" svg:y="42.295cm" svg:viewBox="0 0 6501 19876" draw:points="0,0 0,18976 6501,18976 6501,19876">
          <text:p/>
        </draw:polyline>
        <draw:polyline draw:style-name="gr4" draw:text-style-name="P2" draw:layer="layout" svg:width="10.75cm" svg:height="19.875cm" svg:x="7cm" svg:y="42.295cm" svg:viewBox="0 0 10751 19876" draw:points="0,0 0,18976 10751,18976 10751,19876">
          <text:p/>
        </draw:polyline>
        <draw:g>
          <draw:polyline draw:style-name="gr4" draw:text-style-name="P2" draw:layer="layout" svg:width="1.55cm" svg:height="1.1cm" svg:x="14.95cm" svg:y="65.67cm" svg:viewBox="0 0 1551 1101" draw:points="1551,0 0,0 0,1101">
            <text:p/>
          </draw:polyline>
          <draw:frame draw:style-name="gr6" draw:text-style-name="P2" draw:layer="layout" svg:width="1.411cm" svg:height="0.658cm" svg:x="14.469cm" svg:y="65.341cm">
            <draw:text-box>
              <text:p text:style-name="P3"><text:span text:style-name="T2">不通过</text:span></text:p>
            </draw:text-box>
          </draw:frame>
        </draw:g>
        <draw:g>
          <draw:polyline draw:style-name="gr4" draw:text-style-name="P2" draw:layer="layout" svg:width="10.75cm" svg:height="0.902cm" svg:x="19cm" svg:y="65.67cm" svg:viewBox="0 0 10751 903" draw:points="0,0 10751,0 10751,903">
            <text:p/>
          </draw:polyline>
          <draw:frame draw:style-name="gr6" draw:text-style-name="P2" draw:layer="layout" svg:width="1.411cm" svg:height="0.658cm" svg:x="24.12cm" svg:y="65.341cm">
            <draw:text-box>
              <text:p text:style-name="P3"><text:span text:style-name="T2">通过</text:span></text:p>
            </draw:text-box>
          </draw:frame>
        </draw:g>
        <draw:line draw:style-name="gr4" draw:text-style-name="P2" draw:layer="layout" svg:x1="14.95cm" svg:y1="68.27cm" svg:x2="14.95cm" svg:y2="69.27cm">
          <text:p/>
        </draw:line>
        <draw:g>
          <draw:g>
            <draw:polygon draw:style-name="gr1" draw:text-style-name="P1" draw:layer="layout" svg:width="2.5cm" svg:height="1.6cm" svg:x="28.5cm" svg:y="66.572cm" svg:viewBox="0 0 2501 1601" draw:points="0,1601 2501,1601 2501,0 0,0">
              <text:p/>
            </draw:polygon>
            <draw:polygon draw:style-name="gr2" draw:text-style-name="P2" draw:layer="layout" svg:width="2.5cm" svg:height="1.6cm" svg:x="28.5cm" svg:y="66.572cm" svg:viewBox="0 0 2501 1601" draw:points="0,1601 2501,1601 2501,0 0,0">
              <text:p/>
            </draw:polygon>
          </draw:g>
          <draw:frame draw:style-name="gr9" draw:text-style-name="P2" draw:layer="layout" svg:width="2.5cm" svg:height="1.6cm" svg:x="28.5cm" svg:y="66.572cm">
            <draw:text-box>
              <text:p text:style-name="P3"><text:span text:style-name="T1">《管理晋升》中相</text:span><text:span text:style-name="T1">关内容直接导入员</text:span><text:span text:style-name="T1">工档案</text:span><text:span text:style-name="T1">--</text:span><text:span text:style-name="T1">管理等级</text:span><text:span text:style-name="T1">晋升人员名单</text:span></text:p>
            </draw:text-box>
          </draw:frame>
        </draw:g>
        <draw:g>
          <draw:g>
            <draw:path draw:style-name="gr1" draw:text-style-name="P1" draw:layer="layout" svg:width="2.501cm" svg:height="1cm" svg:x="13.7cm" svg:y="71.87cm" svg:viewBox="0 0 2502 1001" svg:d="M500 1001h1502c92 0 170-21 250-67s137-103 183-183 67-158 67-251c0-92-21-170-67-250s-103-137-183-183-158-67-250-67h-1502c-92 0-170 21-250 67s-137 103-183 183-67 158-67 251c0 92 21 170 67 250s103 137 183 183 158 67 250 67z">
              <text:p/>
            </draw:path>
            <draw:path draw:style-name="gr2" draw:text-style-name="P2" draw:layer="layout" svg:width="2.501cm" svg:height="1cm" svg:x="13.7cm" svg:y="71.87cm" svg:viewBox="0 0 2502 1001" svg:d="M500 1001h1502c92 0 170-21 250-67s137-103 183-183 67-158 67-251c0-92-21-170-67-250s-103-137-183-183-158-67-250-67h-1502c-92 0-170 21-250 67s-137 103-183 183-67 158-67 251c0 92 21 170 67 250s103 137 183 183 158 67 250 67z">
              <text:p/>
            </draw:path>
          </draw:g>
          <draw:frame draw:style-name="gr8" draw:text-style-name="P2" draw:layer="layout" svg:width="2.5cm" svg:height="1cm" svg:x="13.7cm" svg:y="71.87cm">
            <draw:text-box>
              <text:p text:style-name="P3"><text:span text:style-name="T1">结束</text:span></text:p>
            </draw:text-box>
          </draw:frame>
        </draw:g>
        <draw:line draw:style-name="gr4" draw:text-style-name="P2" draw:layer="layout" svg:x1="14.95cm" svg:y1="70.87cm" svg:x2="14.95cm" svg:y2="71.87cm">
          <text:p/>
        </draw:line>
        <draw:g>
          <draw:g>
            <draw:polygon draw:style-name="gr1" draw:text-style-name="P1" draw:layer="layout" svg:width="2.5cm" svg:height="1.5cm" svg:x="22.5cm" svg:y="70.007cm" svg:viewBox="0 0 2501 1501" draw:points="0,1501 2501,1501 2501,0 0,0">
              <text:p/>
            </draw:polygon>
            <draw:polygon draw:style-name="gr2" draw:text-style-name="P2" draw:layer="layout" svg:width="2.5cm" svg:height="1.5cm" svg:x="22.5cm" svg:y="70.007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22.5cm" svg:y="70.007cm">
            <draw:text-box>
              <text:p text:style-name="P3"><text:span text:style-name="T1">审批通过后系统邮</text:span><text:span text:style-name="T1">件提醒</text:span></text:p>
            </draw:text-box>
          </draw:frame>
        </draw:g>
        <draw:g>
          <draw:g>
            <draw:polygon draw:style-name="gr1" draw:text-style-name="P1" draw:layer="layout" svg:width="2.5cm" svg:height="1.5cm" svg:x="22.5cm" svg:y="73.045cm" svg:viewBox="0 0 2501 1501" draw:points="0,1501 2501,1501 2501,0 0,0">
              <text:p/>
            </draw:polygon>
            <draw:polygon draw:style-name="gr2" draw:text-style-name="P2" draw:layer="layout" svg:width="2.5cm" svg:height="1.5cm" svg:x="22.5cm" svg:y="73.045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22.5cm" svg:y="73.045cm">
            <draw:text-box>
              <text:p text:style-name="P3"><text:span text:style-name="T1">申请人</text:span></text:p>
            </draw:text-box>
          </draw:frame>
        </draw:g>
        <draw:g>
          <draw:g>
            <draw:polygon draw:style-name="gr1" draw:text-style-name="P1" draw:layer="layout" svg:width="2.5cm" svg:height="1.5cm" svg:x="25.75cm" svg:y="73.143cm" svg:viewBox="0 0 2501 1501" draw:points="0,1501 2501,1501 2501,0 0,0">
              <text:p/>
            </draw:polygon>
            <draw:polygon draw:style-name="gr2" draw:text-style-name="P2" draw:layer="layout" svg:width="2.5cm" svg:height="1.5cm" svg:x="25.75cm" svg:y="73.143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25.75cm" svg:y="73.143cm">
            <draw:text-box>
              <text:p text:style-name="P3"><text:span text:style-name="T1">项目经理</text:span></text:p>
            </draw:text-box>
          </draw:frame>
        </draw:g>
        <draw:line draw:style-name="gr4" draw:text-style-name="P2" draw:layer="layout" svg:x1="23.75cm" svg:y1="71.507cm" svg:x2="23.75cm" svg:y2="73.044cm">
          <text:p/>
        </draw:line>
        <draw:polyline draw:style-name="gr4" draw:text-style-name="P2" draw:layer="layout" svg:width="3.25cm" svg:height="1.636cm" svg:x="23.75cm" svg:y="71.507cm" svg:viewBox="0 0 3251 1637" draw:points="0,0 0,751 3251,751 3251,1637">
          <text:p/>
        </draw:polyline>
        <draw:g>
          <draw:g>
            <draw:polygon draw:style-name="gr1" draw:text-style-name="P1" draw:layer="layout" svg:width="2.5cm" svg:height="1.5cm" svg:x="22.5cm" svg:y="74.995cm" svg:viewBox="0 0 2501 1501" draw:points="0,1501 2501,1501 2501,0 0,0">
              <text:p/>
            </draw:polygon>
            <draw:polygon draw:style-name="gr2" draw:text-style-name="P2" draw:layer="layout" svg:width="2.5cm" svg:height="1.5cm" svg:x="22.5cm" svg:y="74.995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22.5cm" svg:y="74.995cm">
            <draw:text-box>
              <text:p text:style-name="P3"><text:span text:style-name="T1">通知晋升通过信息</text:span></text:p>
            </draw:text-box>
          </draw:frame>
        </draw:g>
        <draw:line draw:style-name="gr4" draw:text-style-name="P2" draw:layer="layout" svg:x1="23.75cm" svg:y1="74.545cm" svg:x2="23.75cm" svg:y2="74.994cm">
          <text:p/>
        </draw:line>
        <draw:g>
          <draw:g>
            <draw:polygon draw:style-name="gr1" draw:text-style-name="P1" draw:layer="layout" svg:width="2.5cm" svg:height="1.5cm" svg:x="25.75cm" svg:y="74.97cm" svg:viewBox="0 0 2501 1501" draw:points="0,1501 2501,1501 2501,0 0,0">
              <text:p/>
            </draw:polygon>
            <draw:polygon draw:style-name="gr2" draw:text-style-name="P2" draw:layer="layout" svg:width="2.5cm" svg:height="1.5cm" svg:x="25.75cm" svg:y="74.97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25.75cm" svg:y="74.97cm">
            <draw:text-box>
              <text:p text:style-name="P3"><text:span text:style-name="T1">申请人为模块负责</text:span><text:span text:style-name="T1">人，则通知项目经</text:span><text:span text:style-name="T1">理晋升通过信息</text:span></text:p>
            </draw:text-box>
          </draw:frame>
        </draw:g>
        <draw:line draw:style-name="gr4" draw:text-style-name="P2" draw:layer="layout" svg:x1="27cm" svg:y1="74.643cm" svg:x2="27cm" svg:y2="74.97cm">
          <text:p/>
        </draw:line>
        <draw:g>
          <draw:g>
            <draw:polygon draw:style-name="gr1" draw:text-style-name="P1" draw:layer="layout" svg:width="3.25cm" svg:height="1.6cm" svg:x="22.625cm" svg:y="79.08cm" svg:viewBox="0 0 3251 1601" draw:points="0,1601 3251,1601 3251,0 0,0">
              <text:p/>
            </draw:polygon>
            <draw:polygon draw:style-name="gr2" draw:text-style-name="P2" draw:layer="layout" svg:width="3.25cm" svg:height="1.6cm" svg:x="22.625cm" svg:y="79.08cm" svg:viewBox="0 0 3251 1601" draw:points="0,1601 3251,1601 3251,0 0,0">
              <text:p/>
            </draw:polygon>
          </draw:g>
          <draw:frame draw:style-name="gr9" draw:text-style-name="P2" draw:layer="layout" svg:width="3.25cm" svg:height="1.6cm" svg:x="22.625cm" svg:y="79.08cm">
            <draw:text-box>
              <text:p text:style-name="P3"><text:span text:style-name="T1">福利模块在员工档</text:span><text:span text:style-name="T1">案汇总，更新申请</text:span><text:span text:style-name="T1">通过人员的管理等</text:span><text:span text:style-name="T1">级、管理方向等信</text:span><text:span text:style-name="T1">息</text:span></text:p>
            </draw:text-box>
          </draw:frame>
        </draw:g>
        <draw:polyline draw:style-name="gr4" draw:text-style-name="P2" draw:layer="layout" svg:width="0.5cm" svg:height="2.585cm" svg:x="23.75cm" svg:y="76.495cm" svg:viewBox="0 0 501 2586" draw:points="0,0 0,750 501,750 501,2586">
          <text:p/>
        </draw:polyline>
        <draw:polyline draw:style-name="gr4" draw:text-style-name="P2" draw:layer="layout" svg:width="2.75cm" svg:height="2.61cm" svg:x="24.25cm" svg:y="76.47cm" svg:viewBox="0 0 2751 2611" draw:points="2751,0 2751,799 0,799 0,2611">
          <text:p/>
        </draw:polyline>
        <draw:polyline draw:style-name="gr4" draw:text-style-name="P2" draw:layer="layout" svg:width="6cm" svg:height="1.836cm" svg:x="23.75cm" svg:y="68.172cm" svg:viewBox="0 0 6001 1837" draw:points="6001,0 6001,751 0,751 0,1837">
          <text:p/>
        </draw:polyline>
        <draw:g>
          <draw:g>
            <draw:polygon draw:style-name="gr1" draw:text-style-name="P1" draw:layer="layout" svg:width="2.5cm" svg:height="1.5cm" svg:x="31.75cm" svg:y="73.007cm" svg:viewBox="0 0 2501 1501" draw:points="0,1501 2501,1501 2501,0 0,0">
              <text:p/>
            </draw:polygon>
            <draw:polygon draw:style-name="gr2" draw:text-style-name="P2" draw:layer="layout" svg:width="2.5cm" svg:height="1.5cm" svg:x="31.75cm" svg:y="73.007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31.75cm" svg:y="73.007cm">
            <draw:text-box>
              <text:p text:style-name="P3"><text:span text:style-name="T1">福利模块，做好工</text:span><text:span text:style-name="T1">作跟进。</text:span></text:p>
            </draw:text-box>
          </draw:frame>
        </draw:g>
        <draw:g>
          <draw:g>
            <draw:polygon draw:style-name="gr1" draw:text-style-name="P1" draw:layer="layout" svg:width="2.5cm" svg:height="1.5cm" svg:x="31.75cm" svg:y="70.007cm" svg:viewBox="0 0 2501 1501" draw:points="0,1501 2501,1501 2501,0 0,0">
              <text:p/>
            </draw:polygon>
            <draw:polygon draw:style-name="gr2" draw:text-style-name="P2" draw:layer="layout" svg:width="2.5cm" svg:height="1.5cm" svg:x="31.75cm" svg:y="70.007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31.75cm" svg:y="70.007cm">
            <draw:text-box>
              <text:p text:style-name="P3"><text:span text:style-name="T1">通过后第二天的</text:span><text:span text:style-name="T1">12:00</text:span><text:span text:style-name="T1">前系统邮件</text:span><text:span text:style-name="T1">提醒</text:span></text:p>
            </draw:text-box>
          </draw:frame>
        </draw:g>
        <draw:polyline draw:style-name="gr4" draw:text-style-name="P2" draw:layer="layout" svg:width="3.25cm" svg:height="1.836cm" svg:x="29.75cm" svg:y="68.172cm" svg:viewBox="0 0 3251 1837" draw:points="0,0 0,751 3251,751 3251,1837">
          <text:p/>
        </draw:polyline>
        <draw:line draw:style-name="gr4" draw:text-style-name="P2" draw:layer="layout" svg:x1="33cm" svg:y1="71.507cm" svg:x2="33cm" svg:y2="73.007cm">
          <text:p/>
        </draw:line>
        <draw:polyline draw:style-name="gr4" draw:text-style-name="P2" draw:layer="layout" svg:width="8.75cm" svg:height="4.573cm" svg:x="24.25cm" svg:y="74.507cm" svg:viewBox="0 0 8751 4574" draw:points="8751,0 8751,2763 0,2763 0,4574">
          <text:p/>
        </draw:polyline>
        <draw:g>
          <draw:g>
            <draw:polygon draw:style-name="gr1" draw:text-style-name="P1" draw:layer="layout" svg:width="2.5cm" svg:height="1.5cm" svg:x="18.75cm" svg:y="73.045cm" svg:viewBox="0 0 2501 1501" draw:points="0,1501 2501,1501 2501,0 0,0">
              <text:p/>
            </draw:polygon>
            <draw:polygon draw:style-name="gr2" draw:text-style-name="P2" draw:layer="layout" svg:width="2.5cm" svg:height="1.5cm" svg:x="18.75cm" svg:y="73.045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8.75cm" svg:y="73.045cm">
            <draw:text-box>
              <text:p text:style-name="P3"><text:span text:style-name="T1">综合资源部福利</text:span></text:p>
            </draw:text-box>
          </draw:frame>
        </draw:g>
        <draw:polyline draw:style-name="gr4" draw:text-style-name="P2" draw:layer="layout" svg:width="3.75cm" svg:height="1.538cm" svg:x="20cm" svg:y="71.507cm" svg:viewBox="0 0 3751 1539" draw:points="3751,0 3751,751 0,751 0,1539">
          <text:p/>
        </draw:polyline>
        <draw:g>
          <draw:g>
            <draw:polygon draw:style-name="gr1" draw:text-style-name="P1" draw:layer="layout" svg:width="2.5cm" svg:height="1.5cm" svg:x="18.75cm" svg:y="74.995cm" svg:viewBox="0 0 2501 1501" draw:points="0,1501 2501,1501 2501,0 0,0">
              <text:p/>
            </draw:polygon>
            <draw:polygon draw:style-name="gr2" draw:text-style-name="P2" draw:layer="layout" svg:width="2.5cm" svg:height="1.5cm" svg:x="18.75cm" svg:y="74.995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8.75cm" svg:y="74.995cm">
            <draw:text-box>
              <text:p text:style-name="P3"><text:span text:style-name="T1">跟进通过后执行</text:span></text:p>
            </draw:text-box>
          </draw:frame>
        </draw:g>
        <draw:line draw:style-name="gr4" draw:text-style-name="P2" draw:layer="layout" svg:x1="20cm" svg:y1="74.545cm" svg:x2="20cm" svg:y2="74.995cm">
          <text:p/>
        </draw:line>
        <draw:polyline draw:style-name="gr4" draw:text-style-name="P2" draw:layer="layout" svg:width="4.25cm" svg:height="2.585cm" svg:x="20cm" svg:y="76.495cm" svg:viewBox="0 0 4251 2586" draw:points="0,0 0,750 4251,750 4251,2586">
          <text:p/>
        </draw:polyline>
        <draw:polyline draw:style-name="gr4" draw:text-style-name="P2" draw:layer="layout" svg:width="0cm" svg:height="2.348cm" svg:x="18.25cm" svg:y="15.67cm" svg:viewBox="0 0 0 2349" draw:points="0,0 0,1599 0,2349">
          <text:p/>
        </draw:polyline>
        <draw:g>
          <draw:g>
            <draw:polygon draw:style-name="gr1" draw:text-style-name="P1" draw:layer="layout" svg:width="2.5cm" svg:height="1.5cm" svg:x="17cm" svg:y="14.17cm" svg:viewBox="0 0 2501 1501" draw:points="0,1501 2501,1501 2501,0 0,0">
              <text:p/>
            </draw:polygon>
            <draw:polygon draw:style-name="gr2" draw:text-style-name="P2" draw:layer="layout" svg:width="2.5cm" svg:height="1.5cm" svg:x="17cm" svg:y="14.17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7cm" svg:y="14.17cm">
            <draw:text-box>
              <text:p text:style-name="P3"><text:span text:style-name="T1">信息通知跟进晋升</text:span><text:span text:style-name="T1">流程</text:span></text:p>
            </draw:text-box>
          </draw:frame>
        </draw:g>
        <draw:g>
          <draw:g>
            <draw:polygon draw:style-name="gr1" draw:text-style-name="P1" draw:layer="layout" svg:width="2.5cm" svg:height="1.5cm" svg:x="12.75cm" svg:y="11.17cm" svg:viewBox="0 0 2501 1501" draw:points="0,1501 2501,1501 2501,0 0,0">
              <text:p/>
            </draw:polygon>
            <draw:polygon draw:style-name="gr2" draw:text-style-name="P2" draw:layer="layout" svg:width="2.5cm" svg:height="1.5cm" svg:x="12.75cm" svg:y="11.17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2.75cm" svg:y="11.17cm">
            <draw:text-box>
              <text:p text:style-name="P3"><text:span text:style-name="T1">综合素养模块</text:span></text:p>
            </draw:text-box>
          </draw:frame>
        </draw:g>
        <draw:g>
          <draw:g>
            <draw:polygon draw:style-name="gr1" draw:text-style-name="P1" draw:layer="layout" svg:width="2.5cm" svg:height="1.5cm" svg:x="12.75cm" svg:y="14.17cm" svg:viewBox="0 0 2501 1501" draw:points="0,1501 2501,1501 2501,0 0,0">
              <text:p/>
            </draw:polygon>
            <draw:polygon draw:style-name="gr2" draw:text-style-name="P2" draw:layer="layout" svg:width="2.5cm" svg:height="1.5cm" svg:x="12.75cm" svg:y="14.17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2.75cm" svg:y="14.17cm">
            <draw:text-box>
              <text:p text:style-name="P3"><text:span text:style-name="T1">信息通知配合收集</text:span><text:span text:style-name="T1">相关数据</text:span></text:p>
            </draw:text-box>
          </draw:frame>
        </draw:g>
        <draw:polyline draw:style-name="gr4" draw:text-style-name="P2" draw:layer="layout" svg:width="4.25cm" svg:height="2.1cm" svg:x="14cm" svg:y="9.07cm" svg:viewBox="0 0 4251 2101" draw:points="4251,0 4251,1193 0,1193 0,2101">
          <text:p/>
        </draw:polyline>
        <draw:polyline draw:style-name="gr4" draw:text-style-name="P2" draw:layer="layout" svg:width="4.25cm" svg:height="2.35cm" svg:x="14cm" svg:y="15.67cm" svg:viewBox="0 0 4251 2351" draw:points="0,0 0,1601 4251,1601 4251,2351">
          <text:p/>
        </draw:polyline>
        <draw:line draw:style-name="gr4" draw:text-style-name="P2" draw:layer="layout" svg:x1="14cm" svg:y1="12.67cm" svg:x2="14cm" svg:y2="14.17cm">
          <text:p/>
        </draw:line>
        <draw:line draw:style-name="gr4" draw:text-style-name="P2" draw:layer="layout" svg:x1="18.25cm" svg:y1="10.262cm" svg:x2="18.25cm" svg:y2="11.169cm">
          <text:p/>
        </draw:line>
        <draw:g>
          <draw:g>
            <draw:polygon draw:style-name="gr1" draw:text-style-name="P1" draw:layer="layout" svg:width="2.5cm" svg:height="1.5cm" svg:x="8.5cm" svg:y="11.17cm" svg:viewBox="0 0 2501 1501" draw:points="0,1501 2501,1501 2501,0 0,0">
              <text:p/>
            </draw:polygon>
            <draw:polygon draw:style-name="gr2" draw:text-style-name="P2" draw:layer="layout" svg:width="2.5cm" svg:height="1.5cm" svg:x="8.5cm" svg:y="11.17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8.5cm" svg:y="11.17cm">
            <draw:text-box>
              <text:p text:style-name="P3"><text:span text:style-name="T1">项目经理</text:span><text:span text:style-name="T1">/</text:span><text:span text:style-name="T1">总经办</text:span></text:p>
            </draw:text-box>
          </draw:frame>
        </draw:g>
        <draw:g>
          <draw:g>
            <draw:polygon draw:style-name="gr1" draw:text-style-name="P1" draw:layer="layout" svg:width="2.5cm" svg:height="2.35cm" svg:x="8.5cm" svg:y="13.745cm" svg:viewBox="0 0 2501 2351" draw:points="0,2351 2501,2351 2501,0 0,0">
              <text:p/>
            </draw:polygon>
            <draw:polygon draw:style-name="gr2" draw:text-style-name="P2" draw:layer="layout" svg:width="2.5cm" svg:height="2.35cm" svg:x="8.5cm" svg:y="13.745cm" svg:viewBox="0 0 2501 2351" draw:points="0,2351 2501,2351 2501,0 0,0">
              <text:p/>
            </draw:polygon>
          </draw:g>
          <draw:frame draw:style-name="gr21" draw:text-style-name="P2" draw:layer="layout" svg:width="2.5cm" svg:height="2.35cm" svg:x="8.5cm" svg:y="13.745cm">
            <draw:text-box>
              <text:p text:style-name="P3"><text:span text:style-name="T1">申请人为项目模块</text:span><text:span text:style-name="T1">负责人</text:span><text:span text:style-name="T1">,</text:span><text:span text:style-name="T1">信息告知</text:span><text:span text:style-name="T1">项目经理</text:span><text:span text:style-name="T1">;</text:span><text:span text:style-name="T1">申请人</text:span><text:span text:style-name="T1">为项目经理</text:span><text:span text:style-name="T1">,</text:span><text:span text:style-name="T1">信息</text:span><text:span text:style-name="T1">告知总经办</text:span></text:p>
            </draw:text-box>
          </draw:frame>
        </draw:g>
        <draw:polyline draw:style-name="gr4" draw:text-style-name="P2" draw:layer="layout" svg:width="8.5cm" svg:height="1.925cm" svg:x="9.75cm" svg:y="16.095cm" svg:viewBox="0 0 8501 1926" draw:points="0,0 0,1176 8501,1176 8501,1926">
          <text:p/>
        </draw:polyline>
        <draw:line draw:style-name="gr4" draw:text-style-name="P2" draw:layer="layout" svg:x1="9.75cm" svg:y1="12.67cm" svg:x2="9.75cm" svg:y2="13.745cm">
          <text:p/>
        </draw:line>
        <draw:polyline draw:style-name="gr4" draw:text-style-name="P2" draw:layer="layout" svg:width="8.5cm" svg:height="2.1cm" svg:x="9.75cm" svg:y="9.07cm" svg:viewBox="0 0 8501 2101" draw:points="8501,0 8501,1193 0,1193 0,2101">
          <text:p/>
        </draw:polyline>
        <draw:g>
          <draw:g>
            <draw:polygon draw:style-name="gr1" draw:text-style-name="P1" draw:layer="layout" svg:width="2.5cm" svg:height="1.5cm" svg:x="17cm" svg:y="20.27cm" svg:viewBox="0 0 2501 1501" draw:points="0,751 1251,0 2501,751 1251,1501">
              <text:p/>
            </draw:polygon>
            <draw:polygon draw:style-name="gr2" draw:text-style-name="P2" draw:layer="layout" svg:width="2.5cm" svg:height="1.5cm" svg:x="17cm" svg:y="20.27cm" svg:viewBox="0 0 2501 1501" draw:points="0,751 1251,0 2501,751 1251,1501">
              <text:p/>
            </draw:polygon>
          </draw:g>
          <draw:frame draw:style-name="gr3" draw:text-style-name="P2" draw:layer="layout" svg:width="2.5cm" svg:height="1.5cm" svg:x="17cm" svg:y="20.27cm">
            <draw:text-box>
              <text:p text:style-name="P3"><text:span text:style-name="T1">申请人是否为项目</text:span><text:span text:style-name="T1">经理</text:span></text:p>
            </draw:text-box>
          </draw:frame>
        </draw:g>
        <draw:g>
          <draw:polyline draw:style-name="gr4" draw:text-style-name="P2" draw:layer="layout" svg:width="4.75cm" svg:height="0.887cm" svg:x="19.5cm" svg:y="21.02cm" svg:viewBox="0 0 4751 888" draw:points="0,0 4751,0 4751,888">
            <text:p/>
          </draw:polyline>
          <draw:frame draw:style-name="gr6" draw:text-style-name="P2" draw:layer="layout" svg:width="1.411cm" svg:height="0.658cm" svg:x="21.613cm" svg:y="20.691cm">
            <draw:text-box>
              <text:p text:style-name="P3"><text:span text:style-name="T2">否</text:span></text:p>
            </draw:text-box>
          </draw:frame>
        </draw:g>
        <draw:line draw:style-name="gr4" draw:text-style-name="P2" draw:layer="layout" svg:x1="18.25cm" svg:y1="19.52cm" svg:x2="18.25cm" svg:y2="20.269cm">
          <text:p/>
        </draw:line>
        <draw:line draw:style-name="gr4" draw:text-style-name="P2" draw:layer="layout" svg:x1="24.25cm" svg:y1="23.507cm" svg:x2="24.25cm" svg:y2="23.969cm">
          <text:p/>
        </draw:line>
        <draw:g>
          <draw:g>
            <draw:polygon draw:style-name="gr1" draw:text-style-name="P1" draw:layer="layout" svg:width="2.5cm" svg:height="1.5cm" svg:x="10.3cm" svg:y="23.045cm" svg:viewBox="0 0 2501 1501" draw:points="0,1501 2501,1501 2501,0 0,0">
              <text:p/>
            </draw:polygon>
            <draw:polygon draw:style-name="gr2" draw:text-style-name="P2" draw:layer="layout" svg:width="2.5cm" svg:height="1.5cm" svg:x="10.3cm" svg:y="23.045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0.3cm" svg:y="23.045cm">
            <draw:text-box>
              <text:p text:style-name="P3"><text:span text:style-name="T1">系统邮件提醒总经</text:span><text:span text:style-name="T1">办申请人信息</text:span></text:p>
            </draw:text-box>
          </draw:frame>
        </draw:g>
        <draw:g>
          <draw:polyline draw:style-name="gr4" draw:text-style-name="P2" draw:layer="layout" svg:width="5.45cm" svg:height="2.025cm" svg:x="11.55cm" svg:y="21.02cm" svg:viewBox="0 0 5451 2026" draw:points="5451,0 0,0 0,2026">
            <text:p/>
          </draw:polyline>
          <draw:frame draw:style-name="gr6" draw:text-style-name="P2" draw:layer="layout" svg:width="1.411cm" svg:height="0.658cm" svg:x="12.557cm" svg:y="20.691cm">
            <draw:text-box>
              <text:p text:style-name="P3"><text:span text:style-name="T2">是</text:span></text:p>
            </draw:text-box>
          </draw:frame>
        </draw:g>
        <draw:line draw:style-name="gr4" draw:text-style-name="P2" draw:layer="layout" svg:x1="11.55cm" svg:y1="24.545cm" svg:x2="11.55cm" svg:y2="26.032cm">
          <text:p/>
        </draw:line>
        <draw:g>
          <draw:g>
            <draw:polygon draw:style-name="gr1" draw:text-style-name="P1" draw:layer="layout" svg:width="3.25cm" svg:height="1.5cm" svg:x="22.625cm" svg:y="82.32cm" svg:viewBox="0 0 3251 1501" draw:points="0,1501 3251,1501 3251,0 0,0">
              <text:p/>
            </draw:polygon>
            <draw:polygon draw:style-name="gr2" draw:text-style-name="P2" draw:layer="layout" svg:width="3.25cm" svg:height="1.5cm" svg:x="22.625cm" svg:y="82.32cm" svg:viewBox="0 0 3251 1501" draw:points="0,1501 3251,1501 3251,0 0,0">
              <text:p/>
            </draw:polygon>
          </draw:g>
          <draw:frame draw:style-name="gr3" draw:text-style-name="P2" draw:layer="layout" svg:width="3.25cm" svg:height="1.5cm" svg:x="22.625cm" svg:y="82.32cm">
            <draw:text-box>
              <text:p text:style-name="P3"><text:span text:style-name="T1">综合资源部根据晋</text:span><text:span text:style-name="T1">升情况、管理定级</text:span><text:span text:style-name="T1">补助情况在薪资资</text:span><text:span text:style-name="T1">料制作时引用数据</text:span></text:p>
            </draw:text-box>
          </draw:frame>
        </draw:g>
        <draw:line draw:style-name="gr4" draw:text-style-name="P2" draw:layer="layout" svg:x1="24.25cm" svg:y1="80.68cm" svg:x2="24.25cm" svg:y2="82.319cm">
          <text:p/>
        </draw:line>
        <draw:g>
          <draw:g>
            <draw:path draw:style-name="gr1" draw:text-style-name="P1" draw:layer="layout" svg:width="2.5cm" svg:height="1cm" svg:x="23cm" svg:y="84.925cm" svg:viewBox="0 0 2501 1001" svg:d="M500 1001h1502c92 0 170-21 250-67 79-46 137-103 183-183s66-158 66-251c0-92-20-170-66-250s-104-137-183-183c-80-46-158-67-250-67h-1502c-92 0-170 21-250 67-79 46-137 103-183 183s-67 158-67 251c0 92 21 170 67 250s104 137 183 183c80 46 158 67 250 67z">
              <text:p/>
            </draw:path>
            <draw:path draw:style-name="gr2" draw:text-style-name="P2" draw:layer="layout" svg:width="2.5cm" svg:height="1cm" svg:x="23cm" svg:y="84.925cm" svg:viewBox="0 0 2501 1001" svg:d="M500 1001h1502c92 0 170-21 250-67 79-46 137-103 183-183s66-158 66-251c0-92-20-170-66-250s-104-137-183-183c-80-46-158-67-250-67h-1502c-92 0-170 21-250 67-79 46-137 103-183 183s-67 158-67 251c0 92 21 170 67 250s104 137 183 183c80 46 158 67 250 67z">
              <text:p/>
            </draw:path>
          </draw:g>
          <draw:frame draw:style-name="gr8" draw:text-style-name="P2" draw:layer="layout" svg:width="2.5cm" svg:height="1cm" svg:x="23cm" svg:y="84.925cm">
            <draw:text-box>
              <text:p text:style-name="P3"><text:span text:style-name="T1">结束</text:span></text:p>
            </draw:text-box>
          </draw:frame>
        </draw:g>
        <draw:line draw:style-name="gr4" draw:text-style-name="P2" draw:layer="layout" svg:x1="24.25cm" svg:y1="83.82cm" svg:x2="24.25cm" svg:y2="84.9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宋体1" svg:font-family="宋体"/>
    <style:font-face style:name="黑体1" svg:font-family="黑体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宋体" svg:font-family="宋体" style:font-pitch="variable"/>
    <style:font-face style:name="微软雅黑1" svg:font-family="微软雅黑" style:font-pitch="variable"/>
    <style:font-face style:name="黑体" svg:font-family="黑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8.3cm" fo:page-height="143.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5-19T16:44:54Z</dc:date>
    <meta:creation-date>2017-05-19T16:44:54Z</meta:creation-date>
    <meta:generator>LibreOffice/5.1.6.2.0$Linux_X86_64 LibreOffice_project/10$Build-2</meta:generator>
    <meta:document-statistic meta:object-count="1712"/>
  </office:meta>
</office:document-meta>
</file>